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45in"/>
    </style:style>
    <style:style style:name="co2" style:family="table-column">
      <style:table-column-properties fo:break-before="auto" style:column-width="0.7555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1.0283in"/>
    </style:style>
    <style:style style:name="co8" style:family="table-column">
      <style:table-column-properties fo:break-before="auto" style:column-width="0.1984in"/>
    </style:style>
    <style:style style:name="co9" style:family="table-column">
      <style:table-column-properties fo:break-before="auto" style:column-width="0.3953in"/>
    </style:style>
    <style:style style:name="co10" style:family="table-column">
      <style:table-column-properties fo:break-before="auto" style:column-width="0.2417in"/>
    </style:style>
    <style:style style:name="co11" style:family="table-column">
      <style:table-column-properties fo:break-before="auto" style:column-width="0.3516in"/>
    </style:style>
    <style:style style:name="co12" style:family="table-column">
      <style:table-column-properties fo:break-before="auto" style:column-width="0.548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row table:style-name="ro1">
          <table:table-cell table:number-columns-repeated="8"/>
          <table:table-cell office:value-type="string">
            <text:p>t</text:p>
          </table:table-cell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  <draw:frame table:end-cell-address="Sheet1.V20" table:end-x="0.5992in" table:end-y="0.0594in" draw:z-index="0" draw:style-name="gr1" draw:text-style-name="P1" svg:width="6.2988in" svg:height="3.5429in" svg:x="0.0398in" svg:y="0.0394in">
              <draw:object draw:notify-on-update-of-ranges="Sheet1.I1:Sheet1.I1 Sheet1.I2:Sheet1.I827 Sheet1.K1:Sheet1.K1 Sheet1.K2:Sheet1.K827 Sheet1.I1:Sheet1.I1 Sheet1.I2:Sheet1.I827 Sheet1.L1:Sheet1.L1 Sheet1.L2:Sheet1.L827 Sheet1.I1:Sheet1.I1 Sheet1.I2:Sheet1.I827 Sheet1.M1:Sheet1.M1 Sheet1.M2:Sheet1.M8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number-columns-repeated="2" office:value-type="float" office:value="0">
            <text:p>0</text:p>
          </table:table-cell>
          <table:table-cell office:value-type="float" office:value="-305">
            <text:p>-305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45.342">
            <text:p>45.342</text:p>
          </table:table-cell>
          <table:table-cell office:value-type="float" office:value="45.212">
            <text:p>45.212</text:p>
          </table:table-cell>
          <table:table-cell office:value-type="float" office:value="40.044">
            <text:p>40.044</text:p>
          </table:table-cell>
          <table:table-cell office:value-type="float" office:value="43.415">
            <text:p>43.41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]+0.1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305">
            <text:p>-305</text:p>
          </table:table-cell>
          <table:table-cell office:value-type="float" office:value="-1">
            <text:p>-1</text:p>
          </table:table-cell>
          <table:table-cell office:value-type="float" office:value="246">
            <text:p>246</text:p>
          </table:table-cell>
          <table:table-cell office:value-type="float" office:value="45.342">
            <text:p>45.342</text:p>
          </table:table-cell>
          <table:table-cell office:value-type="float" office:value="45.212">
            <text:p>45.212</text:p>
          </table:table-cell>
          <table:table-cell office:value-type="float" office:value="40.044">
            <text:p>40.044</text:p>
          </table:table-cell>
          <table:table-cell office:value-type="float" office:value="43.415">
            <text:p>43.41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]+0.1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305">
            <text:p>-305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45.342">
            <text:p>45.342</text:p>
          </table:table-cell>
          <table:table-cell office:value-type="float" office:value="45.212">
            <text:p>45.212</text:p>
          </table:table-cell>
          <table:table-cell office:value-type="float" office:value="40.044">
            <text:p>40.044</text:p>
          </table:table-cell>
          <table:table-cell office:value-type="float" office:value="43.415">
            <text:p>43.41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]+0.1"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-304">
            <text:p>-304</text:p>
          </table:table-cell>
          <table:table-cell office:value-type="float" office:value="-1">
            <text:p>-1</text:p>
          </table:table-cell>
          <table:table-cell office:value-type="float" office:value="252">
            <text:p>252</text:p>
          </table:table-cell>
          <table:table-cell office:value-type="float" office:value="45.193">
            <text:p>45.193</text:p>
          </table:table-cell>
          <table:table-cell office:value-type="float" office:value="45.212">
            <text:p>45.212</text:p>
          </table:table-cell>
          <table:table-cell office:value-type="float" office:value="40.044">
            <text:p>40.044</text:p>
          </table:table-cell>
          <table:table-cell office:value-type="float" office:value="43.415">
            <text:p>43.41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]+0.1"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306">
            <text:p>-306</text:p>
          </table:table-cell>
          <table:table-cell office:value-type="float" office:value="-1">
            <text:p>-1</text:p>
          </table:table-cell>
          <table:table-cell office:value-type="float" office:value="254">
            <text:p>254</text:p>
          </table:table-cell>
          <table:table-cell office:value-type="float" office:value="45.491">
            <text:p>45.491</text:p>
          </table:table-cell>
          <table:table-cell office:value-type="float" office:value="45.361">
            <text:p>45.361</text:p>
          </table:table-cell>
          <table:table-cell office:value-type="float" office:value="40.044">
            <text:p>40.044</text:p>
          </table:table-cell>
          <table:table-cell office:value-type="float" office:value="43.415">
            <text:p>43.41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]+0.1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305">
            <text:p>-305</text:p>
          </table:table-cell>
          <table:table-cell office:value-type="float" office:value="-1">
            <text:p>-1</text:p>
          </table:table-cell>
          <table:table-cell office:value-type="float" office:value="257">
            <text:p>257</text:p>
          </table:table-cell>
          <table:table-cell office:value-type="float" office:value="45.342">
            <text:p>45.342</text:p>
          </table:table-cell>
          <table:table-cell office:value-type="float" office:value="45.361">
            <text:p>45.361</text:p>
          </table:table-cell>
          <table:table-cell office:value-type="float" office:value="40.044">
            <text:p>40.044</text:p>
          </table:table-cell>
          <table:table-cell office:value-type="float" office:value="43.415">
            <text:p>43.41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]+0.1"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-306">
            <text:p>-306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45.491">
            <text:p>45.491</text:p>
          </table:table-cell>
          <table:table-cell office:value-type="float" office:value="45.361">
            <text:p>45.361</text:p>
          </table:table-cell>
          <table:table-cell office:value-type="float" office:value="40.044">
            <text:p>40.044</text:p>
          </table:table-cell>
          <table:table-cell office:value-type="float" office:value="43.415">
            <text:p>43.41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]+0.1"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307">
            <text:p>-307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45.639">
            <text:p>45.639</text:p>
          </table:table-cell>
          <table:table-cell office:value-type="float" office:value="45.509">
            <text:p>45.509</text:p>
          </table:table-cell>
          <table:table-cell office:value-type="float" office:value="40.044">
            <text:p>40.044</text:p>
          </table:table-cell>
          <table:table-cell office:value-type="float" office:value="43.415">
            <text:p>43.41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9]+0.1"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-308">
            <text:p>-308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45.788">
            <text:p>45.788</text:p>
          </table:table-cell>
          <table:table-cell office:value-type="float" office:value="45.658">
            <text:p>45.658</text:p>
          </table:table-cell>
          <table:table-cell office:value-type="float" office:value="40.064">
            <text:p>40.064</text:p>
          </table:table-cell>
          <table:table-cell office:value-type="float" office:value="44.135">
            <text:p>44.13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0]+0.1"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308">
            <text:p>-308</text:p>
          </table:table-cell>
          <table:table-cell office:value-type="float" office:value="-1">
            <text:p>-1</text:p>
          </table:table-cell>
          <table:table-cell office:value-type="float" office:value="263">
            <text:p>263</text:p>
          </table:table-cell>
          <table:table-cell office:value-type="float" office:value="45.788">
            <text:p>45.788</text:p>
          </table:table-cell>
          <table:table-cell office:value-type="float" office:value="45.658">
            <text:p>45.658</text:p>
          </table:table-cell>
          <table:table-cell office:value-type="float" office:value="40.064">
            <text:p>40.064</text:p>
          </table:table-cell>
          <table:table-cell office:value-type="float" office:value="44.135">
            <text:p>44.13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1]+0.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07">
            <text:p>-307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5.639">
            <text:p>45.639</text:p>
          </table:table-cell>
          <table:table-cell office:value-type="float" office:value="45.658">
            <text:p>45.658</text:p>
          </table:table-cell>
          <table:table-cell office:value-type="float" office:value="40.064">
            <text:p>40.064</text:p>
          </table:table-cell>
          <table:table-cell office:value-type="float" office:value="44.135">
            <text:p>44.13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2]+0.1"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-308">
            <text:p>-308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45.788">
            <text:p>45.788</text:p>
          </table:table-cell>
          <table:table-cell office:value-type="float" office:value="45.658">
            <text:p>45.658</text:p>
          </table:table-cell>
          <table:table-cell office:value-type="float" office:value="40.064">
            <text:p>40.064</text:p>
          </table:table-cell>
          <table:table-cell office:value-type="float" office:value="44.135">
            <text:p>44.13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3]+0.1"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309">
            <text:p>-309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45.937">
            <text:p>45.937</text:p>
          </table:table-cell>
          <table:table-cell office:value-type="float" office:value="45.807">
            <text:p>45.807</text:p>
          </table:table-cell>
          <table:table-cell office:value-type="float" office:value="40.064">
            <text:p>40.064</text:p>
          </table:table-cell>
          <table:table-cell office:value-type="float" office:value="44.135">
            <text:p>44.13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4]+0.1"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311">
            <text:p>-311</text:p>
          </table:table-cell>
          <table:table-cell office:value-type="float" office:value="-1">
            <text:p>-1</text:p>
          </table:table-cell>
          <table:table-cell office:value-type="float" office:value="275">
            <text:p>275</text:p>
          </table:table-cell>
          <table:table-cell office:value-type="float" office:value="46.234">
            <text:p>46.234</text:p>
          </table:table-cell>
          <table:table-cell office:value-type="float" office:value="46.104">
            <text:p>46.104</text:p>
          </table:table-cell>
          <table:table-cell office:value-type="float" office:value="40.064">
            <text:p>40.064</text:p>
          </table:table-cell>
          <table:table-cell office:value-type="float" office:value="44.135">
            <text:p>44.13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5]+0.1"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46.085">
            <text:p>46.085</text:p>
          </table:table-cell>
          <table:table-cell office:value-type="float" office:value="46.104">
            <text:p>46.104</text:p>
          </table:table-cell>
          <table:table-cell office:value-type="float" office:value="40.064">
            <text:p>40.064</text:p>
          </table:table-cell>
          <table:table-cell office:value-type="float" office:value="44.135">
            <text:p>44.13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6]+0.1"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46.085">
            <text:p>46.085</text:p>
          </table:table-cell>
          <table:table-cell office:value-type="float" office:value="46.104">
            <text:p>46.104</text:p>
          </table:table-cell>
          <table:table-cell office:value-type="float" office:value="40.064">
            <text:p>40.064</text:p>
          </table:table-cell>
          <table:table-cell office:value-type="float" office:value="44.135">
            <text:p>44.13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7]+0.1"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-313">
            <text:p>-313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46.531">
            <text:p>46.531</text:p>
          </table:table-cell>
          <table:table-cell office:value-type="float" office:value="46.401">
            <text:p>46.401</text:p>
          </table:table-cell>
          <table:table-cell office:value-type="float" office:value="40.064">
            <text:p>40.064</text:p>
          </table:table-cell>
          <table:table-cell office:value-type="float" office:value="44.135">
            <text:p>44.13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8]+0.1"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-313">
            <text:p>-313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46.531">
            <text:p>46.531</text:p>
          </table:table-cell>
          <table:table-cell office:value-type="float" office:value="46.401">
            <text:p>46.401</text:p>
          </table:table-cell>
          <table:table-cell office:value-type="float" office:value="40.064">
            <text:p>40.064</text:p>
          </table:table-cell>
          <table:table-cell office:value-type="float" office:value="44.135">
            <text:p>44.13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9]+0.1"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-313">
            <text:p>-313</text:p>
          </table:table-cell>
          <table:table-cell office:value-type="float" office:value="-1">
            <text:p>-1</text:p>
          </table:table-cell>
          <table:table-cell office:value-type="float" office:value="277">
            <text:p>277</text:p>
          </table:table-cell>
          <table:table-cell office:value-type="float" office:value="46.531">
            <text:p>46.531</text:p>
          </table:table-cell>
          <table:table-cell office:value-type="float" office:value="46.401">
            <text:p>46.401</text:p>
          </table:table-cell>
          <table:table-cell office:value-type="float" office:value="40.098">
            <text:p>40.098</text:p>
          </table:table-cell>
          <table:table-cell office:value-type="float" office:value="44.872">
            <text:p>44.87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0]+0.1"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-313">
            <text:p>-313</text:p>
          </table:table-cell>
          <table:table-cell office:value-type="float" office:value="-1">
            <text:p>-1</text:p>
          </table:table-cell>
          <table:table-cell office:value-type="float" office:value="278">
            <text:p>278</text:p>
          </table:table-cell>
          <table:table-cell office:value-type="float" office:value="46.531">
            <text:p>46.531</text:p>
          </table:table-cell>
          <table:table-cell office:value-type="float" office:value="46.401">
            <text:p>46.401</text:p>
          </table:table-cell>
          <table:table-cell office:value-type="float" office:value="40.098">
            <text:p>40.098</text:p>
          </table:table-cell>
          <table:table-cell office:value-type="float" office:value="44.872">
            <text:p>44.87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1]+0.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12">
            <text:p>-312</text:p>
          </table:table-cell>
          <table:table-cell office:value-type="float" office:value="-1">
            <text:p>-1</text:p>
          </table:table-cell>
          <table:table-cell office:value-type="float" office:value="278">
            <text:p>278</text:p>
          </table:table-cell>
          <table:table-cell office:value-type="float" office:value="46.383">
            <text:p>46.383</text:p>
          </table:table-cell>
          <table:table-cell office:value-type="float" office:value="46.401">
            <text:p>46.401</text:p>
          </table:table-cell>
          <table:table-cell office:value-type="float" office:value="40.098">
            <text:p>40.098</text:p>
          </table:table-cell>
          <table:table-cell office:value-type="float" office:value="44.872">
            <text:p>44.87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2]+0.1"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-313">
            <text:p>-313</text:p>
          </table:table-cell>
          <table:table-cell office:value-type="float" office:value="-1">
            <text:p>-1</text:p>
          </table:table-cell>
          <table:table-cell office:value-type="float" office:value="278">
            <text:p>278</text:p>
          </table:table-cell>
          <table:table-cell office:value-type="float" office:value="46.531">
            <text:p>46.531</text:p>
          </table:table-cell>
          <table:table-cell office:value-type="float" office:value="46.401">
            <text:p>46.401</text:p>
          </table:table-cell>
          <table:table-cell office:value-type="float" office:value="40.098">
            <text:p>40.098</text:p>
          </table:table-cell>
          <table:table-cell office:value-type="float" office:value="44.872">
            <text:p>44.87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3]+0.1"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-313">
            <text:p>-313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46.531">
            <text:p>46.531</text:p>
          </table:table-cell>
          <table:table-cell office:value-type="float" office:value="46.401">
            <text:p>46.401</text:p>
          </table:table-cell>
          <table:table-cell office:value-type="float" office:value="40.098">
            <text:p>40.098</text:p>
          </table:table-cell>
          <table:table-cell office:value-type="float" office:value="44.872">
            <text:p>44.87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4]+0.1"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-310">
            <text:p>-310</text:p>
          </table:table-cell>
          <table:table-cell office:value-type="float" office:value="-1">
            <text:p>-1</text:p>
          </table:table-cell>
          <table:table-cell office:value-type="float" office:value="278">
            <text:p>278</text:p>
          </table:table-cell>
          <table:table-cell office:value-type="float" office:value="46.085">
            <text:p>46.085</text:p>
          </table:table-cell>
          <table:table-cell office:value-type="float" office:value="46.215">
            <text:p>46.215</text:p>
          </table:table-cell>
          <table:table-cell office:value-type="float" office:value="40.098">
            <text:p>40.098</text:p>
          </table:table-cell>
          <table:table-cell office:value-type="float" office:value="44.872">
            <text:p>44.87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5]+0.1"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float" office:value="-310">
            <text:p>-310</text:p>
          </table:table-cell>
          <table:table-cell office:value-type="float" office:value="-1">
            <text:p>-1</text:p>
          </table:table-cell>
          <table:table-cell office:value-type="float" office:value="279">
            <text:p>279</text:p>
          </table:table-cell>
          <table:table-cell office:value-type="float" office:value="46.085">
            <text:p>46.085</text:p>
          </table:table-cell>
          <table:table-cell office:value-type="float" office:value="46.215">
            <text:p>46.215</text:p>
          </table:table-cell>
          <table:table-cell office:value-type="float" office:value="40.098">
            <text:p>40.098</text:p>
          </table:table-cell>
          <table:table-cell office:value-type="float" office:value="44.872">
            <text:p>44.87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6]+0.1"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-310">
            <text:p>-310</text:p>
          </table:table-cell>
          <table:table-cell office:value-type="float" office:value="-1">
            <text:p>-1</text:p>
          </table:table-cell>
          <table:table-cell office:value-type="float" office:value="279">
            <text:p>279</text:p>
          </table:table-cell>
          <table:table-cell office:value-type="float" office:value="46.085">
            <text:p>46.085</text:p>
          </table:table-cell>
          <table:table-cell office:value-type="float" office:value="46.215">
            <text:p>46.215</text:p>
          </table:table-cell>
          <table:table-cell office:value-type="float" office:value="40.098">
            <text:p>40.098</text:p>
          </table:table-cell>
          <table:table-cell office:value-type="float" office:value="44.872">
            <text:p>44.87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7]+0.1"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-309">
            <text:p>-309</text:p>
          </table:table-cell>
          <table:table-cell office:value-type="float" office:value="-1">
            <text:p>-1</text:p>
          </table:table-cell>
          <table:table-cell office:value-type="float" office:value="279">
            <text:p>279</text:p>
          </table:table-cell>
          <table:table-cell office:value-type="float" office:value="45.937">
            <text:p>45.937</text:p>
          </table:table-cell>
          <table:table-cell office:value-type="float" office:value="46.067">
            <text:p>46.067</text:p>
          </table:table-cell>
          <table:table-cell office:value-type="float" office:value="40.098">
            <text:p>40.098</text:p>
          </table:table-cell>
          <table:table-cell office:value-type="float" office:value="44.872">
            <text:p>44.87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8]+0.1"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-308">
            <text:p>-308</text:p>
          </table:table-cell>
          <table:table-cell office:value-type="float" office:value="-1">
            <text:p>-1</text:p>
          </table:table-cell>
          <table:table-cell office:value-type="float" office:value="279">
            <text:p>279</text:p>
          </table:table-cell>
          <table:table-cell office:value-type="float" office:value="45.788">
            <text:p>45.788</text:p>
          </table:table-cell>
          <table:table-cell office:value-type="float" office:value="45.918">
            <text:p>45.918</text:p>
          </table:table-cell>
          <table:table-cell office:value-type="float" office:value="40.098">
            <text:p>40.098</text:p>
          </table:table-cell>
          <table:table-cell office:value-type="float" office:value="44.872">
            <text:p>44.87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9]+0.1"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-306">
            <text:p>-306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5.491">
            <text:p>45.491</text:p>
          </table:table-cell>
          <table:table-cell office:value-type="float" office:value="45.621">
            <text:p>45.621</text:p>
          </table:table-cell>
          <table:table-cell office:value-type="float" office:value="40.144">
            <text:p>40.144</text:p>
          </table:table-cell>
          <table:table-cell office:value-type="float" office:value="45.345">
            <text:p>45.34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0]+0.1"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-307">
            <text:p>-307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5.639">
            <text:p>45.639</text:p>
          </table:table-cell>
          <table:table-cell office:value-type="float" office:value="45.621">
            <text:p>45.621</text:p>
          </table:table-cell>
          <table:table-cell office:value-type="float" office:value="40.144">
            <text:p>40.144</text:p>
          </table:table-cell>
          <table:table-cell office:value-type="float" office:value="45.345">
            <text:p>45.34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1]+0.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304">
            <text:p>-304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45.193">
            <text:p>45.193</text:p>
          </table:table-cell>
          <table:table-cell office:value-type="float" office:value="45.323">
            <text:p>45.323</text:p>
          </table:table-cell>
          <table:table-cell office:value-type="float" office:value="40.144">
            <text:p>40.144</text:p>
          </table:table-cell>
          <table:table-cell office:value-type="float" office:value="45.345">
            <text:p>45.34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2]+0.1"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-303">
            <text:p>-303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5.045">
            <text:p>45.045</text:p>
          </table:table-cell>
          <table:table-cell office:value-type="float" office:value="45.175">
            <text:p>45.175</text:p>
          </table:table-cell>
          <table:table-cell office:value-type="float" office:value="40.144">
            <text:p>40.144</text:p>
          </table:table-cell>
          <table:table-cell office:value-type="float" office:value="45.345">
            <text:p>45.34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3]+0.1" office:value-type="float" office:value="3.2">
            <text:p>3.2</text:p>
          </table:table-cell>
          <table:table-cell office:value-type="float" office:value="0">
            <text:p>0</text:p>
          </table:table-cell>
          <table:table-cell office:value-type="float" office:value="-302">
            <text:p>-302</text:p>
          </table:table-cell>
          <table:table-cell office:value-type="float" office:value="-1">
            <text:p>-1</text:p>
          </table:table-cell>
          <table:table-cell office:value-type="float" office:value="280">
            <text:p>280</text:p>
          </table:table-cell>
          <table:table-cell office:value-type="float" office:value="44.896">
            <text:p>44.896</text:p>
          </table:table-cell>
          <table:table-cell office:value-type="float" office:value="45.026">
            <text:p>45.026</text:p>
          </table:table-cell>
          <table:table-cell office:value-type="float" office:value="40.144">
            <text:p>40.144</text:p>
          </table:table-cell>
          <table:table-cell office:value-type="float" office:value="45.345">
            <text:p>45.34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4]+0.1"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-301">
            <text:p>-301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44.747">
            <text:p>44.747</text:p>
          </table:table-cell>
          <table:table-cell office:value-type="float" office:value="44.877">
            <text:p>44.877</text:p>
          </table:table-cell>
          <table:table-cell office:value-type="float" office:value="40.144">
            <text:p>40.144</text:p>
          </table:table-cell>
          <table:table-cell office:value-type="float" office:value="45.345">
            <text:p>45.34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5]+0.1" office:value-type="float" office:value="3.4">
            <text:p>3.4</text:p>
          </table:table-cell>
          <table:table-cell office:value-type="float" office:value="0">
            <text:p>0</text:p>
          </table:table-cell>
          <table:table-cell office:value-type="float" office:value="-298">
            <text:p>-298</text:p>
          </table:table-cell>
          <table:table-cell office:value-type="float" office:value="-1">
            <text:p>-1</text:p>
          </table:table-cell>
          <table:table-cell office:value-type="float" office:value="281">
            <text:p>281</text:p>
          </table:table-cell>
          <table:table-cell office:value-type="float" office:value="44.301">
            <text:p>44.301</text:p>
          </table:table-cell>
          <table:table-cell office:value-type="float" office:value="44.431">
            <text:p>44.431</text:p>
          </table:table-cell>
          <table:table-cell office:value-type="float" office:value="40.144">
            <text:p>40.144</text:p>
          </table:table-cell>
          <table:table-cell office:value-type="float" office:value="45.345">
            <text:p>45.34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6]+0.1"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-295">
            <text:p>-295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43.855">
            <text:p>43.855</text:p>
          </table:table-cell>
          <table:table-cell office:value-type="float" office:value="43.985">
            <text:p>43.985</text:p>
          </table:table-cell>
          <table:table-cell office:value-type="float" office:value="40.144">
            <text:p>40.144</text:p>
          </table:table-cell>
          <table:table-cell office:value-type="float" office:value="45.345">
            <text:p>45.34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7]+0.1" office:value-type="float" office:value="3.6">
            <text:p>3.6</text:p>
          </table:table-cell>
          <table:table-cell office:value-type="float" office:value="0">
            <text:p>0</text:p>
          </table:table-cell>
          <table:table-cell office:value-type="float" office:value="-293">
            <text:p>-293</text:p>
          </table:table-cell>
          <table:table-cell office:value-type="float" office:value="-1">
            <text:p>-1</text:p>
          </table:table-cell>
          <table:table-cell office:value-type="float" office:value="283">
            <text:p>283</text:p>
          </table:table-cell>
          <table:table-cell office:value-type="float" office:value="43.558">
            <text:p>43.558</text:p>
          </table:table-cell>
          <table:table-cell office:value-type="float" office:value="43.688">
            <text:p>43.688</text:p>
          </table:table-cell>
          <table:table-cell office:value-type="float" office:value="40.144">
            <text:p>40.144</text:p>
          </table:table-cell>
          <table:table-cell office:value-type="float" office:value="45.345">
            <text:p>45.34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8]+0.1" office:value-type="float" office:value="3.7">
            <text:p>3.7</text:p>
          </table:table-cell>
          <table:table-cell office:value-type="float" office:value="0">
            <text:p>0</text:p>
          </table:table-cell>
          <table:table-cell office:value-type="float" office:value="-292">
            <text:p>-292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43.409">
            <text:p>43.409</text:p>
          </table:table-cell>
          <table:table-cell office:value-type="float" office:value="43.539">
            <text:p>43.539</text:p>
          </table:table-cell>
          <table:table-cell office:value-type="float" office:value="40.144">
            <text:p>40.144</text:p>
          </table:table-cell>
          <table:table-cell office:value-type="float" office:value="45.345">
            <text:p>45.34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9]+0.1"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3.112">
            <text:p>43.112</text:p>
          </table:table-cell>
          <table:table-cell office:value-type="float" office:value="43.242">
            <text:p>43.242</text:p>
          </table:table-cell>
          <table:table-cell office:value-type="float" office:value="40.195">
            <text:p>40.195</text:p>
          </table:table-cell>
          <table:table-cell office:value-type="float" office:value="45.147">
            <text:p>45.14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0]+0.1" office:value-type="float" office:value="3.9">
            <text:p>3.9</text:p>
          </table:table-cell>
          <table:table-cell office:value-type="float" office:value="0">
            <text:p>0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42.963">
            <text:p>42.963</text:p>
          </table:table-cell>
          <table:table-cell office:value-type="float" office:value="43.093">
            <text:p>43.093</text:p>
          </table:table-cell>
          <table:table-cell office:value-type="float" office:value="40.195">
            <text:p>40.195</text:p>
          </table:table-cell>
          <table:table-cell office:value-type="float" office:value="45.147">
            <text:p>45.14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1]+0.1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287">
            <text:p>-287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2.666">
            <text:p>42.666</text:p>
          </table:table-cell>
          <table:table-cell office:value-type="float" office:value="42.796">
            <text:p>42.796</text:p>
          </table:table-cell>
          <table:table-cell office:value-type="float" office:value="40.195">
            <text:p>40.195</text:p>
          </table:table-cell>
          <table:table-cell office:value-type="float" office:value="45.147">
            <text:p>45.14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2]+0.1"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2.22">
            <text:p>42.22</text:p>
          </table:table-cell>
          <table:table-cell office:value-type="float" office:value="42.35">
            <text:p>42.35</text:p>
          </table:table-cell>
          <table:table-cell office:value-type="float" office:value="40.195">
            <text:p>40.195</text:p>
          </table:table-cell>
          <table:table-cell office:value-type="float" office:value="45.147">
            <text:p>45.14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3]+0.1"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-282">
            <text:p>-282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41.923">
            <text:p>41.923</text:p>
          </table:table-cell>
          <table:table-cell office:value-type="float" office:value="42.053">
            <text:p>42.053</text:p>
          </table:table-cell>
          <table:table-cell office:value-type="float" office:value="40.195">
            <text:p>40.195</text:p>
          </table:table-cell>
          <table:table-cell office:value-type="float" office:value="45.147">
            <text:p>45.14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4]+0.1" office:value-type="float" office:value="4.3">
            <text:p>4.3</text:p>
          </table:table-cell>
          <table:table-cell office:value-type="float" office:value="0">
            <text:p>0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41.774">
            <text:p>41.774</text:p>
          </table:table-cell>
          <table:table-cell office:value-type="float" office:value="41.904">
            <text:p>41.904</text:p>
          </table:table-cell>
          <table:table-cell office:value-type="float" office:value="40.195">
            <text:p>40.195</text:p>
          </table:table-cell>
          <table:table-cell office:value-type="float" office:value="45.147">
            <text:p>45.14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5]+0.1"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-278">
            <text:p>-278</text:p>
          </table:table-cell>
          <table:table-cell office:value-type="float" office:value="-1">
            <text:p>-1</text:p>
          </table:table-cell>
          <table:table-cell office:value-type="float" office:value="284">
            <text:p>284</text:p>
          </table:table-cell>
          <table:table-cell office:value-type="float" office:value="41.328">
            <text:p>41.328</text:p>
          </table:table-cell>
          <table:table-cell office:value-type="float" office:value="41.458">
            <text:p>41.458</text:p>
          </table:table-cell>
          <table:table-cell office:value-type="float" office:value="40.195">
            <text:p>40.195</text:p>
          </table:table-cell>
          <table:table-cell office:value-type="float" office:value="45.147">
            <text:p>45.14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6]+0.1" office:value-type="float" office:value="4.5">
            <text:p>4.5</text:p>
          </table:table-cell>
          <table:table-cell office:value-type="float" office:value="0">
            <text:p>0</text:p>
          </table:table-cell>
          <table:table-cell office:value-type="float" office:value="-277">
            <text:p>-277</text:p>
          </table:table-cell>
          <table:table-cell office:value-type="float" office:value="-1">
            <text:p>-1</text:p>
          </table:table-cell>
          <table:table-cell office:value-type="float" office:value="284">
            <text:p>284</text:p>
          </table:table-cell>
          <table:table-cell office:value-type="float" office:value="41.18">
            <text:p>41.18</text:p>
          </table:table-cell>
          <table:table-cell office:value-type="float" office:value="41.31">
            <text:p>41.31</text:p>
          </table:table-cell>
          <table:table-cell office:value-type="float" office:value="40.195">
            <text:p>40.195</text:p>
          </table:table-cell>
          <table:table-cell office:value-type="float" office:value="45.147">
            <text:p>45.14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7]+0.1"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41.328">
            <text:p>41.328</text:p>
          </table:table-cell>
          <table:table-cell office:value-type="float" office:value="41.31">
            <text:p>41.31</text:p>
          </table:table-cell>
          <table:table-cell office:value-type="float" office:value="40.195">
            <text:p>40.195</text:p>
          </table:table-cell>
          <table:table-cell office:value-type="float" office:value="45.147">
            <text:p>45.14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8]+0.1" office:value-type="float" office:value="4.7">
            <text:p>4.7</text:p>
          </table:table-cell>
          <table:table-cell office:value-type="float" office:value="0">
            <text:p>0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41.18">
            <text:p>41.18</text:p>
          </table:table-cell>
          <table:table-cell office:value-type="float" office:value="41.31">
            <text:p>41.31</text:p>
          </table:table-cell>
          <table:table-cell office:value-type="float" office:value="40.195">
            <text:p>40.195</text:p>
          </table:table-cell>
          <table:table-cell office:value-type="float" office:value="45.147">
            <text:p>45.14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9]+0.1"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41.031">
            <text:p>41.031</text:p>
          </table:table-cell>
          <table:table-cell office:value-type="float" office:value="41.161">
            <text:p>41.161</text:p>
          </table:table-cell>
          <table:table-cell office:value-type="float" office:value="40.244">
            <text:p>40.244</text:p>
          </table:table-cell>
          <table:table-cell office:value-type="float" office:value="44.333">
            <text:p>44.33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0]+0.1"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87">
            <text:p>287</text:p>
          </table:table-cell>
          <table:table-cell office:value-type="float" office:value="40.882">
            <text:p>40.882</text:p>
          </table:table-cell>
          <table:table-cell office:value-type="float" office:value="41.012">
            <text:p>41.012</text:p>
          </table:table-cell>
          <table:table-cell office:value-type="float" office:value="40.244">
            <text:p>40.244</text:p>
          </table:table-cell>
          <table:table-cell office:value-type="float" office:value="44.333">
            <text:p>44.33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1]+0.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40.436">
            <text:p>40.436</text:p>
          </table:table-cell>
          <table:table-cell office:value-type="float" office:value="40.566">
            <text:p>40.566</text:p>
          </table:table-cell>
          <table:table-cell office:value-type="float" office:value="40.244">
            <text:p>40.244</text:p>
          </table:table-cell>
          <table:table-cell office:value-type="float" office:value="44.333">
            <text:p>44.33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2]+0.1" office:value-type="float" office:value="5.1">
            <text:p>5.1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0.244">
            <text:p>40.244</text:p>
          </table:table-cell>
          <table:table-cell office:value-type="float" office:value="44.333">
            <text:p>44.33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3]+0.1"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87">
            <text:p>287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0.244">
            <text:p>40.244</text:p>
          </table:table-cell>
          <table:table-cell office:value-type="float" office:value="44.333">
            <text:p>44.33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4]+0.1" office:value-type="float" office:value="5.3">
            <text:p>5.3</text:p>
          </table:table-cell>
          <table:table-cell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40.139">
            <text:p>40.139</text:p>
          </table:table-cell>
          <table:table-cell office:value-type="float" office:value="40.269">
            <text:p>40.269</text:p>
          </table:table-cell>
          <table:table-cell office:value-type="float" office:value="40.244">
            <text:p>40.244</text:p>
          </table:table-cell>
          <table:table-cell office:value-type="float" office:value="44.333">
            <text:p>44.33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5]+0.1" office:value-type="float" office:value="5.4">
            <text:p>5.4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39.99">
            <text:p>39.99</text:p>
          </table:table-cell>
          <table:table-cell office:value-type="float" office:value="40.12">
            <text:p>40.12</text:p>
          </table:table-cell>
          <table:table-cell office:value-type="float" office:value="40.244">
            <text:p>40.244</text:p>
          </table:table-cell>
          <table:table-cell office:value-type="float" office:value="44.333">
            <text:p>44.33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6]+0.1"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40.139">
            <text:p>40.139</text:p>
          </table:table-cell>
          <table:table-cell office:value-type="float" office:value="40.12">
            <text:p>40.12</text:p>
          </table:table-cell>
          <table:table-cell office:value-type="float" office:value="40.244">
            <text:p>40.244</text:p>
          </table:table-cell>
          <table:table-cell office:value-type="float" office:value="44.333">
            <text:p>44.33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7]+0.1" office:value-type="float" office:value="5.6">
            <text:p>5.6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39.842">
            <text:p>39.842</text:p>
          </table:table-cell>
          <table:table-cell office:value-type="float" office:value="39.972">
            <text:p>39.972</text:p>
          </table:table-cell>
          <table:table-cell office:value-type="float" office:value="40.244">
            <text:p>40.244</text:p>
          </table:table-cell>
          <table:table-cell office:value-type="float" office:value="44.333">
            <text:p>44.33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8]+0.1"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39.693">
            <text:p>39.693</text:p>
          </table:table-cell>
          <table:table-cell office:value-type="float" office:value="39.823">
            <text:p>39.823</text:p>
          </table:table-cell>
          <table:table-cell office:value-type="float" office:value="40.244">
            <text:p>40.244</text:p>
          </table:table-cell>
          <table:table-cell office:value-type="float" office:value="44.333">
            <text:p>44.33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9]+0.1" office:value-type="float" office:value="5.8">
            <text:p>5.8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39.693">
            <text:p>39.693</text:p>
          </table:table-cell>
          <table:table-cell office:value-type="float" office:value="39.823">
            <text:p>39.823</text:p>
          </table:table-cell>
          <table:table-cell office:value-type="float" office:value="40.287">
            <text:p>40.287</text:p>
          </table:table-cell>
          <table:table-cell office:value-type="float" office:value="43.171">
            <text:p>43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0]+0.1" office:value-type="float" office:value="5.9">
            <text:p>5.9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292">
            <text:p>292</text:p>
          </table:table-cell>
          <table:table-cell office:value-type="float" office:value="39.396">
            <text:p>39.396</text:p>
          </table:table-cell>
          <table:table-cell office:value-type="float" office:value="39.526">
            <text:p>39.526</text:p>
          </table:table-cell>
          <table:table-cell office:value-type="float" office:value="40.287">
            <text:p>40.287</text:p>
          </table:table-cell>
          <table:table-cell office:value-type="float" office:value="43.171">
            <text:p>43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1]+0.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39.396">
            <text:p>39.396</text:p>
          </table:table-cell>
          <table:table-cell office:value-type="float" office:value="39.526">
            <text:p>39.526</text:p>
          </table:table-cell>
          <table:table-cell office:value-type="float" office:value="40.287">
            <text:p>40.287</text:p>
          </table:table-cell>
          <table:table-cell office:value-type="float" office:value="43.171">
            <text:p>43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2]+0.1" office:value-type="float" office:value="6.09999999999999">
            <text:p>6.1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39.247">
            <text:p>39.247</text:p>
          </table:table-cell>
          <table:table-cell office:value-type="float" office:value="39.377">
            <text:p>39.377</text:p>
          </table:table-cell>
          <table:table-cell office:value-type="float" office:value="40.287">
            <text:p>40.287</text:p>
          </table:table-cell>
          <table:table-cell office:value-type="float" office:value="43.171">
            <text:p>43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3]+0.1" office:value-type="float" office:value="6.19999999999999">
            <text:p>6.2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39.247">
            <text:p>39.247</text:p>
          </table:table-cell>
          <table:table-cell office:value-type="float" office:value="39.377">
            <text:p>39.377</text:p>
          </table:table-cell>
          <table:table-cell office:value-type="float" office:value="40.287">
            <text:p>40.287</text:p>
          </table:table-cell>
          <table:table-cell office:value-type="float" office:value="43.171">
            <text:p>43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4]+0.1" office:value-type="float" office:value="6.29999999999999">
            <text:p>6.3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39.396">
            <text:p>39.396</text:p>
          </table:table-cell>
          <table:table-cell office:value-type="float" office:value="39.377">
            <text:p>39.377</text:p>
          </table:table-cell>
          <table:table-cell office:value-type="float" office:value="40.287">
            <text:p>40.287</text:p>
          </table:table-cell>
          <table:table-cell office:value-type="float" office:value="43.171">
            <text:p>43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5]+0.1" office:value-type="float" office:value="6.39999999999999">
            <text:p>6.4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294">
            <text:p>294</text:p>
          </table:table-cell>
          <table:table-cell office:value-type="float" office:value="39.396">
            <text:p>39.396</text:p>
          </table:table-cell>
          <table:table-cell office:value-type="float" office:value="39.377">
            <text:p>39.377</text:p>
          </table:table-cell>
          <table:table-cell office:value-type="float" office:value="40.287">
            <text:p>40.287</text:p>
          </table:table-cell>
          <table:table-cell office:value-type="float" office:value="43.171">
            <text:p>43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6]+0.1" office:value-type="float" office:value="6.49999999999999">
            <text:p>6.5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296">
            <text:p>296</text:p>
          </table:table-cell>
          <table:table-cell office:value-type="float" office:value="39.396">
            <text:p>39.396</text:p>
          </table:table-cell>
          <table:table-cell office:value-type="float" office:value="39.377">
            <text:p>39.377</text:p>
          </table:table-cell>
          <table:table-cell office:value-type="float" office:value="40.287">
            <text:p>40.287</text:p>
          </table:table-cell>
          <table:table-cell office:value-type="float" office:value="43.171">
            <text:p>43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7]+0.1" office:value-type="float" office:value="6.59999999999999">
            <text:p>6.6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39.247">
            <text:p>39.247</text:p>
          </table:table-cell>
          <table:table-cell office:value-type="float" office:value="39.377">
            <text:p>39.377</text:p>
          </table:table-cell>
          <table:table-cell office:value-type="float" office:value="40.287">
            <text:p>40.287</text:p>
          </table:table-cell>
          <table:table-cell office:value-type="float" office:value="43.171">
            <text:p>43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8]+0.1" office:value-type="float" office:value="6.69999999999999">
            <text:p>6.7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39.247">
            <text:p>39.247</text:p>
          </table:table-cell>
          <table:table-cell office:value-type="float" office:value="39.377">
            <text:p>39.377</text:p>
          </table:table-cell>
          <table:table-cell office:value-type="float" office:value="40.287">
            <text:p>40.287</text:p>
          </table:table-cell>
          <table:table-cell office:value-type="float" office:value="43.171">
            <text:p>43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9]+0.1" office:value-type="float" office:value="6.79999999999999">
            <text:p>6.8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298">
            <text:p>298</text:p>
          </table:table-cell>
          <table:table-cell office:value-type="float" office:value="39.396">
            <text:p>39.396</text:p>
          </table:table-cell>
          <table:table-cell office:value-type="float" office:value="39.377">
            <text:p>39.377</text:p>
          </table:table-cell>
          <table:table-cell office:value-type="float" office:value="40.324">
            <text:p>40.324</text:p>
          </table:table-cell>
          <table:table-cell office:value-type="float" office:value="42.01">
            <text:p>42.0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0]+0.1" office:value-type="float" office:value="6.89999999999999">
            <text:p>6.9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298">
            <text:p>298</text:p>
          </table:table-cell>
          <table:table-cell office:value-type="float" office:value="39.396">
            <text:p>39.396</text:p>
          </table:table-cell>
          <table:table-cell office:value-type="float" office:value="39.377">
            <text:p>39.377</text:p>
          </table:table-cell>
          <table:table-cell office:value-type="float" office:value="40.324">
            <text:p>40.324</text:p>
          </table:table-cell>
          <table:table-cell office:value-type="float" office:value="42.01">
            <text:p>42.0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1]+0.1" office:value-type="float" office:value="6.99999999999999">
            <text:p>7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299">
            <text:p>299</text:p>
          </table:table-cell>
          <table:table-cell office:value-type="float" office:value="39.396">
            <text:p>39.396</text:p>
          </table:table-cell>
          <table:table-cell office:value-type="float" office:value="39.377">
            <text:p>39.377</text:p>
          </table:table-cell>
          <table:table-cell office:value-type="float" office:value="40.324">
            <text:p>40.324</text:p>
          </table:table-cell>
          <table:table-cell office:value-type="float" office:value="42.01">
            <text:p>42.0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2]+0.1" office:value-type="float" office:value="7.09999999999999">
            <text:p>7.1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39.396">
            <text:p>39.396</text:p>
          </table:table-cell>
          <table:table-cell office:value-type="float" office:value="39.377">
            <text:p>39.377</text:p>
          </table:table-cell>
          <table:table-cell office:value-type="float" office:value="40.324">
            <text:p>40.324</text:p>
          </table:table-cell>
          <table:table-cell office:value-type="float" office:value="42.01">
            <text:p>42.0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3]+0.1" office:value-type="float" office:value="7.19999999999999">
            <text:p>7.2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39.396">
            <text:p>39.396</text:p>
          </table:table-cell>
          <table:table-cell office:value-type="float" office:value="39.377">
            <text:p>39.377</text:p>
          </table:table-cell>
          <table:table-cell office:value-type="float" office:value="40.324">
            <text:p>40.324</text:p>
          </table:table-cell>
          <table:table-cell office:value-type="float" office:value="42.01">
            <text:p>42.0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4]+0.1" office:value-type="float" office:value="7.29999999999999">
            <text:p>7.3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01">
            <text:p>301</text:p>
          </table:table-cell>
          <table:table-cell office:value-type="float" office:value="39.544">
            <text:p>39.544</text:p>
          </table:table-cell>
          <table:table-cell office:value-type="float" office:value="39.414">
            <text:p>39.414</text:p>
          </table:table-cell>
          <table:table-cell office:value-type="float" office:value="40.324">
            <text:p>40.324</text:p>
          </table:table-cell>
          <table:table-cell office:value-type="float" office:value="42.01">
            <text:p>42.0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5]+0.1" office:value-type="float" office:value="7.39999999999999">
            <text:p>7.4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39.544">
            <text:p>39.544</text:p>
          </table:table-cell>
          <table:table-cell office:value-type="float" office:value="39.414">
            <text:p>39.414</text:p>
          </table:table-cell>
          <table:table-cell office:value-type="float" office:value="40.324">
            <text:p>40.324</text:p>
          </table:table-cell>
          <table:table-cell office:value-type="float" office:value="42.01">
            <text:p>42.0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6]+0.1" office:value-type="float" office:value="7.49999999999999">
            <text:p>7.5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03">
            <text:p>303</text:p>
          </table:table-cell>
          <table:table-cell office:value-type="float" office:value="39.544">
            <text:p>39.544</text:p>
          </table:table-cell>
          <table:table-cell office:value-type="float" office:value="39.414">
            <text:p>39.414</text:p>
          </table:table-cell>
          <table:table-cell office:value-type="float" office:value="40.324">
            <text:p>40.324</text:p>
          </table:table-cell>
          <table:table-cell office:value-type="float" office:value="42.01">
            <text:p>42.0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7]+0.1" office:value-type="float" office:value="7.59999999999999">
            <text:p>7.6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04">
            <text:p>304</text:p>
          </table:table-cell>
          <table:table-cell office:value-type="float" office:value="39.544">
            <text:p>39.544</text:p>
          </table:table-cell>
          <table:table-cell office:value-type="float" office:value="39.414">
            <text:p>39.414</text:p>
          </table:table-cell>
          <table:table-cell office:value-type="float" office:value="40.324">
            <text:p>40.324</text:p>
          </table:table-cell>
          <table:table-cell office:value-type="float" office:value="42.01">
            <text:p>42.0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8]+0.1" office:value-type="float" office:value="7.69999999999999">
            <text:p>7.7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0.324">
            <text:p>40.324</text:p>
          </table:table-cell>
          <table:table-cell office:value-type="float" office:value="42.01">
            <text:p>42.0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9]+0.1" office:value-type="float" office:value="7.79999999999999">
            <text:p>7.8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0.356">
            <text:p>40.356</text:p>
          </table:table-cell>
          <table:table-cell office:value-type="float" office:value="41.143">
            <text:p>41.14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0]+0.1" office:value-type="float" office:value="7.89999999999999">
            <text:p>7.9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05">
            <text:p>305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0.356">
            <text:p>40.356</text:p>
          </table:table-cell>
          <table:table-cell office:value-type="float" office:value="41.143">
            <text:p>41.14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1]+0.1" office:value-type="float" office:value="7.99999999999999">
            <text:p>8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39.544">
            <text:p>39.544</text:p>
          </table:table-cell>
          <table:table-cell office:value-type="float" office:value="39.563">
            <text:p>39.563</text:p>
          </table:table-cell>
          <table:table-cell office:value-type="float" office:value="40.356">
            <text:p>40.356</text:p>
          </table:table-cell>
          <table:table-cell office:value-type="float" office:value="41.143">
            <text:p>41.14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2]+0.1" office:value-type="float" office:value="8.09999999999999">
            <text:p>8.1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0.356">
            <text:p>40.356</text:p>
          </table:table-cell>
          <table:table-cell office:value-type="float" office:value="41.143">
            <text:p>41.14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3]+0.1" office:value-type="float" office:value="8.19999999999999">
            <text:p>8.2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39.544">
            <text:p>39.544</text:p>
          </table:table-cell>
          <table:table-cell office:value-type="float" office:value="39.563">
            <text:p>39.563</text:p>
          </table:table-cell>
          <table:table-cell office:value-type="float" office:value="40.356">
            <text:p>40.356</text:p>
          </table:table-cell>
          <table:table-cell office:value-type="float" office:value="41.143">
            <text:p>41.14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4]+0.1" office:value-type="float" office:value="8.29999999999999">
            <text:p>8.3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0.356">
            <text:p>40.356</text:p>
          </table:table-cell>
          <table:table-cell office:value-type="float" office:value="41.143">
            <text:p>41.14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5]+0.1" office:value-type="float" office:value="8.39999999999999">
            <text:p>8.4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05">
            <text:p>305</text:p>
          </table:table-cell>
          <table:table-cell office:value-type="float" office:value="39.544">
            <text:p>39.544</text:p>
          </table:table-cell>
          <table:table-cell office:value-type="float" office:value="39.674">
            <text:p>39.674</text:p>
          </table:table-cell>
          <table:table-cell office:value-type="float" office:value="40.356">
            <text:p>40.356</text:p>
          </table:table-cell>
          <table:table-cell office:value-type="float" office:value="41.143">
            <text:p>41.14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6]+0.1" office:value-type="float" office:value="8.49999999999999">
            <text:p>8.5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-1">
            <text:p>-1</text:p>
          </table:table-cell>
          <table:table-cell office:value-type="float" office:value="307">
            <text:p>307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0.356">
            <text:p>40.356</text:p>
          </table:table-cell>
          <table:table-cell office:value-type="float" office:value="41.143">
            <text:p>41.14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7]+0.1" office:value-type="float" office:value="8.59999999999999">
            <text:p>8.6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07">
            <text:p>307</text:p>
          </table:table-cell>
          <table:table-cell office:value-type="float" office:value="39.693">
            <text:p>39.693</text:p>
          </table:table-cell>
          <table:table-cell office:value-type="float" office:value="39.712">
            <text:p>39.712</text:p>
          </table:table-cell>
          <table:table-cell office:value-type="float" office:value="40.356">
            <text:p>40.356</text:p>
          </table:table-cell>
          <table:table-cell office:value-type="float" office:value="41.143">
            <text:p>41.14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8]+0.1" office:value-type="float" office:value="8.69999999999999">
            <text:p>8.7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08">
            <text:p>308</text:p>
          </table:table-cell>
          <table:table-cell office:value-type="float" office:value="39.693">
            <text:p>39.693</text:p>
          </table:table-cell>
          <table:table-cell office:value-type="float" office:value="39.712">
            <text:p>39.712</text:p>
          </table:table-cell>
          <table:table-cell office:value-type="float" office:value="40.356">
            <text:p>40.356</text:p>
          </table:table-cell>
          <table:table-cell office:value-type="float" office:value="41.143">
            <text:p>41.14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9]+0.1" office:value-type="float" office:value="8.79999999999999">
            <text:p>8.8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39.693">
            <text:p>39.693</text:p>
          </table:table-cell>
          <table:table-cell office:value-type="float" office:value="39.712">
            <text:p>39.712</text:p>
          </table:table-cell>
          <table:table-cell office:value-type="float" office:value="40.384">
            <text:p>40.384</text:p>
          </table:table-cell>
          <table:table-cell office:value-type="float" office:value="40.536">
            <text:p>40.5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90]+0.1" office:value-type="float" office:value="8.89999999999998">
            <text:p>8.9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39.693">
            <text:p>39.693</text:p>
          </table:table-cell>
          <table:table-cell office:value-type="float" office:value="39.712">
            <text:p>39.712</text:p>
          </table:table-cell>
          <table:table-cell office:value-type="float" office:value="40.384">
            <text:p>40.384</text:p>
          </table:table-cell>
          <table:table-cell office:value-type="float" office:value="40.536">
            <text:p>40.5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91]+0.1" office:value-type="float" office:value="8.99999999999998">
            <text:p>9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0.384">
            <text:p>40.384</text:p>
          </table:table-cell>
          <table:table-cell office:value-type="float" office:value="40.536">
            <text:p>40.5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92]+0.1" office:value-type="float" office:value="9.09999999999998">
            <text:p>9.1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10">
            <text:p>310</text:p>
          </table:table-cell>
          <table:table-cell office:value-type="float" office:value="39.544">
            <text:p>39.544</text:p>
          </table:table-cell>
          <table:table-cell office:value-type="float" office:value="39.674">
            <text:p>39.674</text:p>
          </table:table-cell>
          <table:table-cell office:value-type="float" office:value="40.384">
            <text:p>40.384</text:p>
          </table:table-cell>
          <table:table-cell office:value-type="float" office:value="40.536">
            <text:p>40.5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93]+0.1" office:value-type="float" office:value="9.19999999999998">
            <text:p>9.2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10">
            <text:p>310</text:p>
          </table:table-cell>
          <table:table-cell office:value-type="float" office:value="39.693">
            <text:p>39.693</text:p>
          </table:table-cell>
          <table:table-cell office:value-type="float" office:value="39.674">
            <text:p>39.674</text:p>
          </table:table-cell>
          <table:table-cell office:value-type="float" office:value="40.384">
            <text:p>40.384</text:p>
          </table:table-cell>
          <table:table-cell office:value-type="float" office:value="40.536">
            <text:p>40.5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94]+0.1" office:value-type="float" office:value="9.29999999999998">
            <text:p>9.3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0.384">
            <text:p>40.384</text:p>
          </table:table-cell>
          <table:table-cell office:value-type="float" office:value="40.536">
            <text:p>40.5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95]+0.1" office:value-type="float" office:value="9.39999999999998">
            <text:p>9.4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13">
            <text:p>313</text:p>
          </table:table-cell>
          <table:table-cell office:value-type="float" office:value="39.693">
            <text:p>39.693</text:p>
          </table:table-cell>
          <table:table-cell office:value-type="float" office:value="39.712">
            <text:p>39.712</text:p>
          </table:table-cell>
          <table:table-cell office:value-type="float" office:value="40.384">
            <text:p>40.384</text:p>
          </table:table-cell>
          <table:table-cell office:value-type="float" office:value="40.536">
            <text:p>40.5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96]+0.1" office:value-type="float" office:value="9.49999999999998">
            <text:p>9.5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12">
            <text:p>312</text:p>
          </table:table-cell>
          <table:table-cell office:value-type="float" office:value="39.693">
            <text:p>39.693</text:p>
          </table:table-cell>
          <table:table-cell office:value-type="float" office:value="39.712">
            <text:p>39.712</text:p>
          </table:table-cell>
          <table:table-cell office:value-type="float" office:value="40.384">
            <text:p>40.384</text:p>
          </table:table-cell>
          <table:table-cell office:value-type="float" office:value="40.536">
            <text:p>40.5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97]+0.1" office:value-type="float" office:value="9.59999999999998">
            <text:p>9.6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-1">
            <text:p>-1</text:p>
          </table:table-cell>
          <table:table-cell office:value-type="float" office:value="313">
            <text:p>313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0.384">
            <text:p>40.384</text:p>
          </table:table-cell>
          <table:table-cell office:value-type="float" office:value="40.536">
            <text:p>40.5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98]+0.1" office:value-type="float" office:value="9.69999999999998">
            <text:p>9.7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-1">
            <text:p>-1</text:p>
          </table:table-cell>
          <table:table-cell office:value-type="float" office:value="313">
            <text:p>313</text:p>
          </table:table-cell>
          <table:table-cell office:value-type="float" office:value="39.99">
            <text:p>39.99</text:p>
          </table:table-cell>
          <table:table-cell office:value-type="float" office:value="39.86">
            <text:p>39.86</text:p>
          </table:table-cell>
          <table:table-cell office:value-type="float" office:value="40.384">
            <text:p>40.384</text:p>
          </table:table-cell>
          <table:table-cell office:value-type="float" office:value="40.536">
            <text:p>40.5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99]+0.1" office:value-type="float" office:value="9.79999999999998">
            <text:p>9.8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39.99">
            <text:p>39.99</text:p>
          </table:table-cell>
          <table:table-cell office:value-type="float" office:value="39.86">
            <text:p>39.86</text:p>
          </table:table-cell>
          <table:table-cell office:value-type="float" office:value="40.409">
            <text:p>40.409</text:p>
          </table:table-cell>
          <table:table-cell office:value-type="float" office:value="40.171">
            <text:p>40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00]+0.1" office:value-type="float" office:value="9.89999999999998">
            <text:p>9.9</text:p>
          </table:table-cell>
          <table:table-cell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-1">
            <text:p>-1</text:p>
          </table:table-cell>
          <table:table-cell office:value-type="float" office:value="311">
            <text:p>311</text:p>
          </table:table-cell>
          <table:table-cell office:value-type="float" office:value="40.139">
            <text:p>40.139</text:p>
          </table:table-cell>
          <table:table-cell office:value-type="float" office:value="40.009">
            <text:p>40.009</text:p>
          </table:table-cell>
          <table:table-cell office:value-type="float" office:value="40.409">
            <text:p>40.409</text:p>
          </table:table-cell>
          <table:table-cell office:value-type="float" office:value="40.171">
            <text:p>40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01]+0.1" office:value-type="float" office:value="9.99999999999998">
            <text:p>10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311">
            <text:p>311</text:p>
          </table:table-cell>
          <table:table-cell office:value-type="float" office:value="40.288">
            <text:p>40.288</text:p>
          </table:table-cell>
          <table:table-cell office:value-type="float" office:value="40.158">
            <text:p>40.158</text:p>
          </table:table-cell>
          <table:table-cell office:value-type="float" office:value="40.409">
            <text:p>40.409</text:p>
          </table:table-cell>
          <table:table-cell office:value-type="float" office:value="40.171">
            <text:p>40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02]+0.1" office:value-type="float" office:value="10.1">
            <text:p>10.1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40.288">
            <text:p>40.288</text:p>
          </table:table-cell>
          <table:table-cell office:value-type="float" office:value="40.158">
            <text:p>40.158</text:p>
          </table:table-cell>
          <table:table-cell office:value-type="float" office:value="40.409">
            <text:p>40.409</text:p>
          </table:table-cell>
          <table:table-cell office:value-type="float" office:value="40.171">
            <text:p>40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03]+0.1" office:value-type="float" office:value="10.2">
            <text:p>10.2</text:p>
          </table:table-cell>
          <table:table-cell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40.139">
            <text:p>40.139</text:p>
          </table:table-cell>
          <table:table-cell office:value-type="float" office:value="40.158">
            <text:p>40.158</text:p>
          </table:table-cell>
          <table:table-cell office:value-type="float" office:value="40.409">
            <text:p>40.409</text:p>
          </table:table-cell>
          <table:table-cell office:value-type="float" office:value="40.171">
            <text:p>40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04]+0.1" office:value-type="float" office:value="10.3">
            <text:p>10.3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40.288">
            <text:p>40.288</text:p>
          </table:table-cell>
          <table:table-cell office:value-type="float" office:value="40.158">
            <text:p>40.158</text:p>
          </table:table-cell>
          <table:table-cell office:value-type="float" office:value="40.409">
            <text:p>40.409</text:p>
          </table:table-cell>
          <table:table-cell office:value-type="float" office:value="40.171">
            <text:p>40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05]+0.1" office:value-type="float" office:value="10.4">
            <text:p>10.4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40.436">
            <text:p>40.436</text:p>
          </table:table-cell>
          <table:table-cell office:value-type="float" office:value="40.306">
            <text:p>40.306</text:p>
          </table:table-cell>
          <table:table-cell office:value-type="float" office:value="40.409">
            <text:p>40.409</text:p>
          </table:table-cell>
          <table:table-cell office:value-type="float" office:value="40.171">
            <text:p>40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06]+0.1" office:value-type="float" office:value="10.5">
            <text:p>10.5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306">
            <text:p>306</text:p>
          </table:table-cell>
          <table:table-cell office:value-type="float" office:value="40.436">
            <text:p>40.436</text:p>
          </table:table-cell>
          <table:table-cell office:value-type="float" office:value="40.306">
            <text:p>40.306</text:p>
          </table:table-cell>
          <table:table-cell office:value-type="float" office:value="40.409">
            <text:p>40.409</text:p>
          </table:table-cell>
          <table:table-cell office:value-type="float" office:value="40.171">
            <text:p>40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07]+0.1" office:value-type="float" office:value="10.6">
            <text:p>10.6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40.436">
            <text:p>40.436</text:p>
          </table:table-cell>
          <table:table-cell office:value-type="float" office:value="40.306">
            <text:p>40.306</text:p>
          </table:table-cell>
          <table:table-cell office:value-type="float" office:value="40.409">
            <text:p>40.409</text:p>
          </table:table-cell>
          <table:table-cell office:value-type="float" office:value="40.171">
            <text:p>40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08]+0.1" office:value-type="float" office:value="10.7">
            <text:p>10.7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302">
            <text:p>302</text:p>
          </table:table-cell>
          <table:table-cell office:value-type="float" office:value="40.288">
            <text:p>40.288</text:p>
          </table:table-cell>
          <table:table-cell office:value-type="float" office:value="40.306">
            <text:p>40.306</text:p>
          </table:table-cell>
          <table:table-cell office:value-type="float" office:value="40.409">
            <text:p>40.409</text:p>
          </table:table-cell>
          <table:table-cell office:value-type="float" office:value="40.171">
            <text:p>40.1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09]+0.1" office:value-type="float" office:value="10.8">
            <text:p>10.8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301">
            <text:p>301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0.432">
            <text:p>40.432</text:p>
          </table:table-cell>
          <table:table-cell office:value-type="float" office:value="40.046">
            <text:p>40.04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10]+0.1" office:value-type="float" office:value="10.9">
            <text:p>10.9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40.734">
            <text:p>40.734</text:p>
          </table:table-cell>
          <table:table-cell office:value-type="float" office:value="40.604">
            <text:p>40.604</text:p>
          </table:table-cell>
          <table:table-cell office:value-type="float" office:value="40.432">
            <text:p>40.432</text:p>
          </table:table-cell>
          <table:table-cell office:value-type="float" office:value="40.046">
            <text:p>40.04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11]+0.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40.585">
            <text:p>40.585</text:p>
          </table:table-cell>
          <table:table-cell office:value-type="float" office:value="40.604">
            <text:p>40.604</text:p>
          </table:table-cell>
          <table:table-cell office:value-type="float" office:value="40.432">
            <text:p>40.432</text:p>
          </table:table-cell>
          <table:table-cell office:value-type="float" office:value="40.046">
            <text:p>40.04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12]+0.1" office:value-type="float" office:value="11.1">
            <text:p>11.1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91">
            <text:p>291</text:p>
          </table:table-cell>
          <table:table-cell office:value-type="float" office:value="40.436">
            <text:p>40.436</text:p>
          </table:table-cell>
          <table:table-cell office:value-type="float" office:value="40.566">
            <text:p>40.566</text:p>
          </table:table-cell>
          <table:table-cell office:value-type="float" office:value="40.432">
            <text:p>40.432</text:p>
          </table:table-cell>
          <table:table-cell office:value-type="float" office:value="40.046">
            <text:p>40.04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13]+0.1" office:value-type="float" office:value="11.2">
            <text:p>11.2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90">
            <text:p>290</text:p>
          </table:table-cell>
          <table:table-cell office:value-type="float" office:value="40.436">
            <text:p>40.436</text:p>
          </table:table-cell>
          <table:table-cell office:value-type="float" office:value="40.566">
            <text:p>40.566</text:p>
          </table:table-cell>
          <table:table-cell office:value-type="float" office:value="40.432">
            <text:p>40.432</text:p>
          </table:table-cell>
          <table:table-cell office:value-type="float" office:value="40.046">
            <text:p>40.04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14]+0.1"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88">
            <text:p>288</text:p>
          </table:table-cell>
          <table:table-cell office:value-type="float" office:value="40.585">
            <text:p>40.585</text:p>
          </table:table-cell>
          <table:table-cell office:value-type="float" office:value="40.566">
            <text:p>40.566</text:p>
          </table:table-cell>
          <table:table-cell office:value-type="float" office:value="40.432">
            <text:p>40.432</text:p>
          </table:table-cell>
          <table:table-cell office:value-type="float" office:value="40.046">
            <text:p>40.04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15]+0.1"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86">
            <text:p>286</text:p>
          </table:table-cell>
          <table:table-cell office:value-type="float" office:value="40.585">
            <text:p>40.585</text:p>
          </table:table-cell>
          <table:table-cell office:value-type="float" office:value="40.566">
            <text:p>40.566</text:p>
          </table:table-cell>
          <table:table-cell office:value-type="float" office:value="40.432">
            <text:p>40.432</text:p>
          </table:table-cell>
          <table:table-cell office:value-type="float" office:value="40.046">
            <text:p>40.04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16]+0.1" office:value-type="float" office:value="11.5">
            <text:p>11.5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40.436">
            <text:p>40.436</text:p>
          </table:table-cell>
          <table:table-cell office:value-type="float" office:value="40.566">
            <text:p>40.566</text:p>
          </table:table-cell>
          <table:table-cell office:value-type="float" office:value="40.432">
            <text:p>40.432</text:p>
          </table:table-cell>
          <table:table-cell office:value-type="float" office:value="40.046">
            <text:p>40.04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17]+0.1" office:value-type="float" office:value="11.6">
            <text:p>11.6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0.585">
            <text:p>40.585</text:p>
          </table:table-cell>
          <table:table-cell office:value-type="float" office:value="40.566">
            <text:p>40.566</text:p>
          </table:table-cell>
          <table:table-cell office:value-type="float" office:value="40.432">
            <text:p>40.432</text:p>
          </table:table-cell>
          <table:table-cell office:value-type="float" office:value="40.046">
            <text:p>40.04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18]+0.1" office:value-type="float" office:value="11.7">
            <text:p>11.7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78">
            <text:p>278</text:p>
          </table:table-cell>
          <table:table-cell office:value-type="float" office:value="40.734">
            <text:p>40.734</text:p>
          </table:table-cell>
          <table:table-cell office:value-type="float" office:value="40.604">
            <text:p>40.604</text:p>
          </table:table-cell>
          <table:table-cell office:value-type="float" office:value="40.432">
            <text:p>40.432</text:p>
          </table:table-cell>
          <table:table-cell office:value-type="float" office:value="40.046">
            <text:p>40.04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19]+0.1" office:value-type="float" office:value="11.8">
            <text:p>11.8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40.436">
            <text:p>40.436</text:p>
          </table:table-cell>
          <table:table-cell office:value-type="float" office:value="40.566">
            <text:p>40.566</text:p>
          </table:table-cell>
          <table:table-cell office:value-type="float" office:value="40.454">
            <text:p>40.454</text:p>
          </table:table-cell>
          <table:table-cell office:value-type="float" office:value="40.103">
            <text:p>40.1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20]+0.1" office:value-type="float" office:value="11.9">
            <text:p>11.9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76">
            <text:p>276</text:p>
          </table:table-cell>
          <table:table-cell office:value-type="float" office:value="40.436">
            <text:p>40.436</text:p>
          </table:table-cell>
          <table:table-cell office:value-type="float" office:value="40.566">
            <text:p>40.566</text:p>
          </table:table-cell>
          <table:table-cell office:value-type="float" office:value="40.454">
            <text:p>40.454</text:p>
          </table:table-cell>
          <table:table-cell office:value-type="float" office:value="40.103">
            <text:p>40.1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21]+0.1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40.585">
            <text:p>40.585</text:p>
          </table:table-cell>
          <table:table-cell office:value-type="float" office:value="40.566">
            <text:p>40.566</text:p>
          </table:table-cell>
          <table:table-cell office:value-type="float" office:value="40.454">
            <text:p>40.454</text:p>
          </table:table-cell>
          <table:table-cell office:value-type="float" office:value="40.103">
            <text:p>40.1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22]+0.1" office:value-type="float" office:value="12.1">
            <text:p>12.1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40.436">
            <text:p>40.436</text:p>
          </table:table-cell>
          <table:table-cell office:value-type="float" office:value="40.566">
            <text:p>40.566</text:p>
          </table:table-cell>
          <table:table-cell office:value-type="float" office:value="40.454">
            <text:p>40.454</text:p>
          </table:table-cell>
          <table:table-cell office:value-type="float" office:value="40.103">
            <text:p>40.1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23]+0.1" office:value-type="float" office:value="12.2">
            <text:p>12.2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0.454">
            <text:p>40.454</text:p>
          </table:table-cell>
          <table:table-cell office:value-type="float" office:value="40.103">
            <text:p>40.1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24]+0.1" office:value-type="float" office:value="12.3">
            <text:p>12.3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0.454">
            <text:p>40.454</text:p>
          </table:table-cell>
          <table:table-cell office:value-type="float" office:value="40.103">
            <text:p>40.1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25]+0.1" office:value-type="float" office:value="12.4">
            <text:p>12.4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0.454">
            <text:p>40.454</text:p>
          </table:table-cell>
          <table:table-cell office:value-type="float" office:value="40.103">
            <text:p>40.1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26]+0.1"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9">
            <text:p>269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0.454">
            <text:p>40.454</text:p>
          </table:table-cell>
          <table:table-cell office:value-type="float" office:value="40.103">
            <text:p>40.1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27]+0.1" office:value-type="float" office:value="12.6">
            <text:p>12.6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69">
            <text:p>269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0.454">
            <text:p>40.454</text:p>
          </table:table-cell>
          <table:table-cell office:value-type="float" office:value="40.103">
            <text:p>40.1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28]+0.1" office:value-type="float" office:value="12.7">
            <text:p>12.7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0.454">
            <text:p>40.454</text:p>
          </table:table-cell>
          <table:table-cell office:value-type="float" office:value="40.103">
            <text:p>40.1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29]+0.1" office:value-type="float" office:value="12.8">
            <text:p>12.8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0.475">
            <text:p>40.475</text:p>
          </table:table-cell>
          <table:table-cell office:value-type="float" office:value="40.21">
            <text:p>40.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30]+0.1" office:value-type="float" office:value="12.9">
            <text:p>12.9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0.475">
            <text:p>40.475</text:p>
          </table:table-cell>
          <table:table-cell office:value-type="float" office:value="40.21">
            <text:p>40.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31]+0.1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0.475">
            <text:p>40.475</text:p>
          </table:table-cell>
          <table:table-cell office:value-type="float" office:value="40.21">
            <text:p>40.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32]+0.1" office:value-type="float" office:value="13.1">
            <text:p>13.1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65">
            <text:p>265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0.475">
            <text:p>40.475</text:p>
          </table:table-cell>
          <table:table-cell office:value-type="float" office:value="40.21">
            <text:p>40.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33]+0.1" office:value-type="float" office:value="13.2">
            <text:p>13.2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0.475">
            <text:p>40.475</text:p>
          </table:table-cell>
          <table:table-cell office:value-type="float" office:value="40.21">
            <text:p>40.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34]+0.1" office:value-type="float" office:value="13.3">
            <text:p>13.3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4">
            <text:p>264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0.475">
            <text:p>40.475</text:p>
          </table:table-cell>
          <table:table-cell office:value-type="float" office:value="40.21">
            <text:p>40.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35]+0.1" office:value-type="float" office:value="13.4">
            <text:p>13.4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65">
            <text:p>265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0.475">
            <text:p>40.475</text:p>
          </table:table-cell>
          <table:table-cell office:value-type="float" office:value="40.21">
            <text:p>40.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36]+0.1" office:value-type="float" office:value="13.5">
            <text:p>13.5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0.475">
            <text:p>40.475</text:p>
          </table:table-cell>
          <table:table-cell office:value-type="float" office:value="40.21">
            <text:p>40.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37]+0.1" office:value-type="float" office:value="13.6">
            <text:p>13.6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0.475">
            <text:p>40.475</text:p>
          </table:table-cell>
          <table:table-cell office:value-type="float" office:value="40.21">
            <text:p>40.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38]+0.1" office:value-type="float" office:value="13.7">
            <text:p>13.7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0.475">
            <text:p>40.475</text:p>
          </table:table-cell>
          <table:table-cell office:value-type="float" office:value="40.21">
            <text:p>40.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39]+0.1" office:value-type="float" office:value="13.8">
            <text:p>13.8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0.494">
            <text:p>40.494</text:p>
          </table:table-cell>
          <table:table-cell office:value-type="float" office:value="40.271">
            <text:p>40.2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40]+0.1" office:value-type="float" office:value="13.9">
            <text:p>13.9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0.494">
            <text:p>40.494</text:p>
          </table:table-cell>
          <table:table-cell office:value-type="float" office:value="40.271">
            <text:p>40.2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41]+0.1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4">
            <text:p>264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0.494">
            <text:p>40.494</text:p>
          </table:table-cell>
          <table:table-cell office:value-type="float" office:value="40.271">
            <text:p>40.2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42]+0.1" office:value-type="float" office:value="14.1">
            <text:p>14.1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0.494">
            <text:p>40.494</text:p>
          </table:table-cell>
          <table:table-cell office:value-type="float" office:value="40.271">
            <text:p>40.2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43]+0.1" office:value-type="float" office:value="14.2">
            <text:p>14.2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0.494">
            <text:p>40.494</text:p>
          </table:table-cell>
          <table:table-cell office:value-type="float" office:value="40.271">
            <text:p>40.2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44]+0.1" office:value-type="float" office:value="14.3">
            <text:p>14.3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0.494">
            <text:p>40.494</text:p>
          </table:table-cell>
          <table:table-cell office:value-type="float" office:value="40.271">
            <text:p>40.2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45]+0.1" office:value-type="float" office:value="14.4">
            <text:p>14.4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0.494">
            <text:p>40.494</text:p>
          </table:table-cell>
          <table:table-cell office:value-type="float" office:value="40.271">
            <text:p>40.2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46]+0.1" office:value-type="float" office:value="14.5">
            <text:p>14.5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734">
            <text:p>40.734</text:p>
          </table:table-cell>
          <table:table-cell office:value-type="float" office:value="40.604">
            <text:p>40.604</text:p>
          </table:table-cell>
          <table:table-cell office:value-type="float" office:value="40.494">
            <text:p>40.494</text:p>
          </table:table-cell>
          <table:table-cell office:value-type="float" office:value="40.271">
            <text:p>40.2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47]+0.1" office:value-type="float" office:value="14.6">
            <text:p>14.6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7">
            <text:p>267</text:p>
          </table:table-cell>
          <table:table-cell office:value-type="float" office:value="40.585">
            <text:p>40.585</text:p>
          </table:table-cell>
          <table:table-cell office:value-type="float" office:value="40.604">
            <text:p>40.604</text:p>
          </table:table-cell>
          <table:table-cell office:value-type="float" office:value="40.494">
            <text:p>40.494</text:p>
          </table:table-cell>
          <table:table-cell office:value-type="float" office:value="40.271">
            <text:p>40.2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48]+0.1" office:value-type="float" office:value="14.7">
            <text:p>14.7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40.734">
            <text:p>40.734</text:p>
          </table:table-cell>
          <table:table-cell office:value-type="float" office:value="40.604">
            <text:p>40.604</text:p>
          </table:table-cell>
          <table:table-cell office:value-type="float" office:value="40.494">
            <text:p>40.494</text:p>
          </table:table-cell>
          <table:table-cell office:value-type="float" office:value="40.271">
            <text:p>40.27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49]+0.1" office:value-type="float" office:value="14.8">
            <text:p>14.8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40.585">
            <text:p>40.585</text:p>
          </table:table-cell>
          <table:table-cell office:value-type="float" office:value="40.604">
            <text:p>40.604</text:p>
          </table:table-cell>
          <table:table-cell office:value-type="float" office:value="40.511">
            <text:p>40.511</text:p>
          </table:table-cell>
          <table:table-cell office:value-type="float" office:value="40.387">
            <text:p>40.3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50]+0.1" office:value-type="float" office:value="14.9">
            <text:p>14.9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734">
            <text:p>40.734</text:p>
          </table:table-cell>
          <table:table-cell office:value-type="float" office:value="40.604">
            <text:p>40.604</text:p>
          </table:table-cell>
          <table:table-cell office:value-type="float" office:value="40.511">
            <text:p>40.511</text:p>
          </table:table-cell>
          <table:table-cell office:value-type="float" office:value="40.387">
            <text:p>40.3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51]+0.1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40.882">
            <text:p>40.882</text:p>
          </table:table-cell>
          <table:table-cell office:value-type="float" office:value="40.752">
            <text:p>40.752</text:p>
          </table:table-cell>
          <table:table-cell office:value-type="float" office:value="40.511">
            <text:p>40.511</text:p>
          </table:table-cell>
          <table:table-cell office:value-type="float" office:value="40.387">
            <text:p>40.3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52]+0.1" office:value-type="float" office:value="15.1">
            <text:p>15.1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0.734">
            <text:p>40.734</text:p>
          </table:table-cell>
          <table:table-cell office:value-type="float" office:value="40.752">
            <text:p>40.752</text:p>
          </table:table-cell>
          <table:table-cell office:value-type="float" office:value="40.511">
            <text:p>40.511</text:p>
          </table:table-cell>
          <table:table-cell office:value-type="float" office:value="40.387">
            <text:p>40.3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53]+0.1" office:value-type="float" office:value="15.2">
            <text:p>15.2</text:p>
          </table:table-cell>
          <table:table-cell office:value-type="float" office:value="0">
            <text:p>0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1.031">
            <text:p>41.031</text:p>
          </table:table-cell>
          <table:table-cell office:value-type="float" office:value="40.901">
            <text:p>40.901</text:p>
          </table:table-cell>
          <table:table-cell office:value-type="float" office:value="40.511">
            <text:p>40.511</text:p>
          </table:table-cell>
          <table:table-cell office:value-type="float" office:value="40.387">
            <text:p>40.3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54]+0.1" office:value-type="float" office:value="15.3">
            <text:p>15.3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0.511">
            <text:p>40.511</text:p>
          </table:table-cell>
          <table:table-cell office:value-type="float" office:value="40.387">
            <text:p>40.3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55]+0.1" office:value-type="float" office:value="15.4">
            <text:p>15.4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8">
            <text:p>268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0.511">
            <text:p>40.511</text:p>
          </table:table-cell>
          <table:table-cell office:value-type="float" office:value="40.387">
            <text:p>40.3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56]+0.1" office:value-type="float" office:value="15.5">
            <text:p>15.5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8">
            <text:p>268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0.511">
            <text:p>40.511</text:p>
          </table:table-cell>
          <table:table-cell office:value-type="float" office:value="40.387">
            <text:p>40.3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57]+0.1" office:value-type="float" office:value="15.6">
            <text:p>15.6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7">
            <text:p>267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0.511">
            <text:p>40.511</text:p>
          </table:table-cell>
          <table:table-cell office:value-type="float" office:value="40.387">
            <text:p>40.3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58]+0.1" office:value-type="float" office:value="15.7">
            <text:p>15.7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7">
            <text:p>267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0.511">
            <text:p>40.511</text:p>
          </table:table-cell>
          <table:table-cell office:value-type="float" office:value="40.387">
            <text:p>40.3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59]+0.1" office:value-type="float" office:value="15.8">
            <text:p>15.8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0.529">
            <text:p>40.529</text:p>
          </table:table-cell>
          <table:table-cell office:value-type="float" office:value="40.497">
            <text:p>40.4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60]+0.1" office:value-type="float" office:value="15.9">
            <text:p>15.9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0.882">
            <text:p>40.882</text:p>
          </table:table-cell>
          <table:table-cell office:value-type="float" office:value="40.864">
            <text:p>40.864</text:p>
          </table:table-cell>
          <table:table-cell office:value-type="float" office:value="40.529">
            <text:p>40.529</text:p>
          </table:table-cell>
          <table:table-cell office:value-type="float" office:value="40.497">
            <text:p>40.4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61]+0.1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7">
            <text:p>267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0.529">
            <text:p>40.529</text:p>
          </table:table-cell>
          <table:table-cell office:value-type="float" office:value="40.497">
            <text:p>40.4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62]+0.1" office:value-type="float" office:value="16.1">
            <text:p>16.1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0.882">
            <text:p>40.882</text:p>
          </table:table-cell>
          <table:table-cell office:value-type="float" office:value="40.864">
            <text:p>40.864</text:p>
          </table:table-cell>
          <table:table-cell office:value-type="float" office:value="40.529">
            <text:p>40.529</text:p>
          </table:table-cell>
          <table:table-cell office:value-type="float" office:value="40.497">
            <text:p>40.4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63]+0.1" office:value-type="float" office:value="16.2">
            <text:p>16.2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882">
            <text:p>40.882</text:p>
          </table:table-cell>
          <table:table-cell office:value-type="float" office:value="40.864">
            <text:p>40.864</text:p>
          </table:table-cell>
          <table:table-cell office:value-type="float" office:value="40.529">
            <text:p>40.529</text:p>
          </table:table-cell>
          <table:table-cell office:value-type="float" office:value="40.497">
            <text:p>40.4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64]+0.1" office:value-type="float" office:value="16.3">
            <text:p>16.3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68">
            <text:p>268</text:p>
          </table:table-cell>
          <table:table-cell office:value-type="float" office:value="40.882">
            <text:p>40.882</text:p>
          </table:table-cell>
          <table:table-cell office:value-type="float" office:value="40.864">
            <text:p>40.864</text:p>
          </table:table-cell>
          <table:table-cell office:value-type="float" office:value="40.529">
            <text:p>40.529</text:p>
          </table:table-cell>
          <table:table-cell office:value-type="float" office:value="40.497">
            <text:p>40.4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65]+0.1" office:value-type="float" office:value="16.4">
            <text:p>16.4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0.529">
            <text:p>40.529</text:p>
          </table:table-cell>
          <table:table-cell office:value-type="float" office:value="40.497">
            <text:p>40.4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66]+0.1" office:value-type="float" office:value="16.5">
            <text:p>16.5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0.529">
            <text:p>40.529</text:p>
          </table:table-cell>
          <table:table-cell office:value-type="float" office:value="40.497">
            <text:p>40.4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67]+0.1" office:value-type="float" office:value="16.6">
            <text:p>16.6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69">
            <text:p>269</text:p>
          </table:table-cell>
          <table:table-cell office:value-type="float" office:value="40.882">
            <text:p>40.882</text:p>
          </table:table-cell>
          <table:table-cell office:value-type="float" office:value="40.864">
            <text:p>40.864</text:p>
          </table:table-cell>
          <table:table-cell office:value-type="float" office:value="40.529">
            <text:p>40.529</text:p>
          </table:table-cell>
          <table:table-cell office:value-type="float" office:value="40.497">
            <text:p>40.4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68]+0.1" office:value-type="float" office:value="16.7">
            <text:p>16.7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9">
            <text:p>269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0.529">
            <text:p>40.529</text:p>
          </table:table-cell>
          <table:table-cell office:value-type="float" office:value="40.497">
            <text:p>40.4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69]+0.1" office:value-type="float" office:value="16.8">
            <text:p>16.8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9">
            <text:p>269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0.545">
            <text:p>40.545</text:p>
          </table:table-cell>
          <table:table-cell office:value-type="float" office:value="40.58">
            <text:p>40.5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70]+0.1" office:value-type="float" office:value="16.9">
            <text:p>16.9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0.545">
            <text:p>40.545</text:p>
          </table:table-cell>
          <table:table-cell office:value-type="float" office:value="40.58">
            <text:p>40.5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71]+0.1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0.545">
            <text:p>40.545</text:p>
          </table:table-cell>
          <table:table-cell office:value-type="float" office:value="40.58">
            <text:p>40.5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72]+0.1" office:value-type="float" office:value="17.1">
            <text:p>17.1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9">
            <text:p>269</text:p>
          </table:table-cell>
          <table:table-cell office:value-type="float" office:value="40.585">
            <text:p>40.585</text:p>
          </table:table-cell>
          <table:table-cell office:value-type="float" office:value="40.715">
            <text:p>40.715</text:p>
          </table:table-cell>
          <table:table-cell office:value-type="float" office:value="40.545">
            <text:p>40.545</text:p>
          </table:table-cell>
          <table:table-cell office:value-type="float" office:value="40.58">
            <text:p>40.5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73]+0.1" office:value-type="float" office:value="17.2">
            <text:p>17.2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9">
            <text:p>269</text:p>
          </table:table-cell>
          <table:table-cell office:value-type="float" office:value="40.734">
            <text:p>40.734</text:p>
          </table:table-cell>
          <table:table-cell office:value-type="float" office:value="40.715">
            <text:p>40.715</text:p>
          </table:table-cell>
          <table:table-cell office:value-type="float" office:value="40.545">
            <text:p>40.545</text:p>
          </table:table-cell>
          <table:table-cell office:value-type="float" office:value="40.58">
            <text:p>40.5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74]+0.1" office:value-type="float" office:value="17.3">
            <text:p>17.3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70">
            <text:p>270</text:p>
          </table:table-cell>
          <table:table-cell office:value-type="float" office:value="40.734">
            <text:p>40.734</text:p>
          </table:table-cell>
          <table:table-cell office:value-type="float" office:value="40.715">
            <text:p>40.715</text:p>
          </table:table-cell>
          <table:table-cell office:value-type="float" office:value="40.545">
            <text:p>40.545</text:p>
          </table:table-cell>
          <table:table-cell office:value-type="float" office:value="40.58">
            <text:p>40.5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75]+0.1" office:value-type="float" office:value="17.4">
            <text:p>17.4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40.585">
            <text:p>40.585</text:p>
          </table:table-cell>
          <table:table-cell office:value-type="float" office:value="40.715">
            <text:p>40.715</text:p>
          </table:table-cell>
          <table:table-cell office:value-type="float" office:value="40.545">
            <text:p>40.545</text:p>
          </table:table-cell>
          <table:table-cell office:value-type="float" office:value="40.58">
            <text:p>40.5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76]+0.1" office:value-type="float" office:value="17.5">
            <text:p>17.5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40.734">
            <text:p>40.734</text:p>
          </table:table-cell>
          <table:table-cell office:value-type="float" office:value="40.715">
            <text:p>40.715</text:p>
          </table:table-cell>
          <table:table-cell office:value-type="float" office:value="40.545">
            <text:p>40.545</text:p>
          </table:table-cell>
          <table:table-cell office:value-type="float" office:value="40.58">
            <text:p>40.5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77]+0.1" office:value-type="float" office:value="17.6">
            <text:p>17.6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40.734">
            <text:p>40.734</text:p>
          </table:table-cell>
          <table:table-cell office:value-type="float" office:value="40.715">
            <text:p>40.715</text:p>
          </table:table-cell>
          <table:table-cell office:value-type="float" office:value="40.545">
            <text:p>40.545</text:p>
          </table:table-cell>
          <table:table-cell office:value-type="float" office:value="40.58">
            <text:p>40.5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78]+0.1" office:value-type="float" office:value="17.7">
            <text:p>17.7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40.585">
            <text:p>40.585</text:p>
          </table:table-cell>
          <table:table-cell office:value-type="float" office:value="40.715">
            <text:p>40.715</text:p>
          </table:table-cell>
          <table:table-cell office:value-type="float" office:value="40.545">
            <text:p>40.545</text:p>
          </table:table-cell>
          <table:table-cell office:value-type="float" office:value="40.58">
            <text:p>40.5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79]+0.1" office:value-type="float" office:value="17.8">
            <text:p>17.8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40.734">
            <text:p>40.734</text:p>
          </table:table-cell>
          <table:table-cell office:value-type="float" office:value="40.715">
            <text:p>40.715</text:p>
          </table:table-cell>
          <table:table-cell office:value-type="float" office:value="40.56">
            <text:p>40.56</text:p>
          </table:table-cell>
          <table:table-cell office:value-type="float" office:value="40.616">
            <text:p>40.61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80]+0.1" office:value-type="float" office:value="17.9">
            <text:p>17.9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40.436">
            <text:p>40.436</text:p>
          </table:table-cell>
          <table:table-cell office:value-type="float" office:value="40.566">
            <text:p>40.566</text:p>
          </table:table-cell>
          <table:table-cell office:value-type="float" office:value="40.56">
            <text:p>40.56</text:p>
          </table:table-cell>
          <table:table-cell office:value-type="float" office:value="40.616">
            <text:p>40.61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81]+0.1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70">
            <text:p>270</text:p>
          </table:table-cell>
          <table:table-cell office:value-type="float" office:value="40.585">
            <text:p>40.585</text:p>
          </table:table-cell>
          <table:table-cell office:value-type="float" office:value="40.566">
            <text:p>40.566</text:p>
          </table:table-cell>
          <table:table-cell office:value-type="float" office:value="40.56">
            <text:p>40.56</text:p>
          </table:table-cell>
          <table:table-cell office:value-type="float" office:value="40.616">
            <text:p>40.61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82]+0.1" office:value-type="float" office:value="18.1">
            <text:p>18.1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40.585">
            <text:p>40.585</text:p>
          </table:table-cell>
          <table:table-cell office:value-type="float" office:value="40.566">
            <text:p>40.566</text:p>
          </table:table-cell>
          <table:table-cell office:value-type="float" office:value="40.56">
            <text:p>40.56</text:p>
          </table:table-cell>
          <table:table-cell office:value-type="float" office:value="40.616">
            <text:p>40.61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83]+0.1" office:value-type="float" office:value="18.2">
            <text:p>18.2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40.585">
            <text:p>40.585</text:p>
          </table:table-cell>
          <table:table-cell office:value-type="float" office:value="40.566">
            <text:p>40.566</text:p>
          </table:table-cell>
          <table:table-cell office:value-type="float" office:value="40.56">
            <text:p>40.56</text:p>
          </table:table-cell>
          <table:table-cell office:value-type="float" office:value="40.616">
            <text:p>40.61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84]+0.1" office:value-type="float" office:value="18.3">
            <text:p>18.3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40.585">
            <text:p>40.585</text:p>
          </table:table-cell>
          <table:table-cell office:value-type="float" office:value="40.566">
            <text:p>40.566</text:p>
          </table:table-cell>
          <table:table-cell office:value-type="float" office:value="40.56">
            <text:p>40.56</text:p>
          </table:table-cell>
          <table:table-cell office:value-type="float" office:value="40.616">
            <text:p>40.61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85]+0.1" office:value-type="float" office:value="18.4">
            <text:p>18.4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0.56">
            <text:p>40.56</text:p>
          </table:table-cell>
          <table:table-cell office:value-type="float" office:value="40.616">
            <text:p>40.61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86]+0.1" office:value-type="float" office:value="18.5">
            <text:p>18.5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0.56">
            <text:p>40.56</text:p>
          </table:table-cell>
          <table:table-cell office:value-type="float" office:value="40.616">
            <text:p>40.61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87]+0.1" office:value-type="float" office:value="18.6">
            <text:p>18.6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0.56">
            <text:p>40.56</text:p>
          </table:table-cell>
          <table:table-cell office:value-type="float" office:value="40.616">
            <text:p>40.61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88]+0.1" office:value-type="float" office:value="18.7">
            <text:p>18.7</text:p>
          </table:table-cell>
          <table:table-cell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-1">
            <text:p>-1</text:p>
          </table:table-cell>
          <table:table-cell office:value-type="float" office:value="270">
            <text:p>270</text:p>
          </table:table-cell>
          <table:table-cell office:value-type="float" office:value="40.139">
            <text:p>40.139</text:p>
          </table:table-cell>
          <table:table-cell office:value-type="float" office:value="40.269">
            <text:p>40.269</text:p>
          </table:table-cell>
          <table:table-cell office:value-type="float" office:value="40.56">
            <text:p>40.56</text:p>
          </table:table-cell>
          <table:table-cell office:value-type="float" office:value="40.616">
            <text:p>40.61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89]+0.1" office:value-type="float" office:value="18.8">
            <text:p>18.8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39.693">
            <text:p>39.693</text:p>
          </table:table-cell>
          <table:table-cell office:value-type="float" office:value="39.823">
            <text:p>39.823</text:p>
          </table:table-cell>
          <table:table-cell office:value-type="float" office:value="40.574">
            <text:p>40.574</text:p>
          </table:table-cell>
          <table:table-cell office:value-type="float" office:value="40.538">
            <text:p>40.53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90]+0.1" office:value-type="float" office:value="18.9">
            <text:p>18.9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39.396">
            <text:p>39.396</text:p>
          </table:table-cell>
          <table:table-cell office:value-type="float" office:value="39.526">
            <text:p>39.526</text:p>
          </table:table-cell>
          <table:table-cell office:value-type="float" office:value="40.574">
            <text:p>40.574</text:p>
          </table:table-cell>
          <table:table-cell office:value-type="float" office:value="40.538">
            <text:p>40.53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91]+0.1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-263">
            <text:p>-263</text:p>
          </table:table-cell>
          <table:table-cell office:value-type="float" office:value="-1">
            <text:p>-1</text:p>
          </table:table-cell>
          <table:table-cell office:value-type="float" office:value="270">
            <text:p>270</text:p>
          </table:table-cell>
          <table:table-cell office:value-type="float" office:value="39.098">
            <text:p>39.098</text:p>
          </table:table-cell>
          <table:table-cell office:value-type="float" office:value="39.228">
            <text:p>39.228</text:p>
          </table:table-cell>
          <table:table-cell office:value-type="float" office:value="40.574">
            <text:p>40.574</text:p>
          </table:table-cell>
          <table:table-cell office:value-type="float" office:value="40.538">
            <text:p>40.53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92]+0.1" office:value-type="float" office:value="19.1">
            <text:p>19.1</text:p>
          </table:table-cell>
          <table:table-cell office:value-type="float" office:value="0">
            <text:p>0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38.801">
            <text:p>38.801</text:p>
          </table:table-cell>
          <table:table-cell office:value-type="float" office:value="38.931">
            <text:p>38.931</text:p>
          </table:table-cell>
          <table:table-cell office:value-type="float" office:value="40.574">
            <text:p>40.574</text:p>
          </table:table-cell>
          <table:table-cell office:value-type="float" office:value="40.538">
            <text:p>40.53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93]+0.1" office:value-type="float" office:value="19.2">
            <text:p>19.2</text:p>
          </table:table-cell>
          <table:table-cell office:value-type="float" office:value="0">
            <text:p>0</text:p>
          </table:table-cell>
          <table:table-cell office:value-type="float" office:value="-262">
            <text:p>-262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38.95">
            <text:p>38.95</text:p>
          </table:table-cell>
          <table:table-cell office:value-type="float" office:value="38.931">
            <text:p>38.931</text:p>
          </table:table-cell>
          <table:table-cell office:value-type="float" office:value="40.574">
            <text:p>40.574</text:p>
          </table:table-cell>
          <table:table-cell office:value-type="float" office:value="40.538">
            <text:p>40.53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94]+0.1" office:value-type="float" office:value="19.3">
            <text:p>19.3</text:p>
          </table:table-cell>
          <table:table-cell office:value-type="float" office:value="0">
            <text:p>0</text:p>
          </table:table-cell>
          <table:table-cell office:value-type="float" office:value="-261">
            <text:p>-261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38.801">
            <text:p>38.801</text:p>
          </table:table-cell>
          <table:table-cell office:value-type="float" office:value="38.931">
            <text:p>38.931</text:p>
          </table:table-cell>
          <table:table-cell office:value-type="float" office:value="40.574">
            <text:p>40.574</text:p>
          </table:table-cell>
          <table:table-cell office:value-type="float" office:value="40.538">
            <text:p>40.53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95]+0.1" office:value-type="float" office:value="19.4">
            <text:p>19.4</text:p>
          </table:table-cell>
          <table:table-cell office:value-type="float" office:value="0">
            <text:p>0</text:p>
          </table:table-cell>
          <table:table-cell office:value-type="float" office:value="-258">
            <text:p>-258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38.355">
            <text:p>38.355</text:p>
          </table:table-cell>
          <table:table-cell office:value-type="float" office:value="38.485">
            <text:p>38.485</text:p>
          </table:table-cell>
          <table:table-cell office:value-type="float" office:value="40.574">
            <text:p>40.574</text:p>
          </table:table-cell>
          <table:table-cell office:value-type="float" office:value="40.538">
            <text:p>40.53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96]+0.1" office:value-type="float" office:value="19.5">
            <text:p>19.5</text:p>
          </table:table-cell>
          <table:table-cell office:value-type="float" office:value="0">
            <text:p>0</text:p>
          </table:table-cell>
          <table:table-cell office:value-type="float" office:value="-257">
            <text:p>-257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8.206">
            <text:p>38.206</text:p>
          </table:table-cell>
          <table:table-cell office:value-type="float" office:value="38.336">
            <text:p>38.336</text:p>
          </table:table-cell>
          <table:table-cell office:value-type="float" office:value="40.574">
            <text:p>40.574</text:p>
          </table:table-cell>
          <table:table-cell office:value-type="float" office:value="40.538">
            <text:p>40.53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97]+0.1" office:value-type="float" office:value="19.6">
            <text:p>19.6</text:p>
          </table:table-cell>
          <table:table-cell office:value-type="float" office:value="0">
            <text:p>0</text:p>
          </table:table-cell>
          <table:table-cell office:value-type="float" office:value="-255">
            <text:p>-255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37.909">
            <text:p>37.909</text:p>
          </table:table-cell>
          <table:table-cell office:value-type="float" office:value="38.039">
            <text:p>38.039</text:p>
          </table:table-cell>
          <table:table-cell office:value-type="float" office:value="40.574">
            <text:p>40.574</text:p>
          </table:table-cell>
          <table:table-cell office:value-type="float" office:value="40.538">
            <text:p>40.53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98]+0.1" office:value-type="float" office:value="19.7">
            <text:p>19.7</text:p>
          </table:table-cell>
          <table:table-cell office:value-type="float" office:value="0">
            <text:p>0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37.76">
            <text:p>37.76</text:p>
          </table:table-cell>
          <table:table-cell office:value-type="float" office:value="37.89">
            <text:p>37.89</text:p>
          </table:table-cell>
          <table:table-cell office:value-type="float" office:value="40.574">
            <text:p>40.574</text:p>
          </table:table-cell>
          <table:table-cell office:value-type="float" office:value="40.538">
            <text:p>40.53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199]+0.1" office:value-type="float" office:value="19.8">
            <text:p>19.8</text:p>
          </table:table-cell>
          <table:table-cell office:value-type="float" office:value="0">
            <text:p>0</text:p>
          </table:table-cell>
          <table:table-cell office:value-type="float" office:value="-254">
            <text:p>-254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7.76">
            <text:p>37.76</text:p>
          </table:table-cell>
          <table:table-cell office:value-type="float" office:value="37.89">
            <text:p>37.89</text:p>
          </table:table-cell>
          <table:table-cell office:value-type="float" office:value="40.58">
            <text:p>40.58</text:p>
          </table:table-cell>
          <table:table-cell office:value-type="float" office:value="39.988">
            <text:p>39.9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00]+0.1" office:value-type="float" office:value="19.9">
            <text:p>19.9</text:p>
          </table:table-cell>
          <table:table-cell office:value-type="float" office:value="0">
            <text:p>0</text:p>
          </table:table-cell>
          <table:table-cell office:value-type="float" office:value="-252">
            <text:p>-252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7.463">
            <text:p>37.463</text:p>
          </table:table-cell>
          <table:table-cell office:value-type="float" office:value="37.593">
            <text:p>37.593</text:p>
          </table:table-cell>
          <table:table-cell office:value-type="float" office:value="40.58">
            <text:p>40.58</text:p>
          </table:table-cell>
          <table:table-cell office:value-type="float" office:value="39.988">
            <text:p>39.9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01]+0.1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-251">
            <text:p>-251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7.314">
            <text:p>37.314</text:p>
          </table:table-cell>
          <table:table-cell office:value-type="float" office:value="37.444">
            <text:p>37.444</text:p>
          </table:table-cell>
          <table:table-cell office:value-type="float" office:value="40.58">
            <text:p>40.58</text:p>
          </table:table-cell>
          <table:table-cell office:value-type="float" office:value="39.988">
            <text:p>39.9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02]+0.1" office:value-type="float" office:value="20.1">
            <text:p>20.1</text:p>
          </table:table-cell>
          <table:table-cell office:value-type="float" office:value="0">
            <text:p>0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7.314">
            <text:p>37.314</text:p>
          </table:table-cell>
          <table:table-cell office:value-type="float" office:value="37.444">
            <text:p>37.444</text:p>
          </table:table-cell>
          <table:table-cell office:value-type="float" office:value="40.58">
            <text:p>40.58</text:p>
          </table:table-cell>
          <table:table-cell office:value-type="float" office:value="39.988">
            <text:p>39.9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03]+0.1" office:value-type="float" office:value="20.2">
            <text:p>20.2</text:p>
          </table:table-cell>
          <table:table-cell office:value-type="float" office:value="0">
            <text:p>0</text:p>
          </table:table-cell>
          <table:table-cell office:value-type="float" office:value="-251">
            <text:p>-251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7.314">
            <text:p>37.314</text:p>
          </table:table-cell>
          <table:table-cell office:value-type="float" office:value="37.444">
            <text:p>37.444</text:p>
          </table:table-cell>
          <table:table-cell office:value-type="float" office:value="40.58">
            <text:p>40.58</text:p>
          </table:table-cell>
          <table:table-cell office:value-type="float" office:value="39.988">
            <text:p>39.9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04]+0.1" office:value-type="float" office:value="20.3">
            <text:p>20.3</text:p>
          </table:table-cell>
          <table:table-cell office:value-type="float" office:value="0">
            <text:p>0</text:p>
          </table:table-cell>
          <table:table-cell office:value-type="float" office:value="-251">
            <text:p>-251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7.314">
            <text:p>37.314</text:p>
          </table:table-cell>
          <table:table-cell office:value-type="float" office:value="37.444">
            <text:p>37.444</text:p>
          </table:table-cell>
          <table:table-cell office:value-type="float" office:value="40.58">
            <text:p>40.58</text:p>
          </table:table-cell>
          <table:table-cell office:value-type="float" office:value="39.988">
            <text:p>39.9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05]+0.1" office:value-type="float" office:value="20.4">
            <text:p>20.4</text:p>
          </table:table-cell>
          <table:table-cell office:value-type="float" office:value="0">
            <text:p>0</text:p>
          </table:table-cell>
          <table:table-cell office:value-type="float" office:value="-251">
            <text:p>-251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37.314">
            <text:p>37.314</text:p>
          </table:table-cell>
          <table:table-cell office:value-type="float" office:value="37.444">
            <text:p>37.444</text:p>
          </table:table-cell>
          <table:table-cell office:value-type="float" office:value="40.58">
            <text:p>40.58</text:p>
          </table:table-cell>
          <table:table-cell office:value-type="float" office:value="39.988">
            <text:p>39.9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06]+0.1" office:value-type="float" office:value="20.5">
            <text:p>20.5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7.166">
            <text:p>37.166</text:p>
          </table:table-cell>
          <table:table-cell office:value-type="float" office:value="37.296">
            <text:p>37.296</text:p>
          </table:table-cell>
          <table:table-cell office:value-type="float" office:value="40.58">
            <text:p>40.58</text:p>
          </table:table-cell>
          <table:table-cell office:value-type="float" office:value="39.988">
            <text:p>39.9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07]+0.1" office:value-type="float" office:value="20.6">
            <text:p>20.6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7.166">
            <text:p>37.166</text:p>
          </table:table-cell>
          <table:table-cell office:value-type="float" office:value="37.296">
            <text:p>37.296</text:p>
          </table:table-cell>
          <table:table-cell office:value-type="float" office:value="40.58">
            <text:p>40.58</text:p>
          </table:table-cell>
          <table:table-cell office:value-type="float" office:value="39.988">
            <text:p>39.9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08]+0.1" office:value-type="float" office:value="20.7">
            <text:p>20.7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7.166">
            <text:p>37.166</text:p>
          </table:table-cell>
          <table:table-cell office:value-type="float" office:value="37.296">
            <text:p>37.296</text:p>
          </table:table-cell>
          <table:table-cell office:value-type="float" office:value="40.58">
            <text:p>40.58</text:p>
          </table:table-cell>
          <table:table-cell office:value-type="float" office:value="39.988">
            <text:p>39.9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09]+0.1" office:value-type="float" office:value="20.8">
            <text:p>20.8</text:p>
          </table:table-cell>
          <table:table-cell office:value-type="float" office:value="0">
            <text:p>0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7.017">
            <text:p>37.017</text:p>
          </table:table-cell>
          <table:table-cell office:value-type="float" office:value="37.147">
            <text:p>37.147</text:p>
          </table:table-cell>
          <table:table-cell office:value-type="float" office:value="40.577">
            <text:p>40.577</text:p>
          </table:table-cell>
          <table:table-cell office:value-type="float" office:value="39.22">
            <text:p>39.2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10]+0.1" office:value-type="float" office:value="20.9">
            <text:p>20.9</text:p>
          </table:table-cell>
          <table:table-cell office:value-type="float" office:value="0">
            <text:p>0</text:p>
          </table:table-cell>
          <table:table-cell office:value-type="float" office:value="-249">
            <text:p>-249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7.017">
            <text:p>37.017</text:p>
          </table:table-cell>
          <table:table-cell office:value-type="float" office:value="37.147">
            <text:p>37.147</text:p>
          </table:table-cell>
          <table:table-cell office:value-type="float" office:value="40.577">
            <text:p>40.577</text:p>
          </table:table-cell>
          <table:table-cell office:value-type="float" office:value="39.22">
            <text:p>39.2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11]+0.1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249">
            <text:p>-249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7.017">
            <text:p>37.017</text:p>
          </table:table-cell>
          <table:table-cell office:value-type="float" office:value="37.147">
            <text:p>37.147</text:p>
          </table:table-cell>
          <table:table-cell office:value-type="float" office:value="40.577">
            <text:p>40.577</text:p>
          </table:table-cell>
          <table:table-cell office:value-type="float" office:value="39.22">
            <text:p>39.2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12]+0.1" office:value-type="float" office:value="21.1">
            <text:p>21.1</text:p>
          </table:table-cell>
          <table:table-cell office:value-type="float" office:value="0">
            <text:p>0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36.868">
            <text:p>36.868</text:p>
          </table:table-cell>
          <table:table-cell office:value-type="float" office:value="36.998">
            <text:p>36.998</text:p>
          </table:table-cell>
          <table:table-cell office:value-type="float" office:value="40.577">
            <text:p>40.577</text:p>
          </table:table-cell>
          <table:table-cell office:value-type="float" office:value="39.22">
            <text:p>39.2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13]+0.1" office:value-type="float" office:value="21.2">
            <text:p>21.2</text:p>
          </table:table-cell>
          <table:table-cell office:value-type="float" office:value="0">
            <text:p>0</text:p>
          </table:table-cell>
          <table:table-cell office:value-type="float" office:value="-247">
            <text:p>-247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6.72">
            <text:p>36.72</text:p>
          </table:table-cell>
          <table:table-cell office:value-type="float" office:value="36.85">
            <text:p>36.85</text:p>
          </table:table-cell>
          <table:table-cell office:value-type="float" office:value="40.577">
            <text:p>40.577</text:p>
          </table:table-cell>
          <table:table-cell office:value-type="float" office:value="39.22">
            <text:p>39.2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14]+0.1" office:value-type="float" office:value="21.3">
            <text:p>21.3</text:p>
          </table:table-cell>
          <table:table-cell office:value-type="float" office:value="0">
            <text:p>0</text:p>
          </table:table-cell>
          <table:table-cell office:value-type="float" office:value="-246">
            <text:p>-246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36.571">
            <text:p>36.571</text:p>
          </table:table-cell>
          <table:table-cell office:value-type="float" office:value="36.701">
            <text:p>36.701</text:p>
          </table:table-cell>
          <table:table-cell office:value-type="float" office:value="40.577">
            <text:p>40.577</text:p>
          </table:table-cell>
          <table:table-cell office:value-type="float" office:value="39.22">
            <text:p>39.2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15]+0.1" office:value-type="float" office:value="21.4">
            <text:p>21.4</text:p>
          </table:table-cell>
          <table:table-cell office:value-type="float" office:value="0">
            <text:p>0</text:p>
          </table:table-cell>
          <table:table-cell office:value-type="float" office:value="-243">
            <text:p>-243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6.125">
            <text:p>36.125</text:p>
          </table:table-cell>
          <table:table-cell office:value-type="float" office:value="36.255">
            <text:p>36.255</text:p>
          </table:table-cell>
          <table:table-cell office:value-type="float" office:value="40.577">
            <text:p>40.577</text:p>
          </table:table-cell>
          <table:table-cell office:value-type="float" office:value="39.22">
            <text:p>39.2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16]+0.1" office:value-type="float" office:value="21.5">
            <text:p>21.5</text:p>
          </table:table-cell>
          <table:table-cell office:value-type="float" office:value="0">
            <text:p>0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6.125">
            <text:p>36.125</text:p>
          </table:table-cell>
          <table:table-cell office:value-type="float" office:value="36.255">
            <text:p>36.255</text:p>
          </table:table-cell>
          <table:table-cell office:value-type="float" office:value="40.577">
            <text:p>40.577</text:p>
          </table:table-cell>
          <table:table-cell office:value-type="float" office:value="39.22">
            <text:p>39.2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17]+0.1" office:value-type="float" office:value="21.6">
            <text:p>21.6</text:p>
          </table:table-cell>
          <table:table-cell office:value-type="float" office:value="0">
            <text:p>0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5.976">
            <text:p>35.976</text:p>
          </table:table-cell>
          <table:table-cell office:value-type="float" office:value="36.106">
            <text:p>36.106</text:p>
          </table:table-cell>
          <table:table-cell office:value-type="float" office:value="40.577">
            <text:p>40.577</text:p>
          </table:table-cell>
          <table:table-cell office:value-type="float" office:value="39.22">
            <text:p>39.2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18]+0.1" office:value-type="float" office:value="21.7">
            <text:p>21.7</text:p>
          </table:table-cell>
          <table:table-cell office:value-type="float" office:value="0">
            <text:p>0</text:p>
          </table:table-cell>
          <table:table-cell office:value-type="float" office:value="-240">
            <text:p>-240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5.679">
            <text:p>35.679</text:p>
          </table:table-cell>
          <table:table-cell office:value-type="float" office:value="35.809">
            <text:p>35.809</text:p>
          </table:table-cell>
          <table:table-cell office:value-type="float" office:value="40.577">
            <text:p>40.577</text:p>
          </table:table-cell>
          <table:table-cell office:value-type="float" office:value="39.22">
            <text:p>39.2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19]+0.1" office:value-type="float" office:value="21.8">
            <text:p>21.8</text:p>
          </table:table-cell>
          <table:table-cell office:value-type="float" office:value="0">
            <text:p>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5.679">
            <text:p>35.679</text:p>
          </table:table-cell>
          <table:table-cell office:value-type="float" office:value="35.809">
            <text:p>35.809</text:p>
          </table:table-cell>
          <table:table-cell office:value-type="float" office:value="40.562">
            <text:p>40.562</text:p>
          </table:table-cell>
          <table:table-cell office:value-type="float" office:value="38.31">
            <text:p>38.3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20]+0.1" office:value-type="float" office:value="21.9">
            <text:p>21.9</text:p>
          </table:table-cell>
          <table:table-cell office:value-type="float" office:value="0">
            <text:p>0</text:p>
          </table:table-cell>
          <table:table-cell office:value-type="float" office:value="-239">
            <text:p>-239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5.53">
            <text:p>35.53</text:p>
          </table:table-cell>
          <table:table-cell office:value-type="float" office:value="35.66">
            <text:p>35.66</text:p>
          </table:table-cell>
          <table:table-cell office:value-type="float" office:value="40.562">
            <text:p>40.562</text:p>
          </table:table-cell>
          <table:table-cell office:value-type="float" office:value="38.31">
            <text:p>38.3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21]+0.1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-236">
            <text:p>-236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5.084">
            <text:p>35.084</text:p>
          </table:table-cell>
          <table:table-cell office:value-type="float" office:value="35.214">
            <text:p>35.214</text:p>
          </table:table-cell>
          <table:table-cell office:value-type="float" office:value="40.562">
            <text:p>40.562</text:p>
          </table:table-cell>
          <table:table-cell office:value-type="float" office:value="38.31">
            <text:p>38.3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22]+0.1" office:value-type="float" office:value="22.1">
            <text:p>22.1</text:p>
          </table:table-cell>
          <table:table-cell office:value-type="float" office:value="0">
            <text:p>0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4.936">
            <text:p>34.936</text:p>
          </table:table-cell>
          <table:table-cell office:value-type="float" office:value="35.066">
            <text:p>35.066</text:p>
          </table:table-cell>
          <table:table-cell office:value-type="float" office:value="40.562">
            <text:p>40.562</text:p>
          </table:table-cell>
          <table:table-cell office:value-type="float" office:value="38.31">
            <text:p>38.3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23]+0.1" office:value-type="float" office:value="22.2">
            <text:p>22.2</text:p>
          </table:table-cell>
          <table:table-cell office:value-type="float" office:value="0">
            <text:p>0</text:p>
          </table:table-cell>
          <table:table-cell office:value-type="float" office:value="-234">
            <text:p>-234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4.787">
            <text:p>34.787</text:p>
          </table:table-cell>
          <table:table-cell office:value-type="float" office:value="34.917">
            <text:p>34.917</text:p>
          </table:table-cell>
          <table:table-cell office:value-type="float" office:value="40.562">
            <text:p>40.562</text:p>
          </table:table-cell>
          <table:table-cell office:value-type="float" office:value="38.31">
            <text:p>38.3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24]+0.1" office:value-type="float" office:value="22.3">
            <text:p>22.3</text:p>
          </table:table-cell>
          <table:table-cell office:value-type="float" office:value="0">
            <text:p>0</text:p>
          </table:table-cell>
          <table:table-cell office:value-type="float" office:value="-234">
            <text:p>-234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34.787">
            <text:p>34.787</text:p>
          </table:table-cell>
          <table:table-cell office:value-type="float" office:value="34.917">
            <text:p>34.917</text:p>
          </table:table-cell>
          <table:table-cell office:value-type="float" office:value="40.562">
            <text:p>40.562</text:p>
          </table:table-cell>
          <table:table-cell office:value-type="float" office:value="38.31">
            <text:p>38.3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25]+0.1" office:value-type="float" office:value="22.4">
            <text:p>22.4</text:p>
          </table:table-cell>
          <table:table-cell office:value-type="float" office:value="0">
            <text:p>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34.49">
            <text:p>34.49</text:p>
          </table:table-cell>
          <table:table-cell office:value-type="float" office:value="34.62">
            <text:p>34.62</text:p>
          </table:table-cell>
          <table:table-cell office:value-type="float" office:value="40.562">
            <text:p>40.562</text:p>
          </table:table-cell>
          <table:table-cell office:value-type="float" office:value="38.31">
            <text:p>38.3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26]+0.1" office:value-type="float" office:value="22.5">
            <text:p>22.5</text:p>
          </table:table-cell>
          <table:table-cell office:value-type="float" office:value="0">
            <text:p>0</text:p>
          </table:table-cell>
          <table:table-cell office:value-type="float" office:value="-231">
            <text:p>-231</text:p>
          </table:table-cell>
          <table:table-cell office:value-type="float" office:value="-1">
            <text:p>-1</text:p>
          </table:table-cell>
          <table:table-cell office:value-type="float" office:value="274">
            <text:p>274</text:p>
          </table:table-cell>
          <table:table-cell office:value-type="float" office:value="34.341">
            <text:p>34.341</text:p>
          </table:table-cell>
          <table:table-cell office:value-type="float" office:value="34.471">
            <text:p>34.471</text:p>
          </table:table-cell>
          <table:table-cell office:value-type="float" office:value="40.562">
            <text:p>40.562</text:p>
          </table:table-cell>
          <table:table-cell office:value-type="float" office:value="38.31">
            <text:p>38.3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27]+0.1" office:value-type="float" office:value="22.6000000000001">
            <text:p>22.6</text:p>
          </table:table-cell>
          <table:table-cell office:value-type="float" office:value="0">
            <text:p>0</text:p>
          </table:table-cell>
          <table:table-cell office:value-type="float" office:value="-231">
            <text:p>-231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34.341">
            <text:p>34.341</text:p>
          </table:table-cell>
          <table:table-cell office:value-type="float" office:value="34.471">
            <text:p>34.471</text:p>
          </table:table-cell>
          <table:table-cell office:value-type="float" office:value="40.562">
            <text:p>40.562</text:p>
          </table:table-cell>
          <table:table-cell office:value-type="float" office:value="38.31">
            <text:p>38.3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28]+0.1" office:value-type="float" office:value="22.7000000000001">
            <text:p>22.7</text:p>
          </table:table-cell>
          <table:table-cell office:value-type="float" office:value="0">
            <text:p>0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34.49">
            <text:p>34.49</text:p>
          </table:table-cell>
          <table:table-cell office:value-type="float" office:value="34.471">
            <text:p>34.471</text:p>
          </table:table-cell>
          <table:table-cell office:value-type="float" office:value="40.562">
            <text:p>40.562</text:p>
          </table:table-cell>
          <table:table-cell office:value-type="float" office:value="38.31">
            <text:p>38.3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29]+0.1" office:value-type="float" office:value="22.8000000000001">
            <text:p>22.8</text:p>
          </table:table-cell>
          <table:table-cell office:value-type="float" office:value="0">
            <text:p>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34.192">
            <text:p>34.192</text:p>
          </table:table-cell>
          <table:table-cell office:value-type="float" office:value="34.322">
            <text:p>34.322</text:p>
          </table:table-cell>
          <table:table-cell office:value-type="float" office:value="40.534">
            <text:p>40.534</text:p>
          </table:table-cell>
          <table:table-cell office:value-type="float" office:value="37.203">
            <text:p>37.2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30]+0.1" office:value-type="float" office:value="22.9000000000001">
            <text:p>22.9</text:p>
          </table:table-cell>
          <table:table-cell office:value-type="float" office:value="0">
            <text:p>0</text:p>
          </table:table-cell>
          <table:table-cell office:value-type="float" office:value="-231">
            <text:p>-231</text:p>
          </table:table-cell>
          <table:table-cell office:value-type="float" office:value="-2">
            <text:p>-2</text:p>
          </table:table-cell>
          <table:table-cell office:value-type="float" office:value="272">
            <text:p>272</text:p>
          </table:table-cell>
          <table:table-cell office:value-type="float" office:value="34.341">
            <text:p>34.341</text:p>
          </table:table-cell>
          <table:table-cell office:value-type="float" office:value="34.322">
            <text:p>34.322</text:p>
          </table:table-cell>
          <table:table-cell office:value-type="float" office:value="40.534">
            <text:p>40.534</text:p>
          </table:table-cell>
          <table:table-cell office:value-type="float" office:value="37.203">
            <text:p>37.2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31]+0.1" office:value-type="float" office:value="23.0000000000001">
            <text:p>23</text:p>
          </table:table-cell>
          <table:table-cell office:value-type="float" office:value="0">
            <text:p>0</text:p>
          </table:table-cell>
          <table:table-cell office:value-type="float" office:value="-231">
            <text:p>-231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4.341">
            <text:p>34.341</text:p>
          </table:table-cell>
          <table:table-cell office:value-type="float" office:value="34.322">
            <text:p>34.322</text:p>
          </table:table-cell>
          <table:table-cell office:value-type="float" office:value="40.534">
            <text:p>40.534</text:p>
          </table:table-cell>
          <table:table-cell office:value-type="float" office:value="37.203">
            <text:p>37.2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32]+0.1" office:value-type="float" office:value="23.1000000000001">
            <text:p>23.1</text:p>
          </table:table-cell>
          <table:table-cell office:value-type="float" office:value="0">
            <text:p>0</text:p>
          </table:table-cell>
          <table:table-cell office:value-type="float" office:value="-229">
            <text:p>-229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4.044">
            <text:p>34.044</text:p>
          </table:table-cell>
          <table:table-cell office:value-type="float" office:value="34.174">
            <text:p>34.174</text:p>
          </table:table-cell>
          <table:table-cell office:value-type="float" office:value="40.534">
            <text:p>40.534</text:p>
          </table:table-cell>
          <table:table-cell office:value-type="float" office:value="37.203">
            <text:p>37.2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33]+0.1" office:value-type="float" office:value="23.2000000000001">
            <text:p>23.2</text:p>
          </table:table-cell>
          <table:table-cell office:value-type="float" office:value="0">
            <text:p>0</text:p>
          </table:table-cell>
          <table:table-cell office:value-type="float" office:value="-229">
            <text:p>-229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34.044">
            <text:p>34.044</text:p>
          </table:table-cell>
          <table:table-cell office:value-type="float" office:value="34.174">
            <text:p>34.174</text:p>
          </table:table-cell>
          <table:table-cell office:value-type="float" office:value="40.534">
            <text:p>40.534</text:p>
          </table:table-cell>
          <table:table-cell office:value-type="float" office:value="37.203">
            <text:p>37.2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34]+0.1" office:value-type="float" office:value="23.3000000000001">
            <text:p>23.3</text:p>
          </table:table-cell>
          <table:table-cell office:value-type="float" office:value="0">
            <text:p>0</text:p>
          </table:table-cell>
          <table:table-cell office:value-type="float" office:value="-230">
            <text:p>-230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34.192">
            <text:p>34.192</text:p>
          </table:table-cell>
          <table:table-cell office:value-type="float" office:value="34.174">
            <text:p>34.174</text:p>
          </table:table-cell>
          <table:table-cell office:value-type="float" office:value="40.534">
            <text:p>40.534</text:p>
          </table:table-cell>
          <table:table-cell office:value-type="float" office:value="37.203">
            <text:p>37.2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35]+0.1" office:value-type="float" office:value="23.4000000000001">
            <text:p>23.4</text:p>
          </table:table-cell>
          <table:table-cell office:value-type="float" office:value="0">
            <text:p>0</text:p>
          </table:table-cell>
          <table:table-cell office:value-type="float" office:value="-231">
            <text:p>-231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34.341">
            <text:p>34.341</text:p>
          </table:table-cell>
          <table:table-cell office:value-type="float" office:value="34.211">
            <text:p>34.211</text:p>
          </table:table-cell>
          <table:table-cell office:value-type="float" office:value="40.534">
            <text:p>40.534</text:p>
          </table:table-cell>
          <table:table-cell office:value-type="float" office:value="37.203">
            <text:p>37.2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36]+0.1" office:value-type="float" office:value="23.5000000000001">
            <text:p>23.5</text:p>
          </table:table-cell>
          <table:table-cell office:value-type="float" office:value="0">
            <text:p>0</text:p>
          </table:table-cell>
          <table:table-cell office:value-type="float" office:value="-230">
            <text:p>-230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34.192">
            <text:p>34.192</text:p>
          </table:table-cell>
          <table:table-cell office:value-type="float" office:value="34.211">
            <text:p>34.211</text:p>
          </table:table-cell>
          <table:table-cell office:value-type="float" office:value="40.534">
            <text:p>40.534</text:p>
          </table:table-cell>
          <table:table-cell office:value-type="float" office:value="37.203">
            <text:p>37.2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37]+0.1" office:value-type="float" office:value="23.6000000000001">
            <text:p>23.6</text:p>
          </table:table-cell>
          <table:table-cell office:value-type="float" office:value="0">
            <text:p>0</text:p>
          </table:table-cell>
          <table:table-cell office:value-type="float" office:value="-231">
            <text:p>-231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4.341">
            <text:p>34.341</text:p>
          </table:table-cell>
          <table:table-cell office:value-type="float" office:value="34.211">
            <text:p>34.211</text:p>
          </table:table-cell>
          <table:table-cell office:value-type="float" office:value="40.534">
            <text:p>40.534</text:p>
          </table:table-cell>
          <table:table-cell office:value-type="float" office:value="37.203">
            <text:p>37.2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38]+0.1" office:value-type="float" office:value="23.7000000000001">
            <text:p>23.7</text:p>
          </table:table-cell>
          <table:table-cell office:value-type="float" office:value="0">
            <text:p>0</text:p>
          </table:table-cell>
          <table:table-cell office:value-type="float" office:value="-230">
            <text:p>-230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34.192">
            <text:p>34.192</text:p>
          </table:table-cell>
          <table:table-cell office:value-type="float" office:value="34.211">
            <text:p>34.211</text:p>
          </table:table-cell>
          <table:table-cell office:value-type="float" office:value="40.534">
            <text:p>40.534</text:p>
          </table:table-cell>
          <table:table-cell office:value-type="float" office:value="37.203">
            <text:p>37.20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39]+0.1" office:value-type="float" office:value="23.8000000000001">
            <text:p>23.8</text:p>
          </table:table-cell>
          <table:table-cell office:value-type="float" office:value="0">
            <text:p>0</text:p>
          </table:table-cell>
          <table:table-cell office:value-type="float" office:value="-229">
            <text:p>-229</text:p>
          </table:table-cell>
          <table:table-cell office:value-type="float" office:value="-1">
            <text:p>-1</text:p>
          </table:table-cell>
          <table:table-cell office:value-type="float" office:value="274">
            <text:p>274</text:p>
          </table:table-cell>
          <table:table-cell office:value-type="float" office:value="34.044">
            <text:p>34.044</text:p>
          </table:table-cell>
          <table:table-cell office:value-type="float" office:value="34.174">
            <text:p>34.174</text:p>
          </table:table-cell>
          <table:table-cell office:value-type="float" office:value="40.492">
            <text:p>40.492</text:p>
          </table:table-cell>
          <table:table-cell office:value-type="float" office:value="36.239">
            <text:p>36.23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40]+0.1" office:value-type="float" office:value="23.9000000000001">
            <text:p>23.9</text:p>
          </table:table-cell>
          <table:table-cell office:value-type="float" office:value="0">
            <text:p>0</text:p>
          </table:table-cell>
          <table:table-cell office:value-type="float" office:value="-231">
            <text:p>-231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34.341">
            <text:p>34.341</text:p>
          </table:table-cell>
          <table:table-cell office:value-type="float" office:value="34.211">
            <text:p>34.211</text:p>
          </table:table-cell>
          <table:table-cell office:value-type="float" office:value="40.492">
            <text:p>40.492</text:p>
          </table:table-cell>
          <table:table-cell office:value-type="float" office:value="36.239">
            <text:p>36.23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41]+0.1" office:value-type="float" office:value="24.0000000000001">
            <text:p>24</text:p>
          </table:table-cell>
          <table:table-cell office:value-type="float" office:value="0">
            <text:p>0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4.787">
            <text:p>34.787</text:p>
          </table:table-cell>
          <table:table-cell office:value-type="float" office:value="34.657">
            <text:p>34.657</text:p>
          </table:table-cell>
          <table:table-cell office:value-type="float" office:value="40.492">
            <text:p>40.492</text:p>
          </table:table-cell>
          <table:table-cell office:value-type="float" office:value="36.239">
            <text:p>36.23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42]+0.1" office:value-type="float" office:value="24.1000000000001">
            <text:p>24.1</text:p>
          </table:table-cell>
          <table:table-cell office:value-type="float" office:value="0">
            <text:p>0</text:p>
          </table:table-cell>
          <table:table-cell office:value-type="float" office:value="-235">
            <text:p>-235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34.936">
            <text:p>34.936</text:p>
          </table:table-cell>
          <table:table-cell office:value-type="float" office:value="34.806">
            <text:p>34.806</text:p>
          </table:table-cell>
          <table:table-cell office:value-type="float" office:value="40.492">
            <text:p>40.492</text:p>
          </table:table-cell>
          <table:table-cell office:value-type="float" office:value="36.239">
            <text:p>36.23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43]+0.1" office:value-type="float" office:value="24.2000000000001">
            <text:p>24.2</text:p>
          </table:table-cell>
          <table:table-cell office:value-type="float" office:value="0">
            <text:p>0</text:p>
          </table:table-cell>
          <table:table-cell office:value-type="float" office:value="-236">
            <text:p>-236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5.084">
            <text:p>35.084</text:p>
          </table:table-cell>
          <table:table-cell office:value-type="float" office:value="34.954">
            <text:p>34.954</text:p>
          </table:table-cell>
          <table:table-cell office:value-type="float" office:value="40.492">
            <text:p>40.492</text:p>
          </table:table-cell>
          <table:table-cell office:value-type="float" office:value="36.239">
            <text:p>36.23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44]+0.1" office:value-type="float" office:value="24.3000000000001">
            <text:p>24.3</text:p>
          </table:table-cell>
          <table:table-cell office:value-type="float" office:value="0">
            <text:p>0</text:p>
          </table:table-cell>
          <table:table-cell office:value-type="float" office:value="-236">
            <text:p>-236</text:p>
          </table:table-cell>
          <table:table-cell office:value-type="float" office:value="-2">
            <text:p>-2</text:p>
          </table:table-cell>
          <table:table-cell office:value-type="float" office:value="273">
            <text:p>273</text:p>
          </table:table-cell>
          <table:table-cell office:value-type="float" office:value="35.084">
            <text:p>35.084</text:p>
          </table:table-cell>
          <table:table-cell office:value-type="float" office:value="34.954">
            <text:p>34.954</text:p>
          </table:table-cell>
          <table:table-cell office:value-type="float" office:value="40.492">
            <text:p>40.492</text:p>
          </table:table-cell>
          <table:table-cell office:value-type="float" office:value="36.239">
            <text:p>36.23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45]+0.1" office:value-type="float" office:value="24.4000000000001">
            <text:p>24.4</text:p>
          </table:table-cell>
          <table:table-cell office:value-type="float" office:value="0">
            <text:p>0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35.53">
            <text:p>35.53</text:p>
          </table:table-cell>
          <table:table-cell office:value-type="float" office:value="35.4">
            <text:p>35.4</text:p>
          </table:table-cell>
          <table:table-cell office:value-type="float" office:value="40.492">
            <text:p>40.492</text:p>
          </table:table-cell>
          <table:table-cell office:value-type="float" office:value="36.239">
            <text:p>36.23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46]+0.1" office:value-type="float" office:value="24.5000000000001">
            <text:p>24.5</text:p>
          </table:table-cell>
          <table:table-cell office:value-type="float" office:value="0">
            <text:p>0</text:p>
          </table:table-cell>
          <table:table-cell office:value-type="float" office:value="-238">
            <text:p>-238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35.382">
            <text:p>35.382</text:p>
          </table:table-cell>
          <table:table-cell office:value-type="float" office:value="35.4">
            <text:p>35.4</text:p>
          </table:table-cell>
          <table:table-cell office:value-type="float" office:value="40.492">
            <text:p>40.492</text:p>
          </table:table-cell>
          <table:table-cell office:value-type="float" office:value="36.239">
            <text:p>36.23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47]+0.1" office:value-type="float" office:value="24.6000000000001">
            <text:p>24.6</text:p>
          </table:table-cell>
          <table:table-cell office:value-type="float" office:value="0">
            <text:p>0</text:p>
          </table:table-cell>
          <table:table-cell office:value-type="float" office:value="-240">
            <text:p>-240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35.679">
            <text:p>35.679</text:p>
          </table:table-cell>
          <table:table-cell office:value-type="float" office:value="35.549">
            <text:p>35.549</text:p>
          </table:table-cell>
          <table:table-cell office:value-type="float" office:value="40.492">
            <text:p>40.492</text:p>
          </table:table-cell>
          <table:table-cell office:value-type="float" office:value="36.239">
            <text:p>36.23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48]+0.1" office:value-type="float" office:value="24.7000000000001">
            <text:p>24.7</text:p>
          </table:table-cell>
          <table:table-cell office:value-type="float" office:value="0">
            <text:p>0</text:p>
          </table:table-cell>
          <table:table-cell office:value-type="float" office:value="-241">
            <text:p>-241</text:p>
          </table:table-cell>
          <table:table-cell office:value-type="float" office:value="-2">
            <text:p>-2</text:p>
          </table:table-cell>
          <table:table-cell office:value-type="float" office:value="273">
            <text:p>273</text:p>
          </table:table-cell>
          <table:table-cell office:value-type="float" office:value="35.828">
            <text:p>35.828</text:p>
          </table:table-cell>
          <table:table-cell office:value-type="float" office:value="35.698">
            <text:p>35.698</text:p>
          </table:table-cell>
          <table:table-cell office:value-type="float" office:value="40.492">
            <text:p>40.492</text:p>
          </table:table-cell>
          <table:table-cell office:value-type="float" office:value="36.239">
            <text:p>36.23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49]+0.1" office:value-type="float" office:value="24.8000000000001">
            <text:p>24.8</text:p>
          </table:table-cell>
          <table:table-cell office:value-type="float" office:value="0">
            <text:p>0</text:p>
          </table:table-cell>
          <table:table-cell office:value-type="float" office:value="-241">
            <text:p>-241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5.828">
            <text:p>35.828</text:p>
          </table:table-cell>
          <table:table-cell office:value-type="float" office:value="35.698">
            <text:p>35.698</text:p>
          </table:table-cell>
          <table:table-cell office:value-type="float" office:value="40.441">
            <text:p>40.441</text:p>
          </table:table-cell>
          <table:table-cell office:value-type="float" office:value="35.774">
            <text:p>35.77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50]+0.1" office:value-type="float" office:value="24.9000000000001">
            <text:p>24.9</text:p>
          </table:table-cell>
          <table:table-cell office:value-type="float" office:value="0">
            <text:p>0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35.976">
            <text:p>35.976</text:p>
          </table:table-cell>
          <table:table-cell office:value-type="float" office:value="35.846">
            <text:p>35.846</text:p>
          </table:table-cell>
          <table:table-cell office:value-type="float" office:value="40.441">
            <text:p>40.441</text:p>
          </table:table-cell>
          <table:table-cell office:value-type="float" office:value="35.774">
            <text:p>35.77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51]+0.1" office:value-type="float" office:value="25.0000000000001">
            <text:p>25</text:p>
          </table:table-cell>
          <table:table-cell office:value-type="float" office:value="0">
            <text:p>0</text:p>
          </table:table-cell>
          <table:table-cell office:value-type="float" office:value="-243">
            <text:p>-243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36.125">
            <text:p>36.125</text:p>
          </table:table-cell>
          <table:table-cell office:value-type="float" office:value="35.995">
            <text:p>35.995</text:p>
          </table:table-cell>
          <table:table-cell office:value-type="float" office:value="40.441">
            <text:p>40.441</text:p>
          </table:table-cell>
          <table:table-cell office:value-type="float" office:value="35.774">
            <text:p>35.77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52]+0.1" office:value-type="float" office:value="25.1000000000001">
            <text:p>25.1</text:p>
          </table:table-cell>
          <table:table-cell office:value-type="float" office:value="0">
            <text:p>0</text:p>
          </table:table-cell>
          <table:table-cell office:value-type="float" office:value="-244">
            <text:p>-244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36.274">
            <text:p>36.274</text:p>
          </table:table-cell>
          <table:table-cell office:value-type="float" office:value="36.144">
            <text:p>36.144</text:p>
          </table:table-cell>
          <table:table-cell office:value-type="float" office:value="40.441">
            <text:p>40.441</text:p>
          </table:table-cell>
          <table:table-cell office:value-type="float" office:value="35.774">
            <text:p>35.77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53]+0.1" office:value-type="float" office:value="25.2000000000001">
            <text:p>25.2</text:p>
          </table:table-cell>
          <table:table-cell office:value-type="float" office:value="0">
            <text:p>0</text:p>
          </table:table-cell>
          <table:table-cell office:value-type="float" office:value="-246">
            <text:p>-246</text:p>
          </table:table-cell>
          <table:table-cell office:value-type="float" office:value="-2">
            <text:p>-2</text:p>
          </table:table-cell>
          <table:table-cell office:value-type="float" office:value="273">
            <text:p>273</text:p>
          </table:table-cell>
          <table:table-cell office:value-type="float" office:value="36.571">
            <text:p>36.571</text:p>
          </table:table-cell>
          <table:table-cell office:value-type="float" office:value="36.441">
            <text:p>36.441</text:p>
          </table:table-cell>
          <table:table-cell office:value-type="float" office:value="40.441">
            <text:p>40.441</text:p>
          </table:table-cell>
          <table:table-cell office:value-type="float" office:value="35.774">
            <text:p>35.77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54]+0.1" office:value-type="float" office:value="25.3000000000001">
            <text:p>25.3</text:p>
          </table:table-cell>
          <table:table-cell office:value-type="float" office:value="0">
            <text:p>0</text:p>
          </table:table-cell>
          <table:table-cell office:value-type="float" office:value="-246">
            <text:p>-246</text:p>
          </table:table-cell>
          <table:table-cell office:value-type="float" office:value="-2">
            <text:p>-2</text:p>
          </table:table-cell>
          <table:table-cell office:value-type="float" office:value="273">
            <text:p>273</text:p>
          </table:table-cell>
          <table:table-cell office:value-type="float" office:value="36.571">
            <text:p>36.571</text:p>
          </table:table-cell>
          <table:table-cell office:value-type="float" office:value="36.441">
            <text:p>36.441</text:p>
          </table:table-cell>
          <table:table-cell office:value-type="float" office:value="40.441">
            <text:p>40.441</text:p>
          </table:table-cell>
          <table:table-cell office:value-type="float" office:value="35.774">
            <text:p>35.77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55]+0.1" office:value-type="float" office:value="25.4000000000001">
            <text:p>25.4</text:p>
          </table:table-cell>
          <table:table-cell office:value-type="float" office:value="0">
            <text:p>0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36.422">
            <text:p>36.422</text:p>
          </table:table-cell>
          <table:table-cell office:value-type="float" office:value="36.441">
            <text:p>36.441</text:p>
          </table:table-cell>
          <table:table-cell office:value-type="float" office:value="40.441">
            <text:p>40.441</text:p>
          </table:table-cell>
          <table:table-cell office:value-type="float" office:value="35.774">
            <text:p>35.77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56]+0.1" office:value-type="float" office:value="25.5000000000001">
            <text:p>25.5</text:p>
          </table:table-cell>
          <table:table-cell office:value-type="float" office:value="0">
            <text:p>0</text:p>
          </table:table-cell>
          <table:table-cell office:value-type="float" office:value="-246">
            <text:p>-246</text:p>
          </table:table-cell>
          <table:table-cell office:value-type="float" office:value="-2">
            <text:p>-2</text:p>
          </table:table-cell>
          <table:table-cell office:value-type="float" office:value="271">
            <text:p>271</text:p>
          </table:table-cell>
          <table:table-cell office:value-type="float" office:value="36.571">
            <text:p>36.571</text:p>
          </table:table-cell>
          <table:table-cell office:value-type="float" office:value="36.441">
            <text:p>36.441</text:p>
          </table:table-cell>
          <table:table-cell office:value-type="float" office:value="40.441">
            <text:p>40.441</text:p>
          </table:table-cell>
          <table:table-cell office:value-type="float" office:value="35.774">
            <text:p>35.77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57]+0.1" office:value-type="float" office:value="25.6000000000001">
            <text:p>25.6</text:p>
          </table:table-cell>
          <table:table-cell office:value-type="float" office:value="0">
            <text:p>0</text:p>
          </table:table-cell>
          <table:table-cell office:value-type="float" office:value="-246">
            <text:p>-246</text:p>
          </table:table-cell>
          <table:table-cell office:value-type="float" office:value="-2">
            <text:p>-2</text:p>
          </table:table-cell>
          <table:table-cell office:value-type="float" office:value="273">
            <text:p>273</text:p>
          </table:table-cell>
          <table:table-cell office:value-type="float" office:value="36.571">
            <text:p>36.571</text:p>
          </table:table-cell>
          <table:table-cell office:value-type="float" office:value="36.441">
            <text:p>36.441</text:p>
          </table:table-cell>
          <table:table-cell office:value-type="float" office:value="40.441">
            <text:p>40.441</text:p>
          </table:table-cell>
          <table:table-cell office:value-type="float" office:value="35.774">
            <text:p>35.77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58]+0.1" office:value-type="float" office:value="25.7000000000001">
            <text:p>25.7</text:p>
          </table:table-cell>
          <table:table-cell office:value-type="float" office:value="0">
            <text:p>0</text:p>
          </table:table-cell>
          <table:table-cell office:value-type="float" office:value="-246">
            <text:p>-246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36.571">
            <text:p>36.571</text:p>
          </table:table-cell>
          <table:table-cell office:value-type="float" office:value="36.441">
            <text:p>36.441</text:p>
          </table:table-cell>
          <table:table-cell office:value-type="float" office:value="40.441">
            <text:p>40.441</text:p>
          </table:table-cell>
          <table:table-cell office:value-type="float" office:value="35.774">
            <text:p>35.77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59]+0.1" office:value-type="float" office:value="25.8000000000001">
            <text:p>25.8</text:p>
          </table:table-cell>
          <table:table-cell office:value-type="float" office:value="0">
            <text:p>0</text:p>
          </table:table-cell>
          <table:table-cell office:value-type="float" office:value="-245">
            <text:p>-245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6.422">
            <text:p>36.422</text:p>
          </table:table-cell>
          <table:table-cell office:value-type="float" office:value="36.441">
            <text:p>36.441</text:p>
          </table:table-cell>
          <table:table-cell office:value-type="float" office:value="40.386">
            <text:p>40.386</text:p>
          </table:table-cell>
          <table:table-cell office:value-type="float" office:value="35.768">
            <text:p>35.76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60]+0.1" office:value-type="float" office:value="25.9000000000001">
            <text:p>25.9</text:p>
          </table:table-cell>
          <table:table-cell office:value-type="float" office:value="0">
            <text:p>0</text:p>
          </table:table-cell>
          <table:table-cell office:value-type="float" office:value="-246">
            <text:p>-246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36.571">
            <text:p>36.571</text:p>
          </table:table-cell>
          <table:table-cell office:value-type="float" office:value="36.441">
            <text:p>36.441</text:p>
          </table:table-cell>
          <table:table-cell office:value-type="float" office:value="40.386">
            <text:p>40.386</text:p>
          </table:table-cell>
          <table:table-cell office:value-type="float" office:value="35.768">
            <text:p>35.76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61]+0.1" office:value-type="float" office:value="26.0000000000001">
            <text:p>26</text:p>
          </table:table-cell>
          <table:table-cell office:value-type="float" office:value="0">
            <text:p>0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36.125">
            <text:p>36.125</text:p>
          </table:table-cell>
          <table:table-cell office:value-type="float" office:value="36.255">
            <text:p>36.255</text:p>
          </table:table-cell>
          <table:table-cell office:value-type="float" office:value="40.386">
            <text:p>40.386</text:p>
          </table:table-cell>
          <table:table-cell office:value-type="float" office:value="35.768">
            <text:p>35.76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62]+0.1" office:value-type="float" office:value="26.1000000000001">
            <text:p>26.1</text:p>
          </table:table-cell>
          <table:table-cell office:value-type="float" office:value="0">
            <text:p>0</text:p>
          </table:table-cell>
          <table:table-cell office:value-type="float" office:value="-244">
            <text:p>-244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6.274">
            <text:p>36.274</text:p>
          </table:table-cell>
          <table:table-cell office:value-type="float" office:value="36.255">
            <text:p>36.255</text:p>
          </table:table-cell>
          <table:table-cell office:value-type="float" office:value="40.386">
            <text:p>40.386</text:p>
          </table:table-cell>
          <table:table-cell office:value-type="float" office:value="35.768">
            <text:p>35.76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63]+0.1" office:value-type="float" office:value="26.2000000000001">
            <text:p>26.2</text:p>
          </table:table-cell>
          <table:table-cell office:value-type="float" office:value="0">
            <text:p>0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36.274">
            <text:p>36.274</text:p>
          </table:table-cell>
          <table:table-cell office:value-type="float" office:value="36.255">
            <text:p>36.255</text:p>
          </table:table-cell>
          <table:table-cell office:value-type="float" office:value="40.386">
            <text:p>40.386</text:p>
          </table:table-cell>
          <table:table-cell office:value-type="float" office:value="35.768">
            <text:p>35.76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64]+0.1" office:value-type="float" office:value="26.3000000000001">
            <text:p>26.3</text:p>
          </table:table-cell>
          <table:table-cell office:value-type="float" office:value="0">
            <text:p>0</text:p>
          </table:table-cell>
          <table:table-cell office:value-type="float" office:value="-244">
            <text:p>-244</text:p>
          </table:table-cell>
          <table:table-cell office:value-type="float" office:value="-1">
            <text:p>-1</text:p>
          </table:table-cell>
          <table:table-cell office:value-type="float" office:value="270">
            <text:p>270</text:p>
          </table:table-cell>
          <table:table-cell office:value-type="float" office:value="36.274">
            <text:p>36.274</text:p>
          </table:table-cell>
          <table:table-cell office:value-type="float" office:value="36.255">
            <text:p>36.255</text:p>
          </table:table-cell>
          <table:table-cell office:value-type="float" office:value="40.386">
            <text:p>40.386</text:p>
          </table:table-cell>
          <table:table-cell office:value-type="float" office:value="35.768">
            <text:p>35.76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65]+0.1" office:value-type="float" office:value="26.4000000000001">
            <text:p>26.4</text:p>
          </table:table-cell>
          <table:table-cell office:value-type="float" office:value="0">
            <text:p>0</text:p>
          </table:table-cell>
          <table:table-cell office:value-type="float" office:value="-242">
            <text:p>-242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35.976">
            <text:p>35.976</text:p>
          </table:table-cell>
          <table:table-cell office:value-type="float" office:value="36.106">
            <text:p>36.106</text:p>
          </table:table-cell>
          <table:table-cell office:value-type="float" office:value="40.386">
            <text:p>40.386</text:p>
          </table:table-cell>
          <table:table-cell office:value-type="float" office:value="35.768">
            <text:p>35.76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66]+0.1" office:value-type="float" office:value="26.5000000000001">
            <text:p>26.5</text:p>
          </table:table-cell>
          <table:table-cell office:value-type="float" office:value="0">
            <text:p>0</text:p>
          </table:table-cell>
          <table:table-cell office:value-type="float" office:value="-241">
            <text:p>-241</text:p>
          </table:table-cell>
          <table:table-cell office:value-type="float" office:value="-1">
            <text:p>-1</text:p>
          </table:table-cell>
          <table:table-cell office:value-type="float" office:value="270">
            <text:p>270</text:p>
          </table:table-cell>
          <table:table-cell office:value-type="float" office:value="35.828">
            <text:p>35.828</text:p>
          </table:table-cell>
          <table:table-cell office:value-type="float" office:value="35.958">
            <text:p>35.958</text:p>
          </table:table-cell>
          <table:table-cell office:value-type="float" office:value="40.386">
            <text:p>40.386</text:p>
          </table:table-cell>
          <table:table-cell office:value-type="float" office:value="35.768">
            <text:p>35.76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67]+0.1" office:value-type="float" office:value="26.6000000000001">
            <text:p>26.6</text:p>
          </table:table-cell>
          <table:table-cell office:value-type="float" office:value="0">
            <text:p>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35.679">
            <text:p>35.679</text:p>
          </table:table-cell>
          <table:table-cell office:value-type="float" office:value="35.809">
            <text:p>35.809</text:p>
          </table:table-cell>
          <table:table-cell office:value-type="float" office:value="40.386">
            <text:p>40.386</text:p>
          </table:table-cell>
          <table:table-cell office:value-type="float" office:value="35.768">
            <text:p>35.76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68]+0.1" office:value-type="float" office:value="26.7000000000001">
            <text:p>26.7</text:p>
          </table:table-cell>
          <table:table-cell office:value-type="float" office:value="0">
            <text:p>0</text:p>
          </table:table-cell>
          <table:table-cell office:value-type="float" office:value="-240">
            <text:p>-240</text:p>
          </table:table-cell>
          <table:table-cell office:value-type="float" office:value="-2">
            <text:p>-2</text:p>
          </table:table-cell>
          <table:table-cell office:value-type="float" office:value="272">
            <text:p>272</text:p>
          </table:table-cell>
          <table:table-cell office:value-type="float" office:value="35.679">
            <text:p>35.679</text:p>
          </table:table-cell>
          <table:table-cell office:value-type="float" office:value="35.809">
            <text:p>35.809</text:p>
          </table:table-cell>
          <table:table-cell office:value-type="float" office:value="40.386">
            <text:p>40.386</text:p>
          </table:table-cell>
          <table:table-cell office:value-type="float" office:value="35.768">
            <text:p>35.76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69]+0.1" office:value-type="float" office:value="26.8000000000001">
            <text:p>26.8</text:p>
          </table:table-cell>
          <table:table-cell office:value-type="float" office:value="0">
            <text:p>0</text:p>
          </table:table-cell>
          <table:table-cell office:value-type="float" office:value="-241">
            <text:p>-241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35.828">
            <text:p>35.828</text:p>
          </table:table-cell>
          <table:table-cell office:value-type="float" office:value="35.809">
            <text:p>35.809</text:p>
          </table:table-cell>
          <table:table-cell office:value-type="float" office:value="40.324">
            <text:p>40.324</text:p>
          </table:table-cell>
          <table:table-cell office:value-type="float" office:value="35.692">
            <text:p>35.6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70]+0.1" office:value-type="float" office:value="26.9000000000001">
            <text:p>26.9</text:p>
          </table:table-cell>
          <table:table-cell office:value-type="float" office:value="0">
            <text:p>0</text:p>
          </table:table-cell>
          <table:table-cell office:value-type="float" office:value="-241">
            <text:p>-241</text:p>
          </table:table-cell>
          <table:table-cell office:value-type="float" office:value="-1">
            <text:p>-1</text:p>
          </table:table-cell>
          <table:table-cell office:value-type="float" office:value="274">
            <text:p>274</text:p>
          </table:table-cell>
          <table:table-cell office:value-type="float" office:value="35.828">
            <text:p>35.828</text:p>
          </table:table-cell>
          <table:table-cell office:value-type="float" office:value="35.809">
            <text:p>35.809</text:p>
          </table:table-cell>
          <table:table-cell office:value-type="float" office:value="40.324">
            <text:p>40.324</text:p>
          </table:table-cell>
          <table:table-cell office:value-type="float" office:value="35.692">
            <text:p>35.6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71]+0.1" office:value-type="float" office:value="27.0000000000001">
            <text:p>27</text:p>
          </table:table-cell>
          <table:table-cell office:value-type="float" office:value="0">
            <text:p>0</text:p>
          </table:table-cell>
          <table:table-cell office:value-type="float" office:value="-243">
            <text:p>-243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36.125">
            <text:p>36.125</text:p>
          </table:table-cell>
          <table:table-cell office:value-type="float" office:value="35.995">
            <text:p>35.995</text:p>
          </table:table-cell>
          <table:table-cell office:value-type="float" office:value="40.324">
            <text:p>40.324</text:p>
          </table:table-cell>
          <table:table-cell office:value-type="float" office:value="35.692">
            <text:p>35.6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72]+0.1" office:value-type="float" office:value="27.1000000000001">
            <text:p>27.1</text:p>
          </table:table-cell>
          <table:table-cell office:value-type="float" office:value="0">
            <text:p>0</text:p>
          </table:table-cell>
          <table:table-cell office:value-type="float" office:value="-244">
            <text:p>-244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36.274">
            <text:p>36.274</text:p>
          </table:table-cell>
          <table:table-cell office:value-type="float" office:value="36.144">
            <text:p>36.144</text:p>
          </table:table-cell>
          <table:table-cell office:value-type="float" office:value="40.324">
            <text:p>40.324</text:p>
          </table:table-cell>
          <table:table-cell office:value-type="float" office:value="35.692">
            <text:p>35.6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73]+0.1" office:value-type="float" office:value="27.2000000000001">
            <text:p>27.2</text:p>
          </table:table-cell>
          <table:table-cell office:value-type="float" office:value="0">
            <text:p>0</text:p>
          </table:table-cell>
          <table:table-cell office:value-type="float" office:value="-249">
            <text:p>-249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7.017">
            <text:p>37.017</text:p>
          </table:table-cell>
          <table:table-cell office:value-type="float" office:value="36.887">
            <text:p>36.887</text:p>
          </table:table-cell>
          <table:table-cell office:value-type="float" office:value="40.324">
            <text:p>40.324</text:p>
          </table:table-cell>
          <table:table-cell office:value-type="float" office:value="35.692">
            <text:p>35.6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74]+0.1" office:value-type="float" office:value="27.3000000000001">
            <text:p>27.3</text:p>
          </table:table-cell>
          <table:table-cell office:value-type="float" office:value="0">
            <text:p>0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7.314">
            <text:p>37.314</text:p>
          </table:table-cell>
          <table:table-cell office:value-type="float" office:value="37.184">
            <text:p>37.184</text:p>
          </table:table-cell>
          <table:table-cell office:value-type="float" office:value="40.324">
            <text:p>40.324</text:p>
          </table:table-cell>
          <table:table-cell office:value-type="float" office:value="35.692">
            <text:p>35.6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75]+0.1" office:value-type="float" office:value="27.4000000000001">
            <text:p>27.4</text:p>
          </table:table-cell>
          <table:table-cell office:value-type="float" office:value="0">
            <text:p>0</text:p>
          </table:table-cell>
          <table:table-cell office:value-type="float" office:value="-252">
            <text:p>-252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37.463">
            <text:p>37.463</text:p>
          </table:table-cell>
          <table:table-cell office:value-type="float" office:value="37.333">
            <text:p>37.333</text:p>
          </table:table-cell>
          <table:table-cell office:value-type="float" office:value="40.324">
            <text:p>40.324</text:p>
          </table:table-cell>
          <table:table-cell office:value-type="float" office:value="35.692">
            <text:p>35.6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76]+0.1" office:value-type="float" office:value="27.5000000000001">
            <text:p>27.5</text:p>
          </table:table-cell>
          <table:table-cell office:value-type="float" office:value="0">
            <text:p>0</text:p>
          </table:table-cell>
          <table:table-cell office:value-type="float" office:value="-254">
            <text:p>-254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37.76">
            <text:p>37.76</text:p>
          </table:table-cell>
          <table:table-cell office:value-type="float" office:value="37.63">
            <text:p>37.63</text:p>
          </table:table-cell>
          <table:table-cell office:value-type="float" office:value="40.324">
            <text:p>40.324</text:p>
          </table:table-cell>
          <table:table-cell office:value-type="float" office:value="35.692">
            <text:p>35.6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77]+0.1" office:value-type="float" office:value="27.6000000000001">
            <text:p>27.6</text:p>
          </table:table-cell>
          <table:table-cell office:value-type="float" office:value="0">
            <text:p>0</text:p>
          </table:table-cell>
          <table:table-cell office:value-type="float" office:value="-255">
            <text:p>-255</text:p>
          </table:table-cell>
          <table:table-cell office:value-type="float" office:value="-2">
            <text:p>-2</text:p>
          </table:table-cell>
          <table:table-cell office:value-type="float" office:value="271">
            <text:p>271</text:p>
          </table:table-cell>
          <table:table-cell office:value-type="float" office:value="37.909">
            <text:p>37.909</text:p>
          </table:table-cell>
          <table:table-cell office:value-type="float" office:value="37.779">
            <text:p>37.779</text:p>
          </table:table-cell>
          <table:table-cell office:value-type="float" office:value="40.324">
            <text:p>40.324</text:p>
          </table:table-cell>
          <table:table-cell office:value-type="float" office:value="35.692">
            <text:p>35.6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78]+0.1" office:value-type="float" office:value="27.7000000000001">
            <text:p>27.7</text:p>
          </table:table-cell>
          <table:table-cell office:value-type="float" office:value="0">
            <text:p>0</text:p>
          </table:table-cell>
          <table:table-cell office:value-type="float" office:value="-256">
            <text:p>-256</text:p>
          </table:table-cell>
          <table:table-cell office:value-type="float" office:value="-2">
            <text:p>-2</text:p>
          </table:table-cell>
          <table:table-cell office:value-type="float" office:value="271">
            <text:p>271</text:p>
          </table:table-cell>
          <table:table-cell office:value-type="float" office:value="38.058">
            <text:p>38.058</text:p>
          </table:table-cell>
          <table:table-cell office:value-type="float" office:value="37.928">
            <text:p>37.928</text:p>
          </table:table-cell>
          <table:table-cell office:value-type="float" office:value="40.324">
            <text:p>40.324</text:p>
          </table:table-cell>
          <table:table-cell office:value-type="float" office:value="35.692">
            <text:p>35.6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79]+0.1" office:value-type="float" office:value="27.8000000000001">
            <text:p>27.8</text:p>
          </table:table-cell>
          <table:table-cell office:value-type="float" office:value="0">
            <text:p>0</text:p>
          </table:table-cell>
          <table:table-cell office:value-type="float" office:value="-257">
            <text:p>-257</text:p>
          </table:table-cell>
          <table:table-cell office:value-type="float" office:value="-2">
            <text:p>-2</text:p>
          </table:table-cell>
          <table:table-cell office:value-type="float" office:value="269">
            <text:p>269</text:p>
          </table:table-cell>
          <table:table-cell office:value-type="float" office:value="38.206">
            <text:p>38.206</text:p>
          </table:table-cell>
          <table:table-cell office:value-type="float" office:value="38.076">
            <text:p>38.076</text:p>
          </table:table-cell>
          <table:table-cell office:value-type="float" office:value="40.26">
            <text:p>40.26</text:p>
          </table:table-cell>
          <table:table-cell office:value-type="float" office:value="36.087">
            <text:p>36.0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80]+0.1" office:value-type="float" office:value="27.9000000000001">
            <text:p>27.9</text:p>
          </table:table-cell>
          <table:table-cell office:value-type="float" office:value="0">
            <text:p>0</text:p>
          </table:table-cell>
          <table:table-cell office:value-type="float" office:value="-261">
            <text:p>-261</text:p>
          </table:table-cell>
          <table:table-cell office:value-type="float" office:value="-1">
            <text:p>-1</text:p>
          </table:table-cell>
          <table:table-cell office:value-type="float" office:value="268">
            <text:p>268</text:p>
          </table:table-cell>
          <table:table-cell office:value-type="float" office:value="38.801">
            <text:p>38.801</text:p>
          </table:table-cell>
          <table:table-cell office:value-type="float" office:value="38.671">
            <text:p>38.671</text:p>
          </table:table-cell>
          <table:table-cell office:value-type="float" office:value="40.26">
            <text:p>40.26</text:p>
          </table:table-cell>
          <table:table-cell office:value-type="float" office:value="36.087">
            <text:p>36.0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81]+0.1" office:value-type="float" office:value="28.0000000000001">
            <text:p>28</text:p>
          </table:table-cell>
          <table:table-cell office:value-type="float" office:value="0">
            <text:p>0</text:p>
          </table:table-cell>
          <table:table-cell office:value-type="float" office:value="-262">
            <text:p>-262</text:p>
          </table:table-cell>
          <table:table-cell office:value-type="float" office:value="-2">
            <text:p>-2</text:p>
          </table:table-cell>
          <table:table-cell office:value-type="float" office:value="267">
            <text:p>267</text:p>
          </table:table-cell>
          <table:table-cell office:value-type="float" office:value="38.95">
            <text:p>38.95</text:p>
          </table:table-cell>
          <table:table-cell office:value-type="float" office:value="38.82">
            <text:p>38.82</text:p>
          </table:table-cell>
          <table:table-cell office:value-type="float" office:value="40.26">
            <text:p>40.26</text:p>
          </table:table-cell>
          <table:table-cell office:value-type="float" office:value="36.087">
            <text:p>36.0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82]+0.1" office:value-type="float" office:value="28.1000000000001">
            <text:p>28.1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-2">
            <text:p>-2</text:p>
          </table:table-cell>
          <table:table-cell office:value-type="float" office:value="266">
            <text:p>266</text:p>
          </table:table-cell>
          <table:table-cell office:value-type="float" office:value="39.247">
            <text:p>39.247</text:p>
          </table:table-cell>
          <table:table-cell office:value-type="float" office:value="39.117">
            <text:p>39.117</text:p>
          </table:table-cell>
          <table:table-cell office:value-type="float" office:value="40.26">
            <text:p>40.26</text:p>
          </table:table-cell>
          <table:table-cell office:value-type="float" office:value="36.087">
            <text:p>36.0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83]+0.1" office:value-type="float" office:value="28.2000000000001">
            <text:p>28.2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263">
            <text:p>263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0.26">
            <text:p>40.26</text:p>
          </table:table-cell>
          <table:table-cell office:value-type="float" office:value="36.087">
            <text:p>36.0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84]+0.1" office:value-type="float" office:value="28.3000000000001">
            <text:p>28.3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39.99">
            <text:p>39.99</text:p>
          </table:table-cell>
          <table:table-cell office:value-type="float" office:value="39.86">
            <text:p>39.86</text:p>
          </table:table-cell>
          <table:table-cell office:value-type="float" office:value="40.26">
            <text:p>40.26</text:p>
          </table:table-cell>
          <table:table-cell office:value-type="float" office:value="36.087">
            <text:p>36.0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85]+0.1" office:value-type="float" office:value="28.4000000000001">
            <text:p>28.4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-1">
            <text:p>-1</text:p>
          </table:table-cell>
          <table:table-cell office:value-type="float" office:value="262">
            <text:p>262</text:p>
          </table:table-cell>
          <table:table-cell office:value-type="float" office:value="39.99">
            <text:p>39.99</text:p>
          </table:table-cell>
          <table:table-cell office:value-type="float" office:value="39.86">
            <text:p>39.86</text:p>
          </table:table-cell>
          <table:table-cell office:value-type="float" office:value="40.26">
            <text:p>40.26</text:p>
          </table:table-cell>
          <table:table-cell office:value-type="float" office:value="36.087">
            <text:p>36.0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86]+0.1" office:value-type="float" office:value="28.5000000000001">
            <text:p>28.5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61">
            <text:p>261</text:p>
          </table:table-cell>
          <table:table-cell office:value-type="float" office:value="40.436">
            <text:p>40.436</text:p>
          </table:table-cell>
          <table:table-cell office:value-type="float" office:value="40.306">
            <text:p>40.306</text:p>
          </table:table-cell>
          <table:table-cell office:value-type="float" office:value="40.26">
            <text:p>40.26</text:p>
          </table:table-cell>
          <table:table-cell office:value-type="float" office:value="36.087">
            <text:p>36.0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87]+0.1" office:value-type="float" office:value="28.6000000000001">
            <text:p>28.6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1">
            <text:p>261</text:p>
          </table:table-cell>
          <table:table-cell office:value-type="float" office:value="40.734">
            <text:p>40.734</text:p>
          </table:table-cell>
          <table:table-cell office:value-type="float" office:value="40.604">
            <text:p>40.604</text:p>
          </table:table-cell>
          <table:table-cell office:value-type="float" office:value="40.26">
            <text:p>40.26</text:p>
          </table:table-cell>
          <table:table-cell office:value-type="float" office:value="36.087">
            <text:p>36.0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88]+0.1" office:value-type="float" office:value="28.7000000000001">
            <text:p>28.7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59">
            <text:p>259</text:p>
          </table:table-cell>
          <table:table-cell office:value-type="float" office:value="40.882">
            <text:p>40.882</text:p>
          </table:table-cell>
          <table:table-cell office:value-type="float" office:value="40.752">
            <text:p>40.752</text:p>
          </table:table-cell>
          <table:table-cell office:value-type="float" office:value="40.26">
            <text:p>40.26</text:p>
          </table:table-cell>
          <table:table-cell office:value-type="float" office:value="36.087">
            <text:p>36.0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89]+0.1" office:value-type="float" office:value="28.8000000000001">
            <text:p>28.8</text:p>
          </table:table-cell>
          <table:table-cell office:value-type="float" office:value="0">
            <text:p>0</text:p>
          </table:table-cell>
          <table:table-cell office:value-type="float" office:value="-276">
            <text:p>-276</text:p>
          </table:table-cell>
          <table:table-cell office:value-type="float" office:value="-1">
            <text:p>-1</text:p>
          </table:table-cell>
          <table:table-cell office:value-type="float" office:value="260">
            <text:p>260</text:p>
          </table:table-cell>
          <table:table-cell office:value-type="float" office:value="41.031">
            <text:p>41.031</text:p>
          </table:table-cell>
          <table:table-cell office:value-type="float" office:value="40.901">
            <text:p>40.901</text:p>
          </table:table-cell>
          <table:table-cell office:value-type="float" office:value="40.202">
            <text:p>40.202</text:p>
          </table:table-cell>
          <table:table-cell office:value-type="float" office:value="37.178">
            <text:p>37.17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90]+0.1" office:value-type="float" office:value="28.9000000000001">
            <text:p>28.9</text:p>
          </table:table-cell>
          <table:table-cell office:value-type="float" office:value="0">
            <text:p>0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41.031">
            <text:p>41.031</text:p>
          </table:table-cell>
          <table:table-cell office:value-type="float" office:value="40.901">
            <text:p>40.901</text:p>
          </table:table-cell>
          <table:table-cell office:value-type="float" office:value="40.202">
            <text:p>40.202</text:p>
          </table:table-cell>
          <table:table-cell office:value-type="float" office:value="37.178">
            <text:p>37.17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91]+0.1" office:value-type="float" office:value="29.0000000000001">
            <text:p>29</text:p>
          </table:table-cell>
          <table:table-cell office:value-type="float" office:value="0">
            <text:p>0</text:p>
          </table:table-cell>
          <table:table-cell office:value-type="float" office:value="-277">
            <text:p>-277</text:p>
          </table:table-cell>
          <table:table-cell office:value-type="float" office:value="-1">
            <text:p>-1</text:p>
          </table:table-cell>
          <table:table-cell office:value-type="float" office:value="257">
            <text:p>257</text:p>
          </table:table-cell>
          <table:table-cell office:value-type="float" office:value="41.18">
            <text:p>41.18</text:p>
          </table:table-cell>
          <table:table-cell office:value-type="float" office:value="41.05">
            <text:p>41.05</text:p>
          </table:table-cell>
          <table:table-cell office:value-type="float" office:value="40.202">
            <text:p>40.202</text:p>
          </table:table-cell>
          <table:table-cell office:value-type="float" office:value="37.178">
            <text:p>37.17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92]+0.1" office:value-type="float" office:value="29.1000000000001">
            <text:p>29.1</text:p>
          </table:table-cell>
          <table:table-cell office:value-type="float" office:value="0">
            <text:p>0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1.328">
            <text:p>41.328</text:p>
          </table:table-cell>
          <table:table-cell office:value-type="float" office:value="41.198">
            <text:p>41.198</text:p>
          </table:table-cell>
          <table:table-cell office:value-type="float" office:value="40.202">
            <text:p>40.202</text:p>
          </table:table-cell>
          <table:table-cell office:value-type="float" office:value="37.178">
            <text:p>37.17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93]+0.1" office:value-type="float" office:value="29.2000000000001">
            <text:p>29.2</text:p>
          </table:table-cell>
          <table:table-cell office:value-type="float" office:value="0">
            <text:p>0</text:p>
          </table:table-cell>
          <table:table-cell office:value-type="float" office:value="-278">
            <text:p>-278</text:p>
          </table:table-cell>
          <table:table-cell office:value-type="float" office:value="-1">
            <text:p>-1</text:p>
          </table:table-cell>
          <table:table-cell office:value-type="float" office:value="253">
            <text:p>253</text:p>
          </table:table-cell>
          <table:table-cell office:value-type="float" office:value="41.328">
            <text:p>41.328</text:p>
          </table:table-cell>
          <table:table-cell office:value-type="float" office:value="41.198">
            <text:p>41.198</text:p>
          </table:table-cell>
          <table:table-cell office:value-type="float" office:value="40.202">
            <text:p>40.202</text:p>
          </table:table-cell>
          <table:table-cell office:value-type="float" office:value="37.178">
            <text:p>37.17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94]+0.1" office:value-type="float" office:value="29.3000000000001">
            <text:p>29.3</text:p>
          </table:table-cell>
          <table:table-cell office:value-type="float" office:value="0">
            <text:p>0</text:p>
          </table:table-cell>
          <table:table-cell office:value-type="float" office:value="-278">
            <text:p>-278</text:p>
          </table:table-cell>
          <table:table-cell office:value-type="float" office:value="-1">
            <text:p>-1</text:p>
          </table:table-cell>
          <table:table-cell office:value-type="float" office:value="253">
            <text:p>253</text:p>
          </table:table-cell>
          <table:table-cell office:value-type="float" office:value="41.328">
            <text:p>41.328</text:p>
          </table:table-cell>
          <table:table-cell office:value-type="float" office:value="41.198">
            <text:p>41.198</text:p>
          </table:table-cell>
          <table:table-cell office:value-type="float" office:value="40.202">
            <text:p>40.202</text:p>
          </table:table-cell>
          <table:table-cell office:value-type="float" office:value="37.178">
            <text:p>37.17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95]+0.1" office:value-type="float" office:value="29.4000000000001">
            <text:p>29.4</text:p>
          </table:table-cell>
          <table:table-cell office:value-type="float" office:value="0">
            <text:p>0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41.328">
            <text:p>41.328</text:p>
          </table:table-cell>
          <table:table-cell office:value-type="float" office:value="41.198">
            <text:p>41.198</text:p>
          </table:table-cell>
          <table:table-cell office:value-type="float" office:value="40.202">
            <text:p>40.202</text:p>
          </table:table-cell>
          <table:table-cell office:value-type="float" office:value="37.178">
            <text:p>37.17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96]+0.1" office:value-type="float" office:value="29.5000000000001">
            <text:p>29.5</text:p>
          </table:table-cell>
          <table:table-cell office:value-type="float" office:value="0">
            <text:p>0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41.328">
            <text:p>41.328</text:p>
          </table:table-cell>
          <table:table-cell office:value-type="float" office:value="41.198">
            <text:p>41.198</text:p>
          </table:table-cell>
          <table:table-cell office:value-type="float" office:value="40.202">
            <text:p>40.202</text:p>
          </table:table-cell>
          <table:table-cell office:value-type="float" office:value="37.178">
            <text:p>37.17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97]+0.1" office:value-type="float" office:value="29.6000000000002">
            <text:p>29.6</text:p>
          </table:table-cell>
          <table:table-cell office:value-type="float" office:value="0">
            <text:p>0</text:p>
          </table:table-cell>
          <table:table-cell office:value-type="float" office:value="-277">
            <text:p>-277</text:p>
          </table:table-cell>
          <table:table-cell office:value-type="float" office:value="-1">
            <text:p>-1</text:p>
          </table:table-cell>
          <table:table-cell office:value-type="float" office:value="250">
            <text:p>250</text:p>
          </table:table-cell>
          <table:table-cell office:value-type="float" office:value="41.18">
            <text:p>41.18</text:p>
          </table:table-cell>
          <table:table-cell office:value-type="float" office:value="41.198">
            <text:p>41.198</text:p>
          </table:table-cell>
          <table:table-cell office:value-type="float" office:value="40.202">
            <text:p>40.202</text:p>
          </table:table-cell>
          <table:table-cell office:value-type="float" office:value="37.178">
            <text:p>37.17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98]+0.1" office:value-type="float" office:value="29.7000000000002">
            <text:p>29.7</text:p>
          </table:table-cell>
          <table:table-cell office:value-type="float" office:value="0">
            <text:p>0</text:p>
          </table:table-cell>
          <table:table-cell office:value-type="float" office:value="-279">
            <text:p>-279</text:p>
          </table:table-cell>
          <table:table-cell office:value-type="float" office:value="-1">
            <text:p>-1</text:p>
          </table:table-cell>
          <table:table-cell office:value-type="float" office:value="247">
            <text:p>247</text:p>
          </table:table-cell>
          <table:table-cell office:value-type="float" office:value="41.477">
            <text:p>41.477</text:p>
          </table:table-cell>
          <table:table-cell office:value-type="float" office:value="41.347">
            <text:p>41.347</text:p>
          </table:table-cell>
          <table:table-cell office:value-type="float" office:value="40.202">
            <text:p>40.202</text:p>
          </table:table-cell>
          <table:table-cell office:value-type="float" office:value="37.178">
            <text:p>37.17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299]+0.1" office:value-type="float" office:value="29.8000000000002">
            <text:p>29.8</text:p>
          </table:table-cell>
          <table:table-cell office:value-type="float" office:value="0">
            <text:p>0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41.477">
            <text:p>41.477</text:p>
          </table:table-cell>
          <table:table-cell office:value-type="float" office:value="41.347">
            <text:p>41.347</text:p>
          </table:table-cell>
          <table:table-cell office:value-type="float" office:value="40.154">
            <text:p>40.154</text:p>
          </table:table-cell>
          <table:table-cell office:value-type="float" office:value="38.376">
            <text:p>38.37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00]+0.1" office:value-type="float" office:value="29.9000000000002">
            <text:p>29.9</text:p>
          </table:table-cell>
          <table:table-cell office:value-type="float" office:value="0">
            <text:p>0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41.031">
            <text:p>41.031</text:p>
          </table:table-cell>
          <table:table-cell office:value-type="float" office:value="41.161">
            <text:p>41.161</text:p>
          </table:table-cell>
          <table:table-cell office:value-type="float" office:value="40.154">
            <text:p>40.154</text:p>
          </table:table-cell>
          <table:table-cell office:value-type="float" office:value="38.376">
            <text:p>38.37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01]+0.1" office:value-type="float" office:value="30.0000000000002">
            <text:p>30</text:p>
          </table:table-cell>
          <table:table-cell office:value-type="float" office:value="0">
            <text:p>0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41.328">
            <text:p>41.328</text:p>
          </table:table-cell>
          <table:table-cell office:value-type="float" office:value="41.198">
            <text:p>41.198</text:p>
          </table:table-cell>
          <table:table-cell office:value-type="float" office:value="40.154">
            <text:p>40.154</text:p>
          </table:table-cell>
          <table:table-cell office:value-type="float" office:value="38.376">
            <text:p>38.37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02]+0.1" office:value-type="float" office:value="30.1000000000002">
            <text:p>30.1</text:p>
          </table:table-cell>
          <table:table-cell office:value-type="float" office:value="0">
            <text:p>0</text:p>
          </table:table-cell>
          <table:table-cell office:value-type="float" office:value="-279">
            <text:p>-279</text:p>
          </table:table-cell>
          <table:table-cell office:value-type="float" office:value="-1">
            <text:p>-1</text:p>
          </table:table-cell>
          <table:table-cell office:value-type="float" office:value="249">
            <text:p>249</text:p>
          </table:table-cell>
          <table:table-cell office:value-type="float" office:value="41.477">
            <text:p>41.477</text:p>
          </table:table-cell>
          <table:table-cell office:value-type="float" office:value="41.347">
            <text:p>41.347</text:p>
          </table:table-cell>
          <table:table-cell office:value-type="float" office:value="40.154">
            <text:p>40.154</text:p>
          </table:table-cell>
          <table:table-cell office:value-type="float" office:value="38.376">
            <text:p>38.37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03]+0.1" office:value-type="float" office:value="30.2000000000002">
            <text:p>30.2</text:p>
          </table:table-cell>
          <table:table-cell office:value-type="float" office:value="0">
            <text:p>0</text:p>
          </table:table-cell>
          <table:table-cell office:value-type="float" office:value="-279">
            <text:p>-279</text:p>
          </table:table-cell>
          <table:table-cell office:value-type="float" office:value="-1">
            <text:p>-1</text:p>
          </table:table-cell>
          <table:table-cell office:value-type="float" office:value="249">
            <text:p>249</text:p>
          </table:table-cell>
          <table:table-cell office:value-type="float" office:value="41.477">
            <text:p>41.477</text:p>
          </table:table-cell>
          <table:table-cell office:value-type="float" office:value="41.347">
            <text:p>41.347</text:p>
          </table:table-cell>
          <table:table-cell office:value-type="float" office:value="40.154">
            <text:p>40.154</text:p>
          </table:table-cell>
          <table:table-cell office:value-type="float" office:value="38.376">
            <text:p>38.37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04]+0.1" office:value-type="float" office:value="30.3000000000002">
            <text:p>30.3</text:p>
          </table:table-cell>
          <table:table-cell office:value-type="float" office:value="0">
            <text:p>0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41.626">
            <text:p>41.626</text:p>
          </table:table-cell>
          <table:table-cell office:value-type="float" office:value="41.496">
            <text:p>41.496</text:p>
          </table:table-cell>
          <table:table-cell office:value-type="float" office:value="40.154">
            <text:p>40.154</text:p>
          </table:table-cell>
          <table:table-cell office:value-type="float" office:value="38.376">
            <text:p>38.37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05]+0.1" office:value-type="float" office:value="30.4000000000002">
            <text:p>30.4</text:p>
          </table:table-cell>
          <table:table-cell office:value-type="float" office:value="0">
            <text:p>0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41.477">
            <text:p>41.477</text:p>
          </table:table-cell>
          <table:table-cell office:value-type="float" office:value="41.496">
            <text:p>41.496</text:p>
          </table:table-cell>
          <table:table-cell office:value-type="float" office:value="40.154">
            <text:p>40.154</text:p>
          </table:table-cell>
          <table:table-cell office:value-type="float" office:value="38.376">
            <text:p>38.37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06]+0.1" office:value-type="float" office:value="30.5000000000002">
            <text:p>30.5</text:p>
          </table:table-cell>
          <table:table-cell office:value-type="float" office:value="0">
            <text:p>0</text:p>
          </table:table-cell>
          <table:table-cell office:value-type="float" office:value="-280">
            <text:p>-280</text:p>
          </table:table-cell>
          <table:table-cell office:value-type="float" office:value="-1">
            <text:p>-1</text:p>
          </table:table-cell>
          <table:table-cell office:value-type="float" office:value="244">
            <text:p>244</text:p>
          </table:table-cell>
          <table:table-cell office:value-type="float" office:value="41.626">
            <text:p>41.626</text:p>
          </table:table-cell>
          <table:table-cell office:value-type="float" office:value="41.496">
            <text:p>41.496</text:p>
          </table:table-cell>
          <table:table-cell office:value-type="float" office:value="40.154">
            <text:p>40.154</text:p>
          </table:table-cell>
          <table:table-cell office:value-type="float" office:value="38.376">
            <text:p>38.37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07]+0.1" office:value-type="float" office:value="30.6000000000002">
            <text:p>30.6</text:p>
          </table:table-cell>
          <table:table-cell office:value-type="float" office:value="0">
            <text:p>0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41.626">
            <text:p>41.626</text:p>
          </table:table-cell>
          <table:table-cell office:value-type="float" office:value="41.496">
            <text:p>41.496</text:p>
          </table:table-cell>
          <table:table-cell office:value-type="float" office:value="40.154">
            <text:p>40.154</text:p>
          </table:table-cell>
          <table:table-cell office:value-type="float" office:value="38.376">
            <text:p>38.37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08]+0.1" office:value-type="float" office:value="30.7000000000002">
            <text:p>30.7</text:p>
          </table:table-cell>
          <table:table-cell office:value-type="float" office:value="0">
            <text:p>0</text:p>
          </table:table-cell>
          <table:table-cell office:value-type="float" office:value="-282">
            <text:p>-282</text:p>
          </table:table-cell>
          <table:table-cell office:value-type="float" office:value="-1">
            <text:p>-1</text:p>
          </table:table-cell>
          <table:table-cell office:value-type="float" office:value="244">
            <text:p>244</text:p>
          </table:table-cell>
          <table:table-cell office:value-type="float" office:value="41.923">
            <text:p>41.923</text:p>
          </table:table-cell>
          <table:table-cell office:value-type="float" office:value="41.793">
            <text:p>41.793</text:p>
          </table:table-cell>
          <table:table-cell office:value-type="float" office:value="40.154">
            <text:p>40.154</text:p>
          </table:table-cell>
          <table:table-cell office:value-type="float" office:value="38.376">
            <text:p>38.37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09]+0.1" office:value-type="float" office:value="30.8000000000002">
            <text:p>30.8</text:p>
          </table:table-cell>
          <table:table-cell office:value-type="float" office:value="0">
            <text:p>0</text:p>
          </table:table-cell>
          <table:table-cell office:value-type="float" office:value="-280">
            <text:p>-280</text:p>
          </table:table-cell>
          <table:table-cell office:value-type="float" office:value="-1">
            <text:p>-1</text:p>
          </table:table-cell>
          <table:table-cell office:value-type="float" office:value="243">
            <text:p>243</text:p>
          </table:table-cell>
          <table:table-cell office:value-type="float" office:value="41.626">
            <text:p>41.626</text:p>
          </table:table-cell>
          <table:table-cell office:value-type="float" office:value="41.756">
            <text:p>41.756</text:p>
          </table:table-cell>
          <table:table-cell office:value-type="float" office:value="40.113">
            <text:p>40.113</text:p>
          </table:table-cell>
          <table:table-cell office:value-type="float" office:value="39.475">
            <text:p>39.47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10]+0.1" office:value-type="float" office:value="30.9000000000002">
            <text:p>30.9</text:p>
          </table:table-cell>
          <table:table-cell office:value-type="float" office:value="0">
            <text:p>0</text:p>
          </table:table-cell>
          <table:table-cell office:value-type="float" office:value="-281">
            <text:p>-281</text:p>
          </table:table-cell>
          <table:table-cell office:value-type="float" office:value="-1">
            <text:p>-1</text:p>
          </table:table-cell>
          <table:table-cell office:value-type="float" office:value="242">
            <text:p>242</text:p>
          </table:table-cell>
          <table:table-cell office:value-type="float" office:value="41.774">
            <text:p>41.774</text:p>
          </table:table-cell>
          <table:table-cell office:value-type="float" office:value="41.756">
            <text:p>41.756</text:p>
          </table:table-cell>
          <table:table-cell office:value-type="float" office:value="40.113">
            <text:p>40.113</text:p>
          </table:table-cell>
          <table:table-cell office:value-type="float" office:value="39.475">
            <text:p>39.47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11]+0.1" office:value-type="float" office:value="31.0000000000002">
            <text:p>31</text:p>
          </table:table-cell>
          <table:table-cell office:value-type="float" office:value="0">
            <text:p>0</text:p>
          </table:table-cell>
          <table:table-cell office:value-type="float" office:value="-283">
            <text:p>-283</text:p>
          </table:table-cell>
          <table:table-cell office:value-type="float" office:value="-1">
            <text:p>-1</text:p>
          </table:table-cell>
          <table:table-cell office:value-type="float" office:value="242">
            <text:p>242</text:p>
          </table:table-cell>
          <table:table-cell office:value-type="float" office:value="42.071">
            <text:p>42.071</text:p>
          </table:table-cell>
          <table:table-cell office:value-type="float" office:value="41.941">
            <text:p>41.941</text:p>
          </table:table-cell>
          <table:table-cell office:value-type="float" office:value="40.113">
            <text:p>40.113</text:p>
          </table:table-cell>
          <table:table-cell office:value-type="float" office:value="39.475">
            <text:p>39.47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12]+0.1" office:value-type="float" office:value="31.1000000000002">
            <text:p>31.1</text:p>
          </table:table-cell>
          <table:table-cell office:value-type="float" office:value="0">
            <text:p>0</text:p>
          </table:table-cell>
          <table:table-cell office:value-type="float" office:value="-283">
            <text:p>-283</text:p>
          </table:table-cell>
          <table:table-cell office:value-type="float" office:value="-1">
            <text:p>-1</text:p>
          </table:table-cell>
          <table:table-cell office:value-type="float" office:value="243">
            <text:p>243</text:p>
          </table:table-cell>
          <table:table-cell office:value-type="float" office:value="42.071">
            <text:p>42.071</text:p>
          </table:table-cell>
          <table:table-cell office:value-type="float" office:value="41.941">
            <text:p>41.941</text:p>
          </table:table-cell>
          <table:table-cell office:value-type="float" office:value="40.113">
            <text:p>40.113</text:p>
          </table:table-cell>
          <table:table-cell office:value-type="float" office:value="39.475">
            <text:p>39.47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13]+0.1" office:value-type="float" office:value="31.2000000000002">
            <text:p>31.2</text:p>
          </table:table-cell>
          <table:table-cell office:value-type="float" office:value="0">
            <text:p>0</text:p>
          </table:table-cell>
          <table:table-cell office:value-type="float" office:value="-283">
            <text:p>-283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42.071">
            <text:p>42.071</text:p>
          </table:table-cell>
          <table:table-cell office:value-type="float" office:value="41.941">
            <text:p>41.941</text:p>
          </table:table-cell>
          <table:table-cell office:value-type="float" office:value="40.113">
            <text:p>40.113</text:p>
          </table:table-cell>
          <table:table-cell office:value-type="float" office:value="39.475">
            <text:p>39.47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14]+0.1" office:value-type="float" office:value="31.3000000000002">
            <text:p>31.3</text:p>
          </table:table-cell>
          <table:table-cell office:value-type="float" office:value="0">
            <text:p>0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41.774">
            <text:p>41.774</text:p>
          </table:table-cell>
          <table:table-cell office:value-type="float" office:value="41.904">
            <text:p>41.904</text:p>
          </table:table-cell>
          <table:table-cell office:value-type="float" office:value="40.113">
            <text:p>40.113</text:p>
          </table:table-cell>
          <table:table-cell office:value-type="float" office:value="39.475">
            <text:p>39.47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15]+0.1" office:value-type="float" office:value="31.4000000000002">
            <text:p>31.4</text:p>
          </table:table-cell>
          <table:table-cell office:value-type="float" office:value="0">
            <text:p>0</text:p>
          </table:table-cell>
          <table:table-cell office:value-type="float" office:value="-283">
            <text:p>-283</text:p>
          </table:table-cell>
          <table:table-cell office:value-type="float" office:value="-1">
            <text:p>-1</text:p>
          </table:table-cell>
          <table:table-cell office:value-type="float" office:value="243">
            <text:p>243</text:p>
          </table:table-cell>
          <table:table-cell office:value-type="float" office:value="42.071">
            <text:p>42.071</text:p>
          </table:table-cell>
          <table:table-cell office:value-type="float" office:value="41.941">
            <text:p>41.941</text:p>
          </table:table-cell>
          <table:table-cell office:value-type="float" office:value="40.113">
            <text:p>40.113</text:p>
          </table:table-cell>
          <table:table-cell office:value-type="float" office:value="39.475">
            <text:p>39.47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16]+0.1" office:value-type="float" office:value="31.5000000000002">
            <text:p>31.5</text:p>
          </table:table-cell>
          <table:table-cell office:value-type="float" office:value="0">
            <text:p>0</text:p>
          </table:table-cell>
          <table:table-cell office:value-type="float" office:value="-283">
            <text:p>-283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42.071">
            <text:p>42.071</text:p>
          </table:table-cell>
          <table:table-cell office:value-type="float" office:value="41.941">
            <text:p>41.941</text:p>
          </table:table-cell>
          <table:table-cell office:value-type="float" office:value="40.113">
            <text:p>40.113</text:p>
          </table:table-cell>
          <table:table-cell office:value-type="float" office:value="39.475">
            <text:p>39.47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17]+0.1" office:value-type="float" office:value="31.6000000000002">
            <text:p>31.6</text:p>
          </table:table-cell>
          <table:table-cell office:value-type="float" office:value="0">
            <text:p>0</text:p>
          </table:table-cell>
          <table:table-cell office:value-type="float" office:value="-284">
            <text:p>-284</text:p>
          </table:table-cell>
          <table:table-cell office:value-type="float" office:value="-1">
            <text:p>-1</text:p>
          </table:table-cell>
          <table:table-cell office:value-type="float" office:value="240">
            <text:p>240</text:p>
          </table:table-cell>
          <table:table-cell office:value-type="float" office:value="42.22">
            <text:p>42.22</text:p>
          </table:table-cell>
          <table:table-cell office:value-type="float" office:value="42.09">
            <text:p>42.09</text:p>
          </table:table-cell>
          <table:table-cell office:value-type="float" office:value="40.113">
            <text:p>40.113</text:p>
          </table:table-cell>
          <table:table-cell office:value-type="float" office:value="39.475">
            <text:p>39.47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18]+0.1" office:value-type="float" office:value="31.7000000000002">
            <text:p>31.7</text:p>
          </table:table-cell>
          <table:table-cell office:value-type="float" office:value="0">
            <text:p>0</text:p>
          </table:table-cell>
          <table:table-cell office:value-type="float" office:value="-283">
            <text:p>-283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42.071">
            <text:p>42.071</text:p>
          </table:table-cell>
          <table:table-cell office:value-type="float" office:value="42.09">
            <text:p>42.09</text:p>
          </table:table-cell>
          <table:table-cell office:value-type="float" office:value="40.113">
            <text:p>40.113</text:p>
          </table:table-cell>
          <table:table-cell office:value-type="float" office:value="39.475">
            <text:p>39.47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19]+0.1" office:value-type="float" office:value="31.8000000000002">
            <text:p>31.8</text:p>
          </table:table-cell>
          <table:table-cell office:value-type="float" office:value="0">
            <text:p>0</text:p>
          </table:table-cell>
          <table:table-cell office:value-type="float" office:value="-283">
            <text:p>-283</text:p>
          </table:table-cell>
          <table:table-cell office:value-type="float" office:value="-1">
            <text:p>-1</text:p>
          </table:table-cell>
          <table:table-cell office:value-type="float" office:value="239">
            <text:p>239</text:p>
          </table:table-cell>
          <table:table-cell office:value-type="float" office:value="42.071">
            <text:p>42.071</text:p>
          </table:table-cell>
          <table:table-cell office:value-type="float" office:value="42.09">
            <text:p>42.09</text:p>
          </table:table-cell>
          <table:table-cell office:value-type="float" office:value="40.08">
            <text:p>40.08</text:p>
          </table:table-cell>
          <table:table-cell office:value-type="float" office:value="40.396">
            <text:p>40.39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20]+0.1" office:value-type="float" office:value="31.9000000000002">
            <text:p>31.9</text:p>
          </table:table-cell>
          <table:table-cell office:value-type="float" office:value="0">
            <text:p>0</text:p>
          </table:table-cell>
          <table:table-cell office:value-type="float" office:value="-283">
            <text:p>-283</text:p>
          </table:table-cell>
          <table:table-cell office:value-type="float" office:value="-1">
            <text:p>-1</text:p>
          </table:table-cell>
          <table:table-cell office:value-type="float" office:value="238">
            <text:p>238</text:p>
          </table:table-cell>
          <table:table-cell office:value-type="float" office:value="42.071">
            <text:p>42.071</text:p>
          </table:table-cell>
          <table:table-cell office:value-type="float" office:value="42.09">
            <text:p>42.09</text:p>
          </table:table-cell>
          <table:table-cell office:value-type="float" office:value="40.08">
            <text:p>40.08</text:p>
          </table:table-cell>
          <table:table-cell office:value-type="float" office:value="40.396">
            <text:p>40.39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21]+0.1" office:value-type="float" office:value="32.0000000000002">
            <text:p>32</text:p>
          </table:table-cell>
          <table:table-cell office:value-type="float" office:value="0">
            <text:p>0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41.774">
            <text:p>41.774</text:p>
          </table:table-cell>
          <table:table-cell office:value-type="float" office:value="41.904">
            <text:p>41.904</text:p>
          </table:table-cell>
          <table:table-cell office:value-type="float" office:value="40.08">
            <text:p>40.08</text:p>
          </table:table-cell>
          <table:table-cell office:value-type="float" office:value="40.396">
            <text:p>40.39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22]+0.1" office:value-type="float" office:value="32.1000000000002">
            <text:p>32.1</text:p>
          </table:table-cell>
          <table:table-cell office:value-type="float" office:value="0">
            <text:p>0</text:p>
          </table:table-cell>
          <table:table-cell office:value-type="float" office:value="-284">
            <text:p>-284</text:p>
          </table:table-cell>
          <table:table-cell office:value-type="float" office:value="-1">
            <text:p>-1</text:p>
          </table:table-cell>
          <table:table-cell office:value-type="float" office:value="236">
            <text:p>236</text:p>
          </table:table-cell>
          <table:table-cell office:value-type="float" office:value="42.22">
            <text:p>42.22</text:p>
          </table:table-cell>
          <table:table-cell office:value-type="float" office:value="42.09">
            <text:p>42.09</text:p>
          </table:table-cell>
          <table:table-cell office:value-type="float" office:value="40.08">
            <text:p>40.08</text:p>
          </table:table-cell>
          <table:table-cell office:value-type="float" office:value="40.396">
            <text:p>40.39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23]+0.1" office:value-type="float" office:value="32.2000000000002">
            <text:p>32.2</text:p>
          </table:table-cell>
          <table:table-cell office:value-type="float" office:value="0">
            <text:p>0</text:p>
          </table:table-cell>
          <table:table-cell office:value-type="float" office:value="-284">
            <text:p>-284</text:p>
          </table:table-cell>
          <table:table-cell office:value-type="float" office:value="-1">
            <text:p>-1</text:p>
          </table:table-cell>
          <table:table-cell office:value-type="float" office:value="233">
            <text:p>233</text:p>
          </table:table-cell>
          <table:table-cell office:value-type="float" office:value="42.22">
            <text:p>42.22</text:p>
          </table:table-cell>
          <table:table-cell office:value-type="float" office:value="42.09">
            <text:p>42.09</text:p>
          </table:table-cell>
          <table:table-cell office:value-type="float" office:value="40.08">
            <text:p>40.08</text:p>
          </table:table-cell>
          <table:table-cell office:value-type="float" office:value="40.396">
            <text:p>40.39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24]+0.1" office:value-type="float" office:value="32.3000000000002">
            <text:p>32.3</text:p>
          </table:table-cell>
          <table:table-cell office:value-type="float" office:value="0">
            <text:p>0</text:p>
          </table:table-cell>
          <table:table-cell office:value-type="float" office:value="-284">
            <text:p>-284</text:p>
          </table:table-cell>
          <table:table-cell office:value-type="float" office:value="-1">
            <text:p>-1</text:p>
          </table:table-cell>
          <table:table-cell office:value-type="float" office:value="234">
            <text:p>234</text:p>
          </table:table-cell>
          <table:table-cell office:value-type="float" office:value="42.22">
            <text:p>42.22</text:p>
          </table:table-cell>
          <table:table-cell office:value-type="float" office:value="42.09">
            <text:p>42.09</text:p>
          </table:table-cell>
          <table:table-cell office:value-type="float" office:value="40.08">
            <text:p>40.08</text:p>
          </table:table-cell>
          <table:table-cell office:value-type="float" office:value="40.396">
            <text:p>40.39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25]+0.1" office:value-type="float" office:value="32.4000000000002">
            <text:p>32.4</text:p>
          </table:table-cell>
          <table:table-cell office:value-type="float" office:value="0">
            <text:p>0</text:p>
          </table:table-cell>
          <table:table-cell office:value-type="float" office:value="-284">
            <text:p>-284</text:p>
          </table:table-cell>
          <table:table-cell office:value-type="float" office:value="-1">
            <text:p>-1</text:p>
          </table:table-cell>
          <table:table-cell office:value-type="float" office:value="234">
            <text:p>234</text:p>
          </table:table-cell>
          <table:table-cell office:value-type="float" office:value="42.22">
            <text:p>42.22</text:p>
          </table:table-cell>
          <table:table-cell office:value-type="float" office:value="42.09">
            <text:p>42.09</text:p>
          </table:table-cell>
          <table:table-cell office:value-type="float" office:value="40.08">
            <text:p>40.08</text:p>
          </table:table-cell>
          <table:table-cell office:value-type="float" office:value="40.396">
            <text:p>40.39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26]+0.1" office:value-type="float" office:value="32.5000000000002">
            <text:p>32.5</text:p>
          </table:table-cell>
          <table:table-cell office:value-type="float" office:value="0">
            <text:p>0</text:p>
          </table:table-cell>
          <table:table-cell office:value-type="float" office:value="-284">
            <text:p>-284</text:p>
          </table:table-cell>
          <table:table-cell office:value-type="float" office:value="-1">
            <text:p>-1</text:p>
          </table:table-cell>
          <table:table-cell office:value-type="float" office:value="233">
            <text:p>233</text:p>
          </table:table-cell>
          <table:table-cell office:value-type="float" office:value="42.22">
            <text:p>42.22</text:p>
          </table:table-cell>
          <table:table-cell office:value-type="float" office:value="42.09">
            <text:p>42.09</text:p>
          </table:table-cell>
          <table:table-cell office:value-type="float" office:value="40.08">
            <text:p>40.08</text:p>
          </table:table-cell>
          <table:table-cell office:value-type="float" office:value="40.396">
            <text:p>40.39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27]+0.1" office:value-type="float" office:value="32.6000000000002">
            <text:p>32.6</text:p>
          </table:table-cell>
          <table:table-cell office:value-type="float" office:value="0">
            <text:p>0</text:p>
          </table:table-cell>
          <table:table-cell office:value-type="float" office:value="-284">
            <text:p>-284</text:p>
          </table:table-cell>
          <table:table-cell office:value-type="float" office:value="-1">
            <text:p>-1</text:p>
          </table:table-cell>
          <table:table-cell office:value-type="float" office:value="232">
            <text:p>232</text:p>
          </table:table-cell>
          <table:table-cell office:value-type="float" office:value="42.22">
            <text:p>42.22</text:p>
          </table:table-cell>
          <table:table-cell office:value-type="float" office:value="42.09">
            <text:p>42.09</text:p>
          </table:table-cell>
          <table:table-cell office:value-type="float" office:value="40.08">
            <text:p>40.08</text:p>
          </table:table-cell>
          <table:table-cell office:value-type="float" office:value="40.396">
            <text:p>40.39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28]+0.1" office:value-type="float" office:value="32.7000000000002">
            <text:p>32.7</text:p>
          </table:table-cell>
          <table:table-cell office:value-type="float" office:value="0">
            <text:p>0</text:p>
          </table:table-cell>
          <table:table-cell office:value-type="float" office:value="-285">
            <text:p>-285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42.369">
            <text:p>42.369</text:p>
          </table:table-cell>
          <table:table-cell office:value-type="float" office:value="42.239">
            <text:p>42.239</text:p>
          </table:table-cell>
          <table:table-cell office:value-type="float" office:value="40.08">
            <text:p>40.08</text:p>
          </table:table-cell>
          <table:table-cell office:value-type="float" office:value="40.396">
            <text:p>40.39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29]+0.1" office:value-type="float" office:value="32.8000000000002">
            <text:p>32.8</text:p>
          </table:table-cell>
          <table:table-cell office:value-type="float" office:value="0">
            <text:p>0</text:p>
          </table:table-cell>
          <table:table-cell office:value-type="float" office:value="-286">
            <text:p>-286</text:p>
          </table:table-cell>
          <table:table-cell office:value-type="float" office:value="-1">
            <text:p>-1</text:p>
          </table:table-cell>
          <table:table-cell office:value-type="float" office:value="231">
            <text:p>231</text:p>
          </table:table-cell>
          <table:table-cell office:value-type="float" office:value="42.517">
            <text:p>42.517</text:p>
          </table:table-cell>
          <table:table-cell office:value-type="float" office:value="42.387">
            <text:p>42.387</text:p>
          </table:table-cell>
          <table:table-cell office:value-type="float" office:value="40.055">
            <text:p>40.055</text:p>
          </table:table-cell>
          <table:table-cell office:value-type="float" office:value="41.124">
            <text:p>41.12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30]+0.1" office:value-type="float" office:value="32.9000000000002">
            <text:p>32.9</text:p>
          </table:table-cell>
          <table:table-cell office:value-type="float" office:value="0">
            <text:p>0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42.22">
            <text:p>42.22</text:p>
          </table:table-cell>
          <table:table-cell office:value-type="float" office:value="42.35">
            <text:p>42.35</text:p>
          </table:table-cell>
          <table:table-cell office:value-type="float" office:value="40.055">
            <text:p>40.055</text:p>
          </table:table-cell>
          <table:table-cell office:value-type="float" office:value="41.124">
            <text:p>41.12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31]+0.1" office:value-type="float" office:value="33.0000000000002">
            <text:p>33</text:p>
          </table:table-cell>
          <table:table-cell office:value-type="float" office:value="0">
            <text:p>0</text:p>
          </table:table-cell>
          <table:table-cell office:value-type="float" office:value="-285">
            <text:p>-285</text:p>
          </table:table-cell>
          <table:table-cell office:value-type="float" office:value="-1">
            <text:p>-1</text:p>
          </table:table-cell>
          <table:table-cell office:value-type="float" office:value="228">
            <text:p>228</text:p>
          </table:table-cell>
          <table:table-cell office:value-type="float" office:value="42.369">
            <text:p>42.369</text:p>
          </table:table-cell>
          <table:table-cell office:value-type="float" office:value="42.35">
            <text:p>42.35</text:p>
          </table:table-cell>
          <table:table-cell office:value-type="float" office:value="40.055">
            <text:p>40.055</text:p>
          </table:table-cell>
          <table:table-cell office:value-type="float" office:value="41.124">
            <text:p>41.12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32]+0.1" office:value-type="float" office:value="33.1000000000002">
            <text:p>33.1</text:p>
          </table:table-cell>
          <table:table-cell office:value-type="float" office:value="0">
            <text:p>0</text:p>
          </table:table-cell>
          <table:table-cell office:value-type="float" office:value="-285">
            <text:p>-285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42.369">
            <text:p>42.369</text:p>
          </table:table-cell>
          <table:table-cell office:value-type="float" office:value="42.35">
            <text:p>42.35</text:p>
          </table:table-cell>
          <table:table-cell office:value-type="float" office:value="40.055">
            <text:p>40.055</text:p>
          </table:table-cell>
          <table:table-cell office:value-type="float" office:value="41.124">
            <text:p>41.12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33]+0.1" office:value-type="float" office:value="33.2000000000002">
            <text:p>33.2</text:p>
          </table:table-cell>
          <table:table-cell office:value-type="float" office:value="0">
            <text:p>0</text:p>
          </table:table-cell>
          <table:table-cell office:value-type="float" office:value="-287">
            <text:p>-287</text:p>
          </table:table-cell>
          <table:table-cell office:value-type="float" office:value="-1">
            <text:p>-1</text:p>
          </table:table-cell>
          <table:table-cell office:value-type="float" office:value="226">
            <text:p>226</text:p>
          </table:table-cell>
          <table:table-cell office:value-type="float" office:value="42.666">
            <text:p>42.666</text:p>
          </table:table-cell>
          <table:table-cell office:value-type="float" office:value="42.536">
            <text:p>42.536</text:p>
          </table:table-cell>
          <table:table-cell office:value-type="float" office:value="40.055">
            <text:p>40.055</text:p>
          </table:table-cell>
          <table:table-cell office:value-type="float" office:value="41.124">
            <text:p>41.12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34]+0.1" office:value-type="float" office:value="33.3000000000002">
            <text:p>33.3</text:p>
          </table:table-cell>
          <table:table-cell office:value-type="float" office:value="0">
            <text:p>0</text:p>
          </table:table-cell>
          <table:table-cell office:value-type="float" office:value="-286">
            <text:p>-286</text:p>
          </table:table-cell>
          <table:table-cell office:value-type="float" office:value="-1">
            <text:p>-1</text:p>
          </table:table-cell>
          <table:table-cell office:value-type="float" office:value="225">
            <text:p>225</text:p>
          </table:table-cell>
          <table:table-cell office:value-type="float" office:value="42.517">
            <text:p>42.517</text:p>
          </table:table-cell>
          <table:table-cell office:value-type="float" office:value="42.536">
            <text:p>42.536</text:p>
          </table:table-cell>
          <table:table-cell office:value-type="float" office:value="40.055">
            <text:p>40.055</text:p>
          </table:table-cell>
          <table:table-cell office:value-type="float" office:value="41.124">
            <text:p>41.12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35]+0.1" office:value-type="float" office:value="33.4000000000002">
            <text:p>33.4</text:p>
          </table:table-cell>
          <table:table-cell office:value-type="float" office:value="0">
            <text:p>0</text:p>
          </table:table-cell>
          <table:table-cell office:value-type="float" office:value="-285">
            <text:p>-285</text:p>
          </table:table-cell>
          <table:table-cell office:value-type="float" office:value="-1">
            <text:p>-1</text:p>
          </table:table-cell>
          <table:table-cell office:value-type="float" office:value="223">
            <text:p>223</text:p>
          </table:table-cell>
          <table:table-cell office:value-type="float" office:value="42.369">
            <text:p>42.369</text:p>
          </table:table-cell>
          <table:table-cell office:value-type="float" office:value="42.499">
            <text:p>42.499</text:p>
          </table:table-cell>
          <table:table-cell office:value-type="float" office:value="40.055">
            <text:p>40.055</text:p>
          </table:table-cell>
          <table:table-cell office:value-type="float" office:value="41.124">
            <text:p>41.12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36]+0.1" office:value-type="float" office:value="33.5000000000002">
            <text:p>33.5</text:p>
          </table:table-cell>
          <table:table-cell office:value-type="float" office:value="0">
            <text:p>0</text:p>
          </table:table-cell>
          <table:table-cell office:value-type="float" office:value="-286">
            <text:p>-286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42.517">
            <text:p>42.517</text:p>
          </table:table-cell>
          <table:table-cell office:value-type="float" office:value="42.499">
            <text:p>42.499</text:p>
          </table:table-cell>
          <table:table-cell office:value-type="float" office:value="40.055">
            <text:p>40.055</text:p>
          </table:table-cell>
          <table:table-cell office:value-type="float" office:value="41.124">
            <text:p>41.12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37]+0.1" office:value-type="float" office:value="33.6000000000002">
            <text:p>33.6</text:p>
          </table:table-cell>
          <table:table-cell office:value-type="float" office:value="0">
            <text:p>0</text:p>
          </table:table-cell>
          <table:table-cell office:value-type="float" office:value="-286">
            <text:p>-286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42.517">
            <text:p>42.517</text:p>
          </table:table-cell>
          <table:table-cell office:value-type="float" office:value="42.499">
            <text:p>42.499</text:p>
          </table:table-cell>
          <table:table-cell office:value-type="float" office:value="40.055">
            <text:p>40.055</text:p>
          </table:table-cell>
          <table:table-cell office:value-type="float" office:value="41.124">
            <text:p>41.12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38]+0.1" office:value-type="float" office:value="33.7000000000002">
            <text:p>33.7</text:p>
          </table:table-cell>
          <table:table-cell office:value-type="float" office:value="0">
            <text:p>0</text:p>
          </table:table-cell>
          <table:table-cell office:value-type="float" office:value="-288">
            <text:p>-288</text:p>
          </table:table-cell>
          <table:table-cell office:value-type="float" office:value="-1">
            <text:p>-1</text:p>
          </table:table-cell>
          <table:table-cell office:value-type="float" office:value="219">
            <text:p>219</text:p>
          </table:table-cell>
          <table:table-cell office:value-type="float" office:value="42.815">
            <text:p>42.815</text:p>
          </table:table-cell>
          <table:table-cell office:value-type="float" office:value="42.685">
            <text:p>42.685</text:p>
          </table:table-cell>
          <table:table-cell office:value-type="float" office:value="40.055">
            <text:p>40.055</text:p>
          </table:table-cell>
          <table:table-cell office:value-type="float" office:value="41.124">
            <text:p>41.12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39]+0.1" office:value-type="float" office:value="33.8000000000002">
            <text:p>33.8</text:p>
          </table:table-cell>
          <table:table-cell office:value-type="float" office:value="0">
            <text:p>0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42.963">
            <text:p>42.963</text:p>
          </table:table-cell>
          <table:table-cell office:value-type="float" office:value="42.833">
            <text:p>42.833</text:p>
          </table:table-cell>
          <table:table-cell office:value-type="float" office:value="40.039">
            <text:p>40.039</text:p>
          </table:table-cell>
          <table:table-cell office:value-type="float" office:value="41.748">
            <text:p>41.74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40]+0.1" office:value-type="float" office:value="33.9000000000002">
            <text:p>33.9</text:p>
          </table:table-cell>
          <table:table-cell office:value-type="float" office:value="0">
            <text:p>0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42.815">
            <text:p>42.815</text:p>
          </table:table-cell>
          <table:table-cell office:value-type="float" office:value="42.833">
            <text:p>42.833</text:p>
          </table:table-cell>
          <table:table-cell office:value-type="float" office:value="40.039">
            <text:p>40.039</text:p>
          </table:table-cell>
          <table:table-cell office:value-type="float" office:value="41.748">
            <text:p>41.74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41]+0.1" office:value-type="float" office:value="34.0000000000002">
            <text:p>34</text:p>
          </table:table-cell>
          <table:table-cell office:value-type="float" office:value="0">
            <text:p>0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42.815">
            <text:p>42.815</text:p>
          </table:table-cell>
          <table:table-cell office:value-type="float" office:value="42.833">
            <text:p>42.833</text:p>
          </table:table-cell>
          <table:table-cell office:value-type="float" office:value="40.039">
            <text:p>40.039</text:p>
          </table:table-cell>
          <table:table-cell office:value-type="float" office:value="41.748">
            <text:p>41.74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42]+0.1" office:value-type="float" office:value="34.1000000000002">
            <text:p>34.1</text:p>
          </table:table-cell>
          <table:table-cell office:value-type="float" office:value="0">
            <text:p>0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42.963">
            <text:p>42.963</text:p>
          </table:table-cell>
          <table:table-cell office:value-type="float" office:value="42.833">
            <text:p>42.833</text:p>
          </table:table-cell>
          <table:table-cell office:value-type="float" office:value="40.039">
            <text:p>40.039</text:p>
          </table:table-cell>
          <table:table-cell office:value-type="float" office:value="41.748">
            <text:p>41.74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43]+0.1" office:value-type="float" office:value="34.2000000000002">
            <text:p>34.2</text:p>
          </table:table-cell>
          <table:table-cell office:value-type="float" office:value="0">
            <text:p>0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42.963">
            <text:p>42.963</text:p>
          </table:table-cell>
          <table:table-cell office:value-type="float" office:value="42.833">
            <text:p>42.833</text:p>
          </table:table-cell>
          <table:table-cell office:value-type="float" office:value="40.039">
            <text:p>40.039</text:p>
          </table:table-cell>
          <table:table-cell office:value-type="float" office:value="41.748">
            <text:p>41.74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44]+0.1" office:value-type="float" office:value="34.3000000000002">
            <text:p>34.3</text:p>
          </table:table-cell>
          <table:table-cell office:value-type="float" office:value="0">
            <text:p>0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43.112">
            <text:p>43.112</text:p>
          </table:table-cell>
          <table:table-cell office:value-type="float" office:value="42.982">
            <text:p>42.982</text:p>
          </table:table-cell>
          <table:table-cell office:value-type="float" office:value="40.039">
            <text:p>40.039</text:p>
          </table:table-cell>
          <table:table-cell office:value-type="float" office:value="41.748">
            <text:p>41.74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45]+0.1" office:value-type="float" office:value="34.4000000000002">
            <text:p>34.4</text:p>
          </table:table-cell>
          <table:table-cell office:value-type="float" office:value="0">
            <text:p>0</text:p>
          </table:table-cell>
          <table:table-cell office:value-type="float" office:value="-291">
            <text:p>-291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43.261">
            <text:p>43.261</text:p>
          </table:table-cell>
          <table:table-cell office:value-type="float" office:value="43.131">
            <text:p>43.131</text:p>
          </table:table-cell>
          <table:table-cell office:value-type="float" office:value="40.039">
            <text:p>40.039</text:p>
          </table:table-cell>
          <table:table-cell office:value-type="float" office:value="41.748">
            <text:p>41.74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46]+0.1" office:value-type="float" office:value="34.5000000000002">
            <text:p>34.5</text:p>
          </table:table-cell>
          <table:table-cell office:value-type="float" office:value="0">
            <text:p>0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42.963">
            <text:p>42.963</text:p>
          </table:table-cell>
          <table:table-cell office:value-type="float" office:value="43.093">
            <text:p>43.093</text:p>
          </table:table-cell>
          <table:table-cell office:value-type="float" office:value="40.039">
            <text:p>40.039</text:p>
          </table:table-cell>
          <table:table-cell office:value-type="float" office:value="41.748">
            <text:p>41.74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47]+0.1" office:value-type="float" office:value="34.6000000000002">
            <text:p>34.6</text:p>
          </table:table-cell>
          <table:table-cell office:value-type="float" office:value="0">
            <text:p>0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43.112">
            <text:p>43.112</text:p>
          </table:table-cell>
          <table:table-cell office:value-type="float" office:value="43.093">
            <text:p>43.093</text:p>
          </table:table-cell>
          <table:table-cell office:value-type="float" office:value="40.039">
            <text:p>40.039</text:p>
          </table:table-cell>
          <table:table-cell office:value-type="float" office:value="41.748">
            <text:p>41.74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48]+0.1" office:value-type="float" office:value="34.7000000000002">
            <text:p>34.7</text:p>
          </table:table-cell>
          <table:table-cell office:value-type="float" office:value="0">
            <text:p>0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43.112">
            <text:p>43.112</text:p>
          </table:table-cell>
          <table:table-cell office:value-type="float" office:value="43.093">
            <text:p>43.093</text:p>
          </table:table-cell>
          <table:table-cell office:value-type="float" office:value="40.039">
            <text:p>40.039</text:p>
          </table:table-cell>
          <table:table-cell office:value-type="float" office:value="41.748">
            <text:p>41.74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49]+0.1" office:value-type="float" office:value="34.8000000000002">
            <text:p>34.8</text:p>
          </table:table-cell>
          <table:table-cell office:value-type="float" office:value="0">
            <text:p>0</text:p>
          </table:table-cell>
          <table:table-cell office:value-type="float" office:value="-292">
            <text:p>-292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43.409">
            <text:p>43.409</text:p>
          </table:table-cell>
          <table:table-cell office:value-type="float" office:value="43.279">
            <text:p>43.279</text:p>
          </table:table-cell>
          <table:table-cell office:value-type="float" office:value="40.032">
            <text:p>40.032</text:p>
          </table:table-cell>
          <table:table-cell office:value-type="float" office:value="42.259">
            <text:p>42.25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50]+0.1" office:value-type="float" office:value="34.9000000000002">
            <text:p>34.9</text:p>
          </table:table-cell>
          <table:table-cell office:value-type="float" office:value="0">
            <text:p>0</text:p>
          </table:table-cell>
          <table:table-cell office:value-type="float" office:value="-292">
            <text:p>-292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43.409">
            <text:p>43.409</text:p>
          </table:table-cell>
          <table:table-cell office:value-type="float" office:value="43.279">
            <text:p>43.279</text:p>
          </table:table-cell>
          <table:table-cell office:value-type="float" office:value="40.032">
            <text:p>40.032</text:p>
          </table:table-cell>
          <table:table-cell office:value-type="float" office:value="42.259">
            <text:p>42.25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51]+0.1" office:value-type="float" office:value="35.0000000000002">
            <text:p>35</text:p>
          </table:table-cell>
          <table:table-cell office:value-type="float" office:value="0">
            <text:p>0</text:p>
          </table:table-cell>
          <table:table-cell office:value-type="float" office:value="-293">
            <text:p>-293</text:p>
          </table:table-cell>
          <table:table-cell office:value-type="float" office:value="-1">
            <text:p>-1</text:p>
          </table:table-cell>
          <table:table-cell office:value-type="float" office:value="218">
            <text:p>218</text:p>
          </table:table-cell>
          <table:table-cell office:value-type="float" office:value="43.558">
            <text:p>43.558</text:p>
          </table:table-cell>
          <table:table-cell office:value-type="float" office:value="43.428">
            <text:p>43.428</text:p>
          </table:table-cell>
          <table:table-cell office:value-type="float" office:value="40.032">
            <text:p>40.032</text:p>
          </table:table-cell>
          <table:table-cell office:value-type="float" office:value="42.259">
            <text:p>42.25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52]+0.1" office:value-type="float" office:value="35.1000000000002">
            <text:p>35.1</text:p>
          </table:table-cell>
          <table:table-cell office:value-type="float" office:value="0">
            <text:p>0</text:p>
          </table:table-cell>
          <table:table-cell office:value-type="float" office:value="-294">
            <text:p>-294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43.707">
            <text:p>43.707</text:p>
          </table:table-cell>
          <table:table-cell office:value-type="float" office:value="43.577">
            <text:p>43.577</text:p>
          </table:table-cell>
          <table:table-cell office:value-type="float" office:value="40.032">
            <text:p>40.032</text:p>
          </table:table-cell>
          <table:table-cell office:value-type="float" office:value="42.259">
            <text:p>42.25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53]+0.1" office:value-type="float" office:value="35.2000000000002">
            <text:p>35.2</text:p>
          </table:table-cell>
          <table:table-cell office:value-type="float" office:value="0">
            <text:p>0</text:p>
          </table:table-cell>
          <table:table-cell office:value-type="float" office:value="-295">
            <text:p>-295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43.855">
            <text:p>43.855</text:p>
          </table:table-cell>
          <table:table-cell office:value-type="float" office:value="43.725">
            <text:p>43.725</text:p>
          </table:table-cell>
          <table:table-cell office:value-type="float" office:value="40.032">
            <text:p>40.032</text:p>
          </table:table-cell>
          <table:table-cell office:value-type="float" office:value="42.259">
            <text:p>42.25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54]+0.1" office:value-type="float" office:value="35.3000000000002">
            <text:p>35.3</text:p>
          </table:table-cell>
          <table:table-cell office:value-type="float" office:value="0">
            <text:p>0</text:p>
          </table:table-cell>
          <table:table-cell office:value-type="float" office:value="-295">
            <text:p>-295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43.855">
            <text:p>43.855</text:p>
          </table:table-cell>
          <table:table-cell office:value-type="float" office:value="43.725">
            <text:p>43.725</text:p>
          </table:table-cell>
          <table:table-cell office:value-type="float" office:value="40.032">
            <text:p>40.032</text:p>
          </table:table-cell>
          <table:table-cell office:value-type="float" office:value="42.259">
            <text:p>42.25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55]+0.1" office:value-type="float" office:value="35.4000000000002">
            <text:p>35.4</text:p>
          </table:table-cell>
          <table:table-cell office:value-type="float" office:value="0">
            <text:p>0</text:p>
          </table:table-cell>
          <table:table-cell office:value-type="float" office:value="-295">
            <text:p>-295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43.855">
            <text:p>43.855</text:p>
          </table:table-cell>
          <table:table-cell office:value-type="float" office:value="43.725">
            <text:p>43.725</text:p>
          </table:table-cell>
          <table:table-cell office:value-type="float" office:value="40.032">
            <text:p>40.032</text:p>
          </table:table-cell>
          <table:table-cell office:value-type="float" office:value="42.259">
            <text:p>42.25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56]+0.1" office:value-type="float" office:value="35.5000000000002">
            <text:p>35.5</text:p>
          </table:table-cell>
          <table:table-cell office:value-type="float" office:value="0">
            <text:p>0</text:p>
          </table:table-cell>
          <table:table-cell office:value-type="float" office:value="-297">
            <text:p>-297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44.153">
            <text:p>44.153</text:p>
          </table:table-cell>
          <table:table-cell office:value-type="float" office:value="44.023">
            <text:p>44.023</text:p>
          </table:table-cell>
          <table:table-cell office:value-type="float" office:value="40.032">
            <text:p>40.032</text:p>
          </table:table-cell>
          <table:table-cell office:value-type="float" office:value="42.259">
            <text:p>42.25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57]+0.1" office:value-type="float" office:value="35.6000000000002">
            <text:p>35.6</text:p>
          </table:table-cell>
          <table:table-cell office:value-type="float" office:value="0">
            <text:p>0</text:p>
          </table:table-cell>
          <table:table-cell office:value-type="float" office:value="-297">
            <text:p>-297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44.153">
            <text:p>44.153</text:p>
          </table:table-cell>
          <table:table-cell office:value-type="float" office:value="44.023">
            <text:p>44.023</text:p>
          </table:table-cell>
          <table:table-cell office:value-type="float" office:value="40.032">
            <text:p>40.032</text:p>
          </table:table-cell>
          <table:table-cell office:value-type="float" office:value="42.259">
            <text:p>42.25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58]+0.1" office:value-type="float" office:value="35.7000000000002">
            <text:p>35.7</text:p>
          </table:table-cell>
          <table:table-cell office:value-type="float" office:value="0">
            <text:p>0</text:p>
          </table:table-cell>
          <table:table-cell office:value-type="float" office:value="-298">
            <text:p>-298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44.301">
            <text:p>44.301</text:p>
          </table:table-cell>
          <table:table-cell office:value-type="float" office:value="44.171">
            <text:p>44.171</text:p>
          </table:table-cell>
          <table:table-cell office:value-type="float" office:value="40.032">
            <text:p>40.032</text:p>
          </table:table-cell>
          <table:table-cell office:value-type="float" office:value="42.259">
            <text:p>42.25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59]+0.1" office:value-type="float" office:value="35.8000000000002">
            <text:p>35.8</text:p>
          </table:table-cell>
          <table:table-cell office:value-type="float" office:value="0">
            <text:p>0</text:p>
          </table:table-cell>
          <table:table-cell office:value-type="float" office:value="-297">
            <text:p>-297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44.153">
            <text:p>44.153</text:p>
          </table:table-cell>
          <table:table-cell office:value-type="float" office:value="44.171">
            <text:p>44.171</text:p>
          </table:table-cell>
          <table:table-cell office:value-type="float" office:value="40.035">
            <text:p>40.035</text:p>
          </table:table-cell>
          <table:table-cell office:value-type="float" office:value="42.854">
            <text:p>42.85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60]+0.1" office:value-type="float" office:value="35.9000000000002">
            <text:p>35.9</text:p>
          </table:table-cell>
          <table:table-cell office:value-type="float" office:value="0">
            <text:p>0</text:p>
          </table:table-cell>
          <table:table-cell office:value-type="float" office:value="-299">
            <text:p>-299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44.45">
            <text:p>44.45</text:p>
          </table:table-cell>
          <table:table-cell office:value-type="float" office:value="44.32">
            <text:p>44.32</text:p>
          </table:table-cell>
          <table:table-cell office:value-type="float" office:value="40.035">
            <text:p>40.035</text:p>
          </table:table-cell>
          <table:table-cell office:value-type="float" office:value="42.854">
            <text:p>42.85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61]+0.1" office:value-type="float" office:value="36.0000000000002">
            <text:p>36</text:p>
          </table:table-cell>
          <table:table-cell office:value-type="float" office:value="0">
            <text:p>0</text:p>
          </table:table-cell>
          <table:table-cell office:value-type="float" office:value="-298">
            <text:p>-298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44.301">
            <text:p>44.301</text:p>
          </table:table-cell>
          <table:table-cell office:value-type="float" office:value="44.32">
            <text:p>44.32</text:p>
          </table:table-cell>
          <table:table-cell office:value-type="float" office:value="40.035">
            <text:p>40.035</text:p>
          </table:table-cell>
          <table:table-cell office:value-type="float" office:value="42.854">
            <text:p>42.85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62]+0.1" office:value-type="float" office:value="36.1000000000002">
            <text:p>36.1</text:p>
          </table:table-cell>
          <table:table-cell office:value-type="float" office:value="0">
            <text:p>0</text:p>
          </table:table-cell>
          <table:table-cell office:value-type="float" office:value="-298">
            <text:p>-298</text:p>
          </table:table-cell>
          <table:table-cell office:value-type="float" office:value="-1">
            <text:p>-1</text:p>
          </table:table-cell>
          <table:table-cell office:value-type="float" office:value="229">
            <text:p>229</text:p>
          </table:table-cell>
          <table:table-cell office:value-type="float" office:value="44.301">
            <text:p>44.301</text:p>
          </table:table-cell>
          <table:table-cell office:value-type="float" office:value="44.32">
            <text:p>44.32</text:p>
          </table:table-cell>
          <table:table-cell office:value-type="float" office:value="40.035">
            <text:p>40.035</text:p>
          </table:table-cell>
          <table:table-cell office:value-type="float" office:value="42.854">
            <text:p>42.85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63]+0.1" office:value-type="float" office:value="36.2000000000002">
            <text:p>36.2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  <table:table-cell office:value-type="float" office:value="-1">
            <text:p>-1</text:p>
          </table:table-cell>
          <table:table-cell office:value-type="float" office:value="228">
            <text:p>228</text:p>
          </table:table-cell>
          <table:table-cell office:value-type="float" office:value="44.599">
            <text:p>44.599</text:p>
          </table:table-cell>
          <table:table-cell office:value-type="float" office:value="44.469">
            <text:p>44.469</text:p>
          </table:table-cell>
          <table:table-cell office:value-type="float" office:value="40.035">
            <text:p>40.035</text:p>
          </table:table-cell>
          <table:table-cell office:value-type="float" office:value="42.854">
            <text:p>42.85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64]+0.1" office:value-type="float" office:value="36.3000000000002">
            <text:p>36.3</text:p>
          </table:table-cell>
          <table:table-cell office:value-type="float" office:value="0">
            <text:p>0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44.896">
            <text:p>44.896</text:p>
          </table:table-cell>
          <table:table-cell office:value-type="float" office:value="44.766">
            <text:p>44.766</text:p>
          </table:table-cell>
          <table:table-cell office:value-type="float" office:value="40.035">
            <text:p>40.035</text:p>
          </table:table-cell>
          <table:table-cell office:value-type="float" office:value="42.854">
            <text:p>42.85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65]+0.1" office:value-type="float" office:value="36.4000000000002">
            <text:p>36.4</text:p>
          </table:table-cell>
          <table:table-cell office:value-type="float" office:value="0">
            <text:p>0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44.896">
            <text:p>44.896</text:p>
          </table:table-cell>
          <table:table-cell office:value-type="float" office:value="44.766">
            <text:p>44.766</text:p>
          </table:table-cell>
          <table:table-cell office:value-type="float" office:value="40.035">
            <text:p>40.035</text:p>
          </table:table-cell>
          <table:table-cell office:value-type="float" office:value="42.854">
            <text:p>42.85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66]+0.1" office:value-type="float" office:value="36.5000000000002">
            <text:p>36.5</text:p>
          </table:table-cell>
          <table:table-cell office:value-type="float" office:value="0">
            <text:p>0</text:p>
          </table:table-cell>
          <table:table-cell office:value-type="float" office:value="-301">
            <text:p>-301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44.747">
            <text:p>44.747</text:p>
          </table:table-cell>
          <table:table-cell office:value-type="float" office:value="44.766">
            <text:p>44.766</text:p>
          </table:table-cell>
          <table:table-cell office:value-type="float" office:value="40.035">
            <text:p>40.035</text:p>
          </table:table-cell>
          <table:table-cell office:value-type="float" office:value="42.854">
            <text:p>42.85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67]+0.1" office:value-type="float" office:value="36.6000000000002">
            <text:p>36.6</text:p>
          </table:table-cell>
          <table:table-cell office:value-type="float" office:value="0">
            <text:p>0</text:p>
          </table:table-cell>
          <table:table-cell office:value-type="float" office:value="-301">
            <text:p>-301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44.747">
            <text:p>44.747</text:p>
          </table:table-cell>
          <table:table-cell office:value-type="float" office:value="44.766">
            <text:p>44.766</text:p>
          </table:table-cell>
          <table:table-cell office:value-type="float" office:value="40.035">
            <text:p>40.035</text:p>
          </table:table-cell>
          <table:table-cell office:value-type="float" office:value="42.854">
            <text:p>42.85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68]+0.1" office:value-type="float" office:value="36.7000000000003">
            <text:p>36.7</text:p>
          </table:table-cell>
          <table:table-cell office:value-type="float" office:value="0">
            <text:p>0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44.896">
            <text:p>44.896</text:p>
          </table:table-cell>
          <table:table-cell office:value-type="float" office:value="44.766">
            <text:p>44.766</text:p>
          </table:table-cell>
          <table:table-cell office:value-type="float" office:value="40.035">
            <text:p>40.035</text:p>
          </table:table-cell>
          <table:table-cell office:value-type="float" office:value="42.854">
            <text:p>42.85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69]+0.1" office:value-type="float" office:value="36.8000000000003">
            <text:p>36.8</text:p>
          </table:table-cell>
          <table:table-cell office:value-type="float" office:value="0">
            <text:p>0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44.896">
            <text:p>44.896</text:p>
          </table:table-cell>
          <table:table-cell office:value-type="float" office:value="44.766">
            <text:p>44.766</text:p>
          </table:table-cell>
          <table:table-cell office:value-type="float" office:value="40.049">
            <text:p>40.049</text:p>
          </table:table-cell>
          <table:table-cell office:value-type="float" office:value="43.492">
            <text:p>43.4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70]+0.1" office:value-type="float" office:value="36.9000000000003">
            <text:p>36.9</text:p>
          </table:table-cell>
          <table:table-cell office:value-type="float" office:value="0">
            <text:p>0</text:p>
          </table:table-cell>
          <table:table-cell office:value-type="float" office:value="-301">
            <text:p>-30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44.747">
            <text:p>44.747</text:p>
          </table:table-cell>
          <table:table-cell office:value-type="float" office:value="44.766">
            <text:p>44.766</text:p>
          </table:table-cell>
          <table:table-cell office:value-type="float" office:value="40.049">
            <text:p>40.049</text:p>
          </table:table-cell>
          <table:table-cell office:value-type="float" office:value="43.492">
            <text:p>43.4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71]+0.1" office:value-type="float" office:value="37.0000000000003">
            <text:p>37</text:p>
          </table:table-cell>
          <table:table-cell office:value-type="float" office:value="0">
            <text:p>0</text:p>
          </table:table-cell>
          <table:table-cell office:value-type="float" office:value="-304">
            <text:p>-304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45.193">
            <text:p>45.193</text:p>
          </table:table-cell>
          <table:table-cell office:value-type="float" office:value="45.063">
            <text:p>45.063</text:p>
          </table:table-cell>
          <table:table-cell office:value-type="float" office:value="40.049">
            <text:p>40.049</text:p>
          </table:table-cell>
          <table:table-cell office:value-type="float" office:value="43.492">
            <text:p>43.4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72]+0.1" office:value-type="float" office:value="37.1000000000003">
            <text:p>37.1</text:p>
          </table:table-cell>
          <table:table-cell office:value-type="float" office:value="0">
            <text:p>0</text:p>
          </table:table-cell>
          <table:table-cell office:value-type="float" office:value="-304">
            <text:p>-304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45.193">
            <text:p>45.193</text:p>
          </table:table-cell>
          <table:table-cell office:value-type="float" office:value="45.063">
            <text:p>45.063</text:p>
          </table:table-cell>
          <table:table-cell office:value-type="float" office:value="40.049">
            <text:p>40.049</text:p>
          </table:table-cell>
          <table:table-cell office:value-type="float" office:value="43.492">
            <text:p>43.4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73]+0.1" office:value-type="float" office:value="37.2000000000003">
            <text:p>37.2</text:p>
          </table:table-cell>
          <table:table-cell office:value-type="float" office:value="0">
            <text:p>0</text:p>
          </table:table-cell>
          <table:table-cell office:value-type="float" office:value="-305">
            <text:p>-305</text:p>
          </table:table-cell>
          <table:table-cell office:value-type="float" office:value="-1">
            <text:p>-1</text:p>
          </table:table-cell>
          <table:table-cell office:value-type="float" office:value="239">
            <text:p>239</text:p>
          </table:table-cell>
          <table:table-cell office:value-type="float" office:value="45.342">
            <text:p>45.342</text:p>
          </table:table-cell>
          <table:table-cell office:value-type="float" office:value="45.212">
            <text:p>45.212</text:p>
          </table:table-cell>
          <table:table-cell office:value-type="float" office:value="40.049">
            <text:p>40.049</text:p>
          </table:table-cell>
          <table:table-cell office:value-type="float" office:value="43.492">
            <text:p>43.4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74]+0.1" office:value-type="float" office:value="37.3000000000003">
            <text:p>37.3</text:p>
          </table:table-cell>
          <table:table-cell office:value-type="float" office:value="0">
            <text:p>0</text:p>
          </table:table-cell>
          <table:table-cell office:value-type="float" office:value="-304">
            <text:p>-304</text:p>
          </table:table-cell>
          <table:table-cell office:value-type="float" office:value="-1">
            <text:p>-1</text:p>
          </table:table-cell>
          <table:table-cell office:value-type="float" office:value="240">
            <text:p>240</text:p>
          </table:table-cell>
          <table:table-cell office:value-type="float" office:value="45.193">
            <text:p>45.193</text:p>
          </table:table-cell>
          <table:table-cell office:value-type="float" office:value="45.212">
            <text:p>45.212</text:p>
          </table:table-cell>
          <table:table-cell office:value-type="float" office:value="40.049">
            <text:p>40.049</text:p>
          </table:table-cell>
          <table:table-cell office:value-type="float" office:value="43.492">
            <text:p>43.4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75]+0.1" office:value-type="float" office:value="37.4000000000003">
            <text:p>37.4</text:p>
          </table:table-cell>
          <table:table-cell office:value-type="float" office:value="0">
            <text:p>0</text:p>
          </table:table-cell>
          <table:table-cell office:value-type="float" office:value="-305">
            <text:p>-305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45.342">
            <text:p>45.342</text:p>
          </table:table-cell>
          <table:table-cell office:value-type="float" office:value="45.212">
            <text:p>45.212</text:p>
          </table:table-cell>
          <table:table-cell office:value-type="float" office:value="40.049">
            <text:p>40.049</text:p>
          </table:table-cell>
          <table:table-cell office:value-type="float" office:value="43.492">
            <text:p>43.4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76]+0.1" office:value-type="float" office:value="37.5000000000003">
            <text:p>37.5</text:p>
          </table:table-cell>
          <table:table-cell office:value-type="float" office:value="0">
            <text:p>0</text:p>
          </table:table-cell>
          <table:table-cell office:value-type="float" office:value="-304">
            <text:p>-304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45.193">
            <text:p>45.193</text:p>
          </table:table-cell>
          <table:table-cell office:value-type="float" office:value="45.212">
            <text:p>45.212</text:p>
          </table:table-cell>
          <table:table-cell office:value-type="float" office:value="40.049">
            <text:p>40.049</text:p>
          </table:table-cell>
          <table:table-cell office:value-type="float" office:value="43.492">
            <text:p>43.4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77]+0.1" office:value-type="float" office:value="37.6000000000003">
            <text:p>37.6</text:p>
          </table:table-cell>
          <table:table-cell office:value-type="float" office:value="0">
            <text:p>0</text:p>
          </table:table-cell>
          <table:table-cell office:value-type="float" office:value="-304">
            <text:p>-304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45.193">
            <text:p>45.193</text:p>
          </table:table-cell>
          <table:table-cell office:value-type="float" office:value="45.212">
            <text:p>45.212</text:p>
          </table:table-cell>
          <table:table-cell office:value-type="float" office:value="40.049">
            <text:p>40.049</text:p>
          </table:table-cell>
          <table:table-cell office:value-type="float" office:value="43.492">
            <text:p>43.4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78]+0.1" office:value-type="float" office:value="37.7000000000003">
            <text:p>37.7</text:p>
          </table:table-cell>
          <table:table-cell office:value-type="float" office:value="0">
            <text:p>0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44.896">
            <text:p>44.896</text:p>
          </table:table-cell>
          <table:table-cell office:value-type="float" office:value="45.026">
            <text:p>45.026</text:p>
          </table:table-cell>
          <table:table-cell office:value-type="float" office:value="40.049">
            <text:p>40.049</text:p>
          </table:table-cell>
          <table:table-cell office:value-type="float" office:value="43.492">
            <text:p>43.492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79]+0.1" office:value-type="float" office:value="37.8000000000003">
            <text:p>37.8</text:p>
          </table:table-cell>
          <table:table-cell office:value-type="float" office:value="0">
            <text:p>0</text:p>
          </table:table-cell>
          <table:table-cell office:value-type="float" office:value="-303">
            <text:p>-30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45.045">
            <text:p>45.045</text:p>
          </table:table-cell>
          <table:table-cell office:value-type="float" office:value="45.026">
            <text:p>45.026</text:p>
          </table:table-cell>
          <table:table-cell office:value-type="float" office:value="40.075">
            <text:p>40.075</text:p>
          </table:table-cell>
          <table:table-cell office:value-type="float" office:value="43.993">
            <text:p>43.99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80]+0.1" office:value-type="float" office:value="37.9000000000003">
            <text:p>37.9</text:p>
          </table:table-cell>
          <table:table-cell office:value-type="float" office:value="0">
            <text:p>0</text:p>
          </table:table-cell>
          <table:table-cell office:value-type="float" office:value="-303">
            <text:p>-303</text:p>
          </table:table-cell>
          <table:table-cell office:value-type="float" office:value="-1">
            <text:p>-1</text:p>
          </table:table-cell>
          <table:table-cell office:value-type="float" office:value="243">
            <text:p>243</text:p>
          </table:table-cell>
          <table:table-cell office:value-type="float" office:value="45.045">
            <text:p>45.045</text:p>
          </table:table-cell>
          <table:table-cell office:value-type="float" office:value="45.026">
            <text:p>45.026</text:p>
          </table:table-cell>
          <table:table-cell office:value-type="float" office:value="40.075">
            <text:p>40.075</text:p>
          </table:table-cell>
          <table:table-cell office:value-type="float" office:value="43.993">
            <text:p>43.99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81]+0.1" office:value-type="float" office:value="38.0000000000003">
            <text:p>38</text:p>
          </table:table-cell>
          <table:table-cell office:value-type="float" office:value="0">
            <text:p>0</text:p>
          </table:table-cell>
          <table:table-cell office:value-type="float" office:value="-305">
            <text:p>-305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45.342">
            <text:p>45.342</text:p>
          </table:table-cell>
          <table:table-cell office:value-type="float" office:value="45.212">
            <text:p>45.212</text:p>
          </table:table-cell>
          <table:table-cell office:value-type="float" office:value="40.075">
            <text:p>40.075</text:p>
          </table:table-cell>
          <table:table-cell office:value-type="float" office:value="43.993">
            <text:p>43.99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82]+0.1" office:value-type="float" office:value="38.1000000000003">
            <text:p>38.1</text:p>
          </table:table-cell>
          <table:table-cell office:value-type="float" office:value="0">
            <text:p>0</text:p>
          </table:table-cell>
          <table:table-cell office:value-type="float" office:value="-304">
            <text:p>-304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45.193">
            <text:p>45.193</text:p>
          </table:table-cell>
          <table:table-cell office:value-type="float" office:value="45.212">
            <text:p>45.212</text:p>
          </table:table-cell>
          <table:table-cell office:value-type="float" office:value="40.075">
            <text:p>40.075</text:p>
          </table:table-cell>
          <table:table-cell office:value-type="float" office:value="43.993">
            <text:p>43.99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83]+0.1" office:value-type="float" office:value="38.2000000000003">
            <text:p>38.2</text:p>
          </table:table-cell>
          <table:table-cell office:value-type="float" office:value="0">
            <text:p>0</text:p>
          </table:table-cell>
          <table:table-cell office:value-type="float" office:value="-307">
            <text:p>-307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45.639">
            <text:p>45.639</text:p>
          </table:table-cell>
          <table:table-cell office:value-type="float" office:value="45.509">
            <text:p>45.509</text:p>
          </table:table-cell>
          <table:table-cell office:value-type="float" office:value="40.075">
            <text:p>40.075</text:p>
          </table:table-cell>
          <table:table-cell office:value-type="float" office:value="43.993">
            <text:p>43.99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84]+0.1" office:value-type="float" office:value="38.3000000000003">
            <text:p>38.3</text:p>
          </table:table-cell>
          <table:table-cell office:value-type="float" office:value="0">
            <text:p>0</text:p>
          </table:table-cell>
          <table:table-cell office:value-type="float" office:value="-311">
            <text:p>-311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46.234">
            <text:p>46.234</text:p>
          </table:table-cell>
          <table:table-cell office:value-type="float" office:value="46.104">
            <text:p>46.104</text:p>
          </table:table-cell>
          <table:table-cell office:value-type="float" office:value="40.075">
            <text:p>40.075</text:p>
          </table:table-cell>
          <table:table-cell office:value-type="float" office:value="43.993">
            <text:p>43.99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85]+0.1" office:value-type="float" office:value="38.4000000000003">
            <text:p>38.4</text:p>
          </table:table-cell>
          <table:table-cell office:value-type="float" office:value="0">
            <text:p>0</text:p>
          </table:table-cell>
          <table:table-cell office:value-type="float" office:value="-309">
            <text:p>-309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45.937">
            <text:p>45.937</text:p>
          </table:table-cell>
          <table:table-cell office:value-type="float" office:value="46.067">
            <text:p>46.067</text:p>
          </table:table-cell>
          <table:table-cell office:value-type="float" office:value="40.075">
            <text:p>40.075</text:p>
          </table:table-cell>
          <table:table-cell office:value-type="float" office:value="43.993">
            <text:p>43.99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86]+0.1" office:value-type="float" office:value="38.5000000000003">
            <text:p>38.5</text:p>
          </table:table-cell>
          <table:table-cell office:value-type="float" office:value="0">
            <text:p>0</text:p>
          </table:table-cell>
          <table:table-cell office:value-type="float" office:value="-311">
            <text:p>-311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46.234">
            <text:p>46.234</text:p>
          </table:table-cell>
          <table:table-cell office:value-type="float" office:value="46.104">
            <text:p>46.104</text:p>
          </table:table-cell>
          <table:table-cell office:value-type="float" office:value="40.075">
            <text:p>40.075</text:p>
          </table:table-cell>
          <table:table-cell office:value-type="float" office:value="43.993">
            <text:p>43.99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87]+0.1" office:value-type="float" office:value="38.6000000000003">
            <text:p>38.6</text:p>
          </table:table-cell>
          <table:table-cell office:value-type="float" office:value="0">
            <text:p>0</text:p>
          </table:table-cell>
          <table:table-cell office:value-type="float" office:value="-312">
            <text:p>-31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46.383">
            <text:p>46.383</text:p>
          </table:table-cell>
          <table:table-cell office:value-type="float" office:value="46.253">
            <text:p>46.253</text:p>
          </table:table-cell>
          <table:table-cell office:value-type="float" office:value="40.075">
            <text:p>40.075</text:p>
          </table:table-cell>
          <table:table-cell office:value-type="float" office:value="43.993">
            <text:p>43.99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88]+0.1" office:value-type="float" office:value="38.7000000000003">
            <text:p>38.7</text:p>
          </table:table-cell>
          <table:table-cell office:value-type="float" office:value="0">
            <text:p>0</text:p>
          </table:table-cell>
          <table:table-cell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46.085">
            <text:p>46.085</text:p>
          </table:table-cell>
          <table:table-cell office:value-type="float" office:value="46.215">
            <text:p>46.215</text:p>
          </table:table-cell>
          <table:table-cell office:value-type="float" office:value="40.075">
            <text:p>40.075</text:p>
          </table:table-cell>
          <table:table-cell office:value-type="float" office:value="43.993">
            <text:p>43.99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89]+0.1" office:value-type="float" office:value="38.8000000000003">
            <text:p>38.8</text:p>
          </table:table-cell>
          <table:table-cell office:value-type="float" office:value="0">
            <text:p>0</text:p>
          </table:table-cell>
          <table:table-cell office:value-type="float" office:value="-312">
            <text:p>-31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46.383">
            <text:p>46.383</text:p>
          </table:table-cell>
          <table:table-cell office:value-type="float" office:value="46.253">
            <text:p>46.253</text:p>
          </table:table-cell>
          <table:table-cell office:value-type="float" office:value="40.112">
            <text:p>40.112</text:p>
          </table:table-cell>
          <table:table-cell office:value-type="float" office:value="44.588">
            <text:p>44.5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90]+0.1" office:value-type="float" office:value="38.9000000000003">
            <text:p>38.9</text:p>
          </table:table-cell>
          <table:table-cell office:value-type="float" office:value="0">
            <text:p>0</text:p>
          </table:table-cell>
          <table:table-cell office:value-type="float" office:value="-313">
            <text:p>-313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46.531">
            <text:p>46.531</text:p>
          </table:table-cell>
          <table:table-cell office:value-type="float" office:value="46.401">
            <text:p>46.401</text:p>
          </table:table-cell>
          <table:table-cell office:value-type="float" office:value="40.112">
            <text:p>40.112</text:p>
          </table:table-cell>
          <table:table-cell office:value-type="float" office:value="44.588">
            <text:p>44.5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91]+0.1" office:value-type="float" office:value="39.0000000000003">
            <text:p>39</text:p>
          </table:table-cell>
          <table:table-cell office:value-type="float" office:value="0">
            <text:p>0</text:p>
          </table:table-cell>
          <table:table-cell office:value-type="float" office:value="-312">
            <text:p>-312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46.383">
            <text:p>46.383</text:p>
          </table:table-cell>
          <table:table-cell office:value-type="float" office:value="46.401">
            <text:p>46.401</text:p>
          </table:table-cell>
          <table:table-cell office:value-type="float" office:value="40.112">
            <text:p>40.112</text:p>
          </table:table-cell>
          <table:table-cell office:value-type="float" office:value="44.588">
            <text:p>44.5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92]+0.1" office:value-type="float" office:value="39.1000000000003">
            <text:p>39.1</text:p>
          </table:table-cell>
          <table:table-cell office:value-type="float" office:value="0">
            <text:p>0</text:p>
          </table:table-cell>
          <table:table-cell office:value-type="float" office:value="-312">
            <text:p>-312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46.383">
            <text:p>46.383</text:p>
          </table:table-cell>
          <table:table-cell office:value-type="float" office:value="46.401">
            <text:p>46.401</text:p>
          </table:table-cell>
          <table:table-cell office:value-type="float" office:value="40.112">
            <text:p>40.112</text:p>
          </table:table-cell>
          <table:table-cell office:value-type="float" office:value="44.588">
            <text:p>44.5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93]+0.1" office:value-type="float" office:value="39.2000000000003">
            <text:p>39.2</text:p>
          </table:table-cell>
          <table:table-cell office:value-type="float" office:value="0">
            <text:p>0</text:p>
          </table:table-cell>
          <table:table-cell office:value-type="float" office:value="-315">
            <text:p>-315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46.829">
            <text:p>46.829</text:p>
          </table:table-cell>
          <table:table-cell office:value-type="float" office:value="46.699">
            <text:p>46.699</text:p>
          </table:table-cell>
          <table:table-cell office:value-type="float" office:value="40.112">
            <text:p>40.112</text:p>
          </table:table-cell>
          <table:table-cell office:value-type="float" office:value="44.588">
            <text:p>44.5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94]+0.1" office:value-type="float" office:value="39.3000000000003">
            <text:p>39.3</text:p>
          </table:table-cell>
          <table:table-cell office:value-type="float" office:value="0">
            <text:p>0</text:p>
          </table:table-cell>
          <table:table-cell office:value-type="float" office:value="-313">
            <text:p>-313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46.531">
            <text:p>46.531</text:p>
          </table:table-cell>
          <table:table-cell office:value-type="float" office:value="46.661">
            <text:p>46.661</text:p>
          </table:table-cell>
          <table:table-cell office:value-type="float" office:value="40.112">
            <text:p>40.112</text:p>
          </table:table-cell>
          <table:table-cell office:value-type="float" office:value="44.588">
            <text:p>44.5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95]+0.1" office:value-type="float" office:value="39.4000000000003">
            <text:p>39.4</text:p>
          </table:table-cell>
          <table:table-cell office:value-type="float" office:value="0">
            <text:p>0</text:p>
          </table:table-cell>
          <table:table-cell office:value-type="float" office:value="-315">
            <text:p>-315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46.829">
            <text:p>46.829</text:p>
          </table:table-cell>
          <table:table-cell office:value-type="float" office:value="46.699">
            <text:p>46.699</text:p>
          </table:table-cell>
          <table:table-cell office:value-type="float" office:value="40.112">
            <text:p>40.112</text:p>
          </table:table-cell>
          <table:table-cell office:value-type="float" office:value="44.588">
            <text:p>44.5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96]+0.1" office:value-type="float" office:value="39.5000000000003">
            <text:p>39.5</text:p>
          </table:table-cell>
          <table:table-cell office:value-type="float" office:value="0">
            <text:p>0</text:p>
          </table:table-cell>
          <table:table-cell office:value-type="float" office:value="-313">
            <text:p>-313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46.531">
            <text:p>46.531</text:p>
          </table:table-cell>
          <table:table-cell office:value-type="float" office:value="46.661">
            <text:p>46.661</text:p>
          </table:table-cell>
          <table:table-cell office:value-type="float" office:value="40.112">
            <text:p>40.112</text:p>
          </table:table-cell>
          <table:table-cell office:value-type="float" office:value="44.588">
            <text:p>44.5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97]+0.1" office:value-type="float" office:value="39.6000000000003">
            <text:p>39.6</text:p>
          </table:table-cell>
          <table:table-cell office:value-type="float" office:value="0">
            <text:p>0</text:p>
          </table:table-cell>
          <table:table-cell office:value-type="float" office:value="-316">
            <text:p>-316</text:p>
          </table:table-cell>
          <table:table-cell office:value-type="float" office:value="-1">
            <text:p>-1</text:p>
          </table:table-cell>
          <table:table-cell office:value-type="float" office:value="240">
            <text:p>240</text:p>
          </table:table-cell>
          <table:table-cell office:value-type="float" office:value="46.977">
            <text:p>46.977</text:p>
          </table:table-cell>
          <table:table-cell office:value-type="float" office:value="46.847">
            <text:p>46.847</text:p>
          </table:table-cell>
          <table:table-cell office:value-type="float" office:value="40.112">
            <text:p>40.112</text:p>
          </table:table-cell>
          <table:table-cell office:value-type="float" office:value="44.588">
            <text:p>44.5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98]+0.1" office:value-type="float" office:value="39.7000000000003">
            <text:p>39.7</text:p>
          </table:table-cell>
          <table:table-cell office:value-type="float" office:value="0">
            <text:p>0</text:p>
          </table:table-cell>
          <table:table-cell office:value-type="float" office:value="-314">
            <text:p>-314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46.68">
            <text:p>46.68</text:p>
          </table:table-cell>
          <table:table-cell office:value-type="float" office:value="46.81">
            <text:p>46.81</text:p>
          </table:table-cell>
          <table:table-cell office:value-type="float" office:value="40.112">
            <text:p>40.112</text:p>
          </table:table-cell>
          <table:table-cell office:value-type="float" office:value="44.588">
            <text:p>44.5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399]+0.1" office:value-type="float" office:value="39.8000000000003">
            <text:p>39.8</text:p>
          </table:table-cell>
          <table:table-cell office:value-type="float" office:value="0">
            <text:p>0</text:p>
          </table:table-cell>
          <table:table-cell office:value-type="float" office:value="-314">
            <text:p>-314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46.68">
            <text:p>46.68</text:p>
          </table:table-cell>
          <table:table-cell office:value-type="float" office:value="46.81">
            <text:p>46.81</text:p>
          </table:table-cell>
          <table:table-cell office:value-type="float" office:value="40.163">
            <text:p>40.163</text:p>
          </table:table-cell>
          <table:table-cell office:value-type="float" office:value="45.236">
            <text:p>45.2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00]+0.1" office:value-type="float" office:value="39.9000000000003">
            <text:p>39.9</text:p>
          </table:table-cell>
          <table:table-cell office:value-type="float" office:value="0">
            <text:p>0</text:p>
          </table:table-cell>
          <table:table-cell office:value-type="float" office:value="-314">
            <text:p>-314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46.68">
            <text:p>46.68</text:p>
          </table:table-cell>
          <table:table-cell office:value-type="float" office:value="46.81">
            <text:p>46.81</text:p>
          </table:table-cell>
          <table:table-cell office:value-type="float" office:value="40.163">
            <text:p>40.163</text:p>
          </table:table-cell>
          <table:table-cell office:value-type="float" office:value="45.236">
            <text:p>45.2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01]+0.1" office:value-type="float" office:value="40.0000000000003">
            <text:p>40</text:p>
          </table:table-cell>
          <table:table-cell office:value-type="float" office:value="0">
            <text:p>0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47.126">
            <text:p>47.126</text:p>
          </table:table-cell>
          <table:table-cell office:value-type="float" office:value="46.996">
            <text:p>46.996</text:p>
          </table:table-cell>
          <table:table-cell office:value-type="float" office:value="40.163">
            <text:p>40.163</text:p>
          </table:table-cell>
          <table:table-cell office:value-type="float" office:value="45.236">
            <text:p>45.2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02]+0.1" office:value-type="float" office:value="40.1000000000003">
            <text:p>40.1</text:p>
          </table:table-cell>
          <table:table-cell office:value-type="float" office:value="0">
            <text:p>0</text:p>
          </table:table-cell>
          <table:table-cell office:value-type="float" office:value="-316">
            <text:p>-31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46.977">
            <text:p>46.977</text:p>
          </table:table-cell>
          <table:table-cell office:value-type="float" office:value="46.996">
            <text:p>46.996</text:p>
          </table:table-cell>
          <table:table-cell office:value-type="float" office:value="40.163">
            <text:p>40.163</text:p>
          </table:table-cell>
          <table:table-cell office:value-type="float" office:value="45.236">
            <text:p>45.2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03]+0.1" office:value-type="float" office:value="40.2000000000003">
            <text:p>40.2</text:p>
          </table:table-cell>
          <table:table-cell office:value-type="float" office:value="0">
            <text:p>0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47.126">
            <text:p>47.126</text:p>
          </table:table-cell>
          <table:table-cell office:value-type="float" office:value="46.996">
            <text:p>46.996</text:p>
          </table:table-cell>
          <table:table-cell office:value-type="float" office:value="40.163">
            <text:p>40.163</text:p>
          </table:table-cell>
          <table:table-cell office:value-type="float" office:value="45.236">
            <text:p>45.2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04]+0.1" office:value-type="float" office:value="40.3000000000003">
            <text:p>40.3</text:p>
          </table:table-cell>
          <table:table-cell office:value-type="float" office:value="0">
            <text:p>0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47.126">
            <text:p>47.126</text:p>
          </table:table-cell>
          <table:table-cell office:value-type="float" office:value="46.996">
            <text:p>46.996</text:p>
          </table:table-cell>
          <table:table-cell office:value-type="float" office:value="40.163">
            <text:p>40.163</text:p>
          </table:table-cell>
          <table:table-cell office:value-type="float" office:value="45.236">
            <text:p>45.2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05]+0.1" office:value-type="float" office:value="40.4000000000003">
            <text:p>40.4</text:p>
          </table:table-cell>
          <table:table-cell office:value-type="float" office:value="0">
            <text:p>0</text:p>
          </table:table-cell>
          <table:table-cell office:value-type="float" office:value="-319">
            <text:p>-31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47.423">
            <text:p>47.423</text:p>
          </table:table-cell>
          <table:table-cell office:value-type="float" office:value="47.293">
            <text:p>47.293</text:p>
          </table:table-cell>
          <table:table-cell office:value-type="float" office:value="40.163">
            <text:p>40.163</text:p>
          </table:table-cell>
          <table:table-cell office:value-type="float" office:value="45.236">
            <text:p>45.2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06]+0.1" office:value-type="float" office:value="40.5000000000003">
            <text:p>40.5</text:p>
          </table:table-cell>
          <table:table-cell office:value-type="float" office:value="0">
            <text:p>0</text:p>
          </table:table-cell>
          <table:table-cell office:value-type="float" office:value="-318">
            <text:p>-318</text:p>
          </table:table-cell>
          <table:table-cell office:value-type="float" office:value="-1">
            <text:p>-1</text:p>
          </table:table-cell>
          <table:table-cell office:value-type="float" office:value="255">
            <text:p>255</text:p>
          </table:table-cell>
          <table:table-cell office:value-type="float" office:value="47.275">
            <text:p>47.275</text:p>
          </table:table-cell>
          <table:table-cell office:value-type="float" office:value="47.293">
            <text:p>47.293</text:p>
          </table:table-cell>
          <table:table-cell office:value-type="float" office:value="40.163">
            <text:p>40.163</text:p>
          </table:table-cell>
          <table:table-cell office:value-type="float" office:value="45.236">
            <text:p>45.2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07]+0.1" office:value-type="float" office:value="40.6000000000003">
            <text:p>40.6</text:p>
          </table:table-cell>
          <table:table-cell office:value-type="float" office:value="0">
            <text:p>0</text:p>
          </table:table-cell>
          <table:table-cell office:value-type="float" office:value="-319">
            <text:p>-319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47.423">
            <text:p>47.423</text:p>
          </table:table-cell>
          <table:table-cell office:value-type="float" office:value="47.293">
            <text:p>47.293</text:p>
          </table:table-cell>
          <table:table-cell office:value-type="float" office:value="40.163">
            <text:p>40.163</text:p>
          </table:table-cell>
          <table:table-cell office:value-type="float" office:value="45.236">
            <text:p>45.2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08]+0.1" office:value-type="float" office:value="40.7000000000003">
            <text:p>40.7</text:p>
          </table:table-cell>
          <table:table-cell office:value-type="float" office:value="0">
            <text:p>0</text:p>
          </table:table-cell>
          <table:table-cell office:value-type="float" office:value="-320">
            <text:p>-320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47.572">
            <text:p>47.572</text:p>
          </table:table-cell>
          <table:table-cell office:value-type="float" office:value="47.442">
            <text:p>47.442</text:p>
          </table:table-cell>
          <table:table-cell office:value-type="float" office:value="40.163">
            <text:p>40.163</text:p>
          </table:table-cell>
          <table:table-cell office:value-type="float" office:value="45.236">
            <text:p>45.23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09]+0.1" office:value-type="float" office:value="40.8000000000003">
            <text:p>40.8</text:p>
          </table:table-cell>
          <table:table-cell office:value-type="float" office:value="0">
            <text:p>0</text:p>
          </table:table-cell>
          <table:table-cell office:value-type="float" office:value="-320">
            <text:p>-320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47.572">
            <text:p>47.572</text:p>
          </table:table-cell>
          <table:table-cell office:value-type="float" office:value="47.442">
            <text:p>47.442</text:p>
          </table:table-cell>
          <table:table-cell office:value-type="float" office:value="40.227">
            <text:p>40.227</text:p>
          </table:table-cell>
          <table:table-cell office:value-type="float" office:value="45.913">
            <text:p>45.91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10]+0.1" office:value-type="float" office:value="40.9000000000003">
            <text:p>40.9</text:p>
          </table:table-cell>
          <table:table-cell office:value-type="float" office:value="0">
            <text:p>0</text:p>
          </table:table-cell>
          <table:table-cell office:value-type="float" office:value="-320">
            <text:p>-320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47.572">
            <text:p>47.572</text:p>
          </table:table-cell>
          <table:table-cell office:value-type="float" office:value="47.442">
            <text:p>47.442</text:p>
          </table:table-cell>
          <table:table-cell office:value-type="float" office:value="40.227">
            <text:p>40.227</text:p>
          </table:table-cell>
          <table:table-cell office:value-type="float" office:value="45.913">
            <text:p>45.91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11]+0.1" office:value-type="float" office:value="41.0000000000003">
            <text:p>41</text:p>
          </table:table-cell>
          <table:table-cell office:value-type="float" office:value="0">
            <text:p>0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7.869">
            <text:p>47.869</text:p>
          </table:table-cell>
          <table:table-cell office:value-type="float" office:value="47.739">
            <text:p>47.739</text:p>
          </table:table-cell>
          <table:table-cell office:value-type="float" office:value="40.227">
            <text:p>40.227</text:p>
          </table:table-cell>
          <table:table-cell office:value-type="float" office:value="45.913">
            <text:p>45.91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12]+0.1" office:value-type="float" office:value="41.1000000000003">
            <text:p>41.1</text:p>
          </table:table-cell>
          <table:table-cell office:value-type="float" office:value="0">
            <text:p>0</text:p>
          </table:table-cell>
          <table:table-cell office:value-type="float" office:value="-321">
            <text:p>-321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7.721">
            <text:p>47.721</text:p>
          </table:table-cell>
          <table:table-cell office:value-type="float" office:value="47.739">
            <text:p>47.739</text:p>
          </table:table-cell>
          <table:table-cell office:value-type="float" office:value="40.227">
            <text:p>40.227</text:p>
          </table:table-cell>
          <table:table-cell office:value-type="float" office:value="45.913">
            <text:p>45.91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13]+0.1" office:value-type="float" office:value="41.2000000000003">
            <text:p>41.2</text:p>
          </table:table-cell>
          <table:table-cell office:value-type="float" office:value="0">
            <text:p>0</text:p>
          </table:table-cell>
          <table:table-cell office:value-type="float" office:value="-321">
            <text:p>-321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47.721">
            <text:p>47.721</text:p>
          </table:table-cell>
          <table:table-cell office:value-type="float" office:value="47.739">
            <text:p>47.739</text:p>
          </table:table-cell>
          <table:table-cell office:value-type="float" office:value="40.227">
            <text:p>40.227</text:p>
          </table:table-cell>
          <table:table-cell office:value-type="float" office:value="45.913">
            <text:p>45.91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14]+0.1" office:value-type="float" office:value="41.3000000000003">
            <text:p>41.3</text:p>
          </table:table-cell>
          <table:table-cell office:value-type="float" office:value="0">
            <text:p>0</text:p>
          </table:table-cell>
          <table:table-cell office:value-type="float" office:value="-320">
            <text:p>-320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47.572">
            <text:p>47.572</text:p>
          </table:table-cell>
          <table:table-cell office:value-type="float" office:value="47.702">
            <text:p>47.702</text:p>
          </table:table-cell>
          <table:table-cell office:value-type="float" office:value="40.227">
            <text:p>40.227</text:p>
          </table:table-cell>
          <table:table-cell office:value-type="float" office:value="45.913">
            <text:p>45.91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15]+0.1" office:value-type="float" office:value="41.4000000000003">
            <text:p>41.4</text:p>
          </table:table-cell>
          <table:table-cell office:value-type="float" office:value="0">
            <text:p>0</text:p>
          </table:table-cell>
          <table:table-cell office:value-type="float" office:value="-321">
            <text:p>-321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47.721">
            <text:p>47.721</text:p>
          </table:table-cell>
          <table:table-cell office:value-type="float" office:value="47.702">
            <text:p>47.702</text:p>
          </table:table-cell>
          <table:table-cell office:value-type="float" office:value="40.227">
            <text:p>40.227</text:p>
          </table:table-cell>
          <table:table-cell office:value-type="float" office:value="45.913">
            <text:p>45.91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16]+0.1" office:value-type="float" office:value="41.5000000000003">
            <text:p>41.5</text:p>
          </table:table-cell>
          <table:table-cell office:value-type="float" office:value="0">
            <text:p>0</text:p>
          </table:table-cell>
          <table:table-cell office:value-type="float" office:value="-323">
            <text:p>-323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48.018">
            <text:p>48.018</text:p>
          </table:table-cell>
          <table:table-cell office:value-type="float" office:value="47.888">
            <text:p>47.888</text:p>
          </table:table-cell>
          <table:table-cell office:value-type="float" office:value="40.227">
            <text:p>40.227</text:p>
          </table:table-cell>
          <table:table-cell office:value-type="float" office:value="45.913">
            <text:p>45.91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17]+0.1" office:value-type="float" office:value="41.6000000000003">
            <text:p>41.6</text:p>
          </table:table-cell>
          <table:table-cell office:value-type="float" office:value="0">
            <text:p>0</text:p>
          </table:table-cell>
          <table:table-cell office:value-type="float" office:value="-324">
            <text:p>-324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48.167">
            <text:p>48.167</text:p>
          </table:table-cell>
          <table:table-cell office:value-type="float" office:value="48.037">
            <text:p>48.037</text:p>
          </table:table-cell>
          <table:table-cell office:value-type="float" office:value="40.227">
            <text:p>40.227</text:p>
          </table:table-cell>
          <table:table-cell office:value-type="float" office:value="45.913">
            <text:p>45.91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18]+0.1" office:value-type="float" office:value="41.7000000000003">
            <text:p>41.7</text:p>
          </table:table-cell>
          <table:table-cell office:value-type="float" office:value="0">
            <text:p>0</text:p>
          </table:table-cell>
          <table:table-cell office:value-type="float" office:value="-324">
            <text:p>-324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48.167">
            <text:p>48.167</text:p>
          </table:table-cell>
          <table:table-cell office:value-type="float" office:value="48.037">
            <text:p>48.037</text:p>
          </table:table-cell>
          <table:table-cell office:value-type="float" office:value="40.227">
            <text:p>40.227</text:p>
          </table:table-cell>
          <table:table-cell office:value-type="float" office:value="45.913">
            <text:p>45.913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19]+0.1" office:value-type="float" office:value="41.8000000000003">
            <text:p>41.8</text:p>
          </table:table-cell>
          <table:table-cell office:value-type="float" office:value="0">
            <text:p>0</text:p>
          </table:table-cell>
          <table:table-cell office:value-type="float" office:value="-324">
            <text:p>-324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48.167">
            <text:p>48.167</text:p>
          </table:table-cell>
          <table:table-cell office:value-type="float" office:value="48.037">
            <text:p>48.037</text:p>
          </table:table-cell>
          <table:table-cell office:value-type="float" office:value="40.306">
            <text:p>40.306</text:p>
          </table:table-cell>
          <table:table-cell office:value-type="float" office:value="46.621">
            <text:p>46.6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20]+0.1" office:value-type="float" office:value="41.9000000000003">
            <text:p>41.9</text:p>
          </table:table-cell>
          <table:table-cell office:value-type="float" office:value="0">
            <text:p>0</text:p>
          </table:table-cell>
          <table:table-cell office:value-type="float" office:value="-325">
            <text:p>-325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48.315">
            <text:p>48.315</text:p>
          </table:table-cell>
          <table:table-cell office:value-type="float" office:value="48.185">
            <text:p>48.185</text:p>
          </table:table-cell>
          <table:table-cell office:value-type="float" office:value="40.306">
            <text:p>40.306</text:p>
          </table:table-cell>
          <table:table-cell office:value-type="float" office:value="46.621">
            <text:p>46.6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21]+0.1" office:value-type="float" office:value="42.0000000000003">
            <text:p>42</text:p>
          </table:table-cell>
          <table:table-cell office:value-type="float" office:value="0">
            <text:p>0</text:p>
          </table:table-cell>
          <table:table-cell office:value-type="float" office:value="-326">
            <text:p>-326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48.464">
            <text:p>48.464</text:p>
          </table:table-cell>
          <table:table-cell office:value-type="float" office:value="48.334">
            <text:p>48.334</text:p>
          </table:table-cell>
          <table:table-cell office:value-type="float" office:value="40.306">
            <text:p>40.306</text:p>
          </table:table-cell>
          <table:table-cell office:value-type="float" office:value="46.621">
            <text:p>46.6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22]+0.1" office:value-type="float" office:value="42.1000000000003">
            <text:p>42.1</text:p>
          </table:table-cell>
          <table:table-cell office:value-type="float" office:value="0">
            <text:p>0</text:p>
          </table:table-cell>
          <table:table-cell office:value-type="float" office:value="-328">
            <text:p>-328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48.761">
            <text:p>48.761</text:p>
          </table:table-cell>
          <table:table-cell office:value-type="float" office:value="48.631">
            <text:p>48.631</text:p>
          </table:table-cell>
          <table:table-cell office:value-type="float" office:value="40.306">
            <text:p>40.306</text:p>
          </table:table-cell>
          <table:table-cell office:value-type="float" office:value="46.621">
            <text:p>46.6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23]+0.1" office:value-type="float" office:value="42.2000000000003">
            <text:p>42.2</text:p>
          </table:table-cell>
          <table:table-cell office:value-type="float" office:value="0">
            <text:p>0</text:p>
          </table:table-cell>
          <table:table-cell office:value-type="float" office:value="-327">
            <text:p>-327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48.613">
            <text:p>48.613</text:p>
          </table:table-cell>
          <table:table-cell office:value-type="float" office:value="48.631">
            <text:p>48.631</text:p>
          </table:table-cell>
          <table:table-cell office:value-type="float" office:value="40.306">
            <text:p>40.306</text:p>
          </table:table-cell>
          <table:table-cell office:value-type="float" office:value="46.621">
            <text:p>46.6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24]+0.1" office:value-type="float" office:value="42.3000000000003">
            <text:p>42.3</text:p>
          </table:table-cell>
          <table:table-cell office:value-type="float" office:value="0">
            <text:p>0</text:p>
          </table:table-cell>
          <table:table-cell office:value-type="float" office:value="-327">
            <text:p>-327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48.613">
            <text:p>48.613</text:p>
          </table:table-cell>
          <table:table-cell office:value-type="float" office:value="48.631">
            <text:p>48.631</text:p>
          </table:table-cell>
          <table:table-cell office:value-type="float" office:value="40.306">
            <text:p>40.306</text:p>
          </table:table-cell>
          <table:table-cell office:value-type="float" office:value="46.621">
            <text:p>46.6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25]+0.1" office:value-type="float" office:value="42.4000000000003">
            <text:p>42.4</text:p>
          </table:table-cell>
          <table:table-cell office:value-type="float" office:value="0">
            <text:p>0</text:p>
          </table:table-cell>
          <table:table-cell office:value-type="float" office:value="-326">
            <text:p>-326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48.464">
            <text:p>48.464</text:p>
          </table:table-cell>
          <table:table-cell office:value-type="float" office:value="48.594">
            <text:p>48.594</text:p>
          </table:table-cell>
          <table:table-cell office:value-type="float" office:value="40.306">
            <text:p>40.306</text:p>
          </table:table-cell>
          <table:table-cell office:value-type="float" office:value="46.621">
            <text:p>46.6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26]+0.1" office:value-type="float" office:value="42.5000000000003">
            <text:p>42.5</text:p>
          </table:table-cell>
          <table:table-cell office:value-type="float" office:value="0">
            <text:p>0</text:p>
          </table:table-cell>
          <table:table-cell office:value-type="float" office:value="-327">
            <text:p>-327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48.613">
            <text:p>48.613</text:p>
          </table:table-cell>
          <table:table-cell office:value-type="float" office:value="48.594">
            <text:p>48.594</text:p>
          </table:table-cell>
          <table:table-cell office:value-type="float" office:value="40.306">
            <text:p>40.306</text:p>
          </table:table-cell>
          <table:table-cell office:value-type="float" office:value="46.621">
            <text:p>46.6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27]+0.1" office:value-type="float" office:value="42.6000000000003">
            <text:p>42.6</text:p>
          </table:table-cell>
          <table:table-cell office:value-type="float" office:value="0">
            <text:p>0</text:p>
          </table:table-cell>
          <table:table-cell office:value-type="float" office:value="-328">
            <text:p>-328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8.761">
            <text:p>48.761</text:p>
          </table:table-cell>
          <table:table-cell office:value-type="float" office:value="48.631">
            <text:p>48.631</text:p>
          </table:table-cell>
          <table:table-cell office:value-type="float" office:value="40.306">
            <text:p>40.306</text:p>
          </table:table-cell>
          <table:table-cell office:value-type="float" office:value="46.621">
            <text:p>46.6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28]+0.1" office:value-type="float" office:value="42.7000000000003">
            <text:p>42.7</text:p>
          </table:table-cell>
          <table:table-cell office:value-type="float" office:value="0">
            <text:p>0</text:p>
          </table:table-cell>
          <table:table-cell office:value-type="float" office:value="-328">
            <text:p>-328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48.761">
            <text:p>48.761</text:p>
          </table:table-cell>
          <table:table-cell office:value-type="float" office:value="48.631">
            <text:p>48.631</text:p>
          </table:table-cell>
          <table:table-cell office:value-type="float" office:value="40.306">
            <text:p>40.306</text:p>
          </table:table-cell>
          <table:table-cell office:value-type="float" office:value="46.621">
            <text:p>46.62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29]+0.1" office:value-type="float" office:value="42.8000000000003">
            <text:p>42.8</text:p>
          </table:table-cell>
          <table:table-cell office:value-type="float" office:value="0">
            <text:p>0</text:p>
          </table:table-cell>
          <table:table-cell office:value-type="float" office:value="-328">
            <text:p>-328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48.761">
            <text:p>48.761</text:p>
          </table:table-cell>
          <table:table-cell office:value-type="float" office:value="48.631">
            <text:p>48.631</text:p>
          </table:table-cell>
          <table:table-cell office:value-type="float" office:value="40.399">
            <text:p>40.399</text:p>
          </table:table-cell>
          <table:table-cell office:value-type="float" office:value="47.287">
            <text:p>47.2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30]+0.1" office:value-type="float" office:value="42.9000000000003">
            <text:p>42.9</text:p>
          </table:table-cell>
          <table:table-cell office:value-type="float" office:value="0">
            <text:p>0</text:p>
          </table:table-cell>
          <table:table-cell office:value-type="float" office:value="-327">
            <text:p>-327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8.613">
            <text:p>48.613</text:p>
          </table:table-cell>
          <table:table-cell office:value-type="float" office:value="48.631">
            <text:p>48.631</text:p>
          </table:table-cell>
          <table:table-cell office:value-type="float" office:value="40.399">
            <text:p>40.399</text:p>
          </table:table-cell>
          <table:table-cell office:value-type="float" office:value="47.287">
            <text:p>47.2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31]+0.1" office:value-type="float" office:value="43.0000000000003">
            <text:p>43</text:p>
          </table:table-cell>
          <table:table-cell office:value-type="float" office:value="0">
            <text:p>0</text:p>
          </table:table-cell>
          <table:table-cell office:value-type="float" office:value="-327">
            <text:p>-327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8.613">
            <text:p>48.613</text:p>
          </table:table-cell>
          <table:table-cell office:value-type="float" office:value="48.631">
            <text:p>48.631</text:p>
          </table:table-cell>
          <table:table-cell office:value-type="float" office:value="40.399">
            <text:p>40.399</text:p>
          </table:table-cell>
          <table:table-cell office:value-type="float" office:value="47.287">
            <text:p>47.2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32]+0.1" office:value-type="float" office:value="43.1000000000003">
            <text:p>43.1</text:p>
          </table:table-cell>
          <table:table-cell office:value-type="float" office:value="0">
            <text:p>0</text:p>
          </table:table-cell>
          <table:table-cell office:value-type="float" office:value="-326">
            <text:p>-326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8.464">
            <text:p>48.464</text:p>
          </table:table-cell>
          <table:table-cell office:value-type="float" office:value="48.594">
            <text:p>48.594</text:p>
          </table:table-cell>
          <table:table-cell office:value-type="float" office:value="40.399">
            <text:p>40.399</text:p>
          </table:table-cell>
          <table:table-cell office:value-type="float" office:value="47.287">
            <text:p>47.2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33]+0.1" office:value-type="float" office:value="43.2000000000003">
            <text:p>43.2</text:p>
          </table:table-cell>
          <table:table-cell office:value-type="float" office:value="0">
            <text:p>0</text:p>
          </table:table-cell>
          <table:table-cell office:value-type="float" office:value="-326">
            <text:p>-326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8.464">
            <text:p>48.464</text:p>
          </table:table-cell>
          <table:table-cell office:value-type="float" office:value="48.594">
            <text:p>48.594</text:p>
          </table:table-cell>
          <table:table-cell office:value-type="float" office:value="40.399">
            <text:p>40.399</text:p>
          </table:table-cell>
          <table:table-cell office:value-type="float" office:value="47.287">
            <text:p>47.2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34]+0.1" office:value-type="float" office:value="43.3000000000004">
            <text:p>43.3</text:p>
          </table:table-cell>
          <table:table-cell office:value-type="float" office:value="0">
            <text:p>0</text:p>
          </table:table-cell>
          <table:table-cell office:value-type="float" office:value="-326">
            <text:p>-326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8.464">
            <text:p>48.464</text:p>
          </table:table-cell>
          <table:table-cell office:value-type="float" office:value="48.594">
            <text:p>48.594</text:p>
          </table:table-cell>
          <table:table-cell office:value-type="float" office:value="40.399">
            <text:p>40.399</text:p>
          </table:table-cell>
          <table:table-cell office:value-type="float" office:value="47.287">
            <text:p>47.2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35]+0.1" office:value-type="float" office:value="43.4000000000003">
            <text:p>43.4</text:p>
          </table:table-cell>
          <table:table-cell office:value-type="float" office:value="0">
            <text:p>0</text:p>
          </table:table-cell>
          <table:table-cell office:value-type="float" office:value="-325">
            <text:p>-325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48.315">
            <text:p>48.315</text:p>
          </table:table-cell>
          <table:table-cell office:value-type="float" office:value="48.445">
            <text:p>48.445</text:p>
          </table:table-cell>
          <table:table-cell office:value-type="float" office:value="40.399">
            <text:p>40.399</text:p>
          </table:table-cell>
          <table:table-cell office:value-type="float" office:value="47.287">
            <text:p>47.2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36]+0.1" office:value-type="float" office:value="43.5000000000004">
            <text:p>43.5</text:p>
          </table:table-cell>
          <table:table-cell office:value-type="float" office:value="0">
            <text:p>0</text:p>
          </table:table-cell>
          <table:table-cell office:value-type="float" office:value="-326">
            <text:p>-326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8.464">
            <text:p>48.464</text:p>
          </table:table-cell>
          <table:table-cell office:value-type="float" office:value="48.445">
            <text:p>48.445</text:p>
          </table:table-cell>
          <table:table-cell office:value-type="float" office:value="40.399">
            <text:p>40.399</text:p>
          </table:table-cell>
          <table:table-cell office:value-type="float" office:value="47.287">
            <text:p>47.2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37]+0.1" office:value-type="float" office:value="43.6000000000004">
            <text:p>43.6</text:p>
          </table:table-cell>
          <table:table-cell office:value-type="float" office:value="0">
            <text:p>0</text:p>
          </table:table-cell>
          <table:table-cell office:value-type="float" office:value="-325">
            <text:p>-325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8.315">
            <text:p>48.315</text:p>
          </table:table-cell>
          <table:table-cell office:value-type="float" office:value="48.445">
            <text:p>48.445</text:p>
          </table:table-cell>
          <table:table-cell office:value-type="float" office:value="40.399">
            <text:p>40.399</text:p>
          </table:table-cell>
          <table:table-cell office:value-type="float" office:value="47.287">
            <text:p>47.2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38]+0.1" office:value-type="float" office:value="43.7000000000004">
            <text:p>43.7</text:p>
          </table:table-cell>
          <table:table-cell office:value-type="float" office:value="0">
            <text:p>0</text:p>
          </table:table-cell>
          <table:table-cell office:value-type="float" office:value="-325">
            <text:p>-325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8.315">
            <text:p>48.315</text:p>
          </table:table-cell>
          <table:table-cell office:value-type="float" office:value="48.445">
            <text:p>48.445</text:p>
          </table:table-cell>
          <table:table-cell office:value-type="float" office:value="40.399">
            <text:p>40.399</text:p>
          </table:table-cell>
          <table:table-cell office:value-type="float" office:value="47.287">
            <text:p>47.28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39]+0.1" office:value-type="float" office:value="43.8000000000004">
            <text:p>43.8</text:p>
          </table:table-cell>
          <table:table-cell office:value-type="float" office:value="0">
            <text:p>0</text:p>
          </table:table-cell>
          <table:table-cell office:value-type="float" office:value="-325">
            <text:p>-325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8.315">
            <text:p>48.315</text:p>
          </table:table-cell>
          <table:table-cell office:value-type="float" office:value="48.445">
            <text:p>48.445</text:p>
          </table:table-cell>
          <table:table-cell office:value-type="float" office:value="40.505">
            <text:p>40.505</text:p>
          </table:table-cell>
          <table:table-cell office:value-type="float" office:value="47.756">
            <text:p>47.75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40]+0.1" office:value-type="float" office:value="43.9000000000004">
            <text:p>43.9</text:p>
          </table:table-cell>
          <table:table-cell office:value-type="float" office:value="0">
            <text:p>0</text:p>
          </table:table-cell>
          <table:table-cell office:value-type="float" office:value="-325">
            <text:p>-325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8.315">
            <text:p>48.315</text:p>
          </table:table-cell>
          <table:table-cell office:value-type="float" office:value="48.445">
            <text:p>48.445</text:p>
          </table:table-cell>
          <table:table-cell office:value-type="float" office:value="40.505">
            <text:p>40.505</text:p>
          </table:table-cell>
          <table:table-cell office:value-type="float" office:value="47.756">
            <text:p>47.75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41]+0.1" office:value-type="float" office:value="44.0000000000004">
            <text:p>44</text:p>
          </table:table-cell>
          <table:table-cell office:value-type="float" office:value="0">
            <text:p>0</text:p>
          </table:table-cell>
          <table:table-cell office:value-type="float" office:value="-323">
            <text:p>-323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48.018">
            <text:p>48.018</text:p>
          </table:table-cell>
          <table:table-cell office:value-type="float" office:value="48.148">
            <text:p>48.148</text:p>
          </table:table-cell>
          <table:table-cell office:value-type="float" office:value="40.505">
            <text:p>40.505</text:p>
          </table:table-cell>
          <table:table-cell office:value-type="float" office:value="47.756">
            <text:p>47.75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42]+0.1" office:value-type="float" office:value="44.1000000000004">
            <text:p>44.1</text:p>
          </table:table-cell>
          <table:table-cell office:value-type="float" office:value="0">
            <text:p>0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47.869">
            <text:p>47.869</text:p>
          </table:table-cell>
          <table:table-cell office:value-type="float" office:value="47.999">
            <text:p>47.999</text:p>
          </table:table-cell>
          <table:table-cell office:value-type="float" office:value="40.505">
            <text:p>40.505</text:p>
          </table:table-cell>
          <table:table-cell office:value-type="float" office:value="47.756">
            <text:p>47.75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43]+0.1" office:value-type="float" office:value="44.2000000000004">
            <text:p>44.2</text:p>
          </table:table-cell>
          <table:table-cell office:value-type="float" office:value="0">
            <text:p>0</text:p>
          </table:table-cell>
          <table:table-cell office:value-type="float" office:value="-323">
            <text:p>-323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48.018">
            <text:p>48.018</text:p>
          </table:table-cell>
          <table:table-cell office:value-type="float" office:value="47.999">
            <text:p>47.999</text:p>
          </table:table-cell>
          <table:table-cell office:value-type="float" office:value="40.505">
            <text:p>40.505</text:p>
          </table:table-cell>
          <table:table-cell office:value-type="float" office:value="47.756">
            <text:p>47.75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44]+0.1" office:value-type="float" office:value="44.3000000000004">
            <text:p>44.3</text:p>
          </table:table-cell>
          <table:table-cell office:value-type="float" office:value="0">
            <text:p>0</text:p>
          </table:table-cell>
          <table:table-cell office:value-type="float" office:value="-321">
            <text:p>-321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7.721">
            <text:p>47.721</text:p>
          </table:table-cell>
          <table:table-cell office:value-type="float" office:value="47.851">
            <text:p>47.851</text:p>
          </table:table-cell>
          <table:table-cell office:value-type="float" office:value="40.505">
            <text:p>40.505</text:p>
          </table:table-cell>
          <table:table-cell office:value-type="float" office:value="47.756">
            <text:p>47.75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45]+0.1" office:value-type="float" office:value="44.4000000000004">
            <text:p>44.4</text:p>
          </table:table-cell>
          <table:table-cell office:value-type="float" office:value="0">
            <text:p>0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7.869">
            <text:p>47.869</text:p>
          </table:table-cell>
          <table:table-cell office:value-type="float" office:value="47.851">
            <text:p>47.851</text:p>
          </table:table-cell>
          <table:table-cell office:value-type="float" office:value="40.505">
            <text:p>40.505</text:p>
          </table:table-cell>
          <table:table-cell office:value-type="float" office:value="47.756">
            <text:p>47.75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46]+0.1" office:value-type="float" office:value="44.5000000000004">
            <text:p>44.5</text:p>
          </table:table-cell>
          <table:table-cell office:value-type="float" office:value="0">
            <text:p>0</text:p>
          </table:table-cell>
          <table:table-cell office:value-type="float" office:value="-320">
            <text:p>-320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47.572">
            <text:p>47.572</text:p>
          </table:table-cell>
          <table:table-cell office:value-type="float" office:value="47.702">
            <text:p>47.702</text:p>
          </table:table-cell>
          <table:table-cell office:value-type="float" office:value="40.505">
            <text:p>40.505</text:p>
          </table:table-cell>
          <table:table-cell office:value-type="float" office:value="47.756">
            <text:p>47.75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47]+0.1" office:value-type="float" office:value="44.6000000000004">
            <text:p>44.6</text:p>
          </table:table-cell>
          <table:table-cell office:value-type="float" office:value="0">
            <text:p>0</text:p>
          </table:table-cell>
          <table:table-cell office:value-type="float" office:value="-319">
            <text:p>-319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47.423">
            <text:p>47.423</text:p>
          </table:table-cell>
          <table:table-cell office:value-type="float" office:value="47.553">
            <text:p>47.553</text:p>
          </table:table-cell>
          <table:table-cell office:value-type="float" office:value="40.505">
            <text:p>40.505</text:p>
          </table:table-cell>
          <table:table-cell office:value-type="float" office:value="47.756">
            <text:p>47.75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48]+0.1" office:value-type="float" office:value="44.7000000000004">
            <text:p>44.7</text:p>
          </table:table-cell>
          <table:table-cell office:value-type="float" office:value="0">
            <text:p>0</text:p>
          </table:table-cell>
          <table:table-cell office:value-type="float" office:value="-320">
            <text:p>-320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7.572">
            <text:p>47.572</text:p>
          </table:table-cell>
          <table:table-cell office:value-type="float" office:value="47.553">
            <text:p>47.553</text:p>
          </table:table-cell>
          <table:table-cell office:value-type="float" office:value="40.505">
            <text:p>40.505</text:p>
          </table:table-cell>
          <table:table-cell office:value-type="float" office:value="47.756">
            <text:p>47.75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49]+0.1" office:value-type="float" office:value="44.8000000000004">
            <text:p>44.8</text:p>
          </table:table-cell>
          <table:table-cell office:value-type="float" office:value="0">
            <text:p>0</text:p>
          </table:table-cell>
          <table:table-cell office:value-type="float" office:value="-319">
            <text:p>-319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47.423">
            <text:p>47.423</text:p>
          </table:table-cell>
          <table:table-cell office:value-type="float" office:value="47.553">
            <text:p>47.553</text:p>
          </table:table-cell>
          <table:table-cell office:value-type="float" office:value="40.619">
            <text:p>40.619</text:p>
          </table:table-cell>
          <table:table-cell office:value-type="float" office:value="47.889">
            <text:p>47.88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50]+0.1" office:value-type="float" office:value="44.9000000000004">
            <text:p>44.9</text:p>
          </table:table-cell>
          <table:table-cell office:value-type="float" office:value="0">
            <text:p>0</text:p>
          </table:table-cell>
          <table:table-cell office:value-type="float" office:value="-320">
            <text:p>-320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47.572">
            <text:p>47.572</text:p>
          </table:table-cell>
          <table:table-cell office:value-type="float" office:value="47.553">
            <text:p>47.553</text:p>
          </table:table-cell>
          <table:table-cell office:value-type="float" office:value="40.619">
            <text:p>40.619</text:p>
          </table:table-cell>
          <table:table-cell office:value-type="float" office:value="47.889">
            <text:p>47.88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51]+0.1" office:value-type="float" office:value="45.0000000000004">
            <text:p>45</text:p>
          </table:table-cell>
          <table:table-cell office:value-type="float" office:value="0">
            <text:p>0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47.126">
            <text:p>47.126</text:p>
          </table:table-cell>
          <table:table-cell office:value-type="float" office:value="47.256">
            <text:p>47.256</text:p>
          </table:table-cell>
          <table:table-cell office:value-type="float" office:value="40.619">
            <text:p>40.619</text:p>
          </table:table-cell>
          <table:table-cell office:value-type="float" office:value="47.889">
            <text:p>47.88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52]+0.1" office:value-type="float" office:value="45.1000000000004">
            <text:p>45.1</text:p>
          </table:table-cell>
          <table:table-cell office:value-type="float" office:value="0">
            <text:p>0</text:p>
          </table:table-cell>
          <table:table-cell office:value-type="float" office:value="-318">
            <text:p>-318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7.275">
            <text:p>47.275</text:p>
          </table:table-cell>
          <table:table-cell office:value-type="float" office:value="47.256">
            <text:p>47.256</text:p>
          </table:table-cell>
          <table:table-cell office:value-type="float" office:value="40.619">
            <text:p>40.619</text:p>
          </table:table-cell>
          <table:table-cell office:value-type="float" office:value="47.889">
            <text:p>47.88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53]+0.1" office:value-type="float" office:value="45.2000000000004">
            <text:p>45.2</text:p>
          </table:table-cell>
          <table:table-cell office:value-type="float" office:value="0">
            <text:p>0</text:p>
          </table:table-cell>
          <table:table-cell office:value-type="float" office:value="-315">
            <text:p>-315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46.829">
            <text:p>46.829</text:p>
          </table:table-cell>
          <table:table-cell office:value-type="float" office:value="46.959">
            <text:p>46.959</text:p>
          </table:table-cell>
          <table:table-cell office:value-type="float" office:value="40.619">
            <text:p>40.619</text:p>
          </table:table-cell>
          <table:table-cell office:value-type="float" office:value="47.889">
            <text:p>47.88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54]+0.1" office:value-type="float" office:value="45.3000000000004">
            <text:p>45.3</text:p>
          </table:table-cell>
          <table:table-cell office:value-type="float" office:value="0">
            <text:p>0</text:p>
          </table:table-cell>
          <table:table-cell office:value-type="float" office:value="-315">
            <text:p>-315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46.829">
            <text:p>46.829</text:p>
          </table:table-cell>
          <table:table-cell office:value-type="float" office:value="46.959">
            <text:p>46.959</text:p>
          </table:table-cell>
          <table:table-cell office:value-type="float" office:value="40.619">
            <text:p>40.619</text:p>
          </table:table-cell>
          <table:table-cell office:value-type="float" office:value="47.889">
            <text:p>47.88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55]+0.1" office:value-type="float" office:value="45.4000000000004">
            <text:p>45.4</text:p>
          </table:table-cell>
          <table:table-cell office:value-type="float" office:value="0">
            <text:p>0</text:p>
          </table:table-cell>
          <table:table-cell office:value-type="float" office:value="-315">
            <text:p>-315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46.829">
            <text:p>46.829</text:p>
          </table:table-cell>
          <table:table-cell office:value-type="float" office:value="46.959">
            <text:p>46.959</text:p>
          </table:table-cell>
          <table:table-cell office:value-type="float" office:value="40.619">
            <text:p>40.619</text:p>
          </table:table-cell>
          <table:table-cell office:value-type="float" office:value="47.889">
            <text:p>47.88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56]+0.1" office:value-type="float" office:value="45.5000000000004">
            <text:p>45.5</text:p>
          </table:table-cell>
          <table:table-cell office:value-type="float" office:value="0">
            <text:p>0</text:p>
          </table:table-cell>
          <table:table-cell office:value-type="float" office:value="-314">
            <text:p>-314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46.68">
            <text:p>46.68</text:p>
          </table:table-cell>
          <table:table-cell office:value-type="float" office:value="46.81">
            <text:p>46.81</text:p>
          </table:table-cell>
          <table:table-cell office:value-type="float" office:value="40.619">
            <text:p>40.619</text:p>
          </table:table-cell>
          <table:table-cell office:value-type="float" office:value="47.889">
            <text:p>47.88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57]+0.1" office:value-type="float" office:value="45.6000000000004">
            <text:p>45.6</text:p>
          </table:table-cell>
          <table:table-cell office:value-type="float" office:value="0">
            <text:p>0</text:p>
          </table:table-cell>
          <table:table-cell office:value-type="float" office:value="-312">
            <text:p>-312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46.383">
            <text:p>46.383</text:p>
          </table:table-cell>
          <table:table-cell office:value-type="float" office:value="46.513">
            <text:p>46.513</text:p>
          </table:table-cell>
          <table:table-cell office:value-type="float" office:value="40.619">
            <text:p>40.619</text:p>
          </table:table-cell>
          <table:table-cell office:value-type="float" office:value="47.889">
            <text:p>47.88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58]+0.1" office:value-type="float" office:value="45.7000000000004">
            <text:p>45.7</text:p>
          </table:table-cell>
          <table:table-cell office:value-type="float" office:value="0">
            <text:p>0</text:p>
          </table:table-cell>
          <table:table-cell office:value-type="float" office:value="-310">
            <text:p>-310</text:p>
          </table:table-cell>
          <table:table-cell office:value-type="float" office:value="-1">
            <text:p>-1</text:p>
          </table:table-cell>
          <table:table-cell office:value-type="float" office:value="283">
            <text:p>283</text:p>
          </table:table-cell>
          <table:table-cell office:value-type="float" office:value="46.085">
            <text:p>46.085</text:p>
          </table:table-cell>
          <table:table-cell office:value-type="float" office:value="46.215">
            <text:p>46.215</text:p>
          </table:table-cell>
          <table:table-cell office:value-type="float" office:value="40.619">
            <text:p>40.619</text:p>
          </table:table-cell>
          <table:table-cell office:value-type="float" office:value="47.889">
            <text:p>47.88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59]+0.1" office:value-type="float" office:value="45.8000000000004">
            <text:p>45.8</text:p>
          </table:table-cell>
          <table:table-cell office:value-type="float" office:value="0">
            <text:p>0</text:p>
          </table:table-cell>
          <table:table-cell office:value-type="float" office:value="-311">
            <text:p>-311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46.234">
            <text:p>46.234</text:p>
          </table:table-cell>
          <table:table-cell office:value-type="float" office:value="46.215">
            <text:p>46.215</text:p>
          </table:table-cell>
          <table:table-cell office:value-type="float" office:value="40.738">
            <text:p>40.738</text:p>
          </table:table-cell>
          <table:table-cell office:value-type="float" office:value="47.625">
            <text:p>47.62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60]+0.1" office:value-type="float" office:value="45.9000000000004">
            <text:p>45.9</text:p>
          </table:table-cell>
          <table:table-cell office:value-type="float" office:value="0">
            <text:p>0</text:p>
          </table:table-cell>
          <table:table-cell office:value-type="float" office:value="-308">
            <text:p>-308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5.788">
            <text:p>45.788</text:p>
          </table:table-cell>
          <table:table-cell office:value-type="float" office:value="45.918">
            <text:p>45.918</text:p>
          </table:table-cell>
          <table:table-cell office:value-type="float" office:value="40.738">
            <text:p>40.738</text:p>
          </table:table-cell>
          <table:table-cell office:value-type="float" office:value="47.625">
            <text:p>47.62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61]+0.1" office:value-type="float" office:value="46.0000000000004">
            <text:p>46</text:p>
          </table:table-cell>
          <table:table-cell office:value-type="float" office:value="0">
            <text:p>0</text:p>
          </table:table-cell>
          <table:table-cell office:value-type="float" office:value="-307">
            <text:p>-307</text:p>
          </table:table-cell>
          <table:table-cell office:value-type="float" office:value="-1">
            <text:p>-1</text:p>
          </table:table-cell>
          <table:table-cell office:value-type="float" office:value="284">
            <text:p>284</text:p>
          </table:table-cell>
          <table:table-cell office:value-type="float" office:value="45.639">
            <text:p>45.639</text:p>
          </table:table-cell>
          <table:table-cell office:value-type="float" office:value="45.769">
            <text:p>45.769</text:p>
          </table:table-cell>
          <table:table-cell office:value-type="float" office:value="40.738">
            <text:p>40.738</text:p>
          </table:table-cell>
          <table:table-cell office:value-type="float" office:value="47.625">
            <text:p>47.62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62]+0.1" office:value-type="float" office:value="46.1000000000004">
            <text:p>46.1</text:p>
          </table:table-cell>
          <table:table-cell office:value-type="float" office:value="0">
            <text:p>0</text:p>
          </table:table-cell>
          <table:table-cell office:value-type="float" office:value="-305">
            <text:p>-305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45.342">
            <text:p>45.342</text:p>
          </table:table-cell>
          <table:table-cell office:value-type="float" office:value="45.472">
            <text:p>45.472</text:p>
          </table:table-cell>
          <table:table-cell office:value-type="float" office:value="40.738">
            <text:p>40.738</text:p>
          </table:table-cell>
          <table:table-cell office:value-type="float" office:value="47.625">
            <text:p>47.62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63]+0.1" office:value-type="float" office:value="46.2000000000004">
            <text:p>46.2</text:p>
          </table:table-cell>
          <table:table-cell office:value-type="float" office:value="0">
            <text:p>0</text:p>
          </table:table-cell>
          <table:table-cell office:value-type="float" office:value="-304">
            <text:p>-304</text:p>
          </table:table-cell>
          <table:table-cell office:value-type="float" office:value="-1">
            <text:p>-1</text:p>
          </table:table-cell>
          <table:table-cell office:value-type="float" office:value="284">
            <text:p>284</text:p>
          </table:table-cell>
          <table:table-cell office:value-type="float" office:value="45.193">
            <text:p>45.193</text:p>
          </table:table-cell>
          <table:table-cell office:value-type="float" office:value="45.323">
            <text:p>45.323</text:p>
          </table:table-cell>
          <table:table-cell office:value-type="float" office:value="40.738">
            <text:p>40.738</text:p>
          </table:table-cell>
          <table:table-cell office:value-type="float" office:value="47.625">
            <text:p>47.62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64]+0.1" office:value-type="float" office:value="46.3000000000004">
            <text:p>46.3</text:p>
          </table:table-cell>
          <table:table-cell office:value-type="float" office:value="0">
            <text:p>0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44.896">
            <text:p>44.896</text:p>
          </table:table-cell>
          <table:table-cell office:value-type="float" office:value="45.026">
            <text:p>45.026</text:p>
          </table:table-cell>
          <table:table-cell office:value-type="float" office:value="40.738">
            <text:p>40.738</text:p>
          </table:table-cell>
          <table:table-cell office:value-type="float" office:value="47.625">
            <text:p>47.62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65]+0.1" office:value-type="float" office:value="46.4000000000004">
            <text:p>46.4</text:p>
          </table:table-cell>
          <table:table-cell office:value-type="float" office:value="0">
            <text:p>0</text:p>
          </table:table-cell>
          <table:table-cell office:value-type="float" office:value="-301">
            <text:p>-301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44.747">
            <text:p>44.747</text:p>
          </table:table-cell>
          <table:table-cell office:value-type="float" office:value="44.877">
            <text:p>44.877</text:p>
          </table:table-cell>
          <table:table-cell office:value-type="float" office:value="40.738">
            <text:p>40.738</text:p>
          </table:table-cell>
          <table:table-cell office:value-type="float" office:value="47.625">
            <text:p>47.62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66]+0.1" office:value-type="float" office:value="46.5000000000004">
            <text:p>46.5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44.599">
            <text:p>44.599</text:p>
          </table:table-cell>
          <table:table-cell office:value-type="float" office:value="44.729">
            <text:p>44.729</text:p>
          </table:table-cell>
          <table:table-cell office:value-type="float" office:value="40.738">
            <text:p>40.738</text:p>
          </table:table-cell>
          <table:table-cell office:value-type="float" office:value="47.625">
            <text:p>47.62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67]+0.1" office:value-type="float" office:value="46.6000000000004">
            <text:p>46.6</text:p>
          </table:table-cell>
          <table:table-cell office:value-type="float" office:value="0">
            <text:p>0</text:p>
          </table:table-cell>
          <table:table-cell office:value-type="float" office:value="-299">
            <text:p>-299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44.45">
            <text:p>44.45</text:p>
          </table:table-cell>
          <table:table-cell office:value-type="float" office:value="44.58">
            <text:p>44.58</text:p>
          </table:table-cell>
          <table:table-cell office:value-type="float" office:value="40.738">
            <text:p>40.738</text:p>
          </table:table-cell>
          <table:table-cell office:value-type="float" office:value="47.625">
            <text:p>47.62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68]+0.1" office:value-type="float" office:value="46.7000000000004">
            <text:p>46.7</text:p>
          </table:table-cell>
          <table:table-cell office:value-type="float" office:value="0">
            <text:p>0</text:p>
          </table:table-cell>
          <table:table-cell office:value-type="float" office:value="-298">
            <text:p>-298</text:p>
          </table:table-cell>
          <table:table-cell office:value-type="float" office:value="-1">
            <text:p>-1</text:p>
          </table:table-cell>
          <table:table-cell office:value-type="float" office:value="283">
            <text:p>283</text:p>
          </table:table-cell>
          <table:table-cell office:value-type="float" office:value="44.301">
            <text:p>44.301</text:p>
          </table:table-cell>
          <table:table-cell office:value-type="float" office:value="44.431">
            <text:p>44.431</text:p>
          </table:table-cell>
          <table:table-cell office:value-type="float" office:value="40.738">
            <text:p>40.738</text:p>
          </table:table-cell>
          <table:table-cell office:value-type="float" office:value="47.625">
            <text:p>47.62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69]+0.1" office:value-type="float" office:value="46.8000000000004">
            <text:p>46.8</text:p>
          </table:table-cell>
          <table:table-cell office:value-type="float" office:value="0">
            <text:p>0</text:p>
          </table:table-cell>
          <table:table-cell office:value-type="float" office:value="-297">
            <text:p>-297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44.153">
            <text:p>44.153</text:p>
          </table:table-cell>
          <table:table-cell office:value-type="float" office:value="44.283">
            <text:p>44.283</text:p>
          </table:table-cell>
          <table:table-cell office:value-type="float" office:value="40.857">
            <text:p>40.857</text:p>
          </table:table-cell>
          <table:table-cell office:value-type="float" office:value="46.894">
            <text:p>46.89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70]+0.1" office:value-type="float" office:value="46.9000000000004">
            <text:p>46.9</text:p>
          </table:table-cell>
          <table:table-cell office:value-type="float" office:value="0">
            <text:p>0</text:p>
          </table:table-cell>
          <table:table-cell office:value-type="float" office:value="-297">
            <text:p>-297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44.153">
            <text:p>44.153</text:p>
          </table:table-cell>
          <table:table-cell office:value-type="float" office:value="44.283">
            <text:p>44.283</text:p>
          </table:table-cell>
          <table:table-cell office:value-type="float" office:value="40.857">
            <text:p>40.857</text:p>
          </table:table-cell>
          <table:table-cell office:value-type="float" office:value="46.894">
            <text:p>46.89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71]+0.1" office:value-type="float" office:value="47.0000000000004">
            <text:p>47</text:p>
          </table:table-cell>
          <table:table-cell office:value-type="float" office:value="0">
            <text:p>0</text:p>
          </table:table-cell>
          <table:table-cell office:value-type="float" office:value="-296">
            <text:p>-296</text:p>
          </table:table-cell>
          <table:table-cell office:value-type="float" office:value="-1">
            <text:p>-1</text:p>
          </table:table-cell>
          <table:table-cell office:value-type="float" office:value="284">
            <text:p>284</text:p>
          </table:table-cell>
          <table:table-cell office:value-type="float" office:value="44.004">
            <text:p>44.004</text:p>
          </table:table-cell>
          <table:table-cell office:value-type="float" office:value="44.134">
            <text:p>44.134</text:p>
          </table:table-cell>
          <table:table-cell office:value-type="float" office:value="40.857">
            <text:p>40.857</text:p>
          </table:table-cell>
          <table:table-cell office:value-type="float" office:value="46.894">
            <text:p>46.89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72]+0.1" office:value-type="float" office:value="47.1000000000004">
            <text:p>47.1</text:p>
          </table:table-cell>
          <table:table-cell office:value-type="float" office:value="0">
            <text:p>0</text:p>
          </table:table-cell>
          <table:table-cell office:value-type="float" office:value="-295">
            <text:p>-295</text:p>
          </table:table-cell>
          <table:table-cell office:value-type="float" office:value="-1">
            <text:p>-1</text:p>
          </table:table-cell>
          <table:table-cell office:value-type="float" office:value="285">
            <text:p>285</text:p>
          </table:table-cell>
          <table:table-cell office:value-type="float" office:value="43.855">
            <text:p>43.855</text:p>
          </table:table-cell>
          <table:table-cell office:value-type="float" office:value="43.985">
            <text:p>43.985</text:p>
          </table:table-cell>
          <table:table-cell office:value-type="float" office:value="40.857">
            <text:p>40.857</text:p>
          </table:table-cell>
          <table:table-cell office:value-type="float" office:value="46.894">
            <text:p>46.89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73]+0.1" office:value-type="float" office:value="47.2000000000004">
            <text:p>47.2</text:p>
          </table:table-cell>
          <table:table-cell office:value-type="float" office:value="0">
            <text:p>0</text:p>
          </table:table-cell>
          <table:table-cell office:value-type="float" office:value="-296">
            <text:p>-296</text:p>
          </table:table-cell>
          <table:table-cell office:value-type="float" office:value="-1">
            <text:p>-1</text:p>
          </table:table-cell>
          <table:table-cell office:value-type="float" office:value="284">
            <text:p>284</text:p>
          </table:table-cell>
          <table:table-cell office:value-type="float" office:value="44.004">
            <text:p>44.004</text:p>
          </table:table-cell>
          <table:table-cell office:value-type="float" office:value="43.985">
            <text:p>43.985</text:p>
          </table:table-cell>
          <table:table-cell office:value-type="float" office:value="40.857">
            <text:p>40.857</text:p>
          </table:table-cell>
          <table:table-cell office:value-type="float" office:value="46.894">
            <text:p>46.89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74]+0.1" office:value-type="float" office:value="47.3000000000004">
            <text:p>47.3</text:p>
          </table:table-cell>
          <table:table-cell office:value-type="float" office:value="0">
            <text:p>0</text:p>
          </table:table-cell>
          <table:table-cell office:value-type="float" office:value="-295">
            <text:p>-295</text:p>
          </table:table-cell>
          <table:table-cell office:value-type="float" office:value="-1">
            <text:p>-1</text:p>
          </table:table-cell>
          <table:table-cell office:value-type="float" office:value="285">
            <text:p>285</text:p>
          </table:table-cell>
          <table:table-cell office:value-type="float" office:value="43.855">
            <text:p>43.855</text:p>
          </table:table-cell>
          <table:table-cell office:value-type="float" office:value="43.985">
            <text:p>43.985</text:p>
          </table:table-cell>
          <table:table-cell office:value-type="float" office:value="40.857">
            <text:p>40.857</text:p>
          </table:table-cell>
          <table:table-cell office:value-type="float" office:value="46.894">
            <text:p>46.89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75]+0.1" office:value-type="float" office:value="47.4000000000004">
            <text:p>47.4</text:p>
          </table:table-cell>
          <table:table-cell office:value-type="float" office:value="0">
            <text:p>0</text:p>
          </table:table-cell>
          <table:table-cell office:value-type="float" office:value="-295">
            <text:p>-295</text:p>
          </table:table-cell>
          <table:table-cell office:value-type="float" office:value="-1">
            <text:p>-1</text:p>
          </table:table-cell>
          <table:table-cell office:value-type="float" office:value="284">
            <text:p>284</text:p>
          </table:table-cell>
          <table:table-cell office:value-type="float" office:value="43.855">
            <text:p>43.855</text:p>
          </table:table-cell>
          <table:table-cell office:value-type="float" office:value="43.985">
            <text:p>43.985</text:p>
          </table:table-cell>
          <table:table-cell office:value-type="float" office:value="40.857">
            <text:p>40.857</text:p>
          </table:table-cell>
          <table:table-cell office:value-type="float" office:value="46.894">
            <text:p>46.89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76]+0.1" office:value-type="float" office:value="47.5000000000004">
            <text:p>47.5</text:p>
          </table:table-cell>
          <table:table-cell office:value-type="float" office:value="0">
            <text:p>0</text:p>
          </table:table-cell>
          <table:table-cell office:value-type="float" office:value="-293">
            <text:p>-293</text:p>
          </table:table-cell>
          <table:table-cell office:value-type="float" office:value="-1">
            <text:p>-1</text:p>
          </table:table-cell>
          <table:table-cell office:value-type="float" office:value="286">
            <text:p>286</text:p>
          </table:table-cell>
          <table:table-cell office:value-type="float" office:value="43.558">
            <text:p>43.558</text:p>
          </table:table-cell>
          <table:table-cell office:value-type="float" office:value="43.688">
            <text:p>43.688</text:p>
          </table:table-cell>
          <table:table-cell office:value-type="float" office:value="40.857">
            <text:p>40.857</text:p>
          </table:table-cell>
          <table:table-cell office:value-type="float" office:value="46.894">
            <text:p>46.89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77]+0.1" office:value-type="float" office:value="47.6000000000004">
            <text:p>47.6</text:p>
          </table:table-cell>
          <table:table-cell office:value-type="float" office:value="0">
            <text:p>0</text:p>
          </table:table-cell>
          <table:table-cell office:value-type="float" office:value="-291">
            <text:p>-291</text:p>
          </table:table-cell>
          <table:table-cell office:value-type="float" office:value="-1">
            <text:p>-1</text:p>
          </table:table-cell>
          <table:table-cell office:value-type="float" office:value="285">
            <text:p>285</text:p>
          </table:table-cell>
          <table:table-cell office:value-type="float" office:value="43.261">
            <text:p>43.261</text:p>
          </table:table-cell>
          <table:table-cell office:value-type="float" office:value="43.391">
            <text:p>43.391</text:p>
          </table:table-cell>
          <table:table-cell office:value-type="float" office:value="40.857">
            <text:p>40.857</text:p>
          </table:table-cell>
          <table:table-cell office:value-type="float" office:value="46.894">
            <text:p>46.89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78]+0.1" office:value-type="float" office:value="47.7000000000004">
            <text:p>47.7</text:p>
          </table:table-cell>
          <table:table-cell office:value-type="float" office:value="0">
            <text:p>0</text:p>
          </table:table-cell>
          <table:table-cell office:value-type="float" office:value="-293">
            <text:p>-293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43.558">
            <text:p>43.558</text:p>
          </table:table-cell>
          <table:table-cell office:value-type="float" office:value="43.428">
            <text:p>43.428</text:p>
          </table:table-cell>
          <table:table-cell office:value-type="float" office:value="40.857">
            <text:p>40.857</text:p>
          </table:table-cell>
          <table:table-cell office:value-type="float" office:value="46.894">
            <text:p>46.894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79]+0.1" office:value-type="float" office:value="47.8000000000004">
            <text:p>47.8</text:p>
          </table:table-cell>
          <table:table-cell office:value-type="float" office:value="0">
            <text:p>0</text:p>
          </table:table-cell>
          <table:table-cell office:value-type="float" office:value="-291">
            <text:p>-291</text:p>
          </table:table-cell>
          <table:table-cell office:value-type="float" office:value="-1">
            <text:p>-1</text:p>
          </table:table-cell>
          <table:table-cell office:value-type="float" office:value="284">
            <text:p>284</text:p>
          </table:table-cell>
          <table:table-cell office:value-type="float" office:value="43.261">
            <text:p>43.261</text:p>
          </table:table-cell>
          <table:table-cell office:value-type="float" office:value="43.391">
            <text:p>43.391</text:p>
          </table:table-cell>
          <table:table-cell office:value-type="float" office:value="40.972">
            <text:p>40.972</text:p>
          </table:table-cell>
          <table:table-cell office:value-type="float" office:value="46.006">
            <text:p>46.00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80]+0.1" office:value-type="float" office:value="47.9000000000004">
            <text:p>47.9</text:p>
          </table:table-cell>
          <table:table-cell office:value-type="float" office:value="0">
            <text:p>0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42.815">
            <text:p>42.815</text:p>
          </table:table-cell>
          <table:table-cell office:value-type="float" office:value="42.945">
            <text:p>42.945</text:p>
          </table:table-cell>
          <table:table-cell office:value-type="float" office:value="40.972">
            <text:p>40.972</text:p>
          </table:table-cell>
          <table:table-cell office:value-type="float" office:value="46.006">
            <text:p>46.00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81]+0.1" office:value-type="float" office:value="48.0000000000004">
            <text:p>48</text:p>
          </table:table-cell>
          <table:table-cell office:value-type="float" office:value="0">
            <text:p>0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42.815">
            <text:p>42.815</text:p>
          </table:table-cell>
          <table:table-cell office:value-type="float" office:value="42.945">
            <text:p>42.945</text:p>
          </table:table-cell>
          <table:table-cell office:value-type="float" office:value="40.972">
            <text:p>40.972</text:p>
          </table:table-cell>
          <table:table-cell office:value-type="float" office:value="46.006">
            <text:p>46.00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82]+0.1" office:value-type="float" office:value="48.1000000000004">
            <text:p>48.1</text:p>
          </table:table-cell>
          <table:table-cell office:value-type="float" office:value="0">
            <text:p>0</text:p>
          </table:table-cell>
          <table:table-cell office:value-type="float" office:value="-287">
            <text:p>-287</text:p>
          </table:table-cell>
          <table:table-cell office:value-type="float" office:value="-1">
            <text:p>-1</text:p>
          </table:table-cell>
          <table:table-cell office:value-type="float" office:value="284">
            <text:p>284</text:p>
          </table:table-cell>
          <table:table-cell office:value-type="float" office:value="42.666">
            <text:p>42.666</text:p>
          </table:table-cell>
          <table:table-cell office:value-type="float" office:value="42.796">
            <text:p>42.796</text:p>
          </table:table-cell>
          <table:table-cell office:value-type="float" office:value="40.972">
            <text:p>40.972</text:p>
          </table:table-cell>
          <table:table-cell office:value-type="float" office:value="46.006">
            <text:p>46.00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83]+0.1" office:value-type="float" office:value="48.2000000000004">
            <text:p>48.2</text:p>
          </table:table-cell>
          <table:table-cell office:value-type="float" office:value="0">
            <text:p>0</text:p>
          </table:table-cell>
          <table:table-cell office:value-type="float" office:value="-286">
            <text:p>-286</text:p>
          </table:table-cell>
          <table:table-cell office:value-type="float" office:value="-1">
            <text:p>-1</text:p>
          </table:table-cell>
          <table:table-cell office:value-type="float" office:value="283">
            <text:p>283</text:p>
          </table:table-cell>
          <table:table-cell office:value-type="float" office:value="42.517">
            <text:p>42.517</text:p>
          </table:table-cell>
          <table:table-cell office:value-type="float" office:value="42.647">
            <text:p>42.647</text:p>
          </table:table-cell>
          <table:table-cell office:value-type="float" office:value="40.972">
            <text:p>40.972</text:p>
          </table:table-cell>
          <table:table-cell office:value-type="float" office:value="46.006">
            <text:p>46.00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84]+0.1" office:value-type="float" office:value="48.3000000000004">
            <text:p>48.3</text:p>
          </table:table-cell>
          <table:table-cell office:value-type="float" office:value="0">
            <text:p>0</text:p>
          </table:table-cell>
          <table:table-cell office:value-type="float" office:value="-286">
            <text:p>-286</text:p>
          </table:table-cell>
          <table:table-cell office:value-type="float" office:value="-1">
            <text:p>-1</text:p>
          </table:table-cell>
          <table:table-cell office:value-type="float" office:value="285">
            <text:p>285</text:p>
          </table:table-cell>
          <table:table-cell office:value-type="float" office:value="42.517">
            <text:p>42.517</text:p>
          </table:table-cell>
          <table:table-cell office:value-type="float" office:value="42.647">
            <text:p>42.647</text:p>
          </table:table-cell>
          <table:table-cell office:value-type="float" office:value="40.972">
            <text:p>40.972</text:p>
          </table:table-cell>
          <table:table-cell office:value-type="float" office:value="46.006">
            <text:p>46.00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85]+0.1" office:value-type="float" office:value="48.4000000000004">
            <text:p>48.4</text:p>
          </table:table-cell>
          <table:table-cell office:value-type="float" office:value="0">
            <text:p>0</text:p>
          </table:table-cell>
          <table:table-cell office:value-type="float" office:value="-284">
            <text:p>-284</text:p>
          </table:table-cell>
          <table:table-cell office:value-type="float" office:value="-1">
            <text:p>-1</text:p>
          </table:table-cell>
          <table:table-cell office:value-type="float" office:value="286">
            <text:p>286</text:p>
          </table:table-cell>
          <table:table-cell office:value-type="float" office:value="42.22">
            <text:p>42.22</text:p>
          </table:table-cell>
          <table:table-cell office:value-type="float" office:value="42.35">
            <text:p>42.35</text:p>
          </table:table-cell>
          <table:table-cell office:value-type="float" office:value="40.972">
            <text:p>40.972</text:p>
          </table:table-cell>
          <table:table-cell office:value-type="float" office:value="46.006">
            <text:p>46.00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86]+0.1" office:value-type="float" office:value="48.5000000000004">
            <text:p>48.5</text:p>
          </table:table-cell>
          <table:table-cell office:value-type="float" office:value="0">
            <text:p>0</text:p>
          </table:table-cell>
          <table:table-cell office:value-type="float" office:value="-282">
            <text:p>-282</text:p>
          </table:table-cell>
          <table:table-cell office:value-type="float" office:value="-1">
            <text:p>-1</text:p>
          </table:table-cell>
          <table:table-cell office:value-type="float" office:value="287">
            <text:p>287</text:p>
          </table:table-cell>
          <table:table-cell office:value-type="float" office:value="41.923">
            <text:p>41.923</text:p>
          </table:table-cell>
          <table:table-cell office:value-type="float" office:value="42.053">
            <text:p>42.053</text:p>
          </table:table-cell>
          <table:table-cell office:value-type="float" office:value="40.972">
            <text:p>40.972</text:p>
          </table:table-cell>
          <table:table-cell office:value-type="float" office:value="46.006">
            <text:p>46.00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87]+0.1" office:value-type="float" office:value="48.6000000000004">
            <text:p>48.6</text:p>
          </table:table-cell>
          <table:table-cell office:value-type="float" office:value="0">
            <text:p>0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41.774">
            <text:p>41.774</text:p>
          </table:table-cell>
          <table:table-cell office:value-type="float" office:value="41.904">
            <text:p>41.904</text:p>
          </table:table-cell>
          <table:table-cell office:value-type="float" office:value="40.972">
            <text:p>40.972</text:p>
          </table:table-cell>
          <table:table-cell office:value-type="float" office:value="46.006">
            <text:p>46.00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88]+0.1" office:value-type="float" office:value="48.7000000000004">
            <text:p>48.7</text:p>
          </table:table-cell>
          <table:table-cell office:value-type="float" office:value="0">
            <text:p>0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41.774">
            <text:p>41.774</text:p>
          </table:table-cell>
          <table:table-cell office:value-type="float" office:value="41.904">
            <text:p>41.904</text:p>
          </table:table-cell>
          <table:table-cell office:value-type="float" office:value="40.972">
            <text:p>40.972</text:p>
          </table:table-cell>
          <table:table-cell office:value-type="float" office:value="46.006">
            <text:p>46.006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89]+0.1" office:value-type="float" office:value="48.8000000000004">
            <text:p>48.8</text:p>
          </table:table-cell>
          <table:table-cell office:value-type="float" office:value="0">
            <text:p>0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41.774">
            <text:p>41.774</text:p>
          </table:table-cell>
          <table:table-cell office:value-type="float" office:value="41.904">
            <text:p>41.904</text:p>
          </table:table-cell>
          <table:table-cell office:value-type="float" office:value="41.081">
            <text:p>41.081</text:p>
          </table:table-cell>
          <table:table-cell office:value-type="float" office:value="44.888">
            <text:p>44.8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90]+0.1" office:value-type="float" office:value="48.9000000000004">
            <text:p>48.9</text:p>
          </table:table-cell>
          <table:table-cell office:value-type="float" office:value="0">
            <text:p>0</text:p>
          </table:table-cell>
          <table:table-cell office:value-type="float" office:value="-281">
            <text:p>-281</text:p>
          </table:table-cell>
          <table:table-cell office:value-type="float" office:value="-1">
            <text:p>-1</text:p>
          </table:table-cell>
          <table:table-cell office:value-type="float" office:value="287">
            <text:p>287</text:p>
          </table:table-cell>
          <table:table-cell office:value-type="float" office:value="41.774">
            <text:p>41.774</text:p>
          </table:table-cell>
          <table:table-cell office:value-type="float" office:value="41.904">
            <text:p>41.904</text:p>
          </table:table-cell>
          <table:table-cell office:value-type="float" office:value="41.081">
            <text:p>41.081</text:p>
          </table:table-cell>
          <table:table-cell office:value-type="float" office:value="44.888">
            <text:p>44.8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91]+0.1" office:value-type="float" office:value="49.0000000000004">
            <text:p>49</text:p>
          </table:table-cell>
          <table:table-cell office:value-type="float" office:value="0">
            <text:p>0</text:p>
          </table:table-cell>
          <table:table-cell office:value-type="float" office:value="-278">
            <text:p>-278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41.328">
            <text:p>41.328</text:p>
          </table:table-cell>
          <table:table-cell office:value-type="float" office:value="41.458">
            <text:p>41.458</text:p>
          </table:table-cell>
          <table:table-cell office:value-type="float" office:value="41.081">
            <text:p>41.081</text:p>
          </table:table-cell>
          <table:table-cell office:value-type="float" office:value="44.888">
            <text:p>44.8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92]+0.1" office:value-type="float" office:value="49.1000000000004">
            <text:p>49.1</text:p>
          </table:table-cell>
          <table:table-cell office:value-type="float" office:value="0">
            <text:p>0</text:p>
          </table:table-cell>
          <table:table-cell office:value-type="float" office:value="-279">
            <text:p>-279</text:p>
          </table:table-cell>
          <table:table-cell office:value-type="float" office:value="-1">
            <text:p>-1</text:p>
          </table:table-cell>
          <table:table-cell office:value-type="float" office:value="288">
            <text:p>288</text:p>
          </table:table-cell>
          <table:table-cell office:value-type="float" office:value="41.477">
            <text:p>41.477</text:p>
          </table:table-cell>
          <table:table-cell office:value-type="float" office:value="41.458">
            <text:p>41.458</text:p>
          </table:table-cell>
          <table:table-cell office:value-type="float" office:value="41.081">
            <text:p>41.081</text:p>
          </table:table-cell>
          <table:table-cell office:value-type="float" office:value="44.888">
            <text:p>44.8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93]+0.1" office:value-type="float" office:value="49.2000000000004">
            <text:p>49.2</text:p>
          </table:table-cell>
          <table:table-cell office:value-type="float" office:value="0">
            <text:p>0</text:p>
          </table:table-cell>
          <table:table-cell office:value-type="float" office:value="-278">
            <text:p>-278</text:p>
          </table:table-cell>
          <table:table-cell office:value-type="float" office:value="-1">
            <text:p>-1</text:p>
          </table:table-cell>
          <table:table-cell office:value-type="float" office:value="284">
            <text:p>284</text:p>
          </table:table-cell>
          <table:table-cell office:value-type="float" office:value="41.328">
            <text:p>41.328</text:p>
          </table:table-cell>
          <table:table-cell office:value-type="float" office:value="41.458">
            <text:p>41.458</text:p>
          </table:table-cell>
          <table:table-cell office:value-type="float" office:value="41.081">
            <text:p>41.081</text:p>
          </table:table-cell>
          <table:table-cell office:value-type="float" office:value="44.888">
            <text:p>44.8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94]+0.1" office:value-type="float" office:value="49.3000000000004">
            <text:p>49.3</text:p>
          </table:table-cell>
          <table:table-cell office:value-type="float" office:value="0">
            <text:p>0</text:p>
          </table:table-cell>
          <table:table-cell office:value-type="float" office:value="-279">
            <text:p>-279</text:p>
          </table:table-cell>
          <table:table-cell office:value-type="float" office:value="-1">
            <text:p>-1</text:p>
          </table:table-cell>
          <table:table-cell office:value-type="float" office:value="287">
            <text:p>287</text:p>
          </table:table-cell>
          <table:table-cell office:value-type="float" office:value="41.477">
            <text:p>41.477</text:p>
          </table:table-cell>
          <table:table-cell office:value-type="float" office:value="41.458">
            <text:p>41.458</text:p>
          </table:table-cell>
          <table:table-cell office:value-type="float" office:value="41.081">
            <text:p>41.081</text:p>
          </table:table-cell>
          <table:table-cell office:value-type="float" office:value="44.888">
            <text:p>44.8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95]+0.1" office:value-type="float" office:value="49.4000000000004">
            <text:p>49.4</text:p>
          </table:table-cell>
          <table:table-cell office:value-type="float" office:value="0">
            <text:p>0</text:p>
          </table:table-cell>
          <table:table-cell office:value-type="float" office:value="-278">
            <text:p>-278</text:p>
          </table:table-cell>
          <table:table-cell office:value-type="float" office:value="-1">
            <text:p>-1</text:p>
          </table:table-cell>
          <table:table-cell office:value-type="float" office:value="287">
            <text:p>287</text:p>
          </table:table-cell>
          <table:table-cell office:value-type="float" office:value="41.328">
            <text:p>41.328</text:p>
          </table:table-cell>
          <table:table-cell office:value-type="float" office:value="41.458">
            <text:p>41.458</text:p>
          </table:table-cell>
          <table:table-cell office:value-type="float" office:value="41.081">
            <text:p>41.081</text:p>
          </table:table-cell>
          <table:table-cell office:value-type="float" office:value="44.888">
            <text:p>44.8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96]+0.1" office:value-type="float" office:value="49.5000000000004">
            <text:p>49.5</text:p>
          </table:table-cell>
          <table:table-cell office:value-type="float" office:value="0">
            <text:p>0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41.18">
            <text:p>41.18</text:p>
          </table:table-cell>
          <table:table-cell office:value-type="float" office:value="41.31">
            <text:p>41.31</text:p>
          </table:table-cell>
          <table:table-cell office:value-type="float" office:value="41.081">
            <text:p>41.081</text:p>
          </table:table-cell>
          <table:table-cell office:value-type="float" office:value="44.888">
            <text:p>44.8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97]+0.1" office:value-type="float" office:value="49.6000000000004">
            <text:p>49.6</text:p>
          </table:table-cell>
          <table:table-cell office:value-type="float" office:value="0">
            <text:p>0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41.18">
            <text:p>41.18</text:p>
          </table:table-cell>
          <table:table-cell office:value-type="float" office:value="41.31">
            <text:p>41.31</text:p>
          </table:table-cell>
          <table:table-cell office:value-type="float" office:value="41.081">
            <text:p>41.081</text:p>
          </table:table-cell>
          <table:table-cell office:value-type="float" office:value="44.888">
            <text:p>44.8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98]+0.1" office:value-type="float" office:value="49.7000000000004">
            <text:p>49.7</text:p>
          </table:table-cell>
          <table:table-cell office:value-type="float" office:value="0">
            <text:p>0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41.18">
            <text:p>41.18</text:p>
          </table:table-cell>
          <table:table-cell office:value-type="float" office:value="41.31">
            <text:p>41.31</text:p>
          </table:table-cell>
          <table:table-cell office:value-type="float" office:value="41.081">
            <text:p>41.081</text:p>
          </table:table-cell>
          <table:table-cell office:value-type="float" office:value="44.888">
            <text:p>44.88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499]+0.1" office:value-type="float" office:value="49.8000000000004">
            <text:p>49.8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86">
            <text:p>286</text:p>
          </table:table-cell>
          <table:table-cell office:value-type="float" office:value="40.882">
            <text:p>40.882</text:p>
          </table:table-cell>
          <table:table-cell office:value-type="float" office:value="41.012">
            <text:p>41.012</text:p>
          </table:table-cell>
          <table:table-cell office:value-type="float" office:value="41.18">
            <text:p>41.18</text:p>
          </table:table-cell>
          <table:table-cell office:value-type="float" office:value="43.741">
            <text:p>43.74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00]+0.1" office:value-type="float" office:value="49.9000000000004">
            <text:p>49.9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89">
            <text:p>289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18">
            <text:p>41.18</text:p>
          </table:table-cell>
          <table:table-cell office:value-type="float" office:value="43.741">
            <text:p>43.74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01]+0.1" office:value-type="float" office:value="50.0000000000004">
            <text:p>50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18">
            <text:p>41.18</text:p>
          </table:table-cell>
          <table:table-cell office:value-type="float" office:value="43.741">
            <text:p>43.74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02]+0.1" office:value-type="float" office:value="50.1000000000004">
            <text:p>50.1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89">
            <text:p>289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18">
            <text:p>41.18</text:p>
          </table:table-cell>
          <table:table-cell office:value-type="float" office:value="43.741">
            <text:p>43.74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03]+0.1" office:value-type="float" office:value="50.2000000000004">
            <text:p>50.2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18">
            <text:p>41.18</text:p>
          </table:table-cell>
          <table:table-cell office:value-type="float" office:value="43.741">
            <text:p>43.74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04]+0.1" office:value-type="float" office:value="50.3000000000004">
            <text:p>50.3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89">
            <text:p>289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18">
            <text:p>41.18</text:p>
          </table:table-cell>
          <table:table-cell office:value-type="float" office:value="43.741">
            <text:p>43.74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05]+0.1" office:value-type="float" office:value="50.4000000000004">
            <text:p>50.4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18">
            <text:p>41.18</text:p>
          </table:table-cell>
          <table:table-cell office:value-type="float" office:value="43.741">
            <text:p>43.74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06]+0.1" office:value-type="float" office:value="50.5000000000005">
            <text:p>50.5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90">
            <text:p>290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18">
            <text:p>41.18</text:p>
          </table:table-cell>
          <table:table-cell office:value-type="float" office:value="43.741">
            <text:p>43.74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07]+0.1" office:value-type="float" office:value="50.6000000000005">
            <text:p>50.6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18">
            <text:p>41.18</text:p>
          </table:table-cell>
          <table:table-cell office:value-type="float" office:value="43.741">
            <text:p>43.74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08]+0.1" office:value-type="float" office:value="50.7000000000005">
            <text:p>50.7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90">
            <text:p>290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18">
            <text:p>41.18</text:p>
          </table:table-cell>
          <table:table-cell office:value-type="float" office:value="43.741">
            <text:p>43.741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09]+0.1" office:value-type="float" office:value="50.8000000000005">
            <text:p>50.8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90">
            <text:p>290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271">
            <text:p>41.271</text:p>
          </table:table-cell>
          <table:table-cell office:value-type="float" office:value="42.705">
            <text:p>42.70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10]+0.1" office:value-type="float" office:value="50.9000000000005">
            <text:p>50.9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92">
            <text:p>292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271">
            <text:p>41.271</text:p>
          </table:table-cell>
          <table:table-cell office:value-type="float" office:value="42.705">
            <text:p>42.70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11]+0.1" office:value-type="float" office:value="51.0000000000005">
            <text:p>51</text:p>
          </table:table-cell>
          <table:table-cell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-1">
            <text:p>-1</text:p>
          </table:table-cell>
          <table:table-cell office:value-type="float" office:value="293">
            <text:p>293</text:p>
          </table:table-cell>
          <table:table-cell office:value-type="float" office:value="40.139">
            <text:p>40.139</text:p>
          </table:table-cell>
          <table:table-cell office:value-type="float" office:value="40.269">
            <text:p>40.269</text:p>
          </table:table-cell>
          <table:table-cell office:value-type="float" office:value="41.271">
            <text:p>41.271</text:p>
          </table:table-cell>
          <table:table-cell office:value-type="float" office:value="42.705">
            <text:p>42.70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12]+0.1" office:value-type="float" office:value="51.1000000000005">
            <text:p>51.1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-1">
            <text:p>-1</text:p>
          </table:table-cell>
          <table:table-cell office:value-type="float" office:value="294">
            <text:p>294</text:p>
          </table:table-cell>
          <table:table-cell office:value-type="float" office:value="39.842">
            <text:p>39.842</text:p>
          </table:table-cell>
          <table:table-cell office:value-type="float" office:value="39.972">
            <text:p>39.972</text:p>
          </table:table-cell>
          <table:table-cell office:value-type="float" office:value="41.271">
            <text:p>41.271</text:p>
          </table:table-cell>
          <table:table-cell office:value-type="float" office:value="42.705">
            <text:p>42.70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13]+0.1" office:value-type="float" office:value="51.2000000000005">
            <text:p>51.2</text:p>
          </table:table-cell>
          <table:table-cell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-1">
            <text:p>-1</text:p>
          </table:table-cell>
          <table:table-cell office:value-type="float" office:value="293">
            <text:p>293</text:p>
          </table:table-cell>
          <table:table-cell office:value-type="float" office:value="40.139">
            <text:p>40.139</text:p>
          </table:table-cell>
          <table:table-cell office:value-type="float" office:value="40.009">
            <text:p>40.009</text:p>
          </table:table-cell>
          <table:table-cell office:value-type="float" office:value="41.271">
            <text:p>41.271</text:p>
          </table:table-cell>
          <table:table-cell office:value-type="float" office:value="42.705">
            <text:p>42.70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14]+0.1" office:value-type="float" office:value="51.3000000000005">
            <text:p>51.3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39.842">
            <text:p>39.842</text:p>
          </table:table-cell>
          <table:table-cell office:value-type="float" office:value="39.972">
            <text:p>39.972</text:p>
          </table:table-cell>
          <table:table-cell office:value-type="float" office:value="41.271">
            <text:p>41.271</text:p>
          </table:table-cell>
          <table:table-cell office:value-type="float" office:value="42.705">
            <text:p>42.70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15]+0.1" office:value-type="float" office:value="51.4000000000005">
            <text:p>51.4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-1">
            <text:p>-1</text:p>
          </table:table-cell>
          <table:table-cell office:value-type="float" office:value="292">
            <text:p>292</text:p>
          </table:table-cell>
          <table:table-cell office:value-type="float" office:value="39.99">
            <text:p>39.99</text:p>
          </table:table-cell>
          <table:table-cell office:value-type="float" office:value="39.972">
            <text:p>39.972</text:p>
          </table:table-cell>
          <table:table-cell office:value-type="float" office:value="41.271">
            <text:p>41.271</text:p>
          </table:table-cell>
          <table:table-cell office:value-type="float" office:value="42.705">
            <text:p>42.70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16]+0.1" office:value-type="float" office:value="51.5000000000005">
            <text:p>51.5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39.842">
            <text:p>39.842</text:p>
          </table:table-cell>
          <table:table-cell office:value-type="float" office:value="39.972">
            <text:p>39.972</text:p>
          </table:table-cell>
          <table:table-cell office:value-type="float" office:value="41.271">
            <text:p>41.271</text:p>
          </table:table-cell>
          <table:table-cell office:value-type="float" office:value="42.705">
            <text:p>42.70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17]+0.1" office:value-type="float" office:value="51.6000000000005">
            <text:p>51.6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39.544">
            <text:p>39.544</text:p>
          </table:table-cell>
          <table:table-cell office:value-type="float" office:value="39.674">
            <text:p>39.674</text:p>
          </table:table-cell>
          <table:table-cell office:value-type="float" office:value="41.271">
            <text:p>41.271</text:p>
          </table:table-cell>
          <table:table-cell office:value-type="float" office:value="42.705">
            <text:p>42.70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18]+0.1" office:value-type="float" office:value="51.7000000000005">
            <text:p>51.7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39.544">
            <text:p>39.544</text:p>
          </table:table-cell>
          <table:table-cell office:value-type="float" office:value="39.674">
            <text:p>39.674</text:p>
          </table:table-cell>
          <table:table-cell office:value-type="float" office:value="41.271">
            <text:p>41.271</text:p>
          </table:table-cell>
          <table:table-cell office:value-type="float" office:value="42.705">
            <text:p>42.705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19]+0.1" office:value-type="float" office:value="51.8000000000005">
            <text:p>51.8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294">
            <text:p>294</text:p>
          </table:table-cell>
          <table:table-cell office:value-type="float" office:value="39.544">
            <text:p>39.544</text:p>
          </table:table-cell>
          <table:table-cell office:value-type="float" office:value="39.674">
            <text:p>39.674</text:p>
          </table:table-cell>
          <table:table-cell office:value-type="float" office:value="41.35">
            <text:p>41.35</text:p>
          </table:table-cell>
          <table:table-cell office:value-type="float" office:value="41.679">
            <text:p>41.67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20]+0.1" office:value-type="float" office:value="51.9000000000005">
            <text:p>51.9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295">
            <text:p>295</text:p>
          </table:table-cell>
          <table:table-cell office:value-type="float" office:value="39.693">
            <text:p>39.693</text:p>
          </table:table-cell>
          <table:table-cell office:value-type="float" office:value="39.674">
            <text:p>39.674</text:p>
          </table:table-cell>
          <table:table-cell office:value-type="float" office:value="41.35">
            <text:p>41.35</text:p>
          </table:table-cell>
          <table:table-cell office:value-type="float" office:value="41.679">
            <text:p>41.67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21]+0.1" office:value-type="float" office:value="52.0000000000005">
            <text:p>52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39.544">
            <text:p>39.544</text:p>
          </table:table-cell>
          <table:table-cell office:value-type="float" office:value="39.674">
            <text:p>39.674</text:p>
          </table:table-cell>
          <table:table-cell office:value-type="float" office:value="41.35">
            <text:p>41.35</text:p>
          </table:table-cell>
          <table:table-cell office:value-type="float" office:value="41.679">
            <text:p>41.67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22]+0.1" office:value-type="float" office:value="52.1000000000005">
            <text:p>52.1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295">
            <text:p>295</text:p>
          </table:table-cell>
          <table:table-cell office:value-type="float" office:value="39.396">
            <text:p>39.396</text:p>
          </table:table-cell>
          <table:table-cell office:value-type="float" office:value="39.526">
            <text:p>39.526</text:p>
          </table:table-cell>
          <table:table-cell office:value-type="float" office:value="41.35">
            <text:p>41.35</text:p>
          </table:table-cell>
          <table:table-cell office:value-type="float" office:value="41.679">
            <text:p>41.67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23]+0.1" office:value-type="float" office:value="52.2000000000005">
            <text:p>52.2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39.396">
            <text:p>39.396</text:p>
          </table:table-cell>
          <table:table-cell office:value-type="float" office:value="39.526">
            <text:p>39.526</text:p>
          </table:table-cell>
          <table:table-cell office:value-type="float" office:value="41.35">
            <text:p>41.35</text:p>
          </table:table-cell>
          <table:table-cell office:value-type="float" office:value="41.679">
            <text:p>41.67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24]+0.1" office:value-type="float" office:value="52.3000000000005">
            <text:p>52.3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39.396">
            <text:p>39.396</text:p>
          </table:table-cell>
          <table:table-cell office:value-type="float" office:value="39.526">
            <text:p>39.526</text:p>
          </table:table-cell>
          <table:table-cell office:value-type="float" office:value="41.35">
            <text:p>41.35</text:p>
          </table:table-cell>
          <table:table-cell office:value-type="float" office:value="41.679">
            <text:p>41.67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25]+0.1" office:value-type="float" office:value="52.4000000000005">
            <text:p>52.4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39.247">
            <text:p>39.247</text:p>
          </table:table-cell>
          <table:table-cell office:value-type="float" office:value="39.377">
            <text:p>39.377</text:p>
          </table:table-cell>
          <table:table-cell office:value-type="float" office:value="41.35">
            <text:p>41.35</text:p>
          </table:table-cell>
          <table:table-cell office:value-type="float" office:value="41.679">
            <text:p>41.67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26]+0.1" office:value-type="float" office:value="52.5000000000005">
            <text:p>52.5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39.396">
            <text:p>39.396</text:p>
          </table:table-cell>
          <table:table-cell office:value-type="float" office:value="39.377">
            <text:p>39.377</text:p>
          </table:table-cell>
          <table:table-cell office:value-type="float" office:value="41.35">
            <text:p>41.35</text:p>
          </table:table-cell>
          <table:table-cell office:value-type="float" office:value="41.679">
            <text:p>41.67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27]+0.1" office:value-type="float" office:value="52.6000000000005">
            <text:p>52.6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39.247">
            <text:p>39.247</text:p>
          </table:table-cell>
          <table:table-cell office:value-type="float" office:value="39.377">
            <text:p>39.377</text:p>
          </table:table-cell>
          <table:table-cell office:value-type="float" office:value="41.35">
            <text:p>41.35</text:p>
          </table:table-cell>
          <table:table-cell office:value-type="float" office:value="41.679">
            <text:p>41.67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28]+0.1" office:value-type="float" office:value="52.7000000000005">
            <text:p>52.7</text:p>
          </table:table-cell>
          <table:table-cell office:value-type="float" office:value="0">
            <text:p>0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39.098">
            <text:p>39.098</text:p>
          </table:table-cell>
          <table:table-cell office:value-type="float" office:value="39.228">
            <text:p>39.228</text:p>
          </table:table-cell>
          <table:table-cell office:value-type="float" office:value="41.35">
            <text:p>41.35</text:p>
          </table:table-cell>
          <table:table-cell office:value-type="float" office:value="41.679">
            <text:p>41.679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29]+0.1" office:value-type="float" office:value="52.8000000000005">
            <text:p>52.8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298">
            <text:p>298</text:p>
          </table:table-cell>
          <table:table-cell office:value-type="float" office:value="39.396">
            <text:p>39.396</text:p>
          </table:table-cell>
          <table:table-cell office:value-type="float" office:value="39.266">
            <text:p>39.266</text:p>
          </table:table-cell>
          <table:table-cell office:value-type="float" office:value="41.417">
            <text:p>41.417</text:p>
          </table:table-cell>
          <table:table-cell office:value-type="float" office:value="40.797">
            <text:p>40.7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30]+0.1" office:value-type="float" office:value="52.9000000000005">
            <text:p>52.9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297">
            <text:p>297</text:p>
          </table:table-cell>
          <table:table-cell office:value-type="float" office:value="39.396">
            <text:p>39.396</text:p>
          </table:table-cell>
          <table:table-cell office:value-type="float" office:value="39.266">
            <text:p>39.266</text:p>
          </table:table-cell>
          <table:table-cell office:value-type="float" office:value="41.417">
            <text:p>41.417</text:p>
          </table:table-cell>
          <table:table-cell office:value-type="float" office:value="40.797">
            <text:p>40.7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31]+0.1" office:value-type="float" office:value="53.0000000000005">
            <text:p>53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-1">
            <text:p>-1</text:p>
          </table:table-cell>
          <table:table-cell office:value-type="float" office:value="299">
            <text:p>299</text:p>
          </table:table-cell>
          <table:table-cell office:value-type="float" office:value="39.247">
            <text:p>39.247</text:p>
          </table:table-cell>
          <table:table-cell office:value-type="float" office:value="39.266">
            <text:p>39.266</text:p>
          </table:table-cell>
          <table:table-cell office:value-type="float" office:value="41.417">
            <text:p>41.417</text:p>
          </table:table-cell>
          <table:table-cell office:value-type="float" office:value="40.797">
            <text:p>40.7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32]+0.1" office:value-type="float" office:value="53.1000000000005">
            <text:p>53.1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-1">
            <text:p>-1</text:p>
          </table:table-cell>
          <table:table-cell office:value-type="float" office:value="299">
            <text:p>299</text:p>
          </table:table-cell>
          <table:table-cell office:value-type="float" office:value="39.247">
            <text:p>39.247</text:p>
          </table:table-cell>
          <table:table-cell office:value-type="float" office:value="39.266">
            <text:p>39.266</text:p>
          </table:table-cell>
          <table:table-cell office:value-type="float" office:value="41.417">
            <text:p>41.417</text:p>
          </table:table-cell>
          <table:table-cell office:value-type="float" office:value="40.797">
            <text:p>40.7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33]+0.1" office:value-type="float" office:value="53.2000000000005">
            <text:p>53.2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-1">
            <text:p>-1</text:p>
          </table:table-cell>
          <table:table-cell office:value-type="float" office:value="299">
            <text:p>299</text:p>
          </table:table-cell>
          <table:table-cell office:value-type="float" office:value="39.247">
            <text:p>39.247</text:p>
          </table:table-cell>
          <table:table-cell office:value-type="float" office:value="39.266">
            <text:p>39.266</text:p>
          </table:table-cell>
          <table:table-cell office:value-type="float" office:value="41.417">
            <text:p>41.417</text:p>
          </table:table-cell>
          <table:table-cell office:value-type="float" office:value="40.797">
            <text:p>40.7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34]+0.1" office:value-type="float" office:value="53.3000000000005">
            <text:p>53.3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39.396">
            <text:p>39.396</text:p>
          </table:table-cell>
          <table:table-cell office:value-type="float" office:value="39.266">
            <text:p>39.266</text:p>
          </table:table-cell>
          <table:table-cell office:value-type="float" office:value="41.417">
            <text:p>41.417</text:p>
          </table:table-cell>
          <table:table-cell office:value-type="float" office:value="40.797">
            <text:p>40.7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35]+0.1" office:value-type="float" office:value="53.4000000000005">
            <text:p>53.4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39.396">
            <text:p>39.396</text:p>
          </table:table-cell>
          <table:table-cell office:value-type="float" office:value="39.266">
            <text:p>39.266</text:p>
          </table:table-cell>
          <table:table-cell office:value-type="float" office:value="41.417">
            <text:p>41.417</text:p>
          </table:table-cell>
          <table:table-cell office:value-type="float" office:value="40.797">
            <text:p>40.7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36]+0.1" office:value-type="float" office:value="53.5000000000005">
            <text:p>53.5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298">
            <text:p>298</text:p>
          </table:table-cell>
          <table:table-cell office:value-type="float" office:value="39.396">
            <text:p>39.396</text:p>
          </table:table-cell>
          <table:table-cell office:value-type="float" office:value="39.266">
            <text:p>39.266</text:p>
          </table:table-cell>
          <table:table-cell office:value-type="float" office:value="41.417">
            <text:p>41.417</text:p>
          </table:table-cell>
          <table:table-cell office:value-type="float" office:value="40.797">
            <text:p>40.7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37]+0.1" office:value-type="float" office:value="53.6000000000005">
            <text:p>53.6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-1">
            <text:p>-1</text:p>
          </table:table-cell>
          <table:table-cell office:value-type="float" office:value="301">
            <text:p>301</text:p>
          </table:table-cell>
          <table:table-cell office:value-type="float" office:value="39.247">
            <text:p>39.247</text:p>
          </table:table-cell>
          <table:table-cell office:value-type="float" office:value="39.266">
            <text:p>39.266</text:p>
          </table:table-cell>
          <table:table-cell office:value-type="float" office:value="41.417">
            <text:p>41.417</text:p>
          </table:table-cell>
          <table:table-cell office:value-type="float" office:value="40.797">
            <text:p>40.7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38]+0.1" office:value-type="float" office:value="53.7000000000005">
            <text:p>53.7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39.247">
            <text:p>39.247</text:p>
          </table:table-cell>
          <table:table-cell office:value-type="float" office:value="39.266">
            <text:p>39.266</text:p>
          </table:table-cell>
          <table:table-cell office:value-type="float" office:value="41.417">
            <text:p>41.417</text:p>
          </table:table-cell>
          <table:table-cell office:value-type="float" office:value="40.797">
            <text:p>40.797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39]+0.1" office:value-type="float" office:value="53.8000000000005">
            <text:p>53.8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39.544">
            <text:p>39.544</text:p>
          </table:table-cell>
          <table:table-cell office:value-type="float" office:value="39.414">
            <text:p>39.414</text:p>
          </table:table-cell>
          <table:table-cell office:value-type="float" office:value="41.474">
            <text:p>41.474</text:p>
          </table:table-cell>
          <table:table-cell office:value-type="float" office:value="40.148">
            <text:p>40.14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40]+0.1" office:value-type="float" office:value="53.9000000000005">
            <text:p>53.9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39.396">
            <text:p>39.396</text:p>
          </table:table-cell>
          <table:table-cell office:value-type="float" office:value="39.414">
            <text:p>39.414</text:p>
          </table:table-cell>
          <table:table-cell office:value-type="float" office:value="41.474">
            <text:p>41.474</text:p>
          </table:table-cell>
          <table:table-cell office:value-type="float" office:value="40.148">
            <text:p>40.14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41]+0.1" office:value-type="float" office:value="54.0000000000005">
            <text:p>54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39.396">
            <text:p>39.396</text:p>
          </table:table-cell>
          <table:table-cell office:value-type="float" office:value="39.414">
            <text:p>39.414</text:p>
          </table:table-cell>
          <table:table-cell office:value-type="float" office:value="41.474">
            <text:p>41.474</text:p>
          </table:table-cell>
          <table:table-cell office:value-type="float" office:value="40.148">
            <text:p>40.148</text:p>
          </table:table-cell>
        </table:table-row>
        <table:table-row table:style-name="ro1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42]+0.1" office:value-type="float" office:value="54.1000000000005">
            <text:p>54.1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39.396">
            <text:p>39.396</text:p>
          </table:table-cell>
          <table:table-cell office:value-type="float" office:value="39.414">
            <text:p>39.414</text:p>
          </table:table-cell>
          <table:table-cell office:value-type="float" office:value="41.474">
            <text:p>41.474</text:p>
          </table:table-cell>
          <table:table-cell office:value-type="float" office:value="40.148">
            <text:p>40.14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43]+0.1" office:value-type="float" office:value="54.2000000000005">
            <text:p>54.2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39.544">
            <text:p>39.544</text:p>
          </table:table-cell>
          <table:table-cell office:value-type="float" office:value="39.414">
            <text:p>39.414</text:p>
          </table:table-cell>
          <table:table-cell office:value-type="float" office:value="41.474">
            <text:p>41.474</text:p>
          </table:table-cell>
          <table:table-cell office:value-type="float" office:value="40.148">
            <text:p>40.14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44]+0.1" office:value-type="float" office:value="54.3000000000005">
            <text:p>54.3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302">
            <text:p>302</text:p>
          </table:table-cell>
          <table:table-cell office:value-type="float" office:value="39.396">
            <text:p>39.396</text:p>
          </table:table-cell>
          <table:table-cell office:value-type="float" office:value="39.414">
            <text:p>39.414</text:p>
          </table:table-cell>
          <table:table-cell office:value-type="float" office:value="41.474">
            <text:p>41.474</text:p>
          </table:table-cell>
          <table:table-cell office:value-type="float" office:value="40.148">
            <text:p>40.14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45]+0.1" office:value-type="float" office:value="54.4000000000005">
            <text:p>54.4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39.544">
            <text:p>39.544</text:p>
          </table:table-cell>
          <table:table-cell office:value-type="float" office:value="39.414">
            <text:p>39.414</text:p>
          </table:table-cell>
          <table:table-cell office:value-type="float" office:value="41.474">
            <text:p>41.474</text:p>
          </table:table-cell>
          <table:table-cell office:value-type="float" office:value="40.148">
            <text:p>40.14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46]+0.1" office:value-type="float" office:value="54.5000000000005">
            <text:p>54.5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39.396">
            <text:p>39.396</text:p>
          </table:table-cell>
          <table:table-cell office:value-type="float" office:value="39.414">
            <text:p>39.414</text:p>
          </table:table-cell>
          <table:table-cell office:value-type="float" office:value="41.474">
            <text:p>41.474</text:p>
          </table:table-cell>
          <table:table-cell office:value-type="float" office:value="40.148">
            <text:p>40.14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47]+0.1" office:value-type="float" office:value="54.6000000000005">
            <text:p>54.6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39.396">
            <text:p>39.396</text:p>
          </table:table-cell>
          <table:table-cell office:value-type="float" office:value="39.414">
            <text:p>39.414</text:p>
          </table:table-cell>
          <table:table-cell office:value-type="float" office:value="41.474">
            <text:p>41.474</text:p>
          </table:table-cell>
          <table:table-cell office:value-type="float" office:value="40.148">
            <text:p>40.14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48]+0.1" office:value-type="float" office:value="54.7000000000005">
            <text:p>54.7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296">
            <text:p>296</text:p>
          </table:table-cell>
          <table:table-cell office:value-type="float" office:value="39.544">
            <text:p>39.544</text:p>
          </table:table-cell>
          <table:table-cell office:value-type="float" office:value="39.414">
            <text:p>39.414</text:p>
          </table:table-cell>
          <table:table-cell office:value-type="float" office:value="41.474">
            <text:p>41.474</text:p>
          </table:table-cell>
          <table:table-cell office:value-type="float" office:value="40.148">
            <text:p>40.14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49]+0.1" office:value-type="float" office:value="54.8000000000005">
            <text:p>54.8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39.396">
            <text:p>39.396</text:p>
          </table:table-cell>
          <table:table-cell office:value-type="float" office:value="39.414">
            <text:p>39.414</text:p>
          </table:table-cell>
          <table:table-cell office:value-type="float" office:value="41.561">
            <text:p>41.561</text:p>
          </table:table-cell>
          <table:table-cell office:value-type="float" office:value="39.597">
            <text:p>39.59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50]+0.1" office:value-type="float" office:value="54.9000000000005">
            <text:p>54.9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39.544">
            <text:p>39.544</text:p>
          </table:table-cell>
          <table:table-cell office:value-type="float" office:value="39.414">
            <text:p>39.414</text:p>
          </table:table-cell>
          <table:table-cell office:value-type="float" office:value="41.561">
            <text:p>41.561</text:p>
          </table:table-cell>
          <table:table-cell office:value-type="float" office:value="39.597">
            <text:p>39.59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51]+0.1" office:value-type="float" office:value="55.0000000000005">
            <text:p>55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306">
            <text:p>306</text:p>
          </table:table-cell>
          <table:table-cell office:value-type="float" office:value="39.396">
            <text:p>39.396</text:p>
          </table:table-cell>
          <table:table-cell office:value-type="float" office:value="39.414">
            <text:p>39.414</text:p>
          </table:table-cell>
          <table:table-cell office:value-type="float" office:value="41.561">
            <text:p>41.561</text:p>
          </table:table-cell>
          <table:table-cell office:value-type="float" office:value="39.597">
            <text:p>39.59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52]+0.1" office:value-type="float" office:value="55.1000000000005">
            <text:p>55.1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304">
            <text:p>304</text:p>
          </table:table-cell>
          <table:table-cell office:value-type="float" office:value="39.396">
            <text:p>39.396</text:p>
          </table:table-cell>
          <table:table-cell office:value-type="float" office:value="39.414">
            <text:p>39.414</text:p>
          </table:table-cell>
          <table:table-cell office:value-type="float" office:value="41.561">
            <text:p>41.561</text:p>
          </table:table-cell>
          <table:table-cell office:value-type="float" office:value="39.597">
            <text:p>39.59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53]+0.1" office:value-type="float" office:value="55.2000000000005">
            <text:p>55.2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305">
            <text:p>305</text:p>
          </table:table-cell>
          <table:table-cell office:value-type="float" office:value="39.396">
            <text:p>39.396</text:p>
          </table:table-cell>
          <table:table-cell office:value-type="float" office:value="39.414">
            <text:p>39.414</text:p>
          </table:table-cell>
          <table:table-cell office:value-type="float" office:value="41.561">
            <text:p>41.561</text:p>
          </table:table-cell>
          <table:table-cell office:value-type="float" office:value="39.597">
            <text:p>39.59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54]+0.1" office:value-type="float" office:value="55.3000000000005">
            <text:p>55.3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06">
            <text:p>306</text:p>
          </table:table-cell>
          <table:table-cell office:value-type="float" office:value="39.544">
            <text:p>39.544</text:p>
          </table:table-cell>
          <table:table-cell office:value-type="float" office:value="39.414">
            <text:p>39.414</text:p>
          </table:table-cell>
          <table:table-cell office:value-type="float" office:value="41.561">
            <text:p>41.561</text:p>
          </table:table-cell>
          <table:table-cell office:value-type="float" office:value="39.597">
            <text:p>39.59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55]+0.1" office:value-type="float" office:value="55.4000000000005">
            <text:p>55.4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306">
            <text:p>306</text:p>
          </table:table-cell>
          <table:table-cell office:value-type="float" office:value="39.396">
            <text:p>39.396</text:p>
          </table:table-cell>
          <table:table-cell office:value-type="float" office:value="39.414">
            <text:p>39.414</text:p>
          </table:table-cell>
          <table:table-cell office:value-type="float" office:value="41.561">
            <text:p>41.561</text:p>
          </table:table-cell>
          <table:table-cell office:value-type="float" office:value="39.597">
            <text:p>39.59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56]+0.1" office:value-type="float" office:value="55.5000000000005">
            <text:p>55.5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39.247">
            <text:p>39.247</text:p>
          </table:table-cell>
          <table:table-cell office:value-type="float" office:value="39.377">
            <text:p>39.377</text:p>
          </table:table-cell>
          <table:table-cell office:value-type="float" office:value="41.561">
            <text:p>41.561</text:p>
          </table:table-cell>
          <table:table-cell office:value-type="float" office:value="39.597">
            <text:p>39.59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57]+0.1" office:value-type="float" office:value="55.6000000000005">
            <text:p>55.6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39.544">
            <text:p>39.544</text:p>
          </table:table-cell>
          <table:table-cell office:value-type="float" office:value="39.414">
            <text:p>39.414</text:p>
          </table:table-cell>
          <table:table-cell office:value-type="float" office:value="41.561">
            <text:p>41.561</text:p>
          </table:table-cell>
          <table:table-cell office:value-type="float" office:value="39.597">
            <text:p>39.59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58]+0.1" office:value-type="float" office:value="55.7000000000005">
            <text:p>55.7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39.396">
            <text:p>39.396</text:p>
          </table:table-cell>
          <table:table-cell office:value-type="float" office:value="39.414">
            <text:p>39.414</text:p>
          </table:table-cell>
          <table:table-cell office:value-type="float" office:value="41.561">
            <text:p>41.561</text:p>
          </table:table-cell>
          <table:table-cell office:value-type="float" office:value="39.597">
            <text:p>39.59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59]+0.1" office:value-type="float" office:value="55.8000000000005">
            <text:p>55.8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07">
            <text:p>307</text:p>
          </table:table-cell>
          <table:table-cell office:value-type="float" office:value="39.544">
            <text:p>39.544</text:p>
          </table:table-cell>
          <table:table-cell office:value-type="float" office:value="39.414">
            <text:p>39.414</text:p>
          </table:table-cell>
          <table:table-cell office:value-type="float" office:value="41.593">
            <text:p>41.593</text:p>
          </table:table-cell>
          <table:table-cell office:value-type="float" office:value="39.469">
            <text:p>39.4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60]+0.1" office:value-type="float" office:value="55.9000000000005">
            <text:p>55.9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39.544">
            <text:p>39.544</text:p>
          </table:table-cell>
          <table:table-cell office:value-type="float" office:value="39.414">
            <text:p>39.414</text:p>
          </table:table-cell>
          <table:table-cell office:value-type="float" office:value="41.593">
            <text:p>41.593</text:p>
          </table:table-cell>
          <table:table-cell office:value-type="float" office:value="39.469">
            <text:p>39.4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61]+0.1" office:value-type="float" office:value="56.0000000000005">
            <text:p>56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39.544">
            <text:p>39.544</text:p>
          </table:table-cell>
          <table:table-cell office:value-type="float" office:value="39.414">
            <text:p>39.414</text:p>
          </table:table-cell>
          <table:table-cell office:value-type="float" office:value="41.593">
            <text:p>41.593</text:p>
          </table:table-cell>
          <table:table-cell office:value-type="float" office:value="39.469">
            <text:p>39.4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62]+0.1" office:value-type="float" office:value="56.1000000000005">
            <text:p>56.1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1.593">
            <text:p>41.593</text:p>
          </table:table-cell>
          <table:table-cell office:value-type="float" office:value="39.469">
            <text:p>39.4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63]+0.1" office:value-type="float" office:value="56.2000000000005">
            <text:p>56.2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39.544">
            <text:p>39.544</text:p>
          </table:table-cell>
          <table:table-cell office:value-type="float" office:value="39.563">
            <text:p>39.563</text:p>
          </table:table-cell>
          <table:table-cell office:value-type="float" office:value="41.593">
            <text:p>41.593</text:p>
          </table:table-cell>
          <table:table-cell office:value-type="float" office:value="39.469">
            <text:p>39.4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64]+0.1" office:value-type="float" office:value="56.3000000000005">
            <text:p>56.3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39.544">
            <text:p>39.544</text:p>
          </table:table-cell>
          <table:table-cell office:value-type="float" office:value="39.563">
            <text:p>39.563</text:p>
          </table:table-cell>
          <table:table-cell office:value-type="float" office:value="41.593">
            <text:p>41.593</text:p>
          </table:table-cell>
          <table:table-cell office:value-type="float" office:value="39.469">
            <text:p>39.4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65]+0.1" office:value-type="float" office:value="56.4000000000005">
            <text:p>56.4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39.396">
            <text:p>39.396</text:p>
          </table:table-cell>
          <table:table-cell office:value-type="float" office:value="39.526">
            <text:p>39.526</text:p>
          </table:table-cell>
          <table:table-cell office:value-type="float" office:value="41.593">
            <text:p>41.593</text:p>
          </table:table-cell>
          <table:table-cell office:value-type="float" office:value="39.469">
            <text:p>39.4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66]+0.1" office:value-type="float" office:value="56.5000000000005">
            <text:p>56.5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39.544">
            <text:p>39.544</text:p>
          </table:table-cell>
          <table:table-cell office:value-type="float" office:value="39.526">
            <text:p>39.526</text:p>
          </table:table-cell>
          <table:table-cell office:value-type="float" office:value="41.593">
            <text:p>41.593</text:p>
          </table:table-cell>
          <table:table-cell office:value-type="float" office:value="39.469">
            <text:p>39.4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67]+0.1" office:value-type="float" office:value="56.6000000000005">
            <text:p>56.6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39.544">
            <text:p>39.544</text:p>
          </table:table-cell>
          <table:table-cell office:value-type="float" office:value="39.526">
            <text:p>39.526</text:p>
          </table:table-cell>
          <table:table-cell office:value-type="float" office:value="41.593">
            <text:p>41.593</text:p>
          </table:table-cell>
          <table:table-cell office:value-type="float" office:value="39.469">
            <text:p>39.4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68]+0.1" office:value-type="float" office:value="56.7000000000005">
            <text:p>56.7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07">
            <text:p>307</text:p>
          </table:table-cell>
          <table:table-cell office:value-type="float" office:value="39.544">
            <text:p>39.544</text:p>
          </table:table-cell>
          <table:table-cell office:value-type="float" office:value="39.526">
            <text:p>39.526</text:p>
          </table:table-cell>
          <table:table-cell office:value-type="float" office:value="41.593">
            <text:p>41.593</text:p>
          </table:table-cell>
          <table:table-cell office:value-type="float" office:value="39.469">
            <text:p>39.4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69]+0.1" office:value-type="float" office:value="56.8000000000005">
            <text:p>56.8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39.544">
            <text:p>39.544</text:p>
          </table:table-cell>
          <table:table-cell office:value-type="float" office:value="39.526">
            <text:p>39.526</text:p>
          </table:table-cell>
          <table:table-cell office:value-type="float" office:value="41.617">
            <text:p>41.617</text:p>
          </table:table-cell>
          <table:table-cell office:value-type="float" office:value="39.411">
            <text:p>39.41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70]+0.1" office:value-type="float" office:value="56.9000000000005">
            <text:p>56.9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10">
            <text:p>310</text:p>
          </table:table-cell>
          <table:table-cell office:value-type="float" office:value="39.544">
            <text:p>39.544</text:p>
          </table:table-cell>
          <table:table-cell office:value-type="float" office:value="39.526">
            <text:p>39.526</text:p>
          </table:table-cell>
          <table:table-cell office:value-type="float" office:value="41.617">
            <text:p>41.617</text:p>
          </table:table-cell>
          <table:table-cell office:value-type="float" office:value="39.411">
            <text:p>39.41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71]+0.1" office:value-type="float" office:value="57.0000000000005">
            <text:p>57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39.544">
            <text:p>39.544</text:p>
          </table:table-cell>
          <table:table-cell office:value-type="float" office:value="39.526">
            <text:p>39.526</text:p>
          </table:table-cell>
          <table:table-cell office:value-type="float" office:value="41.617">
            <text:p>41.617</text:p>
          </table:table-cell>
          <table:table-cell office:value-type="float" office:value="39.411">
            <text:p>39.41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72]+0.1" office:value-type="float" office:value="57.1000000000005">
            <text:p>57.1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1.617">
            <text:p>41.617</text:p>
          </table:table-cell>
          <table:table-cell office:value-type="float" office:value="39.411">
            <text:p>39.41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73]+0.1" office:value-type="float" office:value="57.2000000000005">
            <text:p>57.2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310">
            <text:p>310</text:p>
          </table:table-cell>
          <table:table-cell office:value-type="float" office:value="39.396">
            <text:p>39.396</text:p>
          </table:table-cell>
          <table:table-cell office:value-type="float" office:value="39.526">
            <text:p>39.526</text:p>
          </table:table-cell>
          <table:table-cell office:value-type="float" office:value="41.617">
            <text:p>41.617</text:p>
          </table:table-cell>
          <table:table-cell office:value-type="float" office:value="39.411">
            <text:p>39.41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74]+0.1" office:value-type="float" office:value="57.3000000000005">
            <text:p>57.3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39.544">
            <text:p>39.544</text:p>
          </table:table-cell>
          <table:table-cell office:value-type="float" office:value="39.526">
            <text:p>39.526</text:p>
          </table:table-cell>
          <table:table-cell office:value-type="float" office:value="41.617">
            <text:p>41.617</text:p>
          </table:table-cell>
          <table:table-cell office:value-type="float" office:value="39.411">
            <text:p>39.41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75]+0.1" office:value-type="float" office:value="57.4000000000005">
            <text:p>57.4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39.544">
            <text:p>39.544</text:p>
          </table:table-cell>
          <table:table-cell office:value-type="float" office:value="39.526">
            <text:p>39.526</text:p>
          </table:table-cell>
          <table:table-cell office:value-type="float" office:value="41.617">
            <text:p>41.617</text:p>
          </table:table-cell>
          <table:table-cell office:value-type="float" office:value="39.411">
            <text:p>39.41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76]+0.1" office:value-type="float" office:value="57.5000000000006">
            <text:p>57.5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39.544">
            <text:p>39.544</text:p>
          </table:table-cell>
          <table:table-cell office:value-type="float" office:value="39.526">
            <text:p>39.526</text:p>
          </table:table-cell>
          <table:table-cell office:value-type="float" office:value="41.617">
            <text:p>41.617</text:p>
          </table:table-cell>
          <table:table-cell office:value-type="float" office:value="39.411">
            <text:p>39.41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77]+0.1" office:value-type="float" office:value="57.6000000000006">
            <text:p>57.6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10">
            <text:p>310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1.617">
            <text:p>41.617</text:p>
          </table:table-cell>
          <table:table-cell office:value-type="float" office:value="39.411">
            <text:p>39.41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78]+0.1" office:value-type="float" office:value="57.7000000000005">
            <text:p>57.7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39.396">
            <text:p>39.396</text:p>
          </table:table-cell>
          <table:table-cell office:value-type="float" office:value="39.526">
            <text:p>39.526</text:p>
          </table:table-cell>
          <table:table-cell office:value-type="float" office:value="41.617">
            <text:p>41.617</text:p>
          </table:table-cell>
          <table:table-cell office:value-type="float" office:value="39.411">
            <text:p>39.41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79]+0.1" office:value-type="float" office:value="57.8000000000006">
            <text:p>57.8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10">
            <text:p>310</text:p>
          </table:table-cell>
          <table:table-cell office:value-type="float" office:value="39.544">
            <text:p>39.544</text:p>
          </table:table-cell>
          <table:table-cell office:value-type="float" office:value="39.526">
            <text:p>39.526</text:p>
          </table:table-cell>
          <table:table-cell office:value-type="float" office:value="41.634">
            <text:p>41.634</text:p>
          </table:table-cell>
          <table:table-cell office:value-type="float" office:value="39.391">
            <text:p>39.39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80]+0.1" office:value-type="float" office:value="57.9000000000006">
            <text:p>57.9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1.634">
            <text:p>41.634</text:p>
          </table:table-cell>
          <table:table-cell office:value-type="float" office:value="39.391">
            <text:p>39.39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81]+0.1" office:value-type="float" office:value="58.0000000000006">
            <text:p>58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-1">
            <text:p>-1</text:p>
          </table:table-cell>
          <table:table-cell office:value-type="float" office:value="309">
            <text:p>309</text:p>
          </table:table-cell>
          <table:table-cell office:value-type="float" office:value="39.396">
            <text:p>39.396</text:p>
          </table:table-cell>
          <table:table-cell office:value-type="float" office:value="39.526">
            <text:p>39.526</text:p>
          </table:table-cell>
          <table:table-cell office:value-type="float" office:value="41.634">
            <text:p>41.634</text:p>
          </table:table-cell>
          <table:table-cell office:value-type="float" office:value="39.391">
            <text:p>39.39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82]+0.1" office:value-type="float" office:value="58.1000000000006">
            <text:p>58.1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1.634">
            <text:p>41.634</text:p>
          </table:table-cell>
          <table:table-cell office:value-type="float" office:value="39.391">
            <text:p>39.39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83]+0.1" office:value-type="float" office:value="58.2000000000006">
            <text:p>58.2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12">
            <text:p>312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1.634">
            <text:p>41.634</text:p>
          </table:table-cell>
          <table:table-cell office:value-type="float" office:value="39.391">
            <text:p>39.39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84]+0.1" office:value-type="float" office:value="58.3000000000006">
            <text:p>58.3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39.544">
            <text:p>39.544</text:p>
          </table:table-cell>
          <table:table-cell office:value-type="float" office:value="39.563">
            <text:p>39.563</text:p>
          </table:table-cell>
          <table:table-cell office:value-type="float" office:value="41.634">
            <text:p>41.634</text:p>
          </table:table-cell>
          <table:table-cell office:value-type="float" office:value="39.391">
            <text:p>39.39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85]+0.1" office:value-type="float" office:value="58.4000000000006">
            <text:p>58.4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1.634">
            <text:p>41.634</text:p>
          </table:table-cell>
          <table:table-cell office:value-type="float" office:value="39.391">
            <text:p>39.39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86]+0.1" office:value-type="float" office:value="58.5000000000006">
            <text:p>58.5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11">
            <text:p>311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1.634">
            <text:p>41.634</text:p>
          </table:table-cell>
          <table:table-cell office:value-type="float" office:value="39.391">
            <text:p>39.39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87]+0.1" office:value-type="float" office:value="58.6000000000006">
            <text:p>58.6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1.634">
            <text:p>41.634</text:p>
          </table:table-cell>
          <table:table-cell office:value-type="float" office:value="39.391">
            <text:p>39.39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88]+0.1" office:value-type="float" office:value="58.7000000000006">
            <text:p>58.7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39.544">
            <text:p>39.544</text:p>
          </table:table-cell>
          <table:table-cell office:value-type="float" office:value="39.563">
            <text:p>39.563</text:p>
          </table:table-cell>
          <table:table-cell office:value-type="float" office:value="41.634">
            <text:p>41.634</text:p>
          </table:table-cell>
          <table:table-cell office:value-type="float" office:value="39.391">
            <text:p>39.39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89]+0.1" office:value-type="float" office:value="58.8000000000006">
            <text:p>58.8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39.544">
            <text:p>39.544</text:p>
          </table:table-cell>
          <table:table-cell office:value-type="float" office:value="39.563">
            <text:p>39.563</text:p>
          </table:table-cell>
          <table:table-cell office:value-type="float" office:value="41.644">
            <text:p>41.644</text:p>
          </table:table-cell>
          <table:table-cell office:value-type="float" office:value="39.394">
            <text:p>39.39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90]+0.1" office:value-type="float" office:value="58.9000000000006">
            <text:p>58.9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1.644">
            <text:p>41.644</text:p>
          </table:table-cell>
          <table:table-cell office:value-type="float" office:value="39.394">
            <text:p>39.39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91]+0.1" office:value-type="float" office:value="59.0000000000006">
            <text:p>59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1.644">
            <text:p>41.644</text:p>
          </table:table-cell>
          <table:table-cell office:value-type="float" office:value="39.394">
            <text:p>39.39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92]+0.1" office:value-type="float" office:value="59.1000000000006">
            <text:p>59.1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12">
            <text:p>312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1.644">
            <text:p>41.644</text:p>
          </table:table-cell>
          <table:table-cell office:value-type="float" office:value="39.394">
            <text:p>39.39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93]+0.1" office:value-type="float" office:value="59.2000000000006">
            <text:p>59.2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1.644">
            <text:p>41.644</text:p>
          </table:table-cell>
          <table:table-cell office:value-type="float" office:value="39.394">
            <text:p>39.39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94]+0.1" office:value-type="float" office:value="59.3000000000006">
            <text:p>59.3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12">
            <text:p>312</text:p>
          </table:table-cell>
          <table:table-cell office:value-type="float" office:value="39.544">
            <text:p>39.544</text:p>
          </table:table-cell>
          <table:table-cell office:value-type="float" office:value="39.563">
            <text:p>39.563</text:p>
          </table:table-cell>
          <table:table-cell office:value-type="float" office:value="41.644">
            <text:p>41.644</text:p>
          </table:table-cell>
          <table:table-cell office:value-type="float" office:value="39.394">
            <text:p>39.39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95]+0.1" office:value-type="float" office:value="59.4000000000006">
            <text:p>59.4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12">
            <text:p>312</text:p>
          </table:table-cell>
          <table:table-cell office:value-type="float" office:value="39.544">
            <text:p>39.544</text:p>
          </table:table-cell>
          <table:table-cell office:value-type="float" office:value="39.563">
            <text:p>39.563</text:p>
          </table:table-cell>
          <table:table-cell office:value-type="float" office:value="41.644">
            <text:p>41.644</text:p>
          </table:table-cell>
          <table:table-cell office:value-type="float" office:value="39.394">
            <text:p>39.39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96]+0.1" office:value-type="float" office:value="59.5000000000006">
            <text:p>59.5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1.644">
            <text:p>41.644</text:p>
          </table:table-cell>
          <table:table-cell office:value-type="float" office:value="39.394">
            <text:p>39.39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97]+0.1" office:value-type="float" office:value="59.6000000000006">
            <text:p>59.6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1.644">
            <text:p>41.644</text:p>
          </table:table-cell>
          <table:table-cell office:value-type="float" office:value="39.394">
            <text:p>39.39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98]+0.1" office:value-type="float" office:value="59.7000000000006">
            <text:p>59.7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1.644">
            <text:p>41.644</text:p>
          </table:table-cell>
          <table:table-cell office:value-type="float" office:value="39.394">
            <text:p>39.39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599]+0.1" office:value-type="float" office:value="59.8000000000006">
            <text:p>59.8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1.649">
            <text:p>41.649</text:p>
          </table:table-cell>
          <table:table-cell office:value-type="float" office:value="39.489">
            <text:p>39.48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00]+0.1" office:value-type="float" office:value="59.9000000000006">
            <text:p>59.9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13">
            <text:p>313</text:p>
          </table:table-cell>
          <table:table-cell office:value-type="float" office:value="39.693">
            <text:p>39.693</text:p>
          </table:table-cell>
          <table:table-cell office:value-type="float" office:value="39.712">
            <text:p>39.712</text:p>
          </table:table-cell>
          <table:table-cell office:value-type="float" office:value="41.649">
            <text:p>41.649</text:p>
          </table:table-cell>
          <table:table-cell office:value-type="float" office:value="39.489">
            <text:p>39.48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01]+0.1" office:value-type="float" office:value="60.0000000000006">
            <text:p>60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-1">
            <text:p>-1</text:p>
          </table:table-cell>
          <table:table-cell office:value-type="float" office:value="313">
            <text:p>313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1.649">
            <text:p>41.649</text:p>
          </table:table-cell>
          <table:table-cell office:value-type="float" office:value="39.489">
            <text:p>39.48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02]+0.1" office:value-type="float" office:value="60.1000000000006">
            <text:p>60.1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-1">
            <text:p>-1</text:p>
          </table:table-cell>
          <table:table-cell office:value-type="float" office:value="313">
            <text:p>313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1.649">
            <text:p>41.649</text:p>
          </table:table-cell>
          <table:table-cell office:value-type="float" office:value="39.489">
            <text:p>39.48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03]+0.1" office:value-type="float" office:value="60.2000000000006">
            <text:p>60.2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-1">
            <text:p>-1</text:p>
          </table:table-cell>
          <table:table-cell office:value-type="float" office:value="314">
            <text:p>314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1.649">
            <text:p>41.649</text:p>
          </table:table-cell>
          <table:table-cell office:value-type="float" office:value="39.489">
            <text:p>39.48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04]+0.1" office:value-type="float" office:value="60.3000000000006">
            <text:p>60.3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14">
            <text:p>314</text:p>
          </table:table-cell>
          <table:table-cell office:value-type="float" office:value="39.693">
            <text:p>39.693</text:p>
          </table:table-cell>
          <table:table-cell office:value-type="float" office:value="39.712">
            <text:p>39.712</text:p>
          </table:table-cell>
          <table:table-cell office:value-type="float" office:value="41.649">
            <text:p>41.649</text:p>
          </table:table-cell>
          <table:table-cell office:value-type="float" office:value="39.489">
            <text:p>39.48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05]+0.1" office:value-type="float" office:value="60.4000000000006">
            <text:p>60.4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-1">
            <text:p>-1</text:p>
          </table:table-cell>
          <table:table-cell office:value-type="float" office:value="314">
            <text:p>314</text:p>
          </table:table-cell>
          <table:table-cell office:value-type="float" office:value="39.99">
            <text:p>39.99</text:p>
          </table:table-cell>
          <table:table-cell office:value-type="float" office:value="39.86">
            <text:p>39.86</text:p>
          </table:table-cell>
          <table:table-cell office:value-type="float" office:value="41.649">
            <text:p>41.649</text:p>
          </table:table-cell>
          <table:table-cell office:value-type="float" office:value="39.489">
            <text:p>39.48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06]+0.1" office:value-type="float" office:value="60.5000000000006">
            <text:p>60.5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39.693">
            <text:p>39.693</text:p>
          </table:table-cell>
          <table:table-cell office:value-type="float" office:value="39.823">
            <text:p>39.823</text:p>
          </table:table-cell>
          <table:table-cell office:value-type="float" office:value="41.649">
            <text:p>41.649</text:p>
          </table:table-cell>
          <table:table-cell office:value-type="float" office:value="39.489">
            <text:p>39.48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07]+0.1" office:value-type="float" office:value="60.6000000000006">
            <text:p>60.6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9.99">
            <text:p>39.99</text:p>
          </table:table-cell>
          <table:table-cell office:value-type="float" office:value="39.86">
            <text:p>39.86</text:p>
          </table:table-cell>
          <table:table-cell office:value-type="float" office:value="41.649">
            <text:p>41.649</text:p>
          </table:table-cell>
          <table:table-cell office:value-type="float" office:value="39.489">
            <text:p>39.48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08]+0.1" office:value-type="float" office:value="60.7000000000006">
            <text:p>60.7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9.693">
            <text:p>39.693</text:p>
          </table:table-cell>
          <table:table-cell office:value-type="float" office:value="39.823">
            <text:p>39.823</text:p>
          </table:table-cell>
          <table:table-cell office:value-type="float" office:value="41.649">
            <text:p>41.649</text:p>
          </table:table-cell>
          <table:table-cell office:value-type="float" office:value="39.489">
            <text:p>39.48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09]+0.1" office:value-type="float" office:value="60.8000000000006">
            <text:p>60.8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9.99">
            <text:p>39.99</text:p>
          </table:table-cell>
          <table:table-cell office:value-type="float" office:value="39.86">
            <text:p>39.86</text:p>
          </table:table-cell>
          <table:table-cell office:value-type="float" office:value="41.65">
            <text:p>41.65</text:p>
          </table:table-cell>
          <table:table-cell office:value-type="float" office:value="39.556">
            <text:p>39.55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10]+0.1" office:value-type="float" office:value="60.9000000000006">
            <text:p>60.9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39.842">
            <text:p>39.842</text:p>
          </table:table-cell>
          <table:table-cell office:value-type="float" office:value="39.86">
            <text:p>39.86</text:p>
          </table:table-cell>
          <table:table-cell office:value-type="float" office:value="41.65">
            <text:p>41.65</text:p>
          </table:table-cell>
          <table:table-cell office:value-type="float" office:value="39.556">
            <text:p>39.55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11]+0.1" office:value-type="float" office:value="61.0000000000006">
            <text:p>61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-1">
            <text:p>-1</text:p>
          </table:table-cell>
          <table:table-cell office:value-type="float" office:value="315">
            <text:p>315</text:p>
          </table:table-cell>
          <table:table-cell office:value-type="float" office:value="39.99">
            <text:p>39.99</text:p>
          </table:table-cell>
          <table:table-cell office:value-type="float" office:value="39.86">
            <text:p>39.86</text:p>
          </table:table-cell>
          <table:table-cell office:value-type="float" office:value="41.65">
            <text:p>41.65</text:p>
          </table:table-cell>
          <table:table-cell office:value-type="float" office:value="39.556">
            <text:p>39.55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12]+0.1" office:value-type="float" office:value="61.1000000000006">
            <text:p>61.1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39.693">
            <text:p>39.693</text:p>
          </table:table-cell>
          <table:table-cell office:value-type="float" office:value="39.823">
            <text:p>39.823</text:p>
          </table:table-cell>
          <table:table-cell office:value-type="float" office:value="41.65">
            <text:p>41.65</text:p>
          </table:table-cell>
          <table:table-cell office:value-type="float" office:value="39.556">
            <text:p>39.55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13]+0.1" office:value-type="float" office:value="61.2000000000006">
            <text:p>61.2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-1">
            <text:p>-1</text:p>
          </table:table-cell>
          <table:table-cell office:value-type="float" office:value="314">
            <text:p>314</text:p>
          </table:table-cell>
          <table:table-cell office:value-type="float" office:value="39.99">
            <text:p>39.99</text:p>
          </table:table-cell>
          <table:table-cell office:value-type="float" office:value="39.86">
            <text:p>39.86</text:p>
          </table:table-cell>
          <table:table-cell office:value-type="float" office:value="41.65">
            <text:p>41.65</text:p>
          </table:table-cell>
          <table:table-cell office:value-type="float" office:value="39.556">
            <text:p>39.55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14]+0.1" office:value-type="float" office:value="61.3000000000006">
            <text:p>61.3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39.693">
            <text:p>39.693</text:p>
          </table:table-cell>
          <table:table-cell office:value-type="float" office:value="39.823">
            <text:p>39.823</text:p>
          </table:table-cell>
          <table:table-cell office:value-type="float" office:value="41.65">
            <text:p>41.65</text:p>
          </table:table-cell>
          <table:table-cell office:value-type="float" office:value="39.556">
            <text:p>39.55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15]+0.1" office:value-type="float" office:value="61.4000000000006">
            <text:p>61.4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16">
            <text:p>316</text:p>
          </table:table-cell>
          <table:table-cell office:value-type="float" office:value="39.544">
            <text:p>39.544</text:p>
          </table:table-cell>
          <table:table-cell office:value-type="float" office:value="39.674">
            <text:p>39.674</text:p>
          </table:table-cell>
          <table:table-cell office:value-type="float" office:value="41.65">
            <text:p>41.65</text:p>
          </table:table-cell>
          <table:table-cell office:value-type="float" office:value="39.556">
            <text:p>39.55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16]+0.1" office:value-type="float" office:value="61.5000000000006">
            <text:p>61.5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39.693">
            <text:p>39.693</text:p>
          </table:table-cell>
          <table:table-cell office:value-type="float" office:value="39.674">
            <text:p>39.674</text:p>
          </table:table-cell>
          <table:table-cell office:value-type="float" office:value="41.65">
            <text:p>41.65</text:p>
          </table:table-cell>
          <table:table-cell office:value-type="float" office:value="39.556">
            <text:p>39.55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17]+0.1" office:value-type="float" office:value="61.6000000000006">
            <text:p>61.6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-1">
            <text:p>-1</text:p>
          </table:table-cell>
          <table:table-cell office:value-type="float" office:value="316">
            <text:p>316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1.65">
            <text:p>41.65</text:p>
          </table:table-cell>
          <table:table-cell office:value-type="float" office:value="39.556">
            <text:p>39.55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18]+0.1" office:value-type="float" office:value="61.7000000000006">
            <text:p>61.7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-1">
            <text:p>-1</text:p>
          </table:table-cell>
          <table:table-cell office:value-type="float" office:value="317">
            <text:p>317</text:p>
          </table:table-cell>
          <table:table-cell office:value-type="float" office:value="39.99">
            <text:p>39.99</text:p>
          </table:table-cell>
          <table:table-cell office:value-type="float" office:value="39.86">
            <text:p>39.86</text:p>
          </table:table-cell>
          <table:table-cell office:value-type="float" office:value="41.65">
            <text:p>41.65</text:p>
          </table:table-cell>
          <table:table-cell office:value-type="float" office:value="39.556">
            <text:p>39.55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19]+0.1" office:value-type="float" office:value="61.8000000000006">
            <text:p>61.8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39.693">
            <text:p>39.693</text:p>
          </table:table-cell>
          <table:table-cell office:value-type="float" office:value="39.823">
            <text:p>39.823</text:p>
          </table:table-cell>
          <table:table-cell office:value-type="float" office:value="41.646">
            <text:p>41.646</text:p>
          </table:table-cell>
          <table:table-cell office:value-type="float" office:value="39.66">
            <text:p>39.6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20]+0.1" office:value-type="float" office:value="61.9000000000006">
            <text:p>61.9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2">
            <text:p>-2</text:p>
          </table:table-cell>
          <table:table-cell office:value-type="float" office:value="316">
            <text:p>316</text:p>
          </table:table-cell>
          <table:table-cell office:value-type="float" office:value="39.693">
            <text:p>39.693</text:p>
          </table:table-cell>
          <table:table-cell office:value-type="float" office:value="39.823">
            <text:p>39.823</text:p>
          </table:table-cell>
          <table:table-cell office:value-type="float" office:value="41.646">
            <text:p>41.646</text:p>
          </table:table-cell>
          <table:table-cell office:value-type="float" office:value="39.66">
            <text:p>39.6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21]+0.1" office:value-type="float" office:value="62.0000000000006">
            <text:p>62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-1">
            <text:p>-1</text:p>
          </table:table-cell>
          <table:table-cell office:value-type="float" office:value="317">
            <text:p>317</text:p>
          </table:table-cell>
          <table:table-cell office:value-type="float" office:value="39.842">
            <text:p>39.842</text:p>
          </table:table-cell>
          <table:table-cell office:value-type="float" office:value="39.823">
            <text:p>39.823</text:p>
          </table:table-cell>
          <table:table-cell office:value-type="float" office:value="41.646">
            <text:p>41.646</text:p>
          </table:table-cell>
          <table:table-cell office:value-type="float" office:value="39.66">
            <text:p>39.6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22]+0.1" office:value-type="float" office:value="62.1000000000006">
            <text:p>62.1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39.99">
            <text:p>39.99</text:p>
          </table:table-cell>
          <table:table-cell office:value-type="float" office:value="39.86">
            <text:p>39.86</text:p>
          </table:table-cell>
          <table:table-cell office:value-type="float" office:value="41.646">
            <text:p>41.646</text:p>
          </table:table-cell>
          <table:table-cell office:value-type="float" office:value="39.66">
            <text:p>39.6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23]+0.1" office:value-type="float" office:value="62.2000000000006">
            <text:p>62.2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9.693">
            <text:p>39.693</text:p>
          </table:table-cell>
          <table:table-cell office:value-type="float" office:value="39.823">
            <text:p>39.823</text:p>
          </table:table-cell>
          <table:table-cell office:value-type="float" office:value="41.646">
            <text:p>41.646</text:p>
          </table:table-cell>
          <table:table-cell office:value-type="float" office:value="39.66">
            <text:p>39.6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24]+0.1" office:value-type="float" office:value="62.3000000000006">
            <text:p>62.3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9.842">
            <text:p>39.842</text:p>
          </table:table-cell>
          <table:table-cell office:value-type="float" office:value="39.823">
            <text:p>39.823</text:p>
          </table:table-cell>
          <table:table-cell office:value-type="float" office:value="41.646">
            <text:p>41.646</text:p>
          </table:table-cell>
          <table:table-cell office:value-type="float" office:value="39.66">
            <text:p>39.6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25]+0.1" office:value-type="float" office:value="62.4000000000006">
            <text:p>62.4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9.693">
            <text:p>39.693</text:p>
          </table:table-cell>
          <table:table-cell office:value-type="float" office:value="39.823">
            <text:p>39.823</text:p>
          </table:table-cell>
          <table:table-cell office:value-type="float" office:value="41.646">
            <text:p>41.646</text:p>
          </table:table-cell>
          <table:table-cell office:value-type="float" office:value="39.66">
            <text:p>39.6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26]+0.1" office:value-type="float" office:value="62.5000000000006">
            <text:p>62.5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39.693">
            <text:p>39.693</text:p>
          </table:table-cell>
          <table:table-cell office:value-type="float" office:value="39.823">
            <text:p>39.823</text:p>
          </table:table-cell>
          <table:table-cell office:value-type="float" office:value="41.646">
            <text:p>41.646</text:p>
          </table:table-cell>
          <table:table-cell office:value-type="float" office:value="39.66">
            <text:p>39.6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27]+0.1" office:value-type="float" office:value="62.6000000000006">
            <text:p>62.6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39.544">
            <text:p>39.544</text:p>
          </table:table-cell>
          <table:table-cell office:value-type="float" office:value="39.674">
            <text:p>39.674</text:p>
          </table:table-cell>
          <table:table-cell office:value-type="float" office:value="41.646">
            <text:p>41.646</text:p>
          </table:table-cell>
          <table:table-cell office:value-type="float" office:value="39.66">
            <text:p>39.6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28]+0.1" office:value-type="float" office:value="62.7000000000006">
            <text:p>62.7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18">
            <text:p>318</text:p>
          </table:table-cell>
          <table:table-cell office:value-type="float" office:value="39.693">
            <text:p>39.693</text:p>
          </table:table-cell>
          <table:table-cell office:value-type="float" office:value="39.674">
            <text:p>39.674</text:p>
          </table:table-cell>
          <table:table-cell office:value-type="float" office:value="41.646">
            <text:p>41.646</text:p>
          </table:table-cell>
          <table:table-cell office:value-type="float" office:value="39.66">
            <text:p>39.6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29]+0.1" office:value-type="float" office:value="62.8000000000006">
            <text:p>62.8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19">
            <text:p>319</text:p>
          </table:table-cell>
          <table:table-cell office:value-type="float" office:value="39.693">
            <text:p>39.693</text:p>
          </table:table-cell>
          <table:table-cell office:value-type="float" office:value="39.674">
            <text:p>39.674</text:p>
          </table:table-cell>
          <table:table-cell office:value-type="float" office:value="41.638">
            <text:p>41.638</text:p>
          </table:table-cell>
          <table:table-cell office:value-type="float" office:value="39.713">
            <text:p>39.7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30]+0.1" office:value-type="float" office:value="62.9000000000006">
            <text:p>62.9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20">
            <text:p>320</text:p>
          </table:table-cell>
          <table:table-cell office:value-type="float" office:value="39.693">
            <text:p>39.693</text:p>
          </table:table-cell>
          <table:table-cell office:value-type="float" office:value="39.674">
            <text:p>39.674</text:p>
          </table:table-cell>
          <table:table-cell office:value-type="float" office:value="41.638">
            <text:p>41.638</text:p>
          </table:table-cell>
          <table:table-cell office:value-type="float" office:value="39.713">
            <text:p>39.7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31]+0.1" office:value-type="float" office:value="63.0000000000006">
            <text:p>63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20">
            <text:p>320</text:p>
          </table:table-cell>
          <table:table-cell office:value-type="float" office:value="39.693">
            <text:p>39.693</text:p>
          </table:table-cell>
          <table:table-cell office:value-type="float" office:value="39.674">
            <text:p>39.674</text:p>
          </table:table-cell>
          <table:table-cell office:value-type="float" office:value="41.638">
            <text:p>41.638</text:p>
          </table:table-cell>
          <table:table-cell office:value-type="float" office:value="39.713">
            <text:p>39.7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32]+0.1" office:value-type="float" office:value="63.1000000000006">
            <text:p>63.1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19">
            <text:p>319</text:p>
          </table:table-cell>
          <table:table-cell office:value-type="float" office:value="39.544">
            <text:p>39.544</text:p>
          </table:table-cell>
          <table:table-cell office:value-type="float" office:value="39.674">
            <text:p>39.674</text:p>
          </table:table-cell>
          <table:table-cell office:value-type="float" office:value="41.638">
            <text:p>41.638</text:p>
          </table:table-cell>
          <table:table-cell office:value-type="float" office:value="39.713">
            <text:p>39.7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33]+0.1" office:value-type="float" office:value="63.2000000000006">
            <text:p>63.2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20">
            <text:p>320</text:p>
          </table:table-cell>
          <table:table-cell office:value-type="float" office:value="39.693">
            <text:p>39.693</text:p>
          </table:table-cell>
          <table:table-cell office:value-type="float" office:value="39.674">
            <text:p>39.674</text:p>
          </table:table-cell>
          <table:table-cell office:value-type="float" office:value="41.638">
            <text:p>41.638</text:p>
          </table:table-cell>
          <table:table-cell office:value-type="float" office:value="39.713">
            <text:p>39.7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34]+0.1" office:value-type="float" office:value="63.3000000000006">
            <text:p>63.3</text:p>
          </table:table-cell>
          <table:table-cell office:value-type="float" office:value="0">
            <text:p>0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float" office:value="39.396">
            <text:p>39.396</text:p>
          </table:table-cell>
          <table:table-cell office:value-type="float" office:value="39.526">
            <text:p>39.526</text:p>
          </table:table-cell>
          <table:table-cell office:value-type="float" office:value="41.638">
            <text:p>41.638</text:p>
          </table:table-cell>
          <table:table-cell office:value-type="float" office:value="39.713">
            <text:p>39.7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35]+0.1" office:value-type="float" office:value="63.4000000000006">
            <text:p>63.4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21">
            <text:p>321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1.638">
            <text:p>41.638</text:p>
          </table:table-cell>
          <table:table-cell office:value-type="float" office:value="39.713">
            <text:p>39.7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36]+0.1" office:value-type="float" office:value="63.5000000000006">
            <text:p>63.5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322">
            <text:p>322</text:p>
          </table:table-cell>
          <table:table-cell office:value-type="float" office:value="39.544">
            <text:p>39.544</text:p>
          </table:table-cell>
          <table:table-cell office:value-type="float" office:value="39.563">
            <text:p>39.563</text:p>
          </table:table-cell>
          <table:table-cell office:value-type="float" office:value="41.638">
            <text:p>41.638</text:p>
          </table:table-cell>
          <table:table-cell office:value-type="float" office:value="39.713">
            <text:p>39.7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37]+0.1" office:value-type="float" office:value="63.6000000000006">
            <text:p>63.6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float" office:value="39.544">
            <text:p>39.544</text:p>
          </table:table-cell>
          <table:table-cell office:value-type="float" office:value="39.563">
            <text:p>39.563</text:p>
          </table:table-cell>
          <table:table-cell office:value-type="float" office:value="41.638">
            <text:p>41.638</text:p>
          </table:table-cell>
          <table:table-cell office:value-type="float" office:value="39.713">
            <text:p>39.7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38]+0.1" office:value-type="float" office:value="63.7000000000006">
            <text:p>63.7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39.693">
            <text:p>39.693</text:p>
          </table:table-cell>
          <table:table-cell office:value-type="float" office:value="39.563">
            <text:p>39.563</text:p>
          </table:table-cell>
          <table:table-cell office:value-type="float" office:value="41.638">
            <text:p>41.638</text:p>
          </table:table-cell>
          <table:table-cell office:value-type="float" office:value="39.713">
            <text:p>39.7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39]+0.1" office:value-type="float" office:value="63.8000000000006">
            <text:p>63.8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-1">
            <text:p>-1</text:p>
          </table:table-cell>
          <table:table-cell office:value-type="float" office:value="321">
            <text:p>321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1.626">
            <text:p>41.626</text:p>
          </table:table-cell>
          <table:table-cell office:value-type="float" office:value="39.717">
            <text:p>39.71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40]+0.1" office:value-type="float" office:value="63.9000000000006">
            <text:p>63.9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39.693">
            <text:p>39.693</text:p>
          </table:table-cell>
          <table:table-cell office:value-type="float" office:value="39.712">
            <text:p>39.712</text:p>
          </table:table-cell>
          <table:table-cell office:value-type="float" office:value="41.626">
            <text:p>41.626</text:p>
          </table:table-cell>
          <table:table-cell office:value-type="float" office:value="39.717">
            <text:p>39.71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41]+0.1" office:value-type="float" office:value="64.0000000000006">
            <text:p>64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-1">
            <text:p>-1</text:p>
          </table:table-cell>
          <table:table-cell office:value-type="float" office:value="321">
            <text:p>321</text:p>
          </table:table-cell>
          <table:table-cell office:value-type="float" office:value="39.842">
            <text:p>39.842</text:p>
          </table:table-cell>
          <table:table-cell office:value-type="float" office:value="39.712">
            <text:p>39.712</text:p>
          </table:table-cell>
          <table:table-cell office:value-type="float" office:value="41.626">
            <text:p>41.626</text:p>
          </table:table-cell>
          <table:table-cell office:value-type="float" office:value="39.717">
            <text:p>39.71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42]+0.1" office:value-type="float" office:value="64.1000000000006">
            <text:p>64.1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39.693">
            <text:p>39.693</text:p>
          </table:table-cell>
          <table:table-cell office:value-type="float" office:value="39.712">
            <text:p>39.712</text:p>
          </table:table-cell>
          <table:table-cell office:value-type="float" office:value="41.626">
            <text:p>41.626</text:p>
          </table:table-cell>
          <table:table-cell office:value-type="float" office:value="39.717">
            <text:p>39.71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43]+0.1" office:value-type="float" office:value="64.2000000000006">
            <text:p>64.2</text:p>
          </table:table-cell>
          <table:table-cell office:value-type="float" office:value="0">
            <text:p>0</text:p>
          </table:table-cell>
          <table:table-cell office:value-type="float" office:value="-267">
            <text:p>-267</text:p>
          </table:table-cell>
          <table:table-cell office:value-type="float" office:value="-1">
            <text:p>-1</text:p>
          </table:table-cell>
          <table:table-cell office:value-type="float" office:value="322">
            <text:p>322</text:p>
          </table:table-cell>
          <table:table-cell office:value-type="float" office:value="39.693">
            <text:p>39.693</text:p>
          </table:table-cell>
          <table:table-cell office:value-type="float" office:value="39.712">
            <text:p>39.712</text:p>
          </table:table-cell>
          <table:table-cell office:value-type="float" office:value="41.626">
            <text:p>41.626</text:p>
          </table:table-cell>
          <table:table-cell office:value-type="float" office:value="39.717">
            <text:p>39.71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44]+0.1" office:value-type="float" office:value="64.3000000000006">
            <text:p>64.3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-1">
            <text:p>-1</text:p>
          </table:table-cell>
          <table:table-cell office:value-type="float" office:value="323">
            <text:p>323</text:p>
          </table:table-cell>
          <table:table-cell office:value-type="float" office:value="39.99">
            <text:p>39.99</text:p>
          </table:table-cell>
          <table:table-cell office:value-type="float" office:value="39.86">
            <text:p>39.86</text:p>
          </table:table-cell>
          <table:table-cell office:value-type="float" office:value="41.626">
            <text:p>41.626</text:p>
          </table:table-cell>
          <table:table-cell office:value-type="float" office:value="39.717">
            <text:p>39.71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45]+0.1" office:value-type="float" office:value="64.4000000000006">
            <text:p>64.4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-1">
            <text:p>-1</text:p>
          </table:table-cell>
          <table:table-cell office:value-type="float" office:value="322">
            <text:p>322</text:p>
          </table:table-cell>
          <table:table-cell office:value-type="float" office:value="39.842">
            <text:p>39.842</text:p>
          </table:table-cell>
          <table:table-cell office:value-type="float" office:value="39.86">
            <text:p>39.86</text:p>
          </table:table-cell>
          <table:table-cell office:value-type="float" office:value="41.626">
            <text:p>41.626</text:p>
          </table:table-cell>
          <table:table-cell office:value-type="float" office:value="39.717">
            <text:p>39.71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46]+0.1" office:value-type="float" office:value="64.5000000000006">
            <text:p>64.5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-1">
            <text:p>-1</text:p>
          </table:table-cell>
          <table:table-cell office:value-type="float" office:value="322">
            <text:p>322</text:p>
          </table:table-cell>
          <table:table-cell office:value-type="float" office:value="39.842">
            <text:p>39.842</text:p>
          </table:table-cell>
          <table:table-cell office:value-type="float" office:value="39.86">
            <text:p>39.86</text:p>
          </table:table-cell>
          <table:table-cell office:value-type="float" office:value="41.626">
            <text:p>41.626</text:p>
          </table:table-cell>
          <table:table-cell office:value-type="float" office:value="39.717">
            <text:p>39.71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47]+0.1" office:value-type="float" office:value="64.6000000000006">
            <text:p>64.6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float" office:value="39.99">
            <text:p>39.99</text:p>
          </table:table-cell>
          <table:table-cell office:value-type="float" office:value="39.86">
            <text:p>39.86</text:p>
          </table:table-cell>
          <table:table-cell office:value-type="float" office:value="41.626">
            <text:p>41.626</text:p>
          </table:table-cell>
          <table:table-cell office:value-type="float" office:value="39.717">
            <text:p>39.71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48]+0.1" office:value-type="float" office:value="64.7000000000006">
            <text:p>64.7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40.288">
            <text:p>40.288</text:p>
          </table:table-cell>
          <table:table-cell office:value-type="float" office:value="40.158">
            <text:p>40.158</text:p>
          </table:table-cell>
          <table:table-cell office:value-type="float" office:value="41.626">
            <text:p>41.626</text:p>
          </table:table-cell>
          <table:table-cell office:value-type="float" office:value="39.717">
            <text:p>39.71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49]+0.1" office:value-type="float" office:value="64.8000000000006">
            <text:p>64.8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-1">
            <text:p>-1</text:p>
          </table:table-cell>
          <table:table-cell office:value-type="float" office:value="322">
            <text:p>322</text:p>
          </table:table-cell>
          <table:table-cell office:value-type="float" office:value="39.842">
            <text:p>39.842</text:p>
          </table:table-cell>
          <table:table-cell office:value-type="float" office:value="39.972">
            <text:p>39.972</text:p>
          </table:table-cell>
          <table:table-cell office:value-type="float" office:value="41.611">
            <text:p>41.611</text:p>
          </table:table-cell>
          <table:table-cell office:value-type="float" office:value="39.84">
            <text:p>39.8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50]+0.1" office:value-type="float" office:value="64.9000000000006">
            <text:p>64.9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39.842">
            <text:p>39.842</text:p>
          </table:table-cell>
          <table:table-cell office:value-type="float" office:value="39.972">
            <text:p>39.972</text:p>
          </table:table-cell>
          <table:table-cell office:value-type="float" office:value="41.611">
            <text:p>41.611</text:p>
          </table:table-cell>
          <table:table-cell office:value-type="float" office:value="39.84">
            <text:p>39.8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51]+0.1" office:value-type="float" office:value="65.0000000000006">
            <text:p>65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float" office:value="39.99">
            <text:p>39.99</text:p>
          </table:table-cell>
          <table:table-cell office:value-type="float" office:value="39.972">
            <text:p>39.972</text:p>
          </table:table-cell>
          <table:table-cell office:value-type="float" office:value="41.611">
            <text:p>41.611</text:p>
          </table:table-cell>
          <table:table-cell office:value-type="float" office:value="39.84">
            <text:p>39.8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52]+0.1" office:value-type="float" office:value="65.1000000000006">
            <text:p>65.1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39.842">
            <text:p>39.842</text:p>
          </table:table-cell>
          <table:table-cell office:value-type="float" office:value="39.972">
            <text:p>39.972</text:p>
          </table:table-cell>
          <table:table-cell office:value-type="float" office:value="41.611">
            <text:p>41.611</text:p>
          </table:table-cell>
          <table:table-cell office:value-type="float" office:value="39.84">
            <text:p>39.8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53]+0.1" office:value-type="float" office:value="65.2000000000006">
            <text:p>65.2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39.842">
            <text:p>39.842</text:p>
          </table:table-cell>
          <table:table-cell office:value-type="float" office:value="39.972">
            <text:p>39.972</text:p>
          </table:table-cell>
          <table:table-cell office:value-type="float" office:value="41.611">
            <text:p>41.611</text:p>
          </table:table-cell>
          <table:table-cell office:value-type="float" office:value="39.84">
            <text:p>39.8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54]+0.1" office:value-type="float" office:value="65.3000000000006">
            <text:p>65.3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-1">
            <text:p>-1</text:p>
          </table:table-cell>
          <table:table-cell office:value-type="float" office:value="320">
            <text:p>320</text:p>
          </table:table-cell>
          <table:table-cell office:value-type="float" office:value="39.99">
            <text:p>39.99</text:p>
          </table:table-cell>
          <table:table-cell office:value-type="float" office:value="39.972">
            <text:p>39.972</text:p>
          </table:table-cell>
          <table:table-cell office:value-type="float" office:value="41.611">
            <text:p>41.611</text:p>
          </table:table-cell>
          <table:table-cell office:value-type="float" office:value="39.84">
            <text:p>39.8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55]+0.1" office:value-type="float" office:value="65.4000000000006">
            <text:p>65.4</text:p>
          </table:table-cell>
          <table:table-cell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-1">
            <text:p>-1</text:p>
          </table:table-cell>
          <table:table-cell office:value-type="float" office:value="320">
            <text:p>320</text:p>
          </table:table-cell>
          <table:table-cell office:value-type="float" office:value="40.139">
            <text:p>40.139</text:p>
          </table:table-cell>
          <table:table-cell office:value-type="float" office:value="40.009">
            <text:p>40.009</text:p>
          </table:table-cell>
          <table:table-cell office:value-type="float" office:value="41.611">
            <text:p>41.611</text:p>
          </table:table-cell>
          <table:table-cell office:value-type="float" office:value="39.84">
            <text:p>39.8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56]+0.1" office:value-type="float" office:value="65.5000000000006">
            <text:p>65.5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40.288">
            <text:p>40.288</text:p>
          </table:table-cell>
          <table:table-cell office:value-type="float" office:value="40.158">
            <text:p>40.158</text:p>
          </table:table-cell>
          <table:table-cell office:value-type="float" office:value="41.611">
            <text:p>41.611</text:p>
          </table:table-cell>
          <table:table-cell office:value-type="float" office:value="39.84">
            <text:p>39.8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57]+0.1" office:value-type="float" office:value="65.6000000000006">
            <text:p>65.6</text:p>
          </table:table-cell>
          <table:table-cell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40.139">
            <text:p>40.139</text:p>
          </table:table-cell>
          <table:table-cell office:value-type="float" office:value="40.158">
            <text:p>40.158</text:p>
          </table:table-cell>
          <table:table-cell office:value-type="float" office:value="41.611">
            <text:p>41.611</text:p>
          </table:table-cell>
          <table:table-cell office:value-type="float" office:value="39.84">
            <text:p>39.8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58]+0.1" office:value-type="float" office:value="65.7000000000005">
            <text:p>65.7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-1">
            <text:p>-1</text:p>
          </table:table-cell>
          <table:table-cell office:value-type="float" office:value="319">
            <text:p>319</text:p>
          </table:table-cell>
          <table:table-cell office:value-type="float" office:value="39.99">
            <text:p>39.99</text:p>
          </table:table-cell>
          <table:table-cell office:value-type="float" office:value="40.12">
            <text:p>40.12</text:p>
          </table:table-cell>
          <table:table-cell office:value-type="float" office:value="41.611">
            <text:p>41.611</text:p>
          </table:table-cell>
          <table:table-cell office:value-type="float" office:value="39.84">
            <text:p>39.8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59]+0.1" office:value-type="float" office:value="65.8000000000005">
            <text:p>65.8</text:p>
          </table:table-cell>
          <table:table-cell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-1">
            <text:p>-1</text:p>
          </table:table-cell>
          <table:table-cell office:value-type="float" office:value="319">
            <text:p>319</text:p>
          </table:table-cell>
          <table:table-cell office:value-type="float" office:value="40.139">
            <text:p>40.139</text:p>
          </table:table-cell>
          <table:table-cell office:value-type="float" office:value="40.12">
            <text:p>40.12</text:p>
          </table:table-cell>
          <table:table-cell office:value-type="float" office:value="41.594">
            <text:p>41.594</text:p>
          </table:table-cell>
          <table:table-cell office:value-type="float" office:value="39.918">
            <text:p>39.91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60]+0.1" office:value-type="float" office:value="65.9000000000005">
            <text:p>65.9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317">
            <text:p>317</text:p>
          </table:table-cell>
          <table:table-cell office:value-type="float" office:value="40.288">
            <text:p>40.288</text:p>
          </table:table-cell>
          <table:table-cell office:value-type="float" office:value="40.158">
            <text:p>40.158</text:p>
          </table:table-cell>
          <table:table-cell office:value-type="float" office:value="41.594">
            <text:p>41.594</text:p>
          </table:table-cell>
          <table:table-cell office:value-type="float" office:value="39.918">
            <text:p>39.91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61]+0.1" office:value-type="float" office:value="66.0000000000005">
            <text:p>66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40.288">
            <text:p>40.288</text:p>
          </table:table-cell>
          <table:table-cell office:value-type="float" office:value="40.158">
            <text:p>40.158</text:p>
          </table:table-cell>
          <table:table-cell office:value-type="float" office:value="41.594">
            <text:p>41.594</text:p>
          </table:table-cell>
          <table:table-cell office:value-type="float" office:value="39.918">
            <text:p>39.91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62]+0.1" office:value-type="float" office:value="66.1000000000005">
            <text:p>66.1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40.288">
            <text:p>40.288</text:p>
          </table:table-cell>
          <table:table-cell office:value-type="float" office:value="40.158">
            <text:p>40.158</text:p>
          </table:table-cell>
          <table:table-cell office:value-type="float" office:value="41.594">
            <text:p>41.594</text:p>
          </table:table-cell>
          <table:table-cell office:value-type="float" office:value="39.918">
            <text:p>39.91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63]+0.1" office:value-type="float" office:value="66.2000000000005">
            <text:p>66.2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40.288">
            <text:p>40.288</text:p>
          </table:table-cell>
          <table:table-cell office:value-type="float" office:value="40.158">
            <text:p>40.158</text:p>
          </table:table-cell>
          <table:table-cell office:value-type="float" office:value="41.594">
            <text:p>41.594</text:p>
          </table:table-cell>
          <table:table-cell office:value-type="float" office:value="39.918">
            <text:p>39.91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64]+0.1" office:value-type="float" office:value="66.3000000000005">
            <text:p>66.3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316">
            <text:p>316</text:p>
          </table:table-cell>
          <table:table-cell office:value-type="float" office:value="40.288">
            <text:p>40.288</text:p>
          </table:table-cell>
          <table:table-cell office:value-type="float" office:value="40.158">
            <text:p>40.158</text:p>
          </table:table-cell>
          <table:table-cell office:value-type="float" office:value="41.594">
            <text:p>41.594</text:p>
          </table:table-cell>
          <table:table-cell office:value-type="float" office:value="39.918">
            <text:p>39.91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65]+0.1" office:value-type="float" office:value="66.4000000000005">
            <text:p>66.4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40.436">
            <text:p>40.436</text:p>
          </table:table-cell>
          <table:table-cell office:value-type="float" office:value="40.306">
            <text:p>40.306</text:p>
          </table:table-cell>
          <table:table-cell office:value-type="float" office:value="41.594">
            <text:p>41.594</text:p>
          </table:table-cell>
          <table:table-cell office:value-type="float" office:value="39.918">
            <text:p>39.91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66]+0.1" office:value-type="float" office:value="66.5000000000005">
            <text:p>66.5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314">
            <text:p>314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594">
            <text:p>41.594</text:p>
          </table:table-cell>
          <table:table-cell office:value-type="float" office:value="39.918">
            <text:p>39.91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67]+0.1" office:value-type="float" office:value="66.6000000000005">
            <text:p>66.6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594">
            <text:p>41.594</text:p>
          </table:table-cell>
          <table:table-cell office:value-type="float" office:value="39.918">
            <text:p>39.91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68]+0.1" office:value-type="float" office:value="66.7000000000005">
            <text:p>66.7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594">
            <text:p>41.594</text:p>
          </table:table-cell>
          <table:table-cell office:value-type="float" office:value="39.918">
            <text:p>39.91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69]+0.1" office:value-type="float" office:value="66.8000000000005">
            <text:p>66.8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575">
            <text:p>41.575</text:p>
          </table:table-cell>
          <table:table-cell office:value-type="float" office:value="40.004">
            <text:p>40.00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70]+0.1" office:value-type="float" office:value="66.9000000000005">
            <text:p>66.9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575">
            <text:p>41.575</text:p>
          </table:table-cell>
          <table:table-cell office:value-type="float" office:value="40.004">
            <text:p>40.00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71]+0.1" office:value-type="float" office:value="67.0000000000005">
            <text:p>67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311">
            <text:p>311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575">
            <text:p>41.575</text:p>
          </table:table-cell>
          <table:table-cell office:value-type="float" office:value="40.004">
            <text:p>40.00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72]+0.1" office:value-type="float" office:value="67.1000000000005">
            <text:p>67.1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2">
            <text:p>-2</text:p>
          </table:table-cell>
          <table:table-cell office:value-type="float" office:value="311">
            <text:p>311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575">
            <text:p>41.575</text:p>
          </table:table-cell>
          <table:table-cell office:value-type="float" office:value="40.004">
            <text:p>40.00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73]+0.1" office:value-type="float" office:value="67.2000000000005">
            <text:p>67.2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575">
            <text:p>41.575</text:p>
          </table:table-cell>
          <table:table-cell office:value-type="float" office:value="40.004">
            <text:p>40.00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74]+0.1" office:value-type="float" office:value="67.3000000000005">
            <text:p>67.3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310">
            <text:p>310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575">
            <text:p>41.575</text:p>
          </table:table-cell>
          <table:table-cell office:value-type="float" office:value="40.004">
            <text:p>40.00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75]+0.1" office:value-type="float" office:value="67.4000000000004">
            <text:p>67.4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309">
            <text:p>309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575">
            <text:p>41.575</text:p>
          </table:table-cell>
          <table:table-cell office:value-type="float" office:value="40.004">
            <text:p>40.00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76]+0.1" office:value-type="float" office:value="67.5000000000004">
            <text:p>67.5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308">
            <text:p>308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575">
            <text:p>41.575</text:p>
          </table:table-cell>
          <table:table-cell office:value-type="float" office:value="40.004">
            <text:p>40.00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77]+0.1" office:value-type="float" office:value="67.6000000000004">
            <text:p>67.6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306">
            <text:p>306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575">
            <text:p>41.575</text:p>
          </table:table-cell>
          <table:table-cell office:value-type="float" office:value="40.004">
            <text:p>40.00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78]+0.1" office:value-type="float" office:value="67.7000000000004">
            <text:p>67.7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575">
            <text:p>41.575</text:p>
          </table:table-cell>
          <table:table-cell office:value-type="float" office:value="40.004">
            <text:p>40.004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79]+0.1" office:value-type="float" office:value="67.8000000000004">
            <text:p>67.8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304">
            <text:p>304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555">
            <text:p>41.555</text:p>
          </table:table-cell>
          <table:table-cell office:value-type="float" office:value="40.136">
            <text:p>40.13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80]+0.1" office:value-type="float" office:value="67.9000000000004">
            <text:p>67.9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303">
            <text:p>303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555">
            <text:p>41.555</text:p>
          </table:table-cell>
          <table:table-cell office:value-type="float" office:value="40.136">
            <text:p>40.13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81]+0.1" office:value-type="float" office:value="68.0000000000004">
            <text:p>68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301">
            <text:p>301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555">
            <text:p>41.555</text:p>
          </table:table-cell>
          <table:table-cell office:value-type="float" office:value="40.136">
            <text:p>40.13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82]+0.1" office:value-type="float" office:value="68.1000000000004">
            <text:p>68.1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99">
            <text:p>299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555">
            <text:p>41.555</text:p>
          </table:table-cell>
          <table:table-cell office:value-type="float" office:value="40.136">
            <text:p>40.13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83]+0.1" office:value-type="float" office:value="68.2000000000004">
            <text:p>68.2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97">
            <text:p>297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555">
            <text:p>41.555</text:p>
          </table:table-cell>
          <table:table-cell office:value-type="float" office:value="40.136">
            <text:p>40.13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84]+0.1" office:value-type="float" office:value="68.3000000000004">
            <text:p>68.3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555">
            <text:p>41.555</text:p>
          </table:table-cell>
          <table:table-cell office:value-type="float" office:value="40.136">
            <text:p>40.13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85]+0.1" office:value-type="float" office:value="68.4000000000004">
            <text:p>68.4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555">
            <text:p>41.555</text:p>
          </table:table-cell>
          <table:table-cell office:value-type="float" office:value="40.136">
            <text:p>40.13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86]+0.1" office:value-type="float" office:value="68.5000000000004">
            <text:p>68.5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97">
            <text:p>297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555">
            <text:p>41.555</text:p>
          </table:table-cell>
          <table:table-cell office:value-type="float" office:value="40.136">
            <text:p>40.13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87]+0.1" office:value-type="float" office:value="68.6000000000004">
            <text:p>68.6</text:p>
          </table:table-cell>
          <table:table-cell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40.139">
            <text:p>40.139</text:p>
          </table:table-cell>
          <table:table-cell office:value-type="float" office:value="40.269">
            <text:p>40.269</text:p>
          </table:table-cell>
          <table:table-cell office:value-type="float" office:value="41.555">
            <text:p>41.555</text:p>
          </table:table-cell>
          <table:table-cell office:value-type="float" office:value="40.136">
            <text:p>40.13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88]+0.1" office:value-type="float" office:value="68.7000000000004">
            <text:p>68.7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94">
            <text:p>294</text:p>
          </table:table-cell>
          <table:table-cell office:value-type="float" office:value="40.436">
            <text:p>40.436</text:p>
          </table:table-cell>
          <table:table-cell office:value-type="float" office:value="40.306">
            <text:p>40.306</text:p>
          </table:table-cell>
          <table:table-cell office:value-type="float" office:value="41.555">
            <text:p>41.555</text:p>
          </table:table-cell>
          <table:table-cell office:value-type="float" office:value="40.136">
            <text:p>40.13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89]+0.1" office:value-type="float" office:value="68.8000000000004">
            <text:p>68.8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92">
            <text:p>292</text:p>
          </table:table-cell>
          <table:table-cell office:value-type="float" office:value="40.288">
            <text:p>40.288</text:p>
          </table:table-cell>
          <table:table-cell office:value-type="float" office:value="40.306">
            <text:p>40.306</text:p>
          </table:table-cell>
          <table:table-cell office:value-type="float" office:value="41.534">
            <text:p>41.534</text:p>
          </table:table-cell>
          <table:table-cell office:value-type="float" office:value="40.231">
            <text:p>40.23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90]+0.1" office:value-type="float" office:value="68.9000000000004">
            <text:p>68.9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91">
            <text:p>291</text:p>
          </table:table-cell>
          <table:table-cell office:value-type="float" office:value="40.436">
            <text:p>40.436</text:p>
          </table:table-cell>
          <table:table-cell office:value-type="float" office:value="40.306">
            <text:p>40.306</text:p>
          </table:table-cell>
          <table:table-cell office:value-type="float" office:value="41.534">
            <text:p>41.534</text:p>
          </table:table-cell>
          <table:table-cell office:value-type="float" office:value="40.231">
            <text:p>40.23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91]+0.1" office:value-type="float" office:value="69.0000000000004">
            <text:p>69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91">
            <text:p>291</text:p>
          </table:table-cell>
          <table:table-cell office:value-type="float" office:value="40.288">
            <text:p>40.288</text:p>
          </table:table-cell>
          <table:table-cell office:value-type="float" office:value="40.306">
            <text:p>40.306</text:p>
          </table:table-cell>
          <table:table-cell office:value-type="float" office:value="41.534">
            <text:p>41.534</text:p>
          </table:table-cell>
          <table:table-cell office:value-type="float" office:value="40.231">
            <text:p>40.23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92]+0.1" office:value-type="float" office:value="69.1000000000004">
            <text:p>69.1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534">
            <text:p>41.534</text:p>
          </table:table-cell>
          <table:table-cell office:value-type="float" office:value="40.231">
            <text:p>40.23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93]+0.1" office:value-type="float" office:value="69.2000000000003">
            <text:p>69.2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534">
            <text:p>41.534</text:p>
          </table:table-cell>
          <table:table-cell office:value-type="float" office:value="40.231">
            <text:p>40.23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94]+0.1" office:value-type="float" office:value="69.3000000000003">
            <text:p>69.3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89">
            <text:p>289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534">
            <text:p>41.534</text:p>
          </table:table-cell>
          <table:table-cell office:value-type="float" office:value="40.231">
            <text:p>40.23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95]+0.1" office:value-type="float" office:value="69.4000000000003">
            <text:p>69.4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534">
            <text:p>41.534</text:p>
          </table:table-cell>
          <table:table-cell office:value-type="float" office:value="40.231">
            <text:p>40.23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96]+0.1" office:value-type="float" office:value="69.5000000000003">
            <text:p>69.5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84">
            <text:p>284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534">
            <text:p>41.534</text:p>
          </table:table-cell>
          <table:table-cell office:value-type="float" office:value="40.231">
            <text:p>40.23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97]+0.1" office:value-type="float" office:value="69.6000000000003">
            <text:p>69.6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83">
            <text:p>283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534">
            <text:p>41.534</text:p>
          </table:table-cell>
          <table:table-cell office:value-type="float" office:value="40.231">
            <text:p>40.23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98]+0.1" office:value-type="float" office:value="69.7000000000003">
            <text:p>69.7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81">
            <text:p>281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534">
            <text:p>41.534</text:p>
          </table:table-cell>
          <table:table-cell office:value-type="float" office:value="40.231">
            <text:p>40.231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699]+0.1" office:value-type="float" office:value="69.8000000000003">
            <text:p>69.8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511">
            <text:p>41.511</text:p>
          </table:table-cell>
          <table:table-cell office:value-type="float" office:value="40.286">
            <text:p>40.28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00]+0.1" office:value-type="float" office:value="69.9000000000003">
            <text:p>69.9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80">
            <text:p>280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511">
            <text:p>41.511</text:p>
          </table:table-cell>
          <table:table-cell office:value-type="float" office:value="40.286">
            <text:p>40.28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01]+0.1" office:value-type="float" office:value="70.0000000000003">
            <text:p>70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511">
            <text:p>41.511</text:p>
          </table:table-cell>
          <table:table-cell office:value-type="float" office:value="40.286">
            <text:p>40.28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02]+0.1" office:value-type="float" office:value="70.1000000000003">
            <text:p>70.1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80">
            <text:p>280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511">
            <text:p>41.511</text:p>
          </table:table-cell>
          <table:table-cell office:value-type="float" office:value="40.286">
            <text:p>40.28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03]+0.1" office:value-type="float" office:value="70.2000000000003">
            <text:p>70.2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81">
            <text:p>281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511">
            <text:p>41.511</text:p>
          </table:table-cell>
          <table:table-cell office:value-type="float" office:value="40.286">
            <text:p>40.28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04]+0.1" office:value-type="float" office:value="70.3000000000003">
            <text:p>70.3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511">
            <text:p>41.511</text:p>
          </table:table-cell>
          <table:table-cell office:value-type="float" office:value="40.286">
            <text:p>40.28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05]+0.1" office:value-type="float" office:value="70.4000000000003">
            <text:p>70.4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2">
            <text:p>-2</text:p>
          </table:table-cell>
          <table:table-cell office:value-type="float" office:value="278">
            <text:p>278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511">
            <text:p>41.511</text:p>
          </table:table-cell>
          <table:table-cell office:value-type="float" office:value="40.286">
            <text:p>40.28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06]+0.1" office:value-type="float" office:value="70.5000000000003">
            <text:p>70.5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511">
            <text:p>41.511</text:p>
          </table:table-cell>
          <table:table-cell office:value-type="float" office:value="40.286">
            <text:p>40.28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07]+0.1" office:value-type="float" office:value="70.6000000000003">
            <text:p>70.6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511">
            <text:p>41.511</text:p>
          </table:table-cell>
          <table:table-cell office:value-type="float" office:value="40.286">
            <text:p>40.28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08]+0.1" office:value-type="float" office:value="70.7000000000003">
            <text:p>70.7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76">
            <text:p>276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511">
            <text:p>41.511</text:p>
          </table:table-cell>
          <table:table-cell office:value-type="float" office:value="40.286">
            <text:p>40.28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09]+0.1" office:value-type="float" office:value="70.8000000000003">
            <text:p>70.8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488">
            <text:p>41.488</text:p>
          </table:table-cell>
          <table:table-cell office:value-type="float" office:value="40.329">
            <text:p>40.32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10]+0.1" office:value-type="float" office:value="70.9000000000003">
            <text:p>70.9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488">
            <text:p>41.488</text:p>
          </table:table-cell>
          <table:table-cell office:value-type="float" office:value="40.329">
            <text:p>40.32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11]+0.1" office:value-type="float" office:value="71.0000000000002">
            <text:p>71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488">
            <text:p>41.488</text:p>
          </table:table-cell>
          <table:table-cell office:value-type="float" office:value="40.329">
            <text:p>40.32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12]+0.1" office:value-type="float" office:value="71.1000000000002">
            <text:p>71.1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73">
            <text:p>273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488">
            <text:p>41.488</text:p>
          </table:table-cell>
          <table:table-cell office:value-type="float" office:value="40.329">
            <text:p>40.32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13]+0.1" office:value-type="float" office:value="71.2000000000002">
            <text:p>71.2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488">
            <text:p>41.488</text:p>
          </table:table-cell>
          <table:table-cell office:value-type="float" office:value="40.329">
            <text:p>40.32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14]+0.1" office:value-type="float" office:value="71.3000000000002">
            <text:p>71.3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488">
            <text:p>41.488</text:p>
          </table:table-cell>
          <table:table-cell office:value-type="float" office:value="40.329">
            <text:p>40.32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15]+0.1" office:value-type="float" office:value="71.4000000000002">
            <text:p>71.4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488">
            <text:p>41.488</text:p>
          </table:table-cell>
          <table:table-cell office:value-type="float" office:value="40.329">
            <text:p>40.32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16]+0.1" office:value-type="float" office:value="71.5000000000002">
            <text:p>71.5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488">
            <text:p>41.488</text:p>
          </table:table-cell>
          <table:table-cell office:value-type="float" office:value="40.329">
            <text:p>40.32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17]+0.1" office:value-type="float" office:value="71.6000000000002">
            <text:p>71.6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488">
            <text:p>41.488</text:p>
          </table:table-cell>
          <table:table-cell office:value-type="float" office:value="40.329">
            <text:p>40.32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18]+0.1" office:value-type="float" office:value="71.7000000000002">
            <text:p>71.7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70">
            <text:p>270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488">
            <text:p>41.488</text:p>
          </table:table-cell>
          <table:table-cell office:value-type="float" office:value="40.329">
            <text:p>40.32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19]+0.1" office:value-type="float" office:value="71.8000000000002">
            <text:p>71.8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463">
            <text:p>41.463</text:p>
          </table:table-cell>
          <table:table-cell office:value-type="float" office:value="40.35">
            <text:p>40.3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20]+0.1" office:value-type="float" office:value="71.9000000000002">
            <text:p>71.9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463">
            <text:p>41.463</text:p>
          </table:table-cell>
          <table:table-cell office:value-type="float" office:value="40.35">
            <text:p>40.3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21]+0.1" office:value-type="float" office:value="72.0000000000002">
            <text:p>72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9">
            <text:p>269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463">
            <text:p>41.463</text:p>
          </table:table-cell>
          <table:table-cell office:value-type="float" office:value="40.35">
            <text:p>40.3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22]+0.1" office:value-type="float" office:value="72.1000000000002">
            <text:p>72.1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463">
            <text:p>41.463</text:p>
          </table:table-cell>
          <table:table-cell office:value-type="float" office:value="40.35">
            <text:p>40.3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23]+0.1" office:value-type="float" office:value="72.2000000000002">
            <text:p>72.2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463">
            <text:p>41.463</text:p>
          </table:table-cell>
          <table:table-cell office:value-type="float" office:value="40.35">
            <text:p>40.3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24]+0.1" office:value-type="float" office:value="72.3000000000002">
            <text:p>72.3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67">
            <text:p>267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463">
            <text:p>41.463</text:p>
          </table:table-cell>
          <table:table-cell office:value-type="float" office:value="40.35">
            <text:p>40.3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25]+0.1" office:value-type="float" office:value="72.4000000000002">
            <text:p>72.4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67">
            <text:p>267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463">
            <text:p>41.463</text:p>
          </table:table-cell>
          <table:table-cell office:value-type="float" office:value="40.35">
            <text:p>40.3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26]+0.1" office:value-type="float" office:value="72.5000000000002">
            <text:p>72.5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5">
            <text:p>265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463">
            <text:p>41.463</text:p>
          </table:table-cell>
          <table:table-cell office:value-type="float" office:value="40.35">
            <text:p>40.3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27]+0.1" office:value-type="float" office:value="72.6000000000002">
            <text:p>72.6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64">
            <text:p>264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463">
            <text:p>41.463</text:p>
          </table:table-cell>
          <table:table-cell office:value-type="float" office:value="40.35">
            <text:p>40.3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28]+0.1" office:value-type="float" office:value="72.7000000000002">
            <text:p>72.7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463">
            <text:p>41.463</text:p>
          </table:table-cell>
          <table:table-cell office:value-type="float" office:value="40.35">
            <text:p>40.3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29]+0.1" office:value-type="float" office:value="72.8000000000001">
            <text:p>72.8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438">
            <text:p>41.438</text:p>
          </table:table-cell>
          <table:table-cell office:value-type="float" office:value="40.393">
            <text:p>40.3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30]+0.1" office:value-type="float" office:value="72.9000000000001">
            <text:p>72.9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4">
            <text:p>264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438">
            <text:p>41.438</text:p>
          </table:table-cell>
          <table:table-cell office:value-type="float" office:value="40.393">
            <text:p>40.3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31]+0.1" office:value-type="float" office:value="73.0000000000001">
            <text:p>73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5">
            <text:p>265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438">
            <text:p>41.438</text:p>
          </table:table-cell>
          <table:table-cell office:value-type="float" office:value="40.393">
            <text:p>40.3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32]+0.1" office:value-type="float" office:value="73.1000000000001">
            <text:p>73.1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65">
            <text:p>265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438">
            <text:p>41.438</text:p>
          </table:table-cell>
          <table:table-cell office:value-type="float" office:value="40.393">
            <text:p>40.3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33]+0.1" office:value-type="float" office:value="73.2000000000001">
            <text:p>73.2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438">
            <text:p>41.438</text:p>
          </table:table-cell>
          <table:table-cell office:value-type="float" office:value="40.393">
            <text:p>40.3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34]+0.1" office:value-type="float" office:value="73.3000000000001">
            <text:p>73.3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438">
            <text:p>41.438</text:p>
          </table:table-cell>
          <table:table-cell office:value-type="float" office:value="40.393">
            <text:p>40.3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35]+0.1" office:value-type="float" office:value="73.4000000000001">
            <text:p>73.4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4">
            <text:p>264</text:p>
          </table:table-cell>
          <table:table-cell office:value-type="float" office:value="40.734">
            <text:p>40.734</text:p>
          </table:table-cell>
          <table:table-cell office:value-type="float" office:value="40.604">
            <text:p>40.604</text:p>
          </table:table-cell>
          <table:table-cell office:value-type="float" office:value="41.438">
            <text:p>41.438</text:p>
          </table:table-cell>
          <table:table-cell office:value-type="float" office:value="40.393">
            <text:p>40.3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36]+0.1" office:value-type="float" office:value="73.5000000000001">
            <text:p>73.5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3">
            <text:p>263</text:p>
          </table:table-cell>
          <table:table-cell office:value-type="float" office:value="40.585">
            <text:p>40.585</text:p>
          </table:table-cell>
          <table:table-cell office:value-type="float" office:value="40.604">
            <text:p>40.604</text:p>
          </table:table-cell>
          <table:table-cell office:value-type="float" office:value="41.438">
            <text:p>41.438</text:p>
          </table:table-cell>
          <table:table-cell office:value-type="float" office:value="40.393">
            <text:p>40.3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37]+0.1" office:value-type="float" office:value="73.6000000000001">
            <text:p>73.6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2">
            <text:p>-2</text:p>
          </table:table-cell>
          <table:table-cell office:value-type="float" office:value="265">
            <text:p>265</text:p>
          </table:table-cell>
          <table:table-cell office:value-type="float" office:value="40.585">
            <text:p>40.585</text:p>
          </table:table-cell>
          <table:table-cell office:value-type="float" office:value="40.604">
            <text:p>40.604</text:p>
          </table:table-cell>
          <table:table-cell office:value-type="float" office:value="41.438">
            <text:p>41.438</text:p>
          </table:table-cell>
          <table:table-cell office:value-type="float" office:value="40.393">
            <text:p>40.3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38]+0.1" office:value-type="float" office:value="73.7000000000001">
            <text:p>73.7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4">
            <text:p>264</text:p>
          </table:table-cell>
          <table:table-cell office:value-type="float" office:value="40.585">
            <text:p>40.585</text:p>
          </table:table-cell>
          <table:table-cell office:value-type="float" office:value="40.604">
            <text:p>40.604</text:p>
          </table:table-cell>
          <table:table-cell office:value-type="float" office:value="41.438">
            <text:p>41.438</text:p>
          </table:table-cell>
          <table:table-cell office:value-type="float" office:value="40.393">
            <text:p>40.3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39]+0.1" office:value-type="float" office:value="73.8000000000001">
            <text:p>73.8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0.585">
            <text:p>40.585</text:p>
          </table:table-cell>
          <table:table-cell office:value-type="float" office:value="40.604">
            <text:p>40.604</text:p>
          </table:table-cell>
          <table:table-cell office:value-type="float" office:value="41.413">
            <text:p>41.413</text:p>
          </table:table-cell>
          <table:table-cell office:value-type="float" office:value="40.46">
            <text:p>40.4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40]+0.1" office:value-type="float" office:value="73.9000000000001">
            <text:p>73.9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64">
            <text:p>264</text:p>
          </table:table-cell>
          <table:table-cell office:value-type="float" office:value="40.436">
            <text:p>40.436</text:p>
          </table:table-cell>
          <table:table-cell office:value-type="float" office:value="40.566">
            <text:p>40.566</text:p>
          </table:table-cell>
          <table:table-cell office:value-type="float" office:value="41.413">
            <text:p>41.413</text:p>
          </table:table-cell>
          <table:table-cell office:value-type="float" office:value="40.46">
            <text:p>40.4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41]+0.1" office:value-type="float" office:value="74.0000000000001">
            <text:p>74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413">
            <text:p>41.413</text:p>
          </table:table-cell>
          <table:table-cell office:value-type="float" office:value="40.46">
            <text:p>40.4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42]+0.1" office:value-type="float" office:value="74.1000000000001">
            <text:p>74.1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64">
            <text:p>264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413">
            <text:p>41.413</text:p>
          </table:table-cell>
          <table:table-cell office:value-type="float" office:value="40.46">
            <text:p>40.4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43]+0.1" office:value-type="float" office:value="74.2000000000001">
            <text:p>74.2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413">
            <text:p>41.413</text:p>
          </table:table-cell>
          <table:table-cell office:value-type="float" office:value="40.46">
            <text:p>40.4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44]+0.1" office:value-type="float" office:value="74.3000000000001">
            <text:p>74.3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413">
            <text:p>41.413</text:p>
          </table:table-cell>
          <table:table-cell office:value-type="float" office:value="40.46">
            <text:p>40.4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45]+0.1" office:value-type="float" office:value="74.4000000000001">
            <text:p>74.4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2">
            <text:p>-2</text:p>
          </table:table-cell>
          <table:table-cell office:value-type="float" office:value="266">
            <text:p>266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413">
            <text:p>41.413</text:p>
          </table:table-cell>
          <table:table-cell office:value-type="float" office:value="40.46">
            <text:p>40.4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46]+0.1" office:value-type="float" office:value="74.5">
            <text:p>74.5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413">
            <text:p>41.413</text:p>
          </table:table-cell>
          <table:table-cell office:value-type="float" office:value="40.46">
            <text:p>40.4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47]+0.1" office:value-type="float" office:value="74.6">
            <text:p>74.6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413">
            <text:p>41.413</text:p>
          </table:table-cell>
          <table:table-cell office:value-type="float" office:value="40.46">
            <text:p>40.4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48]+0.1" office:value-type="float" office:value="74.7">
            <text:p>74.7</text:p>
          </table:table-cell>
          <table:table-cell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139">
            <text:p>40.139</text:p>
          </table:table-cell>
          <table:table-cell office:value-type="float" office:value="40.269">
            <text:p>40.269</text:p>
          </table:table-cell>
          <table:table-cell office:value-type="float" office:value="41.413">
            <text:p>41.413</text:p>
          </table:table-cell>
          <table:table-cell office:value-type="float" office:value="40.46">
            <text:p>40.46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49]+0.1" office:value-type="float" office:value="74.8">
            <text:p>74.8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388">
            <text:p>41.388</text:p>
          </table:table-cell>
          <table:table-cell office:value-type="float" office:value="40.413">
            <text:p>40.4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50]+0.1" office:value-type="float" office:value="74.9">
            <text:p>74.9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65">
            <text:p>265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388">
            <text:p>41.388</text:p>
          </table:table-cell>
          <table:table-cell office:value-type="float" office:value="40.413">
            <text:p>40.4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51]+0.1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388">
            <text:p>41.388</text:p>
          </table:table-cell>
          <table:table-cell office:value-type="float" office:value="40.413">
            <text:p>40.4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52]+0.1" office:value-type="float" office:value="75.1">
            <text:p>75.1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2">
            <text:p>-2</text:p>
          </table:table-cell>
          <table:table-cell office:value-type="float" office:value="266">
            <text:p>266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388">
            <text:p>41.388</text:p>
          </table:table-cell>
          <table:table-cell office:value-type="float" office:value="40.413">
            <text:p>40.4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53]+0.1" office:value-type="float" office:value="75.2">
            <text:p>75.2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388">
            <text:p>41.388</text:p>
          </table:table-cell>
          <table:table-cell office:value-type="float" office:value="40.413">
            <text:p>40.4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54]+0.1" office:value-type="float" office:value="75.3">
            <text:p>75.3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4">
            <text:p>264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388">
            <text:p>41.388</text:p>
          </table:table-cell>
          <table:table-cell office:value-type="float" office:value="40.413">
            <text:p>40.4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55]+0.1" office:value-type="float" office:value="75.4">
            <text:p>75.4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5">
            <text:p>265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388">
            <text:p>41.388</text:p>
          </table:table-cell>
          <table:table-cell office:value-type="float" office:value="40.413">
            <text:p>40.4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56]+0.1" office:value-type="float" office:value="75.5">
            <text:p>75.5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40.436">
            <text:p>40.436</text:p>
          </table:table-cell>
          <table:table-cell office:value-type="float" office:value="40.455">
            <text:p>40.455</text:p>
          </table:table-cell>
          <table:table-cell office:value-type="float" office:value="41.388">
            <text:p>41.388</text:p>
          </table:table-cell>
          <table:table-cell office:value-type="float" office:value="40.413">
            <text:p>40.4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57]+0.1" office:value-type="float" office:value="75.6">
            <text:p>75.6</text:p>
          </table:table-cell>
          <table:table-cell office:value-type="float" office:value="0">
            <text:p>0</text:p>
          </table:table-cell>
          <table:table-cell office:value-type="float" office:value="-271">
            <text:p>-271</text:p>
          </table:table-cell>
          <table:table-cell office:value-type="float" office:value="-1">
            <text:p>-1</text:p>
          </table:table-cell>
          <table:table-cell office:value-type="float" office:value="265">
            <text:p>265</text:p>
          </table:table-cell>
          <table:table-cell office:value-type="float" office:value="40.288">
            <text:p>40.288</text:p>
          </table:table-cell>
          <table:table-cell office:value-type="float" office:value="40.418">
            <text:p>40.418</text:p>
          </table:table-cell>
          <table:table-cell office:value-type="float" office:value="41.388">
            <text:p>41.388</text:p>
          </table:table-cell>
          <table:table-cell office:value-type="float" office:value="40.413">
            <text:p>40.4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58]+0.1" office:value-type="float" office:value="75.7">
            <text:p>75.7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388">
            <text:p>41.388</text:p>
          </table:table-cell>
          <table:table-cell office:value-type="float" office:value="40.413">
            <text:p>40.41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59]+0.1" office:value-type="float" office:value="75.8">
            <text:p>75.8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40.436">
            <text:p>40.436</text:p>
          </table:table-cell>
          <table:table-cell office:value-type="float" office:value="40.418">
            <text:p>40.418</text:p>
          </table:table-cell>
          <table:table-cell office:value-type="float" office:value="41.361">
            <text:p>41.361</text:p>
          </table:table-cell>
          <table:table-cell office:value-type="float" office:value="40.402">
            <text:p>40.402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60]+0.1" office:value-type="float" office:value="75.9">
            <text:p>75.9</text:p>
          </table:table-cell>
          <table:table-cell office:value-type="float" office:value="0">
            <text:p>0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1.031">
            <text:p>41.031</text:p>
          </table:table-cell>
          <table:table-cell office:value-type="float" office:value="40.901">
            <text:p>40.901</text:p>
          </table:table-cell>
          <table:table-cell office:value-type="float" office:value="41.361">
            <text:p>41.361</text:p>
          </table:table-cell>
          <table:table-cell office:value-type="float" office:value="40.402">
            <text:p>40.402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61]+0.1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2">
            <text:p>-2</text:p>
          </table:table-cell>
          <table:table-cell office:value-type="float" office:value="266">
            <text:p>266</text:p>
          </table:table-cell>
          <table:table-cell office:value-type="float" office:value="40.585">
            <text:p>40.585</text:p>
          </table:table-cell>
          <table:table-cell office:value-type="float" office:value="40.715">
            <text:p>40.715</text:p>
          </table:table-cell>
          <table:table-cell office:value-type="float" office:value="41.361">
            <text:p>41.361</text:p>
          </table:table-cell>
          <table:table-cell office:value-type="float" office:value="40.402">
            <text:p>40.402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62]+0.1" office:value-type="float" office:value="76.1">
            <text:p>76.1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67">
            <text:p>267</text:p>
          </table:table-cell>
          <table:table-cell office:value-type="float" office:value="40.882">
            <text:p>40.882</text:p>
          </table:table-cell>
          <table:table-cell office:value-type="float" office:value="40.752">
            <text:p>40.752</text:p>
          </table:table-cell>
          <table:table-cell office:value-type="float" office:value="41.361">
            <text:p>41.361</text:p>
          </table:table-cell>
          <table:table-cell office:value-type="float" office:value="40.402">
            <text:p>40.402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63]+0.1" office:value-type="float" office:value="76.2">
            <text:p>76.2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7">
            <text:p>267</text:p>
          </table:table-cell>
          <table:table-cell office:value-type="float" office:value="40.585">
            <text:p>40.585</text:p>
          </table:table-cell>
          <table:table-cell office:value-type="float" office:value="40.715">
            <text:p>40.715</text:p>
          </table:table-cell>
          <table:table-cell office:value-type="float" office:value="41.361">
            <text:p>41.361</text:p>
          </table:table-cell>
          <table:table-cell office:value-type="float" office:value="40.402">
            <text:p>40.402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64]+0.1" office:value-type="float" office:value="76.2999999999999">
            <text:p>76.3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40.585">
            <text:p>40.585</text:p>
          </table:table-cell>
          <table:table-cell office:value-type="float" office:value="40.715">
            <text:p>40.715</text:p>
          </table:table-cell>
          <table:table-cell office:value-type="float" office:value="41.361">
            <text:p>41.361</text:p>
          </table:table-cell>
          <table:table-cell office:value-type="float" office:value="40.402">
            <text:p>40.402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65]+0.1" office:value-type="float" office:value="76.3999999999999">
            <text:p>76.4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8">
            <text:p>268</text:p>
          </table:table-cell>
          <table:table-cell office:value-type="float" office:value="40.585">
            <text:p>40.585</text:p>
          </table:table-cell>
          <table:table-cell office:value-type="float" office:value="40.715">
            <text:p>40.715</text:p>
          </table:table-cell>
          <table:table-cell office:value-type="float" office:value="41.361">
            <text:p>41.361</text:p>
          </table:table-cell>
          <table:table-cell office:value-type="float" office:value="40.402">
            <text:p>40.402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66]+0.1" office:value-type="float" office:value="76.4999999999999">
            <text:p>76.5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39.99">
            <text:p>39.99</text:p>
          </table:table-cell>
          <table:table-cell office:value-type="float" office:value="40.12">
            <text:p>40.12</text:p>
          </table:table-cell>
          <table:table-cell office:value-type="float" office:value="41.361">
            <text:p>41.361</text:p>
          </table:table-cell>
          <table:table-cell office:value-type="float" office:value="40.402">
            <text:p>40.402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67]+0.1" office:value-type="float" office:value="76.5999999999999">
            <text:p>76.6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7">
            <text:p>267</text:p>
          </table:table-cell>
          <table:table-cell office:value-type="float" office:value="40.585">
            <text:p>40.585</text:p>
          </table:table-cell>
          <table:table-cell office:value-type="float" office:value="40.455">
            <text:p>40.455</text:p>
          </table:table-cell>
          <table:table-cell office:value-type="float" office:value="41.361">
            <text:p>41.361</text:p>
          </table:table-cell>
          <table:table-cell office:value-type="float" office:value="40.402">
            <text:p>40.402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68]+0.1" office:value-type="float" office:value="76.6999999999999">
            <text:p>76.7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0.734">
            <text:p>40.734</text:p>
          </table:table-cell>
          <table:table-cell office:value-type="float" office:value="40.604">
            <text:p>40.604</text:p>
          </table:table-cell>
          <table:table-cell office:value-type="float" office:value="41.361">
            <text:p>41.361</text:p>
          </table:table-cell>
          <table:table-cell office:value-type="float" office:value="40.402">
            <text:p>40.402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69]+0.1" office:value-type="float" office:value="76.7999999999999">
            <text:p>76.8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734">
            <text:p>40.734</text:p>
          </table:table-cell>
          <table:table-cell office:value-type="float" office:value="40.604">
            <text:p>40.604</text:p>
          </table:table-cell>
          <table:table-cell office:value-type="float" office:value="41.335">
            <text:p>41.335</text:p>
          </table:table-cell>
          <table:table-cell office:value-type="float" office:value="40.47">
            <text:p>40.4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70]+0.1" office:value-type="float" office:value="76.8999999999999">
            <text:p>76.9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734">
            <text:p>40.734</text:p>
          </table:table-cell>
          <table:table-cell office:value-type="float" office:value="40.604">
            <text:p>40.604</text:p>
          </table:table-cell>
          <table:table-cell office:value-type="float" office:value="41.335">
            <text:p>41.335</text:p>
          </table:table-cell>
          <table:table-cell office:value-type="float" office:value="40.47">
            <text:p>40.4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71]+0.1" office:value-type="float" office:value="76.9999999999999">
            <text:p>77</text:p>
          </table:table-cell>
          <table:table-cell office:value-type="float" office:value="0">
            <text:p>0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0.436">
            <text:p>40.436</text:p>
          </table:table-cell>
          <table:table-cell office:value-type="float" office:value="40.566">
            <text:p>40.566</text:p>
          </table:table-cell>
          <table:table-cell office:value-type="float" office:value="41.335">
            <text:p>41.335</text:p>
          </table:table-cell>
          <table:table-cell office:value-type="float" office:value="40.47">
            <text:p>40.4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72]+0.1" office:value-type="float" office:value="77.0999999999999">
            <text:p>77.1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0.882">
            <text:p>40.882</text:p>
          </table:table-cell>
          <table:table-cell office:value-type="float" office:value="40.752">
            <text:p>40.752</text:p>
          </table:table-cell>
          <table:table-cell office:value-type="float" office:value="41.335">
            <text:p>41.335</text:p>
          </table:table-cell>
          <table:table-cell office:value-type="float" office:value="40.47">
            <text:p>40.4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73]+0.1" office:value-type="float" office:value="77.1999999999999">
            <text:p>77.2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2">
            <text:p>-2</text:p>
          </table:table-cell>
          <table:table-cell office:value-type="float" office:value="267">
            <text:p>267</text:p>
          </table:table-cell>
          <table:table-cell office:value-type="float" office:value="40.585">
            <text:p>40.585</text:p>
          </table:table-cell>
          <table:table-cell office:value-type="float" office:value="40.715">
            <text:p>40.715</text:p>
          </table:table-cell>
          <table:table-cell office:value-type="float" office:value="41.335">
            <text:p>41.335</text:p>
          </table:table-cell>
          <table:table-cell office:value-type="float" office:value="40.47">
            <text:p>40.4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74]+0.1" office:value-type="float" office:value="77.2999999999999">
            <text:p>77.3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67">
            <text:p>267</text:p>
          </table:table-cell>
          <table:table-cell office:value-type="float" office:value="40.882">
            <text:p>40.882</text:p>
          </table:table-cell>
          <table:table-cell office:value-type="float" office:value="40.752">
            <text:p>40.752</text:p>
          </table:table-cell>
          <table:table-cell office:value-type="float" office:value="41.335">
            <text:p>41.335</text:p>
          </table:table-cell>
          <table:table-cell office:value-type="float" office:value="40.47">
            <text:p>40.4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75]+0.1" office:value-type="float" office:value="77.3999999999999">
            <text:p>77.4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7">
            <text:p>267</text:p>
          </table:table-cell>
          <table:table-cell office:value-type="float" office:value="40.734">
            <text:p>40.734</text:p>
          </table:table-cell>
          <table:table-cell office:value-type="float" office:value="40.752">
            <text:p>40.752</text:p>
          </table:table-cell>
          <table:table-cell office:value-type="float" office:value="41.335">
            <text:p>41.335</text:p>
          </table:table-cell>
          <table:table-cell office:value-type="float" office:value="40.47">
            <text:p>40.4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76]+0.1" office:value-type="float" office:value="77.4999999999999">
            <text:p>77.5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585">
            <text:p>40.585</text:p>
          </table:table-cell>
          <table:table-cell office:value-type="float" office:value="40.715">
            <text:p>40.715</text:p>
          </table:table-cell>
          <table:table-cell office:value-type="float" office:value="41.335">
            <text:p>41.335</text:p>
          </table:table-cell>
          <table:table-cell office:value-type="float" office:value="40.47">
            <text:p>40.4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77]+0.1" office:value-type="float" office:value="77.5999999999999">
            <text:p>77.6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734">
            <text:p>40.734</text:p>
          </table:table-cell>
          <table:table-cell office:value-type="float" office:value="40.715">
            <text:p>40.715</text:p>
          </table:table-cell>
          <table:table-cell office:value-type="float" office:value="41.335">
            <text:p>41.335</text:p>
          </table:table-cell>
          <table:table-cell office:value-type="float" office:value="40.47">
            <text:p>40.4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78]+0.1" office:value-type="float" office:value="77.6999999999999">
            <text:p>77.7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2">
            <text:p>-2</text:p>
          </table:table-cell>
          <table:table-cell office:value-type="float" office:value="268">
            <text:p>268</text:p>
          </table:table-cell>
          <table:table-cell office:value-type="float" office:value="40.882">
            <text:p>40.882</text:p>
          </table:table-cell>
          <table:table-cell office:value-type="float" office:value="40.752">
            <text:p>40.752</text:p>
          </table:table-cell>
          <table:table-cell office:value-type="float" office:value="41.335">
            <text:p>41.335</text:p>
          </table:table-cell>
          <table:table-cell office:value-type="float" office:value="40.47">
            <text:p>40.47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79]+0.1" office:value-type="float" office:value="77.7999999999999">
            <text:p>77.8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-2">
            <text:p>-2</text:p>
          </table:table-cell>
          <table:table-cell office:value-type="float" office:value="266">
            <text:p>266</text:p>
          </table:table-cell>
          <table:table-cell office:value-type="float" office:value="40.585">
            <text:p>40.585</text:p>
          </table:table-cell>
          <table:table-cell office:value-type="float" office:value="40.715">
            <text:p>40.715</text:p>
          </table:table-cell>
          <table:table-cell office:value-type="float" office:value="41.31">
            <text:p>41.31</text:p>
          </table:table-cell>
          <table:table-cell office:value-type="float" office:value="40.569">
            <text:p>40.5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80]+0.1" office:value-type="float" office:value="77.8999999999999">
            <text:p>77.9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65">
            <text:p>265</text:p>
          </table:table-cell>
          <table:table-cell office:value-type="float" office:value="40.882">
            <text:p>40.882</text:p>
          </table:table-cell>
          <table:table-cell office:value-type="float" office:value="40.752">
            <text:p>40.752</text:p>
          </table:table-cell>
          <table:table-cell office:value-type="float" office:value="41.31">
            <text:p>41.31</text:p>
          </table:table-cell>
          <table:table-cell office:value-type="float" office:value="40.569">
            <text:p>40.5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81]+0.1" office:value-type="float" office:value="77.9999999999999">
            <text:p>78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40.882">
            <text:p>40.882</text:p>
          </table:table-cell>
          <table:table-cell office:value-type="float" office:value="40.752">
            <text:p>40.752</text:p>
          </table:table-cell>
          <table:table-cell office:value-type="float" office:value="41.31">
            <text:p>41.31</text:p>
          </table:table-cell>
          <table:table-cell office:value-type="float" office:value="40.569">
            <text:p>40.5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82]+0.1" office:value-type="float" office:value="78.0999999999998">
            <text:p>78.1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734">
            <text:p>40.734</text:p>
          </table:table-cell>
          <table:table-cell office:value-type="float" office:value="40.752">
            <text:p>40.752</text:p>
          </table:table-cell>
          <table:table-cell office:value-type="float" office:value="41.31">
            <text:p>41.31</text:p>
          </table:table-cell>
          <table:table-cell office:value-type="float" office:value="40.569">
            <text:p>40.5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83]+0.1" office:value-type="float" office:value="78.1999999999998">
            <text:p>78.2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40.882">
            <text:p>40.882</text:p>
          </table:table-cell>
          <table:table-cell office:value-type="float" office:value="40.752">
            <text:p>40.752</text:p>
          </table:table-cell>
          <table:table-cell office:value-type="float" office:value="41.31">
            <text:p>41.31</text:p>
          </table:table-cell>
          <table:table-cell office:value-type="float" office:value="40.569">
            <text:p>40.5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84]+0.1" office:value-type="float" office:value="78.2999999999998">
            <text:p>78.3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40.882">
            <text:p>40.882</text:p>
          </table:table-cell>
          <table:table-cell office:value-type="float" office:value="40.752">
            <text:p>40.752</text:p>
          </table:table-cell>
          <table:table-cell office:value-type="float" office:value="41.31">
            <text:p>41.31</text:p>
          </table:table-cell>
          <table:table-cell office:value-type="float" office:value="40.569">
            <text:p>40.5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85]+0.1" office:value-type="float" office:value="78.3999999999998">
            <text:p>78.4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40.734">
            <text:p>40.734</text:p>
          </table:table-cell>
          <table:table-cell office:value-type="float" office:value="40.752">
            <text:p>40.752</text:p>
          </table:table-cell>
          <table:table-cell office:value-type="float" office:value="41.31">
            <text:p>41.31</text:p>
          </table:table-cell>
          <table:table-cell office:value-type="float" office:value="40.569">
            <text:p>40.5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86]+0.1" office:value-type="float" office:value="78.4999999999998">
            <text:p>78.5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734">
            <text:p>40.734</text:p>
          </table:table-cell>
          <table:table-cell office:value-type="float" office:value="40.752">
            <text:p>40.752</text:p>
          </table:table-cell>
          <table:table-cell office:value-type="float" office:value="41.31">
            <text:p>41.31</text:p>
          </table:table-cell>
          <table:table-cell office:value-type="float" office:value="40.569">
            <text:p>40.5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87]+0.1" office:value-type="float" office:value="78.5999999999998">
            <text:p>78.6</text:p>
          </table:table-cell>
          <table:table-cell office:value-type="float" office:value="0">
            <text:p>0</text:p>
          </table:table-cell>
          <table:table-cell office:value-type="float" office:value="-276">
            <text:p>-276</text:p>
          </table:table-cell>
          <table:table-cell office:value-type="float" office:value="-2">
            <text:p>-2</text:p>
          </table:table-cell>
          <table:table-cell office:value-type="float" office:value="268">
            <text:p>268</text:p>
          </table:table-cell>
          <table:table-cell office:value-type="float" office:value="41.031">
            <text:p>41.031</text:p>
          </table:table-cell>
          <table:table-cell office:value-type="float" office:value="40.901">
            <text:p>40.901</text:p>
          </table:table-cell>
          <table:table-cell office:value-type="float" office:value="41.31">
            <text:p>41.31</text:p>
          </table:table-cell>
          <table:table-cell office:value-type="float" office:value="40.569">
            <text:p>40.5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88]+0.1" office:value-type="float" office:value="78.6999999999998">
            <text:p>78.7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31">
            <text:p>41.31</text:p>
          </table:table-cell>
          <table:table-cell office:value-type="float" office:value="40.569">
            <text:p>40.569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89]+0.1" office:value-type="float" office:value="78.7999999999998">
            <text:p>78.8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286">
            <text:p>41.286</text:p>
          </table:table-cell>
          <table:table-cell office:value-type="float" office:value="40.638">
            <text:p>40.63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90]+0.1" office:value-type="float" office:value="78.8999999999998">
            <text:p>78.9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2">
            <text:p>-2</text:p>
          </table:table-cell>
          <table:table-cell office:value-type="float" office:value="266">
            <text:p>266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286">
            <text:p>41.286</text:p>
          </table:table-cell>
          <table:table-cell office:value-type="float" office:value="40.638">
            <text:p>40.63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91]+0.1" office:value-type="float" office:value="78.9999999999998">
            <text:p>79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2">
            <text:p>-2</text:p>
          </table:table-cell>
          <table:table-cell office:value-type="float" office:value="268">
            <text:p>268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286">
            <text:p>41.286</text:p>
          </table:table-cell>
          <table:table-cell office:value-type="float" office:value="40.638">
            <text:p>40.63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92]+0.1" office:value-type="float" office:value="79.0999999999998">
            <text:p>79.1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2">
            <text:p>-2</text:p>
          </table:table-cell>
          <table:table-cell office:value-type="float" office:value="268">
            <text:p>268</text:p>
          </table:table-cell>
          <table:table-cell office:value-type="float" office:value="40.882">
            <text:p>40.882</text:p>
          </table:table-cell>
          <table:table-cell office:value-type="float" office:value="40.864">
            <text:p>40.864</text:p>
          </table:table-cell>
          <table:table-cell office:value-type="float" office:value="41.286">
            <text:p>41.286</text:p>
          </table:table-cell>
          <table:table-cell office:value-type="float" office:value="40.638">
            <text:p>40.63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93]+0.1" office:value-type="float" office:value="79.1999999999998">
            <text:p>79.2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67">
            <text:p>267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286">
            <text:p>41.286</text:p>
          </table:table-cell>
          <table:table-cell office:value-type="float" office:value="40.638">
            <text:p>40.63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94]+0.1" office:value-type="float" office:value="79.2999999999998">
            <text:p>79.3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68">
            <text:p>268</text:p>
          </table:table-cell>
          <table:table-cell office:value-type="float" office:value="40.882">
            <text:p>40.882</text:p>
          </table:table-cell>
          <table:table-cell office:value-type="float" office:value="40.864">
            <text:p>40.864</text:p>
          </table:table-cell>
          <table:table-cell office:value-type="float" office:value="41.286">
            <text:p>41.286</text:p>
          </table:table-cell>
          <table:table-cell office:value-type="float" office:value="40.638">
            <text:p>40.63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95]+0.1" office:value-type="float" office:value="79.3999999999998">
            <text:p>79.4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40.882">
            <text:p>40.882</text:p>
          </table:table-cell>
          <table:table-cell office:value-type="float" office:value="40.864">
            <text:p>40.864</text:p>
          </table:table-cell>
          <table:table-cell office:value-type="float" office:value="41.286">
            <text:p>41.286</text:p>
          </table:table-cell>
          <table:table-cell office:value-type="float" office:value="40.638">
            <text:p>40.63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96]+0.1" office:value-type="float" office:value="79.4999999999998">
            <text:p>79.5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68">
            <text:p>268</text:p>
          </table:table-cell>
          <table:table-cell office:value-type="float" office:value="40.882">
            <text:p>40.882</text:p>
          </table:table-cell>
          <table:table-cell office:value-type="float" office:value="40.864">
            <text:p>40.864</text:p>
          </table:table-cell>
          <table:table-cell office:value-type="float" office:value="41.286">
            <text:p>41.286</text:p>
          </table:table-cell>
          <table:table-cell office:value-type="float" office:value="40.638">
            <text:p>40.63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97]+0.1" office:value-type="float" office:value="79.5999999999998">
            <text:p>79.6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286">
            <text:p>41.286</text:p>
          </table:table-cell>
          <table:table-cell office:value-type="float" office:value="40.638">
            <text:p>40.63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98]+0.1" office:value-type="float" office:value="79.6999999999998">
            <text:p>79.7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69">
            <text:p>269</text:p>
          </table:table-cell>
          <table:table-cell office:value-type="float" office:value="40.882">
            <text:p>40.882</text:p>
          </table:table-cell>
          <table:table-cell office:value-type="float" office:value="40.864">
            <text:p>40.864</text:p>
          </table:table-cell>
          <table:table-cell office:value-type="float" office:value="41.286">
            <text:p>41.286</text:p>
          </table:table-cell>
          <table:table-cell office:value-type="float" office:value="40.638">
            <text:p>40.63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799]+0.1" office:value-type="float" office:value="79.7999999999997">
            <text:p>79.8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40.882">
            <text:p>40.882</text:p>
          </table:table-cell>
          <table:table-cell office:value-type="float" office:value="40.864">
            <text:p>40.864</text:p>
          </table:table-cell>
          <table:table-cell office:value-type="float" office:value="41.262">
            <text:p>41.262</text:p>
          </table:table-cell>
          <table:table-cell office:value-type="float" office:value="40.705">
            <text:p>40.70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00]+0.1" office:value-type="float" office:value="79.8999999999997">
            <text:p>79.9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70">
            <text:p>270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262">
            <text:p>41.262</text:p>
          </table:table-cell>
          <table:table-cell office:value-type="float" office:value="40.705">
            <text:p>40.70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01]+0.1" office:value-type="float" office:value="79.9999999999997">
            <text:p>80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262">
            <text:p>41.262</text:p>
          </table:table-cell>
          <table:table-cell office:value-type="float" office:value="40.705">
            <text:p>40.70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02]+0.1" office:value-type="float" office:value="80.0999999999997">
            <text:p>80.1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262">
            <text:p>41.262</text:p>
          </table:table-cell>
          <table:table-cell office:value-type="float" office:value="40.705">
            <text:p>40.70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03]+0.1" office:value-type="float" office:value="80.1999999999997">
            <text:p>80.2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40.882">
            <text:p>40.882</text:p>
          </table:table-cell>
          <table:table-cell office:value-type="float" office:value="40.864">
            <text:p>40.864</text:p>
          </table:table-cell>
          <table:table-cell office:value-type="float" office:value="41.262">
            <text:p>41.262</text:p>
          </table:table-cell>
          <table:table-cell office:value-type="float" office:value="40.705">
            <text:p>40.70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04]+0.1" office:value-type="float" office:value="80.2999999999997">
            <text:p>80.3</text:p>
          </table:table-cell>
          <table:table-cell office:value-type="float" office:value="0">
            <text:p>0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41.031">
            <text:p>41.031</text:p>
          </table:table-cell>
          <table:table-cell office:value-type="float" office:value="40.901">
            <text:p>40.901</text:p>
          </table:table-cell>
          <table:table-cell office:value-type="float" office:value="41.262">
            <text:p>41.262</text:p>
          </table:table-cell>
          <table:table-cell office:value-type="float" office:value="40.705">
            <text:p>40.70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05]+0.1" office:value-type="float" office:value="80.3999999999997">
            <text:p>80.4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40.882">
            <text:p>40.882</text:p>
          </table:table-cell>
          <table:table-cell office:value-type="float" office:value="40.901">
            <text:p>40.901</text:p>
          </table:table-cell>
          <table:table-cell office:value-type="float" office:value="41.262">
            <text:p>41.262</text:p>
          </table:table-cell>
          <table:table-cell office:value-type="float" office:value="40.705">
            <text:p>40.70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06]+0.1" office:value-type="float" office:value="80.4999999999997">
            <text:p>80.5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40.882">
            <text:p>40.882</text:p>
          </table:table-cell>
          <table:table-cell office:value-type="float" office:value="40.901">
            <text:p>40.901</text:p>
          </table:table-cell>
          <table:table-cell office:value-type="float" office:value="41.262">
            <text:p>41.262</text:p>
          </table:table-cell>
          <table:table-cell office:value-type="float" office:value="40.705">
            <text:p>40.70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07]+0.1" office:value-type="float" office:value="80.5999999999997">
            <text:p>80.6</text:p>
          </table:table-cell>
          <table:table-cell office:value-type="float" office:value="0">
            <text:p>0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41.031">
            <text:p>41.031</text:p>
          </table:table-cell>
          <table:table-cell office:value-type="float" office:value="40.901">
            <text:p>40.901</text:p>
          </table:table-cell>
          <table:table-cell office:value-type="float" office:value="41.262">
            <text:p>41.262</text:p>
          </table:table-cell>
          <table:table-cell office:value-type="float" office:value="40.705">
            <text:p>40.70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08]+0.1" office:value-type="float" office:value="80.6999999999997">
            <text:p>80.7</text:p>
          </table:table-cell>
          <table:table-cell office:value-type="float" office:value="0">
            <text:p>0</text:p>
          </table:table-cell>
          <table:table-cell office:value-type="float" office:value="-276">
            <text:p>-276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41.031">
            <text:p>41.031</text:p>
          </table:table-cell>
          <table:table-cell office:value-type="float" office:value="40.901">
            <text:p>40.901</text:p>
          </table:table-cell>
          <table:table-cell office:value-type="float" office:value="41.262">
            <text:p>41.262</text:p>
          </table:table-cell>
          <table:table-cell office:value-type="float" office:value="40.705">
            <text:p>40.705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09]+0.1" office:value-type="float" office:value="80.7999999999997">
            <text:p>80.8</text:p>
          </table:table-cell>
          <table:table-cell office:value-type="float" office:value="0">
            <text:p>0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41.18">
            <text:p>41.18</text:p>
          </table:table-cell>
          <table:table-cell office:value-type="float" office:value="41.05">
            <text:p>41.05</text:p>
          </table:table-cell>
          <table:table-cell office:value-type="float" office:value="41.24">
            <text:p>41.24</text:p>
          </table:table-cell>
          <table:table-cell office:value-type="float" office:value="40.8">
            <text:p>40.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10]+0.1" office:value-type="float" office:value="80.8999999999997">
            <text:p>80.9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40.882">
            <text:p>40.882</text:p>
          </table:table-cell>
          <table:table-cell office:value-type="float" office:value="41.012">
            <text:p>41.012</text:p>
          </table:table-cell>
          <table:table-cell office:value-type="float" office:value="41.24">
            <text:p>41.24</text:p>
          </table:table-cell>
          <table:table-cell office:value-type="float" office:value="40.8">
            <text:p>40.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11]+0.1" office:value-type="float" office:value="80.9999999999997">
            <text:p>81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40.882">
            <text:p>40.882</text:p>
          </table:table-cell>
          <table:table-cell office:value-type="float" office:value="41.012">
            <text:p>41.012</text:p>
          </table:table-cell>
          <table:table-cell office:value-type="float" office:value="41.24">
            <text:p>41.24</text:p>
          </table:table-cell>
          <table:table-cell office:value-type="float" office:value="40.8">
            <text:p>40.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12]+0.1" office:value-type="float" office:value="81.0999999999997">
            <text:p>81.1</text:p>
          </table:table-cell>
          <table:table-cell office:value-type="float" office:value="0">
            <text:p>0</text:p>
          </table:table-cell>
          <table:table-cell office:value-type="float" office:value="-276">
            <text:p>-276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41.031">
            <text:p>41.031</text:p>
          </table:table-cell>
          <table:table-cell office:value-type="float" office:value="41.012">
            <text:p>41.012</text:p>
          </table:table-cell>
          <table:table-cell office:value-type="float" office:value="41.24">
            <text:p>41.24</text:p>
          </table:table-cell>
          <table:table-cell office:value-type="float" office:value="40.8">
            <text:p>40.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13]+0.1" office:value-type="float" office:value="81.1999999999997">
            <text:p>81.2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40.882">
            <text:p>40.882</text:p>
          </table:table-cell>
          <table:table-cell office:value-type="float" office:value="41.012">
            <text:p>41.012</text:p>
          </table:table-cell>
          <table:table-cell office:value-type="float" office:value="41.24">
            <text:p>41.24</text:p>
          </table:table-cell>
          <table:table-cell office:value-type="float" office:value="40.8">
            <text:p>40.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14]+0.1" office:value-type="float" office:value="81.2999999999997">
            <text:p>81.3</text:p>
          </table:table-cell>
          <table:table-cell office:value-type="float" office:value="0">
            <text:p>0</text:p>
          </table:table-cell>
          <table:table-cell office:value-type="float" office:value="-275">
            <text:p>-275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40.882">
            <text:p>40.882</text:p>
          </table:table-cell>
          <table:table-cell office:value-type="float" office:value="41.012">
            <text:p>41.012</text:p>
          </table:table-cell>
          <table:table-cell office:value-type="float" office:value="41.24">
            <text:p>41.24</text:p>
          </table:table-cell>
          <table:table-cell office:value-type="float" office:value="40.8">
            <text:p>40.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15]+0.1" office:value-type="float" office:value="81.3999999999997">
            <text:p>81.4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24">
            <text:p>41.24</text:p>
          </table:table-cell>
          <table:table-cell office:value-type="float" office:value="40.8">
            <text:p>40.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16]+0.1" office:value-type="float" office:value="81.4999999999997">
            <text:p>81.5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24">
            <text:p>41.24</text:p>
          </table:table-cell>
          <table:table-cell office:value-type="float" office:value="40.8">
            <text:p>40.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17]+0.1" office:value-type="float" office:value="81.5999999999996">
            <text:p>81.6</text:p>
          </table:table-cell>
          <table:table-cell office:value-type="float" office:value="0">
            <text:p>0</text:p>
          </table:table-cell>
          <table:table-cell office:value-type="float" office:value="-274">
            <text:p>-274</text:p>
          </table:table-cell>
          <table:table-cell office:value-type="float" office:value="-1">
            <text:p>-1</text:p>
          </table:table-cell>
          <table:table-cell office:value-type="float" office:value="270">
            <text:p>270</text:p>
          </table:table-cell>
          <table:table-cell office:value-type="float" office:value="40.734">
            <text:p>40.734</text:p>
          </table:table-cell>
          <table:table-cell office:value-type="float" office:value="40.864">
            <text:p>40.864</text:p>
          </table:table-cell>
          <table:table-cell office:value-type="float" office:value="41.24">
            <text:p>41.24</text:p>
          </table:table-cell>
          <table:table-cell office:value-type="float" office:value="40.8">
            <text:p>40.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18]+0.1" office:value-type="float" office:value="81.6999999999996">
            <text:p>81.7</text:p>
          </table:table-cell>
          <table:table-cell office:value-type="float" office:value="0">
            <text:p>0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40.585">
            <text:p>40.585</text:p>
          </table:table-cell>
          <table:table-cell office:value-type="float" office:value="40.715">
            <text:p>40.715</text:p>
          </table:table-cell>
          <table:table-cell office:value-type="float" office:value="41.24">
            <text:p>41.24</text:p>
          </table:table-cell>
          <table:table-cell office:value-type="float" office:value="40.8">
            <text:p>40.8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19]+0.1" office:value-type="float" office:value="81.7999999999996">
            <text:p>81.8</text:p>
          </table:table-cell>
          <table:table-cell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40.139">
            <text:p>40.139</text:p>
          </table:table-cell>
          <table:table-cell office:value-type="float" office:value="40.269">
            <text:p>40.269</text:p>
          </table:table-cell>
          <table:table-cell office:value-type="float" office:value="41.218">
            <text:p>41.218</text:p>
          </table:table-cell>
          <table:table-cell office:value-type="float" office:value="40.793">
            <text:p>40.7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20]+0.1" office:value-type="float" office:value="81.8999999999996">
            <text:p>81.9</text:p>
          </table:table-cell>
          <table:table-cell office:value-type="float" office:value="0">
            <text:p>0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40.139">
            <text:p>40.139</text:p>
          </table:table-cell>
          <table:table-cell office:value-type="float" office:value="40.269">
            <text:p>40.269</text:p>
          </table:table-cell>
          <table:table-cell office:value-type="float" office:value="41.218">
            <text:p>41.218</text:p>
          </table:table-cell>
          <table:table-cell office:value-type="float" office:value="40.793">
            <text:p>40.7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21]+0.1" office:value-type="float" office:value="81.9999999999996">
            <text:p>82</text:p>
          </table:table-cell>
          <table:table-cell office:value-type="float" office:value="0">
            <text:p>0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9.99">
            <text:p>39.99</text:p>
          </table:table-cell>
          <table:table-cell office:value-type="float" office:value="40.12">
            <text:p>40.12</text:p>
          </table:table-cell>
          <table:table-cell office:value-type="float" office:value="41.218">
            <text:p>41.218</text:p>
          </table:table-cell>
          <table:table-cell office:value-type="float" office:value="40.793">
            <text:p>40.7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22]+0.1" office:value-type="float" office:value="82.0999999999996">
            <text:p>82.1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39.544">
            <text:p>39.544</text:p>
          </table:table-cell>
          <table:table-cell office:value-type="float" office:value="39.674">
            <text:p>39.674</text:p>
          </table:table-cell>
          <table:table-cell office:value-type="float" office:value="41.218">
            <text:p>41.218</text:p>
          </table:table-cell>
          <table:table-cell office:value-type="float" office:value="40.793">
            <text:p>40.7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23]+0.1" office:value-type="float" office:value="82.1999999999996">
            <text:p>82.2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39.544">
            <text:p>39.544</text:p>
          </table:table-cell>
          <table:table-cell office:value-type="float" office:value="39.674">
            <text:p>39.674</text:p>
          </table:table-cell>
          <table:table-cell office:value-type="float" office:value="41.218">
            <text:p>41.218</text:p>
          </table:table-cell>
          <table:table-cell office:value-type="float" office:value="40.793">
            <text:p>40.7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24]+0.1" office:value-type="float" office:value="82.2999999999996">
            <text:p>82.3</text:p>
          </table:table-cell>
          <table:table-cell office:value-type="float" office:value="0">
            <text:p>0</text:p>
          </table:table-cell>
          <table:table-cell office:value-type="float" office:value="-266">
            <text:p>-266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9.544">
            <text:p>39.544</text:p>
          </table:table-cell>
          <table:table-cell office:value-type="float" office:value="39.674">
            <text:p>39.674</text:p>
          </table:table-cell>
          <table:table-cell office:value-type="float" office:value="41.218">
            <text:p>41.218</text:p>
          </table:table-cell>
          <table:table-cell office:value-type="float" office:value="40.793">
            <text:p>40.7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25]+0.1" office:value-type="float" office:value="82.3999999999996">
            <text:p>82.4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39.247">
            <text:p>39.247</text:p>
          </table:table-cell>
          <table:table-cell office:value-type="float" office:value="39.377">
            <text:p>39.377</text:p>
          </table:table-cell>
          <table:table-cell office:value-type="float" office:value="41.218">
            <text:p>41.218</text:p>
          </table:table-cell>
          <table:table-cell office:value-type="float" office:value="40.793">
            <text:p>40.793</text:p>
          </table:table-cell>
        </table:table-row>
        <table:table-row table:style-name="ro2">
          <table:table-cell office:value-type="string">
            <text:p>reset_free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ishunt_free</text:p>
          </table:table-cell>
          <table:table-cell office:value-type="string">
            <text:p>Ishunt</text:p>
          </table:table-cell>
          <table:table-cell office:value-type="string">
            <text:p>Ishunt_filt</text:p>
          </table:table-cell>
          <table:table-cell office:value-type="string">
            <text:p>Ishunt_filt_obs</text:p>
          </table:table-cell>
          <table:table-cell table:formula="of:=[.I826]+0.1" office:value-type="float" office:value="82.4999999999996">
            <text:p>82.5</text:p>
          </table:table-cell>
          <table:table-cell office:value-type="float" office:value="0">
            <text:p>0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9.247">
            <text:p>39.247</text:p>
          </table:table-cell>
          <table:table-cell office:value-type="float" office:value="39.377">
            <text:p>39.377</text:p>
          </table:table-cell>
          <table:table-cell office:value-type="float" office:value="41.218">
            <text:p>41.218</text:p>
          </table:table-cell>
          <table:table-cell office:value-type="float" office:value="40.793">
            <text:p>40.7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10/14/2021</text:date>, <text:time>04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4T04:56:21.58</dc:date>
    <dc:creator>David Gutz</dc:creator>
    <meta:document-statistic meta:table-count="1" meta:cell-count="14051" meta:object-count="1"/>
    <meta:generator>OpenOffice/4.1.9$Win32 OpenOffice.org_project/419m1$Build-98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664cm" style:legend-expansion="high" chart:style-name="ch2"/>
        <chart:plot-area chart:style-name="ch3" table:cell-range-address="Sheet1.I1:Sheet1.I827 Sheet1.K1:Sheet1.M827" chart:data-source-has-labels="row" svg:x="0.77cm" svg:y="0.855cm" svg:width="11.711cm" svg:height="7.545cm">
          <chartooo:coordinate-region svg:x="1.682cm" svg:y="1.067cm" svg:width="10.612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827" chart:label-cell-address="Sheet1.K1:Sheet1.K1" chart:class="chart:scatter">
            <chart:domain table:cell-range-address="Sheet1.I2:Sheet1.I827"/>
            <chart:data-point chart:repeated="826"/>
          </chart:series>
          <chart:series chart:style-name="ch7" chart:values-cell-range-address="Sheet1.L2:Sheet1.L827" chart:label-cell-address="Sheet1.L1:Sheet1.L1" chart:class="chart:scatter">
            <chart:data-point chart:repeated="826"/>
          </chart:series>
          <chart:series chart:style-name="ch8" chart:values-cell-range-address="Sheet1.M2:Sheet1.M827" chart:label-cell-address="Sheet1.M1:Sheet1.M1" chart:class="chart:scatter">
            <chart:data-point chart:repeated="8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shunt_int</text:p>
                <draw:g>
                  <svg:desc>Sheet1.K1:Sheet1.K1</svg:desc>
                </draw:g>
              </table:table-cell>
              <table:table-cell office:value-type="string">
                <text:p>0_int</text:p>
                <draw:g>
                  <svg:desc>Sheet1.L1:Sheet1.L1</svg:desc>
                </draw:g>
              </table:table-cell>
              <table:table-cell office:value-type="string">
                <text:p>1_int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2:Sheet1.I827</svg:desc>
                </draw:g>
              </table:table-cell>
              <table:table-cell office:value-type="float" office:value="-305">
                <text:p>-305</text:p>
                <draw:g>
                  <svg:desc>Sheet1.K2:Sheet1.K827</svg:desc>
                </draw:g>
              </table:table-cell>
              <table:table-cell office:value-type="float" office:value="0">
                <text:p>0</text:p>
                <draw:g>
                  <svg:desc>Sheet1.L2:Sheet1.L827</svg:desc>
                </draw:g>
              </table:table-cell>
              <table:table-cell office:value-type="float" office:value="244">
                <text:p>244</text:p>
                <draw:g>
                  <svg:desc>Sheet1.M2:Sheet1.M8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305">
                <text:p>-305</text:p>
              </table:table-cell>
              <table:table-cell office:value-type="float" office:value="-1">
                <text:p>-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305">
                <text:p>-305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304">
                <text:p>-304</text:p>
              </table:table-cell>
              <table:table-cell office:value-type="float" office:value="-1">
                <text:p>-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306">
                <text:p>-306</text:p>
              </table:table-cell>
              <table:table-cell office:value-type="float" office:value="-1">
                <text:p>-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305">
                <text:p>-305</text:p>
              </table:table-cell>
              <table:table-cell office:value-type="float" office:value="-1">
                <text:p>-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306">
                <text:p>-306</text:p>
              </table:table-cell>
              <table:table-cell office:value-type="float" office:value="0">
                <text:p>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307">
                <text:p>-307</text:p>
              </table:table-cell>
              <table:table-cell office:value-type="float" office:value="0">
                <text:p>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308">
                <text:p>-308</text:p>
              </table:table-cell>
              <table:table-cell office:value-type="float" office:value="0">
                <text:p>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308">
                <text:p>-308</text:p>
              </table:table-cell>
              <table:table-cell office:value-type="float" office:value="-1">
                <text:p>-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307">
                <text:p>-307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308">
                <text:p>-308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309">
                <text:p>-309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-311">
                <text:p>-311</text:p>
              </table:table-cell>
              <table:table-cell office:value-type="float" office:value="-1">
                <text:p>-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-310">
                <text:p>-310</text:p>
              </table:table-cell>
              <table:table-cell office:value-type="float" office:value="0">
                <text:p>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310">
                <text:p>-310</text:p>
              </table:table-cell>
              <table:table-cell office:value-type="float" office:value="0">
                <text:p>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313">
                <text:p>-313</text:p>
              </table:table-cell>
              <table:table-cell office:value-type="float" office:value="0">
                <text:p>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313">
                <text:p>-313</text:p>
              </table:table-cell>
              <table:table-cell office:value-type="float" office:value="0">
                <text:p>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313">
                <text:p>-313</text:p>
              </table:table-cell>
              <table:table-cell office:value-type="float" office:value="-1">
                <text:p>-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313">
                <text:p>-313</text:p>
              </table:table-cell>
              <table:table-cell office:value-type="float" office:value="-1">
                <text:p>-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312">
                <text:p>-312</text:p>
              </table:table-cell>
              <table:table-cell office:value-type="float" office:value="-1">
                <text:p>-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313">
                <text:p>-313</text:p>
              </table:table-cell>
              <table:table-cell office:value-type="float" office:value="-1">
                <text:p>-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313">
                <text:p>-313</text:p>
              </table:table-cell>
              <table:table-cell office:value-type="float" office:value="0">
                <text:p>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310">
                <text:p>-310</text:p>
              </table:table-cell>
              <table:table-cell office:value-type="float" office:value="-1">
                <text:p>-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310">
                <text:p>-310</text:p>
              </table:table-cell>
              <table:table-cell office:value-type="float" office:value="-1">
                <text:p>-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310">
                <text:p>-310</text:p>
              </table:table-cell>
              <table:table-cell office:value-type="float" office:value="-1">
                <text:p>-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309">
                <text:p>-309</text:p>
              </table:table-cell>
              <table:table-cell office:value-type="float" office:value="-1">
                <text:p>-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308">
                <text:p>-308</text:p>
              </table:table-cell>
              <table:table-cell office:value-type="float" office:value="-1">
                <text:p>-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306">
                <text:p>-306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07">
                <text:p>-307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304">
                <text:p>-304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303">
                <text:p>-303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302">
                <text:p>-302</text:p>
              </table:table-cell>
              <table:table-cell office:value-type="float" office:value="-1">
                <text:p>-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301">
                <text:p>-301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298">
                <text:p>-298</text:p>
              </table:table-cell>
              <table:table-cell office:value-type="float" office:value="-1">
                <text:p>-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295">
                <text:p>-295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293">
                <text:p>-293</text:p>
              </table:table-cell>
              <table:table-cell office:value-type="float" office:value="-1">
                <text:p>-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292">
                <text:p>-292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290">
                <text:p>-290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289">
                <text:p>-289</text:p>
              </table:table-cell>
              <table:table-cell office:value-type="float" office:value="0">
                <text:p>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287">
                <text:p>-287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284">
                <text:p>-284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282">
                <text:p>-282</text:p>
              </table:table-cell>
              <table:table-cell office:value-type="float" office:value="0">
                <text:p>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281">
                <text:p>-281</text:p>
              </table:table-cell>
              <table:table-cell office:value-type="float" office:value="0">
                <text:p>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278">
                <text:p>-278</text:p>
              </table:table-cell>
              <table:table-cell office:value-type="float" office:value="-1">
                <text:p>-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277">
                <text:p>-277</text:p>
              </table:table-cell>
              <table:table-cell office:value-type="float" office:value="-1">
                <text:p>-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278">
                <text:p>-278</text:p>
              </table:table-cell>
              <table:table-cell office:value-type="float" office:value="0">
                <text:p>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277">
                <text:p>-277</text:p>
              </table:table-cell>
              <table:table-cell office:value-type="float" office:value="0">
                <text:p>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-276">
                <text:p>-276</text:p>
              </table:table-cell>
              <table:table-cell office:value-type="float" office:value="0">
                <text:p>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-270">
                <text:p>-270</text:p>
              </table:table-cell>
              <table:table-cell office:value-type="float" office:value="0">
                <text:p>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269">
                <text:p>-269</text:p>
              </table:table-cell>
              <table:table-cell office:value-type="float" office:value="0">
                <text:p>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-270">
                <text:p>-270</text:p>
              </table:table-cell>
              <table:table-cell office:value-type="float" office:value="0">
                <text:p>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-264">
                <text:p>-264</text:p>
              </table:table-cell>
              <table:table-cell office:value-type="float" office:value="0">
                <text:p>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-264">
                <text:p>-264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-264">
                <text:p>-264</text:p>
              </table:table-cell>
              <table:table-cell office:value-type="float" office:value="0">
                <text:p>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-264">
                <text:p>-264</text:p>
              </table:table-cell>
              <table:table-cell office:value-type="float" office:value="0">
                <text:p>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-268">
                <text:p>-268</text:p>
              </table:table-cell>
              <table:table-cell office:value-type="float" office:value="-1">
                <text:p>-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999999999998">
                <text:p>9.09999999999998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9999999999998">
                <text:p>9.49999999999998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9999999999998">
                <text:p>9.59999999999998</text:p>
              </table:table-cell>
              <table:table-cell office:value-type="float" office:value="-268">
                <text:p>-268</text:p>
              </table:table-cell>
              <table:table-cell office:value-type="float" office:value="-1">
                <text:p>-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9999999999998">
                <text:p>9.69999999999998</text:p>
              </table:table-cell>
              <table:table-cell office:value-type="float" office:value="-269">
                <text:p>-269</text:p>
              </table:table-cell>
              <table:table-cell office:value-type="float" office:value="-1">
                <text:p>-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9999999999998">
                <text:p>9.79999999999998</text:p>
              </table:table-cell>
              <table:table-cell office:value-type="float" office:value="-269">
                <text:p>-269</text:p>
              </table:table-cell>
              <table:table-cell office:value-type="float" office:value="0">
                <text:p>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9999999999998">
                <text:p>9.89999999999998</text:p>
              </table:table-cell>
              <table:table-cell office:value-type="float" office:value="-270">
                <text:p>-270</text:p>
              </table:table-cell>
              <table:table-cell office:value-type="float" office:value="-1">
                <text:p>-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99999998">
                <text:p>9.99999999999998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-270">
                <text:p>-270</text:p>
              </table:table-cell>
              <table:table-cell office:value-type="float" office:value="0">
                <text:p>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-276">
                <text:p>-276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-270">
                <text:p>-270</text:p>
              </table:table-cell>
              <table:table-cell office:value-type="float" office:value="-1">
                <text:p>-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-263">
                <text:p>-263</text:p>
              </table:table-cell>
              <table:table-cell office:value-type="float" office:value="-1">
                <text:p>-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-261">
                <text:p>-261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-262">
                <text:p>-262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-261">
                <text:p>-261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-258">
                <text:p>-258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-257">
                <text:p>-257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-255">
                <text:p>-255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-254">
                <text:p>-254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-254">
                <text:p>-254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-252">
                <text:p>-252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-251">
                <text:p>-251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-251">
                <text:p>-251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-251">
                <text:p>-251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-251">
                <text:p>-251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-251">
                <text:p>-251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-250">
                <text:p>-250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-250">
                <text:p>-250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-250">
                <text:p>-250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-249">
                <text:p>-249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-249">
                <text:p>-249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-249">
                <text:p>-249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-248">
                <text:p>-248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-247">
                <text:p>-247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-246">
                <text:p>-246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-243">
                <text:p>-243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-243">
                <text:p>-243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-242">
                <text:p>-242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-240">
                <text:p>-240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-240">
                <text:p>-240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-239">
                <text:p>-239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-236">
                <text:p>-236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-235">
                <text:p>-235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-234">
                <text:p>-234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-234">
                <text:p>-234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-232">
                <text:p>-232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-231">
                <text:p>-231</text:p>
              </table:table-cell>
              <table:table-cell office:value-type="float" office:value="-1">
                <text:p>-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000000000001">
                <text:p>22.6000000000001</text:p>
              </table:table-cell>
              <table:table-cell office:value-type="float" office:value="-231">
                <text:p>-231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000000000001">
                <text:p>22.7000000000001</text:p>
              </table:table-cell>
              <table:table-cell office:value-type="float" office:value="-232">
                <text:p>-232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000000000001">
                <text:p>22.8000000000001</text:p>
              </table:table-cell>
              <table:table-cell office:value-type="float" office:value="-230">
                <text:p>-230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000000000001">
                <text:p>22.9000000000001</text:p>
              </table:table-cell>
              <table:table-cell office:value-type="float" office:value="-231">
                <text:p>-231</text:p>
              </table:table-cell>
              <table:table-cell office:value-type="float" office:value="-2">
                <text:p>-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0000000000001">
                <text:p>23.0000000000001</text:p>
              </table:table-cell>
              <table:table-cell office:value-type="float" office:value="-231">
                <text:p>-231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000000000001">
                <text:p>23.1000000000001</text:p>
              </table:table-cell>
              <table:table-cell office:value-type="float" office:value="-229">
                <text:p>-229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000000000001">
                <text:p>23.2000000000001</text:p>
              </table:table-cell>
              <table:table-cell office:value-type="float" office:value="-229">
                <text:p>-229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000000000001">
                <text:p>23.3000000000001</text:p>
              </table:table-cell>
              <table:table-cell office:value-type="float" office:value="-230">
                <text:p>-230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-231">
                <text:p>-231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000000000001">
                <text:p>23.5000000000001</text:p>
              </table:table-cell>
              <table:table-cell office:value-type="float" office:value="-230">
                <text:p>-230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000000000001">
                <text:p>23.6000000000001</text:p>
              </table:table-cell>
              <table:table-cell office:value-type="float" office:value="-231">
                <text:p>-231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000000000001">
                <text:p>23.7000000000001</text:p>
              </table:table-cell>
              <table:table-cell office:value-type="float" office:value="-230">
                <text:p>-230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000000000001">
                <text:p>23.8000000000001</text:p>
              </table:table-cell>
              <table:table-cell office:value-type="float" office:value="-229">
                <text:p>-229</text:p>
              </table:table-cell>
              <table:table-cell office:value-type="float" office:value="-1">
                <text:p>-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000000000001">
                <text:p>23.9000000000001</text:p>
              </table:table-cell>
              <table:table-cell office:value-type="float" office:value="-231">
                <text:p>-231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000000000001">
                <text:p>24.0000000000001</text:p>
              </table:table-cell>
              <table:table-cell office:value-type="float" office:value="-234">
                <text:p>-234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000000000001">
                <text:p>24.1000000000001</text:p>
              </table:table-cell>
              <table:table-cell office:value-type="float" office:value="-235">
                <text:p>-235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000000000001">
                <text:p>24.2000000000001</text:p>
              </table:table-cell>
              <table:table-cell office:value-type="float" office:value="-236">
                <text:p>-236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000000000001">
                <text:p>24.3000000000001</text:p>
              </table:table-cell>
              <table:table-cell office:value-type="float" office:value="-236">
                <text:p>-236</text:p>
              </table:table-cell>
              <table:table-cell office:value-type="float" office:value="-2">
                <text:p>-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000000000001">
                <text:p>24.4000000000001</text:p>
              </table:table-cell>
              <table:table-cell office:value-type="float" office:value="-239">
                <text:p>-239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000000000001">
                <text:p>24.5000000000001</text:p>
              </table:table-cell>
              <table:table-cell office:value-type="float" office:value="-238">
                <text:p>-238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000000000001">
                <text:p>24.6000000000001</text:p>
              </table:table-cell>
              <table:table-cell office:value-type="float" office:value="-240">
                <text:p>-240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000000000001">
                <text:p>24.7000000000001</text:p>
              </table:table-cell>
              <table:table-cell office:value-type="float" office:value="-241">
                <text:p>-241</text:p>
              </table:table-cell>
              <table:table-cell office:value-type="float" office:value="-2">
                <text:p>-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000000000001">
                <text:p>24.8000000000001</text:p>
              </table:table-cell>
              <table:table-cell office:value-type="float" office:value="-241">
                <text:p>-241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000000000001">
                <text:p>24.9000000000001</text:p>
              </table:table-cell>
              <table:table-cell office:value-type="float" office:value="-242">
                <text:p>-242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0000000000001">
                <text:p>25.0000000000001</text:p>
              </table:table-cell>
              <table:table-cell office:value-type="float" office:value="-243">
                <text:p>-243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000000000001">
                <text:p>25.1000000000001</text:p>
              </table:table-cell>
              <table:table-cell office:value-type="float" office:value="-244">
                <text:p>-244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000000000001">
                <text:p>25.2000000000001</text:p>
              </table:table-cell>
              <table:table-cell office:value-type="float" office:value="-246">
                <text:p>-246</text:p>
              </table:table-cell>
              <table:table-cell office:value-type="float" office:value="-2">
                <text:p>-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000000000001">
                <text:p>25.3000000000001</text:p>
              </table:table-cell>
              <table:table-cell office:value-type="float" office:value="-246">
                <text:p>-246</text:p>
              </table:table-cell>
              <table:table-cell office:value-type="float" office:value="-2">
                <text:p>-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000000000001">
                <text:p>25.4000000000001</text:p>
              </table:table-cell>
              <table:table-cell office:value-type="float" office:value="-245">
                <text:p>-245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000000000001">
                <text:p>25.5000000000001</text:p>
              </table:table-cell>
              <table:table-cell office:value-type="float" office:value="-246">
                <text:p>-246</text:p>
              </table:table-cell>
              <table:table-cell office:value-type="float" office:value="-2">
                <text:p>-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000000000001">
                <text:p>25.6000000000001</text:p>
              </table:table-cell>
              <table:table-cell office:value-type="float" office:value="-246">
                <text:p>-246</text:p>
              </table:table-cell>
              <table:table-cell office:value-type="float" office:value="-2">
                <text:p>-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000000000001">
                <text:p>25.7000000000001</text:p>
              </table:table-cell>
              <table:table-cell office:value-type="float" office:value="-246">
                <text:p>-246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000000000001">
                <text:p>25.8000000000001</text:p>
              </table:table-cell>
              <table:table-cell office:value-type="float" office:value="-245">
                <text:p>-245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000000000001">
                <text:p>25.9000000000001</text:p>
              </table:table-cell>
              <table:table-cell office:value-type="float" office:value="-246">
                <text:p>-246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0000000000001">
                <text:p>26.0000000000001</text:p>
              </table:table-cell>
              <table:table-cell office:value-type="float" office:value="-243">
                <text:p>-243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000000000001">
                <text:p>26.1000000000001</text:p>
              </table:table-cell>
              <table:table-cell office:value-type="float" office:value="-244">
                <text:p>-244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000000000001">
                <text:p>26.2000000000001</text:p>
              </table:table-cell>
              <table:table-cell office:value-type="float" office:value="-244">
                <text:p>-244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000000000001">
                <text:p>26.3000000000001</text:p>
              </table:table-cell>
              <table:table-cell office:value-type="float" office:value="-244">
                <text:p>-244</text:p>
              </table:table-cell>
              <table:table-cell office:value-type="float" office:value="-1">
                <text:p>-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000000000001">
                <text:p>26.4000000000001</text:p>
              </table:table-cell>
              <table:table-cell office:value-type="float" office:value="-242">
                <text:p>-242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000000000001">
                <text:p>26.5000000000001</text:p>
              </table:table-cell>
              <table:table-cell office:value-type="float" office:value="-241">
                <text:p>-241</text:p>
              </table:table-cell>
              <table:table-cell office:value-type="float" office:value="-1">
                <text:p>-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000000000001">
                <text:p>26.6000000000001</text:p>
              </table:table-cell>
              <table:table-cell office:value-type="float" office:value="-240">
                <text:p>-240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000000000001">
                <text:p>26.7000000000001</text:p>
              </table:table-cell>
              <table:table-cell office:value-type="float" office:value="-240">
                <text:p>-240</text:p>
              </table:table-cell>
              <table:table-cell office:value-type="float" office:value="-2">
                <text:p>-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000000000001">
                <text:p>26.8000000000001</text:p>
              </table:table-cell>
              <table:table-cell office:value-type="float" office:value="-241">
                <text:p>-241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000000000001">
                <text:p>26.9000000000001</text:p>
              </table:table-cell>
              <table:table-cell office:value-type="float" office:value="-241">
                <text:p>-241</text:p>
              </table:table-cell>
              <table:table-cell office:value-type="float" office:value="-1">
                <text:p>-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0000000000001">
                <text:p>27.0000000000001</text:p>
              </table:table-cell>
              <table:table-cell office:value-type="float" office:value="-243">
                <text:p>-243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000000000001">
                <text:p>27.1000000000001</text:p>
              </table:table-cell>
              <table:table-cell office:value-type="float" office:value="-244">
                <text:p>-244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000000000001">
                <text:p>27.2000000000001</text:p>
              </table:table-cell>
              <table:table-cell office:value-type="float" office:value="-249">
                <text:p>-249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000000000001">
                <text:p>27.3000000000001</text:p>
              </table:table-cell>
              <table:table-cell office:value-type="float" office:value="-251">
                <text:p>-251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000000000001">
                <text:p>27.4000000000001</text:p>
              </table:table-cell>
              <table:table-cell office:value-type="float" office:value="-252">
                <text:p>-252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000000000001">
                <text:p>27.5000000000001</text:p>
              </table:table-cell>
              <table:table-cell office:value-type="float" office:value="-254">
                <text:p>-254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000000000001">
                <text:p>27.6000000000001</text:p>
              </table:table-cell>
              <table:table-cell office:value-type="float" office:value="-255">
                <text:p>-255</text:p>
              </table:table-cell>
              <table:table-cell office:value-type="float" office:value="-2">
                <text:p>-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000000000001">
                <text:p>27.7000000000001</text:p>
              </table:table-cell>
              <table:table-cell office:value-type="float" office:value="-256">
                <text:p>-256</text:p>
              </table:table-cell>
              <table:table-cell office:value-type="float" office:value="-2">
                <text:p>-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000000000001">
                <text:p>27.8000000000001</text:p>
              </table:table-cell>
              <table:table-cell office:value-type="float" office:value="-257">
                <text:p>-257</text:p>
              </table:table-cell>
              <table:table-cell office:value-type="float" office:value="-2">
                <text:p>-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000000000001">
                <text:p>27.9000000000001</text:p>
              </table:table-cell>
              <table:table-cell office:value-type="float" office:value="-261">
                <text:p>-261</text:p>
              </table:table-cell>
              <table:table-cell office:value-type="float" office:value="-1">
                <text:p>-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0000000000001">
                <text:p>28.0000000000001</text:p>
              </table:table-cell>
              <table:table-cell office:value-type="float" office:value="-262">
                <text:p>-262</text:p>
              </table:table-cell>
              <table:table-cell office:value-type="float" office:value="-2">
                <text:p>-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000000000001">
                <text:p>28.1000000000001</text:p>
              </table:table-cell>
              <table:table-cell office:value-type="float" office:value="-264">
                <text:p>-264</text:p>
              </table:table-cell>
              <table:table-cell office:value-type="float" office:value="-2">
                <text:p>-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000000000001">
                <text:p>28.2000000000001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000000000001">
                <text:p>28.3000000000001</text:p>
              </table:table-cell>
              <table:table-cell office:value-type="float" office:value="-269">
                <text:p>-269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000000000001">
                <text:p>28.4000000000001</text:p>
              </table:table-cell>
              <table:table-cell office:value-type="float" office:value="-269">
                <text:p>-269</text:p>
              </table:table-cell>
              <table:table-cell office:value-type="float" office:value="-1">
                <text:p>-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000000000001">
                <text:p>28.5000000000001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000000000001">
                <text:p>28.6000000000001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000000000001">
                <text:p>28.7000000000001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000000000001">
                <text:p>28.8000000000001</text:p>
              </table:table-cell>
              <table:table-cell office:value-type="float" office:value="-276">
                <text:p>-276</text:p>
              </table:table-cell>
              <table:table-cell office:value-type="float" office:value="-1">
                <text:p>-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000000000001">
                <text:p>28.9000000000001</text:p>
              </table:table-cell>
              <table:table-cell office:value-type="float" office:value="-276">
                <text:p>-276</text:p>
              </table:table-cell>
              <table:table-cell office:value-type="float" office:value="0">
                <text:p>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0000000000001">
                <text:p>29.0000000000001</text:p>
              </table:table-cell>
              <table:table-cell office:value-type="float" office:value="-277">
                <text:p>-277</text:p>
              </table:table-cell>
              <table:table-cell office:value-type="float" office:value="-1">
                <text:p>-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000000000001">
                <text:p>29.1000000000001</text:p>
              </table:table-cell>
              <table:table-cell office:value-type="float" office:value="-278">
                <text:p>-2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000000000001">
                <text:p>29.2000000000001</text:p>
              </table:table-cell>
              <table:table-cell office:value-type="float" office:value="-278">
                <text:p>-278</text:p>
              </table:table-cell>
              <table:table-cell office:value-type="float" office:value="-1">
                <text:p>-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000000000001">
                <text:p>29.3000000000001</text:p>
              </table:table-cell>
              <table:table-cell office:value-type="float" office:value="-278">
                <text:p>-278</text:p>
              </table:table-cell>
              <table:table-cell office:value-type="float" office:value="-1">
                <text:p>-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000000000001">
                <text:p>29.4000000000001</text:p>
              </table:table-cell>
              <table:table-cell office:value-type="float" office:value="-278">
                <text:p>-278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000000000001">
                <text:p>29.5000000000001</text:p>
              </table:table-cell>
              <table:table-cell office:value-type="float" office:value="-278">
                <text:p>-278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000000000002">
                <text:p>29.6000000000002</text:p>
              </table:table-cell>
              <table:table-cell office:value-type="float" office:value="-277">
                <text:p>-277</text:p>
              </table:table-cell>
              <table:table-cell office:value-type="float" office:value="-1">
                <text:p>-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000000000002">
                <text:p>29.7000000000002</text:p>
              </table:table-cell>
              <table:table-cell office:value-type="float" office:value="-279">
                <text:p>-279</text:p>
              </table:table-cell>
              <table:table-cell office:value-type="float" office:value="-1">
                <text:p>-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000000000002">
                <text:p>29.8000000000002</text:p>
              </table:table-cell>
              <table:table-cell office:value-type="float" office:value="-279">
                <text:p>-279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000000000002">
                <text:p>29.9000000000002</text:p>
              </table:table-cell>
              <table:table-cell office:value-type="float" office:value="-276">
                <text:p>-276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0000000000002">
                <text:p>30.0000000000002</text:p>
              </table:table-cell>
              <table:table-cell office:value-type="float" office:value="-278">
                <text:p>-278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000000000002">
                <text:p>30.1000000000002</text:p>
              </table:table-cell>
              <table:table-cell office:value-type="float" office:value="-279">
                <text:p>-279</text:p>
              </table:table-cell>
              <table:table-cell office:value-type="float" office:value="-1">
                <text:p>-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000000000002">
                <text:p>30.2000000000002</text:p>
              </table:table-cell>
              <table:table-cell office:value-type="float" office:value="-279">
                <text:p>-279</text:p>
              </table:table-cell>
              <table:table-cell office:value-type="float" office:value="-1">
                <text:p>-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000000000002">
                <text:p>30.3000000000002</text:p>
              </table:table-cell>
              <table:table-cell office:value-type="float" office:value="-280">
                <text:p>-28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000000000002">
                <text:p>30.4000000000002</text:p>
              </table:table-cell>
              <table:table-cell office:value-type="float" office:value="-279">
                <text:p>-279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000000000002">
                <text:p>30.5000000000002</text:p>
              </table:table-cell>
              <table:table-cell office:value-type="float" office:value="-280">
                <text:p>-280</text:p>
              </table:table-cell>
              <table:table-cell office:value-type="float" office:value="-1">
                <text:p>-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000000000002">
                <text:p>30.6000000000002</text:p>
              </table:table-cell>
              <table:table-cell office:value-type="float" office:value="-280">
                <text:p>-28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000000000002">
                <text:p>30.7000000000002</text:p>
              </table:table-cell>
              <table:table-cell office:value-type="float" office:value="-282">
                <text:p>-282</text:p>
              </table:table-cell>
              <table:table-cell office:value-type="float" office:value="-1">
                <text:p>-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000000000002">
                <text:p>30.8000000000002</text:p>
              </table:table-cell>
              <table:table-cell office:value-type="float" office:value="-280">
                <text:p>-280</text:p>
              </table:table-cell>
              <table:table-cell office:value-type="float" office:value="-1">
                <text:p>-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000000000002">
                <text:p>30.9000000000002</text:p>
              </table:table-cell>
              <table:table-cell office:value-type="float" office:value="-281">
                <text:p>-281</text:p>
              </table:table-cell>
              <table:table-cell office:value-type="float" office:value="-1">
                <text:p>-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0000000000002">
                <text:p>31.0000000000002</text:p>
              </table:table-cell>
              <table:table-cell office:value-type="float" office:value="-283">
                <text:p>-283</text:p>
              </table:table-cell>
              <table:table-cell office:value-type="float" office:value="-1">
                <text:p>-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000000000002">
                <text:p>31.1000000000002</text:p>
              </table:table-cell>
              <table:table-cell office:value-type="float" office:value="-283">
                <text:p>-283</text:p>
              </table:table-cell>
              <table:table-cell office:value-type="float" office:value="-1">
                <text:p>-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000000000002">
                <text:p>31.2000000000002</text:p>
              </table:table-cell>
              <table:table-cell office:value-type="float" office:value="-283">
                <text:p>-283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000000000002">
                <text:p>31.3000000000002</text:p>
              </table:table-cell>
              <table:table-cell office:value-type="float" office:value="-281">
                <text:p>-281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000000000002">
                <text:p>31.4000000000002</text:p>
              </table:table-cell>
              <table:table-cell office:value-type="float" office:value="-283">
                <text:p>-283</text:p>
              </table:table-cell>
              <table:table-cell office:value-type="float" office:value="-1">
                <text:p>-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000000000002">
                <text:p>31.5000000000002</text:p>
              </table:table-cell>
              <table:table-cell office:value-type="float" office:value="-283">
                <text:p>-283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000000000002">
                <text:p>31.6000000000002</text:p>
              </table:table-cell>
              <table:table-cell office:value-type="float" office:value="-284">
                <text:p>-284</text:p>
              </table:table-cell>
              <table:table-cell office:value-type="float" office:value="-1">
                <text:p>-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000000000002">
                <text:p>31.7000000000002</text:p>
              </table:table-cell>
              <table:table-cell office:value-type="float" office:value="-283">
                <text:p>-283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000000000002">
                <text:p>31.8000000000002</text:p>
              </table:table-cell>
              <table:table-cell office:value-type="float" office:value="-283">
                <text:p>-283</text:p>
              </table:table-cell>
              <table:table-cell office:value-type="float" office:value="-1">
                <text:p>-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000000000002">
                <text:p>31.9000000000002</text:p>
              </table:table-cell>
              <table:table-cell office:value-type="float" office:value="-283">
                <text:p>-283</text:p>
              </table:table-cell>
              <table:table-cell office:value-type="float" office:value="-1">
                <text:p>-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0000000000002">
                <text:p>32.0000000000002</text:p>
              </table:table-cell>
              <table:table-cell office:value-type="float" office:value="-281">
                <text:p>-281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000000000002">
                <text:p>32.1000000000002</text:p>
              </table:table-cell>
              <table:table-cell office:value-type="float" office:value="-284">
                <text:p>-284</text:p>
              </table:table-cell>
              <table:table-cell office:value-type="float" office:value="-1">
                <text:p>-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000000000002">
                <text:p>32.2000000000002</text:p>
              </table:table-cell>
              <table:table-cell office:value-type="float" office:value="-284">
                <text:p>-284</text:p>
              </table:table-cell>
              <table:table-cell office:value-type="float" office:value="-1">
                <text:p>-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000000000002">
                <text:p>32.3000000000002</text:p>
              </table:table-cell>
              <table:table-cell office:value-type="float" office:value="-284">
                <text:p>-284</text:p>
              </table:table-cell>
              <table:table-cell office:value-type="float" office:value="-1">
                <text:p>-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000000000002">
                <text:p>32.4000000000002</text:p>
              </table:table-cell>
              <table:table-cell office:value-type="float" office:value="-284">
                <text:p>-284</text:p>
              </table:table-cell>
              <table:table-cell office:value-type="float" office:value="-1">
                <text:p>-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000000000002">
                <text:p>32.5000000000002</text:p>
              </table:table-cell>
              <table:table-cell office:value-type="float" office:value="-284">
                <text:p>-284</text:p>
              </table:table-cell>
              <table:table-cell office:value-type="float" office:value="-1">
                <text:p>-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000000000002">
                <text:p>32.6000000000002</text:p>
              </table:table-cell>
              <table:table-cell office:value-type="float" office:value="-284">
                <text:p>-284</text:p>
              </table:table-cell>
              <table:table-cell office:value-type="float" office:value="-1">
                <text:p>-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000000000002">
                <text:p>32.7000000000002</text:p>
              </table:table-cell>
              <table:table-cell office:value-type="float" office:value="-285">
                <text:p>-285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000000000002">
                <text:p>32.8000000000002</text:p>
              </table:table-cell>
              <table:table-cell office:value-type="float" office:value="-286">
                <text:p>-286</text:p>
              </table:table-cell>
              <table:table-cell office:value-type="float" office:value="-1">
                <text:p>-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000000000002">
                <text:p>32.9000000000002</text:p>
              </table:table-cell>
              <table:table-cell office:value-type="float" office:value="-284">
                <text:p>-284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0000000000002">
                <text:p>33.0000000000002</text:p>
              </table:table-cell>
              <table:table-cell office:value-type="float" office:value="-285">
                <text:p>-285</text:p>
              </table:table-cell>
              <table:table-cell office:value-type="float" office:value="-1">
                <text:p>-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000000000002">
                <text:p>33.1000000000002</text:p>
              </table:table-cell>
              <table:table-cell office:value-type="float" office:value="-285">
                <text:p>-285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000000000002">
                <text:p>33.2000000000002</text:p>
              </table:table-cell>
              <table:table-cell office:value-type="float" office:value="-287">
                <text:p>-287</text:p>
              </table:table-cell>
              <table:table-cell office:value-type="float" office:value="-1">
                <text:p>-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000000000002">
                <text:p>33.3000000000002</text:p>
              </table:table-cell>
              <table:table-cell office:value-type="float" office:value="-286">
                <text:p>-286</text:p>
              </table:table-cell>
              <table:table-cell office:value-type="float" office:value="-1">
                <text:p>-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000000000002">
                <text:p>33.4000000000002</text:p>
              </table:table-cell>
              <table:table-cell office:value-type="float" office:value="-285">
                <text:p>-285</text:p>
              </table:table-cell>
              <table:table-cell office:value-type="float" office:value="-1">
                <text:p>-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000000000002">
                <text:p>33.5000000000002</text:p>
              </table:table-cell>
              <table:table-cell office:value-type="float" office:value="-286">
                <text:p>-286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000000000002">
                <text:p>33.6000000000002</text:p>
              </table:table-cell>
              <table:table-cell office:value-type="float" office:value="-286">
                <text:p>-286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000000000002">
                <text:p>33.7000000000002</text:p>
              </table:table-cell>
              <table:table-cell office:value-type="float" office:value="-288">
                <text:p>-288</text:p>
              </table:table-cell>
              <table:table-cell office:value-type="float" office:value="-1">
                <text:p>-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000000000002">
                <text:p>33.8000000000002</text:p>
              </table:table-cell>
              <table:table-cell office:value-type="float" office:value="-289">
                <text:p>-289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000000000002">
                <text:p>33.9000000000002</text:p>
              </table:table-cell>
              <table:table-cell office:value-type="float" office:value="-288">
                <text:p>-288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0000000000002">
                <text:p>34.0000000000002</text:p>
              </table:table-cell>
              <table:table-cell office:value-type="float" office:value="-288">
                <text:p>-288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000000000002">
                <text:p>34.1000000000002</text:p>
              </table:table-cell>
              <table:table-cell office:value-type="float" office:value="-289">
                <text:p>-289</text:p>
              </table:table-cell>
              <table:table-cell office:value-type="float" office:value="0">
                <text:p>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000000000002">
                <text:p>34.2000000000002</text:p>
              </table:table-cell>
              <table:table-cell office:value-type="float" office:value="-289">
                <text:p>-289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000000000002">
                <text:p>34.3000000000002</text:p>
              </table:table-cell>
              <table:table-cell office:value-type="float" office:value="-290">
                <text:p>-29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000000000002">
                <text:p>34.4000000000002</text:p>
              </table:table-cell>
              <table:table-cell office:value-type="float" office:value="-291">
                <text:p>-291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000000000002">
                <text:p>34.5000000000002</text:p>
              </table:table-cell>
              <table:table-cell office:value-type="float" office:value="-289">
                <text:p>-289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000000000002">
                <text:p>34.6000000000002</text:p>
              </table:table-cell>
              <table:table-cell office:value-type="float" office:value="-290">
                <text:p>-29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000000000002">
                <text:p>34.7000000000002</text:p>
              </table:table-cell>
              <table:table-cell office:value-type="float" office:value="-290">
                <text:p>-290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000000000002">
                <text:p>34.8000000000002</text:p>
              </table:table-cell>
              <table:table-cell office:value-type="float" office:value="-292">
                <text:p>-292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000000000002">
                <text:p>34.9000000000002</text:p>
              </table:table-cell>
              <table:table-cell office:value-type="float" office:value="-292">
                <text:p>-292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0000000000002">
                <text:p>35.0000000000002</text:p>
              </table:table-cell>
              <table:table-cell office:value-type="float" office:value="-293">
                <text:p>-293</text:p>
              </table:table-cell>
              <table:table-cell office:value-type="float" office:value="-1">
                <text:p>-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000000000002">
                <text:p>35.1000000000002</text:p>
              </table:table-cell>
              <table:table-cell office:value-type="float" office:value="-294">
                <text:p>-294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000000000002">
                <text:p>35.2000000000002</text:p>
              </table:table-cell>
              <table:table-cell office:value-type="float" office:value="-295">
                <text:p>-295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000000000002">
                <text:p>35.3000000000002</text:p>
              </table:table-cell>
              <table:table-cell office:value-type="float" office:value="-295">
                <text:p>-295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000000000002">
                <text:p>35.4000000000002</text:p>
              </table:table-cell>
              <table:table-cell office:value-type="float" office:value="-295">
                <text:p>-295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000000000002">
                <text:p>35.5000000000002</text:p>
              </table:table-cell>
              <table:table-cell office:value-type="float" office:value="-297">
                <text:p>-297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000000000002">
                <text:p>35.6000000000002</text:p>
              </table:table-cell>
              <table:table-cell office:value-type="float" office:value="-297">
                <text:p>-297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000000000002">
                <text:p>35.7000000000002</text:p>
              </table:table-cell>
              <table:table-cell office:value-type="float" office:value="-298">
                <text:p>-298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000000000002">
                <text:p>35.8000000000002</text:p>
              </table:table-cell>
              <table:table-cell office:value-type="float" office:value="-297">
                <text:p>-297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000000000002">
                <text:p>35.9000000000002</text:p>
              </table:table-cell>
              <table:table-cell office:value-type="float" office:value="-299">
                <text:p>-299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0000000000002">
                <text:p>36.0000000000002</text:p>
              </table:table-cell>
              <table:table-cell office:value-type="float" office:value="-298">
                <text:p>-298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000000000002">
                <text:p>36.1000000000002</text:p>
              </table:table-cell>
              <table:table-cell office:value-type="float" office:value="-298">
                <text:p>-298</text:p>
              </table:table-cell>
              <table:table-cell office:value-type="float" office:value="-1">
                <text:p>-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000000000002">
                <text:p>36.2000000000002</text:p>
              </table:table-cell>
              <table:table-cell office:value-type="float" office:value="-300">
                <text:p>-300</text:p>
              </table:table-cell>
              <table:table-cell office:value-type="float" office:value="-1">
                <text:p>-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000000000002">
                <text:p>36.3000000000002</text:p>
              </table:table-cell>
              <table:table-cell office:value-type="float" office:value="-302">
                <text:p>-302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000000000002">
                <text:p>36.4000000000002</text:p>
              </table:table-cell>
              <table:table-cell office:value-type="float" office:value="-302">
                <text:p>-302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000000000002">
                <text:p>36.5000000000002</text:p>
              </table:table-cell>
              <table:table-cell office:value-type="float" office:value="-301">
                <text:p>-301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6000000000002">
                <text:p>36.6000000000002</text:p>
              </table:table-cell>
              <table:table-cell office:value-type="float" office:value="-301">
                <text:p>-301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000000000003">
                <text:p>36.7000000000003</text:p>
              </table:table-cell>
              <table:table-cell office:value-type="float" office:value="-302">
                <text:p>-302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000000000003">
                <text:p>36.8000000000003</text:p>
              </table:table-cell>
              <table:table-cell office:value-type="float" office:value="-302">
                <text:p>-302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000000000003">
                <text:p>36.9000000000003</text:p>
              </table:table-cell>
              <table:table-cell office:value-type="float" office:value="-301">
                <text:p>-301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0000000000003">
                <text:p>37.0000000000003</text:p>
              </table:table-cell>
              <table:table-cell office:value-type="float" office:value="-304">
                <text:p>-304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000000000003">
                <text:p>37.1000000000003</text:p>
              </table:table-cell>
              <table:table-cell office:value-type="float" office:value="-304">
                <text:p>-304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000000000003">
                <text:p>37.2000000000003</text:p>
              </table:table-cell>
              <table:table-cell office:value-type="float" office:value="-305">
                <text:p>-305</text:p>
              </table:table-cell>
              <table:table-cell office:value-type="float" office:value="-1">
                <text:p>-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000000000003">
                <text:p>37.3000000000003</text:p>
              </table:table-cell>
              <table:table-cell office:value-type="float" office:value="-304">
                <text:p>-304</text:p>
              </table:table-cell>
              <table:table-cell office:value-type="float" office:value="-1">
                <text:p>-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000000000003">
                <text:p>37.4000000000003</text:p>
              </table:table-cell>
              <table:table-cell office:value-type="float" office:value="-305">
                <text:p>-305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000000000003">
                <text:p>37.5000000000003</text:p>
              </table:table-cell>
              <table:table-cell office:value-type="float" office:value="-304">
                <text:p>-304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000000000003">
                <text:p>37.6000000000003</text:p>
              </table:table-cell>
              <table:table-cell office:value-type="float" office:value="-304">
                <text:p>-304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000000000003">
                <text:p>37.7000000000003</text:p>
              </table:table-cell>
              <table:table-cell office:value-type="float" office:value="-302">
                <text:p>-302</text:p>
              </table:table-cell>
              <table:table-cell office:value-type="float" office:value="0">
                <text:p>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000000000003">
                <text:p>37.8000000000003</text:p>
              </table:table-cell>
              <table:table-cell office:value-type="float" office:value="-303">
                <text:p>-303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000000000003">
                <text:p>37.9000000000003</text:p>
              </table:table-cell>
              <table:table-cell office:value-type="float" office:value="-303">
                <text:p>-303</text:p>
              </table:table-cell>
              <table:table-cell office:value-type="float" office:value="-1">
                <text:p>-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0000000000003">
                <text:p>38.0000000000003</text:p>
              </table:table-cell>
              <table:table-cell office:value-type="float" office:value="-305">
                <text:p>-305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000000000003">
                <text:p>38.1000000000003</text:p>
              </table:table-cell>
              <table:table-cell office:value-type="float" office:value="-304">
                <text:p>-304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000000000003">
                <text:p>38.2000000000003</text:p>
              </table:table-cell>
              <table:table-cell office:value-type="float" office:value="-307">
                <text:p>-307</text:p>
              </table:table-cell>
              <table:table-cell office:value-type="float" office:value="0">
                <text:p>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000000000003">
                <text:p>38.3000000000003</text:p>
              </table:table-cell>
              <table:table-cell office:value-type="float" office:value="-311">
                <text:p>-311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000000000003">
                <text:p>38.4000000000003</text:p>
              </table:table-cell>
              <table:table-cell office:value-type="float" office:value="-309">
                <text:p>-309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000000000003">
                <text:p>38.5000000000003</text:p>
              </table:table-cell>
              <table:table-cell office:value-type="float" office:value="-311">
                <text:p>-311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000000000003">
                <text:p>38.6000000000003</text:p>
              </table:table-cell>
              <table:table-cell office:value-type="float" office:value="-312">
                <text:p>-312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000000000003">
                <text:p>38.7000000000003</text:p>
              </table:table-cell>
              <table:table-cell office:value-type="float" office:value="-310">
                <text:p>-31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000000000003">
                <text:p>38.8000000000003</text:p>
              </table:table-cell>
              <table:table-cell office:value-type="float" office:value="-312">
                <text:p>-312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000000000003">
                <text:p>38.9000000000003</text:p>
              </table:table-cell>
              <table:table-cell office:value-type="float" office:value="-313">
                <text:p>-313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0000000000003">
                <text:p>39.0000000000003</text:p>
              </table:table-cell>
              <table:table-cell office:value-type="float" office:value="-312">
                <text:p>-312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000000000003">
                <text:p>39.1000000000003</text:p>
              </table:table-cell>
              <table:table-cell office:value-type="float" office:value="-312">
                <text:p>-312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000000000003">
                <text:p>39.2000000000003</text:p>
              </table:table-cell>
              <table:table-cell office:value-type="float" office:value="-315">
                <text:p>-315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000000000003">
                <text:p>39.3000000000003</text:p>
              </table:table-cell>
              <table:table-cell office:value-type="float" office:value="-313">
                <text:p>-313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000000000003">
                <text:p>39.4000000000003</text:p>
              </table:table-cell>
              <table:table-cell office:value-type="float" office:value="-315">
                <text:p>-315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000000000003">
                <text:p>39.5000000000003</text:p>
              </table:table-cell>
              <table:table-cell office:value-type="float" office:value="-313">
                <text:p>-313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000000000003">
                <text:p>39.6000000000003</text:p>
              </table:table-cell>
              <table:table-cell office:value-type="float" office:value="-316">
                <text:p>-316</text:p>
              </table:table-cell>
              <table:table-cell office:value-type="float" office:value="-1">
                <text:p>-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7000000000003">
                <text:p>39.7000000000003</text:p>
              </table:table-cell>
              <table:table-cell office:value-type="float" office:value="-314">
                <text:p>-314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000000000003">
                <text:p>39.8000000000003</text:p>
              </table:table-cell>
              <table:table-cell office:value-type="float" office:value="-314">
                <text:p>-314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000000000003">
                <text:p>39.9000000000003</text:p>
              </table:table-cell>
              <table:table-cell office:value-type="float" office:value="-314">
                <text:p>-314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0000000000003">
                <text:p>40.0000000000003</text:p>
              </table:table-cell>
              <table:table-cell office:value-type="float" office:value="-317">
                <text:p>-317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000000000003">
                <text:p>40.1000000000003</text:p>
              </table:table-cell>
              <table:table-cell office:value-type="float" office:value="-316">
                <text:p>-31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2000000000003">
                <text:p>40.2000000000003</text:p>
              </table:table-cell>
              <table:table-cell office:value-type="float" office:value="-317">
                <text:p>-317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000000000003">
                <text:p>40.3000000000003</text:p>
              </table:table-cell>
              <table:table-cell office:value-type="float" office:value="-317">
                <text:p>-317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000000000003">
                <text:p>40.4000000000003</text:p>
              </table:table-cell>
              <table:table-cell office:value-type="float" office:value="-319">
                <text:p>-319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000000000003">
                <text:p>40.5000000000003</text:p>
              </table:table-cell>
              <table:table-cell office:value-type="float" office:value="-318">
                <text:p>-318</text:p>
              </table:table-cell>
              <table:table-cell office:value-type="float" office:value="-1">
                <text:p>-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000000000003">
                <text:p>40.6000000000003</text:p>
              </table:table-cell>
              <table:table-cell office:value-type="float" office:value="-319">
                <text:p>-319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7000000000003">
                <text:p>40.7000000000003</text:p>
              </table:table-cell>
              <table:table-cell office:value-type="float" office:value="-320">
                <text:p>-320</text:p>
              </table:table-cell>
              <table:table-cell office:value-type="float" office:value="0">
                <text:p>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8000000000003">
                <text:p>40.8000000000003</text:p>
              </table:table-cell>
              <table:table-cell office:value-type="float" office:value="-320">
                <text:p>-320</text:p>
              </table:table-cell>
              <table:table-cell office:value-type="float" office:value="0">
                <text:p>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9000000000003">
                <text:p>40.9000000000003</text:p>
              </table:table-cell>
              <table:table-cell office:value-type="float" office:value="-320">
                <text:p>-320</text:p>
              </table:table-cell>
              <table:table-cell office:value-type="float" office:value="0">
                <text:p>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0000000000003">
                <text:p>41.0000000000003</text:p>
              </table:table-cell>
              <table:table-cell office:value-type="float" office:value="-322">
                <text:p>-322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000000000003">
                <text:p>41.1000000000003</text:p>
              </table:table-cell>
              <table:table-cell office:value-type="float" office:value="-321">
                <text:p>-321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000000000003">
                <text:p>41.2000000000003</text:p>
              </table:table-cell>
              <table:table-cell office:value-type="float" office:value="-321">
                <text:p>-321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000000000003">
                <text:p>41.3000000000003</text:p>
              </table:table-cell>
              <table:table-cell office:value-type="float" office:value="-320">
                <text:p>-320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4000000000003">
                <text:p>41.4000000000003</text:p>
              </table:table-cell>
              <table:table-cell office:value-type="float" office:value="-321">
                <text:p>-321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5000000000003">
                <text:p>41.5000000000003</text:p>
              </table:table-cell>
              <table:table-cell office:value-type="float" office:value="-323">
                <text:p>-323</text:p>
              </table:table-cell>
              <table:table-cell office:value-type="float" office:value="0">
                <text:p>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6000000000003">
                <text:p>41.6000000000003</text:p>
              </table:table-cell>
              <table:table-cell office:value-type="float" office:value="-324">
                <text:p>-324</text:p>
              </table:table-cell>
              <table:table-cell office:value-type="float" office:value="0">
                <text:p>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000000000003">
                <text:p>41.7000000000003</text:p>
              </table:table-cell>
              <table:table-cell office:value-type="float" office:value="-324">
                <text:p>-324</text:p>
              </table:table-cell>
              <table:table-cell office:value-type="float" office:value="0">
                <text:p>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8000000000003">
                <text:p>41.8000000000003</text:p>
              </table:table-cell>
              <table:table-cell office:value-type="float" office:value="-324">
                <text:p>-324</text:p>
              </table:table-cell>
              <table:table-cell office:value-type="float" office:value="0">
                <text:p>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000000000003">
                <text:p>41.9000000000003</text:p>
              </table:table-cell>
              <table:table-cell office:value-type="float" office:value="-325">
                <text:p>-325</text:p>
              </table:table-cell>
              <table:table-cell office:value-type="float" office:value="0">
                <text:p>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0000000000003">
                <text:p>42.0000000000003</text:p>
              </table:table-cell>
              <table:table-cell office:value-type="float" office:value="-326">
                <text:p>-326</text:p>
              </table:table-cell>
              <table:table-cell office:value-type="float" office:value="0">
                <text:p>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000000000003">
                <text:p>42.1000000000003</text:p>
              </table:table-cell>
              <table:table-cell office:value-type="float" office:value="-328">
                <text:p>-328</text:p>
              </table:table-cell>
              <table:table-cell office:value-type="float" office:value="0">
                <text:p>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000000000003">
                <text:p>42.2000000000003</text:p>
              </table:table-cell>
              <table:table-cell office:value-type="float" office:value="-327">
                <text:p>-327</text:p>
              </table:table-cell>
              <table:table-cell office:value-type="float" office:value="0">
                <text:p>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000000000003">
                <text:p>42.3000000000003</text:p>
              </table:table-cell>
              <table:table-cell office:value-type="float" office:value="-327">
                <text:p>-327</text:p>
              </table:table-cell>
              <table:table-cell office:value-type="float" office:value="0">
                <text:p>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000000000003">
                <text:p>42.4000000000003</text:p>
              </table:table-cell>
              <table:table-cell office:value-type="float" office:value="-326">
                <text:p>-326</text:p>
              </table:table-cell>
              <table:table-cell office:value-type="float" office:value="0">
                <text:p>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000000000003">
                <text:p>42.5000000000003</text:p>
              </table:table-cell>
              <table:table-cell office:value-type="float" office:value="-327">
                <text:p>-327</text:p>
              </table:table-cell>
              <table:table-cell office:value-type="float" office:value="0">
                <text:p>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6000000000003">
                <text:p>42.6000000000003</text:p>
              </table:table-cell>
              <table:table-cell office:value-type="float" office:value="-328">
                <text:p>-328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7000000000003">
                <text:p>42.7000000000003</text:p>
              </table:table-cell>
              <table:table-cell office:value-type="float" office:value="-328">
                <text:p>-328</text:p>
              </table:table-cell>
              <table:table-cell office:value-type="float" office:value="1">
                <text:p>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8000000000003">
                <text:p>42.8000000000003</text:p>
              </table:table-cell>
              <table:table-cell office:value-type="float" office:value="-328">
                <text:p>-328</text:p>
              </table:table-cell>
              <table:table-cell office:value-type="float" office:value="0">
                <text:p>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9000000000003">
                <text:p>42.9000000000003</text:p>
              </table:table-cell>
              <table:table-cell office:value-type="float" office:value="-327">
                <text:p>-327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0000000000003">
                <text:p>43.0000000000003</text:p>
              </table:table-cell>
              <table:table-cell office:value-type="float" office:value="-327">
                <text:p>-327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000000000003">
                <text:p>43.1000000000003</text:p>
              </table:table-cell>
              <table:table-cell office:value-type="float" office:value="-326">
                <text:p>-326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000000000003">
                <text:p>43.2000000000003</text:p>
              </table:table-cell>
              <table:table-cell office:value-type="float" office:value="-326">
                <text:p>-326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000000000004">
                <text:p>43.3000000000004</text:p>
              </table:table-cell>
              <table:table-cell office:value-type="float" office:value="-326">
                <text:p>-326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000000000003">
                <text:p>43.4000000000003</text:p>
              </table:table-cell>
              <table:table-cell office:value-type="float" office:value="-325">
                <text:p>-325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000000000004">
                <text:p>43.5000000000004</text:p>
              </table:table-cell>
              <table:table-cell office:value-type="float" office:value="-326">
                <text:p>-326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000000000004">
                <text:p>43.6000000000004</text:p>
              </table:table-cell>
              <table:table-cell office:value-type="float" office:value="-325">
                <text:p>-325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000000000004">
                <text:p>43.7000000000004</text:p>
              </table:table-cell>
              <table:table-cell office:value-type="float" office:value="-325">
                <text:p>-325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8000000000004">
                <text:p>43.8000000000004</text:p>
              </table:table-cell>
              <table:table-cell office:value-type="float" office:value="-325">
                <text:p>-325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000000000004">
                <text:p>43.9000000000004</text:p>
              </table:table-cell>
              <table:table-cell office:value-type="float" office:value="-325">
                <text:p>-325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0000000000004">
                <text:p>44.0000000000004</text:p>
              </table:table-cell>
              <table:table-cell office:value-type="float" office:value="-323">
                <text:p>-323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000000000004">
                <text:p>44.1000000000004</text:p>
              </table:table-cell>
              <table:table-cell office:value-type="float" office:value="-322">
                <text:p>-322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000000000004">
                <text:p>44.2000000000004</text:p>
              </table:table-cell>
              <table:table-cell office:value-type="float" office:value="-323">
                <text:p>-323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000000000004">
                <text:p>44.3000000000004</text:p>
              </table:table-cell>
              <table:table-cell office:value-type="float" office:value="-321">
                <text:p>-321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000000000004">
                <text:p>44.4000000000004</text:p>
              </table:table-cell>
              <table:table-cell office:value-type="float" office:value="-322">
                <text:p>-322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5000000000004">
                <text:p>44.5000000000004</text:p>
              </table:table-cell>
              <table:table-cell office:value-type="float" office:value="-320">
                <text:p>-320</text:p>
              </table:table-cell>
              <table:table-cell office:value-type="float" office:value="1">
                <text:p>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000000000004">
                <text:p>44.6000000000004</text:p>
              </table:table-cell>
              <table:table-cell office:value-type="float" office:value="-319">
                <text:p>-319</text:p>
              </table:table-cell>
              <table:table-cell office:value-type="float" office:value="0">
                <text:p>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7000000000004">
                <text:p>44.7000000000004</text:p>
              </table:table-cell>
              <table:table-cell office:value-type="float" office:value="-320">
                <text:p>-320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8000000000004">
                <text:p>44.8000000000004</text:p>
              </table:table-cell>
              <table:table-cell office:value-type="float" office:value="-319">
                <text:p>-319</text:p>
              </table:table-cell>
              <table:table-cell office:value-type="float" office:value="0">
                <text:p>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000000000004">
                <text:p>44.9000000000004</text:p>
              </table:table-cell>
              <table:table-cell office:value-type="float" office:value="-320">
                <text:p>-320</text:p>
              </table:table-cell>
              <table:table-cell office:value-type="float" office:value="1">
                <text:p>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0000000000004">
                <text:p>45.0000000000004</text:p>
              </table:table-cell>
              <table:table-cell office:value-type="float" office:value="-317">
                <text:p>-317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000000000004">
                <text:p>45.1000000000004</text:p>
              </table:table-cell>
              <table:table-cell office:value-type="float" office:value="-318">
                <text:p>-318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2000000000004">
                <text:p>45.2000000000004</text:p>
              </table:table-cell>
              <table:table-cell office:value-type="float" office:value="-315">
                <text:p>-315</text:p>
              </table:table-cell>
              <table:table-cell office:value-type="float" office:value="0">
                <text:p>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000000000004">
                <text:p>45.3000000000004</text:p>
              </table:table-cell>
              <table:table-cell office:value-type="float" office:value="-315">
                <text:p>-315</text:p>
              </table:table-cell>
              <table:table-cell office:value-type="float" office:value="0">
                <text:p>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4000000000004">
                <text:p>45.4000000000004</text:p>
              </table:table-cell>
              <table:table-cell office:value-type="float" office:value="-315">
                <text:p>-315</text:p>
              </table:table-cell>
              <table:table-cell office:value-type="float" office:value="0">
                <text:p>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000000000004">
                <text:p>45.5000000000004</text:p>
              </table:table-cell>
              <table:table-cell office:value-type="float" office:value="-314">
                <text:p>-314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6000000000004">
                <text:p>45.6000000000004</text:p>
              </table:table-cell>
              <table:table-cell office:value-type="float" office:value="-312">
                <text:p>-312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7000000000004">
                <text:p>45.7000000000004</text:p>
              </table:table-cell>
              <table:table-cell office:value-type="float" office:value="-310">
                <text:p>-310</text:p>
              </table:table-cell>
              <table:table-cell office:value-type="float" office:value="-1">
                <text:p>-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8000000000004">
                <text:p>45.8000000000004</text:p>
              </table:table-cell>
              <table:table-cell office:value-type="float" office:value="-311">
                <text:p>-311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9000000000004">
                <text:p>45.9000000000004</text:p>
              </table:table-cell>
              <table:table-cell office:value-type="float" office:value="-308">
                <text:p>-308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0000000000004">
                <text:p>46.0000000000004</text:p>
              </table:table-cell>
              <table:table-cell office:value-type="float" office:value="-307">
                <text:p>-307</text:p>
              </table:table-cell>
              <table:table-cell office:value-type="float" office:value="-1">
                <text:p>-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000000000004">
                <text:p>46.1000000000004</text:p>
              </table:table-cell>
              <table:table-cell office:value-type="float" office:value="-305">
                <text:p>-305</text:p>
              </table:table-cell>
              <table:table-cell office:value-type="float" office:value="0">
                <text:p>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2000000000004">
                <text:p>46.2000000000004</text:p>
              </table:table-cell>
              <table:table-cell office:value-type="float" office:value="-304">
                <text:p>-304</text:p>
              </table:table-cell>
              <table:table-cell office:value-type="float" office:value="-1">
                <text:p>-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000000000004">
                <text:p>46.3000000000004</text:p>
              </table:table-cell>
              <table:table-cell office:value-type="float" office:value="-302">
                <text:p>-302</text:p>
              </table:table-cell>
              <table:table-cell office:value-type="float" office:value="0">
                <text:p>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4000000000004">
                <text:p>46.4000000000004</text:p>
              </table:table-cell>
              <table:table-cell office:value-type="float" office:value="-301">
                <text:p>-301</text:p>
              </table:table-cell>
              <table:table-cell office:value-type="float" office:value="0">
                <text:p>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000000000004">
                <text:p>46.5000000000004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6000000000004">
                <text:p>46.6000000000004</text:p>
              </table:table-cell>
              <table:table-cell office:value-type="float" office:value="-299">
                <text:p>-299</text:p>
              </table:table-cell>
              <table:table-cell office:value-type="float" office:value="0">
                <text:p>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000000000004">
                <text:p>46.7000000000004</text:p>
              </table:table-cell>
              <table:table-cell office:value-type="float" office:value="-298">
                <text:p>-298</text:p>
              </table:table-cell>
              <table:table-cell office:value-type="float" office:value="-1">
                <text:p>-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000000000004">
                <text:p>46.8000000000004</text:p>
              </table:table-cell>
              <table:table-cell office:value-type="float" office:value="-297">
                <text:p>-297</text:p>
              </table:table-cell>
              <table:table-cell office:value-type="float" office:value="0">
                <text:p>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000000000004">
                <text:p>46.9000000000004</text:p>
              </table:table-cell>
              <table:table-cell office:value-type="float" office:value="-297">
                <text:p>-297</text:p>
              </table:table-cell>
              <table:table-cell office:value-type="float" office:value="0">
                <text:p>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0000000000004">
                <text:p>47.0000000000004</text:p>
              </table:table-cell>
              <table:table-cell office:value-type="float" office:value="-296">
                <text:p>-296</text:p>
              </table:table-cell>
              <table:table-cell office:value-type="float" office:value="-1">
                <text:p>-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000000000004">
                <text:p>47.1000000000004</text:p>
              </table:table-cell>
              <table:table-cell office:value-type="float" office:value="-295">
                <text:p>-295</text:p>
              </table:table-cell>
              <table:table-cell office:value-type="float" office:value="-1">
                <text:p>-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000000000004">
                <text:p>47.2000000000004</text:p>
              </table:table-cell>
              <table:table-cell office:value-type="float" office:value="-296">
                <text:p>-296</text:p>
              </table:table-cell>
              <table:table-cell office:value-type="float" office:value="-1">
                <text:p>-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000000000004">
                <text:p>47.3000000000004</text:p>
              </table:table-cell>
              <table:table-cell office:value-type="float" office:value="-295">
                <text:p>-295</text:p>
              </table:table-cell>
              <table:table-cell office:value-type="float" office:value="-1">
                <text:p>-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000000000004">
                <text:p>47.4000000000004</text:p>
              </table:table-cell>
              <table:table-cell office:value-type="float" office:value="-295">
                <text:p>-295</text:p>
              </table:table-cell>
              <table:table-cell office:value-type="float" office:value="-1">
                <text:p>-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000000000004">
                <text:p>47.5000000000004</text:p>
              </table:table-cell>
              <table:table-cell office:value-type="float" office:value="-293">
                <text:p>-293</text:p>
              </table:table-cell>
              <table:table-cell office:value-type="float" office:value="-1">
                <text:p>-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6000000000004">
                <text:p>47.6000000000004</text:p>
              </table:table-cell>
              <table:table-cell office:value-type="float" office:value="-291">
                <text:p>-291</text:p>
              </table:table-cell>
              <table:table-cell office:value-type="float" office:value="-1">
                <text:p>-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000000000004">
                <text:p>47.7000000000004</text:p>
              </table:table-cell>
              <table:table-cell office:value-type="float" office:value="-293">
                <text:p>-293</text:p>
              </table:table-cell>
              <table:table-cell office:value-type="float" office:value="0">
                <text:p>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8000000000004">
                <text:p>47.8000000000004</text:p>
              </table:table-cell>
              <table:table-cell office:value-type="float" office:value="-291">
                <text:p>-291</text:p>
              </table:table-cell>
              <table:table-cell office:value-type="float" office:value="-1">
                <text:p>-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000000000004">
                <text:p>47.9000000000004</text:p>
              </table:table-cell>
              <table:table-cell office:value-type="float" office:value="-288">
                <text:p>-288</text:p>
              </table:table-cell>
              <table:table-cell office:value-type="float" office:value="0">
                <text:p>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0000000000004">
                <text:p>48.0000000000004</text:p>
              </table:table-cell>
              <table:table-cell office:value-type="float" office:value="-288">
                <text:p>-288</text:p>
              </table:table-cell>
              <table:table-cell office:value-type="float" office:value="0">
                <text:p>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000000000004">
                <text:p>48.1000000000004</text:p>
              </table:table-cell>
              <table:table-cell office:value-type="float" office:value="-287">
                <text:p>-287</text:p>
              </table:table-cell>
              <table:table-cell office:value-type="float" office:value="-1">
                <text:p>-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000000000004">
                <text:p>48.2000000000004</text:p>
              </table:table-cell>
              <table:table-cell office:value-type="float" office:value="-286">
                <text:p>-286</text:p>
              </table:table-cell>
              <table:table-cell office:value-type="float" office:value="-1">
                <text:p>-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000000000004">
                <text:p>48.3000000000004</text:p>
              </table:table-cell>
              <table:table-cell office:value-type="float" office:value="-286">
                <text:p>-286</text:p>
              </table:table-cell>
              <table:table-cell office:value-type="float" office:value="-1">
                <text:p>-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000000000004">
                <text:p>48.4000000000004</text:p>
              </table:table-cell>
              <table:table-cell office:value-type="float" office:value="-284">
                <text:p>-284</text:p>
              </table:table-cell>
              <table:table-cell office:value-type="float" office:value="-1">
                <text:p>-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5000000000004">
                <text:p>48.5000000000004</text:p>
              </table:table-cell>
              <table:table-cell office:value-type="float" office:value="-282">
                <text:p>-282</text:p>
              </table:table-cell>
              <table:table-cell office:value-type="float" office:value="-1">
                <text:p>-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000000000004">
                <text:p>48.6000000000004</text:p>
              </table:table-cell>
              <table:table-cell office:value-type="float" office:value="-281">
                <text:p>-281</text:p>
              </table:table-cell>
              <table:table-cell office:value-type="float" office:value="0">
                <text:p>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7000000000004">
                <text:p>48.7000000000004</text:p>
              </table:table-cell>
              <table:table-cell office:value-type="float" office:value="-281">
                <text:p>-281</text:p>
              </table:table-cell>
              <table:table-cell office:value-type="float" office:value="0">
                <text:p>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8000000000004">
                <text:p>48.8000000000004</text:p>
              </table:table-cell>
              <table:table-cell office:value-type="float" office:value="-281">
                <text:p>-281</text:p>
              </table:table-cell>
              <table:table-cell office:value-type="float" office:value="0">
                <text:p>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000000000004">
                <text:p>48.9000000000004</text:p>
              </table:table-cell>
              <table:table-cell office:value-type="float" office:value="-281">
                <text:p>-281</text:p>
              </table:table-cell>
              <table:table-cell office:value-type="float" office:value="-1">
                <text:p>-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0000000000004">
                <text:p>49.0000000000004</text:p>
              </table:table-cell>
              <table:table-cell office:value-type="float" office:value="-278">
                <text:p>-278</text:p>
              </table:table-cell>
              <table:table-cell office:value-type="float" office:value="0">
                <text:p>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000000000004">
                <text:p>49.1000000000004</text:p>
              </table:table-cell>
              <table:table-cell office:value-type="float" office:value="-279">
                <text:p>-279</text:p>
              </table:table-cell>
              <table:table-cell office:value-type="float" office:value="-1">
                <text:p>-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000000000004">
                <text:p>49.2000000000004</text:p>
              </table:table-cell>
              <table:table-cell office:value-type="float" office:value="-278">
                <text:p>-278</text:p>
              </table:table-cell>
              <table:table-cell office:value-type="float" office:value="-1">
                <text:p>-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3000000000004">
                <text:p>49.3000000000004</text:p>
              </table:table-cell>
              <table:table-cell office:value-type="float" office:value="-279">
                <text:p>-279</text:p>
              </table:table-cell>
              <table:table-cell office:value-type="float" office:value="-1">
                <text:p>-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4000000000004">
                <text:p>49.4000000000004</text:p>
              </table:table-cell>
              <table:table-cell office:value-type="float" office:value="-278">
                <text:p>-278</text:p>
              </table:table-cell>
              <table:table-cell office:value-type="float" office:value="-1">
                <text:p>-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5000000000004">
                <text:p>49.5000000000004</text:p>
              </table:table-cell>
              <table:table-cell office:value-type="float" office:value="-277">
                <text:p>-277</text:p>
              </table:table-cell>
              <table:table-cell office:value-type="float" office:value="0">
                <text:p>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6000000000004">
                <text:p>49.6000000000004</text:p>
              </table:table-cell>
              <table:table-cell office:value-type="float" office:value="-277">
                <text:p>-277</text:p>
              </table:table-cell>
              <table:table-cell office:value-type="float" office:value="0">
                <text:p>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7000000000004">
                <text:p>49.7000000000004</text:p>
              </table:table-cell>
              <table:table-cell office:value-type="float" office:value="-277">
                <text:p>-277</text:p>
              </table:table-cell>
              <table:table-cell office:value-type="float" office:value="0">
                <text:p>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8000000000004">
                <text:p>49.8000000000004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9000000000004">
                <text:p>49.9000000000004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.0000000000004">
                <text:p>50.0000000000004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1000000000004">
                <text:p>50.1000000000004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2000000000004">
                <text:p>50.2000000000004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000000000004">
                <text:p>50.3000000000004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4000000000004">
                <text:p>50.4000000000004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5000000000005">
                <text:p>50.5000000000005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6000000000005">
                <text:p>50.6000000000005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7000000000005">
                <text:p>50.7000000000005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000000000005">
                <text:p>50.8000000000005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9000000000005">
                <text:p>50.9000000000005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.0000000000005">
                <text:p>51.0000000000005</text:p>
              </table:table-cell>
              <table:table-cell office:value-type="float" office:value="-270">
                <text:p>-270</text:p>
              </table:table-cell>
              <table:table-cell office:value-type="float" office:value="-1">
                <text:p>-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1000000000005">
                <text:p>51.1000000000005</text:p>
              </table:table-cell>
              <table:table-cell office:value-type="float" office:value="-268">
                <text:p>-268</text:p>
              </table:table-cell>
              <table:table-cell office:value-type="float" office:value="-1">
                <text:p>-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2000000000005">
                <text:p>51.2000000000005</text:p>
              </table:table-cell>
              <table:table-cell office:value-type="float" office:value="-270">
                <text:p>-270</text:p>
              </table:table-cell>
              <table:table-cell office:value-type="float" office:value="-1">
                <text:p>-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3000000000005">
                <text:p>51.3000000000005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4000000000005">
                <text:p>51.4000000000005</text:p>
              </table:table-cell>
              <table:table-cell office:value-type="float" office:value="-269">
                <text:p>-269</text:p>
              </table:table-cell>
              <table:table-cell office:value-type="float" office:value="-1">
                <text:p>-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5000000000005">
                <text:p>51.5000000000005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6000000000005">
                <text:p>51.6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7000000000005">
                <text:p>51.7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8000000000005">
                <text:p>51.8000000000005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.9000000000005">
                <text:p>51.9000000000005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0000000000005">
                <text:p>52.0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1000000000005">
                <text:p>52.1000000000005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2000000000005">
                <text:p>52.2000000000005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3000000000005">
                <text:p>52.3000000000005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4000000000005">
                <text:p>52.4000000000005</text:p>
              </table:table-cell>
              <table:table-cell office:value-type="float" office:value="-264">
                <text:p>-264</text:p>
              </table:table-cell>
              <table:table-cell office:value-type="float" office:value="0">
                <text:p>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5000000000005">
                <text:p>52.5000000000005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6000000000005">
                <text:p>52.6000000000005</text:p>
              </table:table-cell>
              <table:table-cell office:value-type="float" office:value="-264">
                <text:p>-264</text:p>
              </table:table-cell>
              <table:table-cell office:value-type="float" office:value="0">
                <text:p>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7000000000005">
                <text:p>52.7000000000005</text:p>
              </table:table-cell>
              <table:table-cell office:value-type="float" office:value="-263">
                <text:p>-263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8000000000005">
                <text:p>52.8000000000005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.9000000000005">
                <text:p>52.9000000000005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.0000000000005">
                <text:p>53.0000000000005</text:p>
              </table:table-cell>
              <table:table-cell office:value-type="float" office:value="-264">
                <text:p>-264</text:p>
              </table:table-cell>
              <table:table-cell office:value-type="float" office:value="-1">
                <text:p>-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1000000000005">
                <text:p>53.1000000000005</text:p>
              </table:table-cell>
              <table:table-cell office:value-type="float" office:value="-264">
                <text:p>-264</text:p>
              </table:table-cell>
              <table:table-cell office:value-type="float" office:value="-1">
                <text:p>-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2000000000005">
                <text:p>53.2000000000005</text:p>
              </table:table-cell>
              <table:table-cell office:value-type="float" office:value="-264">
                <text:p>-264</text:p>
              </table:table-cell>
              <table:table-cell office:value-type="float" office:value="-1">
                <text:p>-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3000000000005">
                <text:p>53.3000000000005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4000000000005">
                <text:p>53.4000000000005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5000000000005">
                <text:p>53.5000000000005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6000000000005">
                <text:p>53.6000000000005</text:p>
              </table:table-cell>
              <table:table-cell office:value-type="float" office:value="-264">
                <text:p>-264</text:p>
              </table:table-cell>
              <table:table-cell office:value-type="float" office:value="-1">
                <text:p>-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7000000000005">
                <text:p>53.7000000000005</text:p>
              </table:table-cell>
              <table:table-cell office:value-type="float" office:value="-264">
                <text:p>-264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8000000000005">
                <text:p>53.8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.9000000000005">
                <text:p>53.9000000000005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.0000000000005">
                <text:p>54.0000000000005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1000000000005">
                <text:p>54.1000000000005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2000000000005">
                <text:p>54.2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3000000000005">
                <text:p>54.3000000000005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4000000000005">
                <text:p>54.4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5000000000005">
                <text:p>54.5000000000005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6000000000005">
                <text:p>54.6000000000005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7000000000005">
                <text:p>54.7000000000005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8000000000005">
                <text:p>54.8000000000005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.9000000000005">
                <text:p>54.9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.0000000000005">
                <text:p>55.0000000000005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1000000000005">
                <text:p>55.1000000000005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2000000000005">
                <text:p>55.2000000000005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3000000000005">
                <text:p>55.3000000000005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4000000000005">
                <text:p>55.4000000000005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5000000000005">
                <text:p>55.5000000000005</text:p>
              </table:table-cell>
              <table:table-cell office:value-type="float" office:value="-264">
                <text:p>-264</text:p>
              </table:table-cell>
              <table:table-cell office:value-type="float" office:value="0">
                <text:p>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6000000000005">
                <text:p>55.6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7000000000005">
                <text:p>55.7000000000005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8000000000005">
                <text:p>55.8000000000005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.9000000000005">
                <text:p>55.9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0000000000005">
                <text:p>56.0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1000000000005">
                <text:p>56.1000000000005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2000000000005">
                <text:p>56.2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3000000000005">
                <text:p>56.3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4000000000005">
                <text:p>56.4000000000005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5000000000005">
                <text:p>56.5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6000000000005">
                <text:p>56.6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7000000000005">
                <text:p>56.7000000000005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8000000000005">
                <text:p>56.8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.9000000000005">
                <text:p>56.9000000000005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.0000000000005">
                <text:p>57.0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1000000000005">
                <text:p>57.1000000000005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2000000000005">
                <text:p>57.2000000000005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3000000000005">
                <text:p>57.3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4000000000005">
                <text:p>57.40000000000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5000000000006">
                <text:p>57.5000000000006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6000000000006">
                <text:p>57.6000000000006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7000000000005">
                <text:p>57.7000000000005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8000000000006">
                <text:p>57.8000000000006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.9000000000006">
                <text:p>57.9000000000006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.0000000000006">
                <text:p>58.0000000000006</text:p>
              </table:table-cell>
              <table:table-cell office:value-type="float" office:value="-265">
                <text:p>-265</text:p>
              </table:table-cell>
              <table:table-cell office:value-type="float" office:value="-1">
                <text:p>-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1000000000006">
                <text:p>58.1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2000000000006">
                <text:p>58.2000000000006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3000000000006">
                <text:p>58.3000000000006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4000000000006">
                <text:p>58.4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5000000000006">
                <text:p>58.5000000000006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6000000000006">
                <text:p>58.6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7000000000006">
                <text:p>58.7000000000006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8000000000006">
                <text:p>58.8000000000006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.9000000000006">
                <text:p>58.9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.0000000000006">
                <text:p>59.0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1000000000006">
                <text:p>59.1000000000006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2000000000006">
                <text:p>59.2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3000000000006">
                <text:p>59.3000000000006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4000000000006">
                <text:p>59.4000000000006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000000000006">
                <text:p>59.5000000000006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6000000000006">
                <text:p>59.6000000000006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7000000000006">
                <text:p>59.7000000000006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8000000000006">
                <text:p>59.8000000000006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.9000000000006">
                <text:p>59.9000000000006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0000000000006">
                <text:p>60.0000000000006</text:p>
              </table:table-cell>
              <table:table-cell office:value-type="float" office:value="-268">
                <text:p>-268</text:p>
              </table:table-cell>
              <table:table-cell office:value-type="float" office:value="-1">
                <text:p>-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1000000000006">
                <text:p>60.1000000000006</text:p>
              </table:table-cell>
              <table:table-cell office:value-type="float" office:value="-268">
                <text:p>-268</text:p>
              </table:table-cell>
              <table:table-cell office:value-type="float" office:value="-1">
                <text:p>-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2000000000006">
                <text:p>60.2000000000006</text:p>
              </table:table-cell>
              <table:table-cell office:value-type="float" office:value="-268">
                <text:p>-268</text:p>
              </table:table-cell>
              <table:table-cell office:value-type="float" office:value="-1">
                <text:p>-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000000000006">
                <text:p>60.3000000000006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4000000000006">
                <text:p>60.4000000000006</text:p>
              </table:table-cell>
              <table:table-cell office:value-type="float" office:value="-269">
                <text:p>-269</text:p>
              </table:table-cell>
              <table:table-cell office:value-type="float" office:value="-1">
                <text:p>-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5000000000006">
                <text:p>60.5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6000000000006">
                <text:p>60.6000000000006</text:p>
              </table:table-cell>
              <table:table-cell office:value-type="float" office:value="-269">
                <text:p>-269</text:p>
              </table:table-cell>
              <table:table-cell office:value-type="float" office:value="0">
                <text:p>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7000000000006">
                <text:p>60.7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8000000000006">
                <text:p>60.8000000000006</text:p>
              </table:table-cell>
              <table:table-cell office:value-type="float" office:value="-269">
                <text:p>-269</text:p>
              </table:table-cell>
              <table:table-cell office:value-type="float" office:value="0">
                <text:p>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.9000000000006">
                <text:p>60.9000000000006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.0000000000006">
                <text:p>61.0000000000006</text:p>
              </table:table-cell>
              <table:table-cell office:value-type="float" office:value="-269">
                <text:p>-269</text:p>
              </table:table-cell>
              <table:table-cell office:value-type="float" office:value="-1">
                <text:p>-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1000000000006">
                <text:p>61.1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2000000000006">
                <text:p>61.2000000000006</text:p>
              </table:table-cell>
              <table:table-cell office:value-type="float" office:value="-269">
                <text:p>-269</text:p>
              </table:table-cell>
              <table:table-cell office:value-type="float" office:value="-1">
                <text:p>-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3000000000006">
                <text:p>61.3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4000000000006">
                <text:p>61.4000000000006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5000000000006">
                <text:p>61.5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6000000000006">
                <text:p>61.6000000000006</text:p>
              </table:table-cell>
              <table:table-cell office:value-type="float" office:value="-268">
                <text:p>-268</text:p>
              </table:table-cell>
              <table:table-cell office:value-type="float" office:value="-1">
                <text:p>-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000000000006">
                <text:p>61.7000000000006</text:p>
              </table:table-cell>
              <table:table-cell office:value-type="float" office:value="-269">
                <text:p>-269</text:p>
              </table:table-cell>
              <table:table-cell office:value-type="float" office:value="-1">
                <text:p>-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8000000000006">
                <text:p>61.8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9000000000006">
                <text:p>61.9000000000006</text:p>
              </table:table-cell>
              <table:table-cell office:value-type="float" office:value="-267">
                <text:p>-267</text:p>
              </table:table-cell>
              <table:table-cell office:value-type="float" office:value="-2">
                <text:p>-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.0000000000006">
                <text:p>62.0000000000006</text:p>
              </table:table-cell>
              <table:table-cell office:value-type="float" office:value="-268">
                <text:p>-268</text:p>
              </table:table-cell>
              <table:table-cell office:value-type="float" office:value="-1">
                <text:p>-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1000000000006">
                <text:p>62.1000000000006</text:p>
              </table:table-cell>
              <table:table-cell office:value-type="float" office:value="-269">
                <text:p>-269</text:p>
              </table:table-cell>
              <table:table-cell office:value-type="float" office:value="0">
                <text:p>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2000000000006">
                <text:p>62.2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3000000000006">
                <text:p>62.3000000000006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4000000000006">
                <text:p>62.4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5000000000006">
                <text:p>62.5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6000000000006">
                <text:p>62.6000000000006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7000000000006">
                <text:p>62.7000000000006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8000000000006">
                <text:p>62.8000000000006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.9000000000006">
                <text:p>62.9000000000006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.0000000000006">
                <text:p>63.0000000000006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1000000000006">
                <text:p>63.1000000000006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2000000000006">
                <text:p>63.2000000000006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3000000000006">
                <text:p>63.3000000000006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4000000000006">
                <text:p>63.4000000000006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5000000000006">
                <text:p>63.5000000000006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6000000000006">
                <text:p>63.6000000000006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7000000000006">
                <text:p>63.7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8000000000006">
                <text:p>63.8000000000006</text:p>
              </table:table-cell>
              <table:table-cell office:value-type="float" office:value="-268">
                <text:p>-268</text:p>
              </table:table-cell>
              <table:table-cell office:value-type="float" office:value="-1">
                <text:p>-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.9000000000006">
                <text:p>63.9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.0000000000006">
                <text:p>64.0000000000006</text:p>
              </table:table-cell>
              <table:table-cell office:value-type="float" office:value="-268">
                <text:p>-268</text:p>
              </table:table-cell>
              <table:table-cell office:value-type="float" office:value="-1">
                <text:p>-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1000000000006">
                <text:p>64.1000000000006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2000000000006">
                <text:p>64.2000000000006</text:p>
              </table:table-cell>
              <table:table-cell office:value-type="float" office:value="-267">
                <text:p>-267</text:p>
              </table:table-cell>
              <table:table-cell office:value-type="float" office:value="-1">
                <text:p>-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3000000000006">
                <text:p>64.3000000000006</text:p>
              </table:table-cell>
              <table:table-cell office:value-type="float" office:value="-269">
                <text:p>-269</text:p>
              </table:table-cell>
              <table:table-cell office:value-type="float" office:value="-1">
                <text:p>-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4000000000006">
                <text:p>64.4000000000006</text:p>
              </table:table-cell>
              <table:table-cell office:value-type="float" office:value="-268">
                <text:p>-268</text:p>
              </table:table-cell>
              <table:table-cell office:value-type="float" office:value="-1">
                <text:p>-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5000000000006">
                <text:p>64.5000000000006</text:p>
              </table:table-cell>
              <table:table-cell office:value-type="float" office:value="-268">
                <text:p>-268</text:p>
              </table:table-cell>
              <table:table-cell office:value-type="float" office:value="-1">
                <text:p>-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6000000000006">
                <text:p>64.6000000000006</text:p>
              </table:table-cell>
              <table:table-cell office:value-type="float" office:value="-269">
                <text:p>-269</text:p>
              </table:table-cell>
              <table:table-cell office:value-type="float" office:value="0">
                <text:p>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7000000000006">
                <text:p>64.7000000000006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8000000000006">
                <text:p>64.8000000000006</text:p>
              </table:table-cell>
              <table:table-cell office:value-type="float" office:value="-268">
                <text:p>-268</text:p>
              </table:table-cell>
              <table:table-cell office:value-type="float" office:value="-1">
                <text:p>-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.9000000000006">
                <text:p>64.9000000000006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.0000000000006">
                <text:p>65.0000000000006</text:p>
              </table:table-cell>
              <table:table-cell office:value-type="float" office:value="-269">
                <text:p>-269</text:p>
              </table:table-cell>
              <table:table-cell office:value-type="float" office:value="0">
                <text:p>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1000000000006">
                <text:p>65.1000000000006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2000000000006">
                <text:p>65.2000000000006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3000000000006">
                <text:p>65.3000000000006</text:p>
              </table:table-cell>
              <table:table-cell office:value-type="float" office:value="-269">
                <text:p>-269</text:p>
              </table:table-cell>
              <table:table-cell office:value-type="float" office:value="-1">
                <text:p>-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4000000000006">
                <text:p>65.4000000000006</text:p>
              </table:table-cell>
              <table:table-cell office:value-type="float" office:value="-270">
                <text:p>-270</text:p>
              </table:table-cell>
              <table:table-cell office:value-type="float" office:value="-1">
                <text:p>-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5000000000006">
                <text:p>65.5000000000006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6000000000006">
                <text:p>65.6000000000006</text:p>
              </table:table-cell>
              <table:table-cell office:value-type="float" office:value="-270">
                <text:p>-270</text:p>
              </table:table-cell>
              <table:table-cell office:value-type="float" office:value="0">
                <text:p>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7000000000005">
                <text:p>65.7000000000005</text:p>
              </table:table-cell>
              <table:table-cell office:value-type="float" office:value="-269">
                <text:p>-269</text:p>
              </table:table-cell>
              <table:table-cell office:value-type="float" office:value="-1">
                <text:p>-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8000000000005">
                <text:p>65.8000000000005</text:p>
              </table:table-cell>
              <table:table-cell office:value-type="float" office:value="-270">
                <text:p>-270</text:p>
              </table:table-cell>
              <table:table-cell office:value-type="float" office:value="-1">
                <text:p>-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.9000000000005">
                <text:p>65.9000000000005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.0000000000005">
                <text:p>66.0000000000005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1000000000005">
                <text:p>66.1000000000005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2000000000005">
                <text:p>66.2000000000005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3000000000005">
                <text:p>66.3000000000005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4000000000005">
                <text:p>66.4000000000005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5000000000005">
                <text:p>66.5000000000005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6000000000005">
                <text:p>66.6000000000005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7000000000005">
                <text:p>66.7000000000005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8000000000005">
                <text:p>66.8000000000005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.9000000000005">
                <text:p>66.9000000000005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.0000000000005">
                <text:p>67.0000000000005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1000000000005">
                <text:p>67.1000000000005</text:p>
              </table:table-cell>
              <table:table-cell office:value-type="float" office:value="-272">
                <text:p>-272</text:p>
              </table:table-cell>
              <table:table-cell office:value-type="float" office:value="-2">
                <text:p>-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2000000000005">
                <text:p>67.2000000000005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3000000000005">
                <text:p>67.3000000000005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4000000000004">
                <text:p>67.4000000000004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5000000000004">
                <text:p>67.5000000000004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6000000000004">
                <text:p>67.6000000000004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7000000000004">
                <text:p>67.7000000000004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8000000000004">
                <text:p>67.8000000000004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.9000000000004">
                <text:p>67.9000000000004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.0000000000004">
                <text:p>68.0000000000004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1000000000004">
                <text:p>68.1000000000004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2000000000004">
                <text:p>68.2000000000004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3000000000004">
                <text:p>68.3000000000004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4000000000004">
                <text:p>68.4000000000004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5000000000004">
                <text:p>68.5000000000004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6000000000004">
                <text:p>68.6000000000004</text:p>
              </table:table-cell>
              <table:table-cell office:value-type="float" office:value="-270">
                <text:p>-270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7000000000004">
                <text:p>68.7000000000004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8000000000004">
                <text:p>68.8000000000004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.9000000000004">
                <text:p>68.9000000000004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.0000000000004">
                <text:p>69.0000000000004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1000000000004">
                <text:p>69.1000000000004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2000000000003">
                <text:p>69.2000000000003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3000000000003">
                <text:p>69.3000000000003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4000000000003">
                <text:p>69.4000000000003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5000000000003">
                <text:p>69.5000000000003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6000000000003">
                <text:p>69.6000000000003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7000000000003">
                <text:p>69.7000000000003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8000000000003">
                <text:p>69.8000000000003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9000000000003">
                <text:p>69.9000000000003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.0000000000003">
                <text:p>70.0000000000003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000000000003">
                <text:p>70.1000000000003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2000000000003">
                <text:p>70.2000000000003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3000000000003">
                <text:p>70.3000000000003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4000000000003">
                <text:p>70.4000000000003</text:p>
              </table:table-cell>
              <table:table-cell office:value-type="float" office:value="-272">
                <text:p>-272</text:p>
              </table:table-cell>
              <table:table-cell office:value-type="float" office:value="-2">
                <text:p>-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5000000000003">
                <text:p>70.5000000000003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6000000000003">
                <text:p>70.6000000000003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7000000000003">
                <text:p>70.7000000000003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8000000000003">
                <text:p>70.8000000000003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9000000000003">
                <text:p>70.9000000000003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.0000000000002">
                <text:p>71.0000000000002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1000000000002">
                <text:p>71.1000000000002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000000000002">
                <text:p>71.2000000000002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3000000000002">
                <text:p>71.3000000000002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000000000002">
                <text:p>71.4000000000002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5000000000002">
                <text:p>71.5000000000002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6000000000002">
                <text:p>71.6000000000002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000000000002">
                <text:p>71.7000000000002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8000000000002">
                <text:p>71.8000000000002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9000000000002">
                <text:p>71.9000000000002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0000000000002">
                <text:p>72.0000000000002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1000000000002">
                <text:p>72.1000000000002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2000000000002">
                <text:p>72.2000000000002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3000000000002">
                <text:p>72.3000000000002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4000000000002">
                <text:p>72.4000000000002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5000000000002">
                <text:p>72.5000000000002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6000000000002">
                <text:p>72.6000000000002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7000000000002">
                <text:p>72.7000000000002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8000000000001">
                <text:p>72.8000000000001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.9000000000001">
                <text:p>72.9000000000001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.0000000000001">
                <text:p>73.0000000000001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1000000000001">
                <text:p>73.1000000000001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2000000000001">
                <text:p>73.2000000000001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3000000000001">
                <text:p>73.3000000000001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4000000000001">
                <text:p>73.4000000000001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5000000000001">
                <text:p>73.5000000000001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6000000000001">
                <text:p>73.6000000000001</text:p>
              </table:table-cell>
              <table:table-cell office:value-type="float" office:value="-273">
                <text:p>-273</text:p>
              </table:table-cell>
              <table:table-cell office:value-type="float" office:value="-2">
                <text:p>-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7000000000001">
                <text:p>73.7000000000001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8000000000001">
                <text:p>73.8000000000001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.9000000000001">
                <text:p>73.9000000000001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.0000000000001">
                <text:p>74.0000000000001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1000000000001">
                <text:p>74.1000000000001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2000000000001">
                <text:p>74.2000000000001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3000000000001">
                <text:p>74.3000000000001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4000000000001">
                <text:p>74.4000000000001</text:p>
              </table:table-cell>
              <table:table-cell office:value-type="float" office:value="-272">
                <text:p>-272</text:p>
              </table:table-cell>
              <table:table-cell office:value-type="float" office:value="-2">
                <text:p>-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5">
                <text:p>74.5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6">
                <text:p>74.6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7">
                <text:p>74.7</text:p>
              </table:table-cell>
              <table:table-cell office:value-type="float" office:value="-270">
                <text:p>-270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8">
                <text:p>74.8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.9">
                <text:p>74.9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">
                <text:p>75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1">
                <text:p>75.1</text:p>
              </table:table-cell>
              <table:table-cell office:value-type="float" office:value="-272">
                <text:p>-272</text:p>
              </table:table-cell>
              <table:table-cell office:value-type="float" office:value="-2">
                <text:p>-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2">
                <text:p>75.2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3">
                <text:p>75.3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4">
                <text:p>75.4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5">
                <text:p>75.5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6">
                <text:p>75.6</text:p>
              </table:table-cell>
              <table:table-cell office:value-type="float" office:value="-271">
                <text:p>-271</text:p>
              </table:table-cell>
              <table:table-cell office:value-type="float" office:value="-1">
                <text:p>-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7">
                <text:p>75.7</text:p>
              </table:table-cell>
              <table:table-cell office:value-type="float" office:value="-272">
                <text:p>-272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8">
                <text:p>75.8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9">
                <text:p>75.9</text:p>
              </table:table-cell>
              <table:table-cell office:value-type="float" office:value="-276">
                <text:p>-276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">
                <text:p>76</text:p>
              </table:table-cell>
              <table:table-cell office:value-type="float" office:value="-273">
                <text:p>-273</text:p>
              </table:table-cell>
              <table:table-cell office:value-type="float" office:value="-2">
                <text:p>-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1">
                <text:p>76.1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2">
                <text:p>76.2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2999999999999">
                <text:p>76.2999999999999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3999999999999">
                <text:p>76.3999999999999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4999999999999">
                <text:p>76.4999999999999</text:p>
              </table:table-cell>
              <table:table-cell office:value-type="float" office:value="-269">
                <text:p>-269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5999999999999">
                <text:p>76.5999999999999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6999999999999">
                <text:p>76.6999999999999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7999999999999">
                <text:p>76.7999999999999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.8999999999999">
                <text:p>76.8999999999999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6.9999999999999">
                <text:p>76.9999999999999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0999999999999">
                <text:p>77.0999999999999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1999999999999">
                <text:p>77.1999999999999</text:p>
              </table:table-cell>
              <table:table-cell office:value-type="float" office:value="-273">
                <text:p>-273</text:p>
              </table:table-cell>
              <table:table-cell office:value-type="float" office:value="-2">
                <text:p>-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2999999999999">
                <text:p>77.2999999999999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3999999999999">
                <text:p>77.3999999999999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4999999999999">
                <text:p>77.4999999999999</text:p>
              </table:table-cell>
              <table:table-cell office:value-type="float" office:value="-273">
                <text:p>-273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5999999999999">
                <text:p>77.5999999999999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6999999999999">
                <text:p>77.6999999999999</text:p>
              </table:table-cell>
              <table:table-cell office:value-type="float" office:value="-275">
                <text:p>-275</text:p>
              </table:table-cell>
              <table:table-cell office:value-type="float" office:value="-2">
                <text:p>-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7999999999999">
                <text:p>77.7999999999999</text:p>
              </table:table-cell>
              <table:table-cell office:value-type="float" office:value="-273">
                <text:p>-273</text:p>
              </table:table-cell>
              <table:table-cell office:value-type="float" office:value="-2">
                <text:p>-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8999999999999">
                <text:p>77.8999999999999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.9999999999999">
                <text:p>77.9999999999999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0999999999998">
                <text:p>78.0999999999998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1999999999998">
                <text:p>78.1999999999998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2999999999998">
                <text:p>78.2999999999998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3999999999998">
                <text:p>78.3999999999998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4999999999998">
                <text:p>78.4999999999998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5999999999998">
                <text:p>78.5999999999998</text:p>
              </table:table-cell>
              <table:table-cell office:value-type="float" office:value="-276">
                <text:p>-276</text:p>
              </table:table-cell>
              <table:table-cell office:value-type="float" office:value="-2">
                <text:p>-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6999999999998">
                <text:p>78.6999999999998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7999999999998">
                <text:p>78.7999999999998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8999999999998">
                <text:p>78.8999999999998</text:p>
              </table:table-cell>
              <table:table-cell office:value-type="float" office:value="-274">
                <text:p>-274</text:p>
              </table:table-cell>
              <table:table-cell office:value-type="float" office:value="-2">
                <text:p>-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8.9999999999998">
                <text:p>78.9999999999998</text:p>
              </table:table-cell>
              <table:table-cell office:value-type="float" office:value="-274">
                <text:p>-274</text:p>
              </table:table-cell>
              <table:table-cell office:value-type="float" office:value="-2">
                <text:p>-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0999999999998">
                <text:p>79.0999999999998</text:p>
              </table:table-cell>
              <table:table-cell office:value-type="float" office:value="-275">
                <text:p>-275</text:p>
              </table:table-cell>
              <table:table-cell office:value-type="float" office:value="-2">
                <text:p>-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1999999999998">
                <text:p>79.1999999999998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2999999999998">
                <text:p>79.2999999999998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3999999999998">
                <text:p>79.3999999999998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4999999999998">
                <text:p>79.4999999999998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5999999999998">
                <text:p>79.5999999999998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6999999999998">
                <text:p>79.6999999999998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7999999999997">
                <text:p>79.7999999999997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.8999999999997">
                <text:p>79.8999999999997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9.9999999999997">
                <text:p>79.9999999999997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0999999999997">
                <text:p>80.0999999999997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1999999999997">
                <text:p>80.1999999999997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2999999999997">
                <text:p>80.2999999999997</text:p>
              </table:table-cell>
              <table:table-cell office:value-type="float" office:value="-276">
                <text:p>-276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3999999999997">
                <text:p>80.3999999999997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4999999999997">
                <text:p>80.4999999999997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5999999999997">
                <text:p>80.5999999999997</text:p>
              </table:table-cell>
              <table:table-cell office:value-type="float" office:value="-276">
                <text:p>-276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6999999999997">
                <text:p>80.6999999999997</text:p>
              </table:table-cell>
              <table:table-cell office:value-type="float" office:value="-276">
                <text:p>-276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7999999999997">
                <text:p>80.7999999999997</text:p>
              </table:table-cell>
              <table:table-cell office:value-type="float" office:value="-277">
                <text:p>-277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.8999999999997">
                <text:p>80.8999999999997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0.9999999999997">
                <text:p>80.9999999999997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0999999999997">
                <text:p>81.0999999999997</text:p>
              </table:table-cell>
              <table:table-cell office:value-type="float" office:value="-276">
                <text:p>-276</text:p>
              </table:table-cell>
              <table:table-cell office:value-type="float" office:value="-1">
                <text:p>-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1999999999997">
                <text:p>81.1999999999997</text:p>
              </table:table-cell>
              <table:table-cell office:value-type="float" office:value="-275">
                <text:p>-275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2999999999997">
                <text:p>81.2999999999997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3999999999997">
                <text:p>81.3999999999997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4999999999997">
                <text:p>81.4999999999997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5999999999996">
                <text:p>81.5999999999996</text:p>
              </table:table-cell>
              <table:table-cell office:value-type="float" office:value="-274">
                <text:p>-274</text:p>
              </table:table-cell>
              <table:table-cell office:value-type="float" office:value="-1">
                <text:p>-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6999999999996">
                <text:p>81.6999999999996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7999999999996">
                <text:p>81.7999999999996</text:p>
              </table:table-cell>
              <table:table-cell office:value-type="float" office:value="-270">
                <text:p>-270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.8999999999996">
                <text:p>81.8999999999996</text:p>
              </table:table-cell>
              <table:table-cell office:value-type="float" office:value="-270">
                <text:p>-270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1.9999999999996">
                <text:p>81.9999999999996</text:p>
              </table:table-cell>
              <table:table-cell office:value-type="float" office:value="-269">
                <text:p>-269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0999999999996">
                <text:p>82.0999999999996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1999999999996">
                <text:p>82.1999999999996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2999999999996">
                <text:p>82.2999999999996</text:p>
              </table:table-cell>
              <table:table-cell office:value-type="float" office:value="-266">
                <text:p>-266</text:p>
              </table:table-cell>
              <table:table-cell office:value-type="float" office:value="-1">
                <text:p>-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3999999999996">
                <text:p>82.3999999999996</text:p>
              </table:table-cell>
              <table:table-cell office:value-type="float" office:value="-264">
                <text:p>-264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4999999999996">
                <text:p>82.4999999999996</text:p>
              </table:table-cell>
              <table:table-cell office:value-type="float" office:value="-264">
                <text:p>-264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